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12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75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Pivot_20_Table_20_Corner">
      <style:table-cell-properties fo:border-bottom="none" fo:border-left="0.028in solid #000000" fo:border-right="0.0138in solid #000000" fo:border-top="0.028in solid #000000"/>
    </style:style>
    <style:style style:name="ce5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6" style:family="table-cell" style:parent-style-name="Pivot_20_Table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Pivot_20_Table_20_Category">
      <style:table-cell-properties fo:border-bottom="none" fo:border-left="0.028in solid #000000" fo:border-right="0.0138in solid #000000" fo:border-top="none"/>
    </style:style>
    <style:style style:name="ce8" style:family="table-cell" style:parent-style-name="Pivot_20_Table_20_Title">
      <style:table-cell-properties fo:border-bottom="0.0138in solid #000000" fo:border-left="0.028in solid #000000" fo:border-right="0.0138in solid #000000" fo:border-top="0.0138in solid #000000"/>
    </style:style>
    <style:style style:name="ce9" style:family="table-cell" style:parent-style-name="Pivot_20_Table_20_Title">
      <style:table-cell-properties fo:border-bottom="0.028in solid #000000" fo:border-left="0.028in solid #000000" fo:border-right="0.0138in solid #000000" fo:border-top="0.0138in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12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13" style:family="table-cell" style:parent-style-name="Pivot_20_Table_20_Value">
      <style:table-cell-properties fo:border-bottom="none" fo:border-left="0.0138in solid #000000" fo:border-right="none" fo:border-top="0.0138in solid #000000"/>
    </style:style>
    <style:style style:name="ce14" style:family="table-cell" style:parent-style-name="Pivot_20_Table_20_Value">
      <style:table-cell-properties fo:border-bottom="none" fo:border-left="0.0138in solid #000000" fo:border-right="none" fo:border-top="none"/>
    </style:style>
    <style:style style:name="ce15" style:family="table-cell" style:parent-style-name="Pivot_20_Table_20_Value">
      <style:table-cell-properties fo:border-bottom="0.0138in solid #000000" fo:border-left="0.0138in solid #000000" fo:border-right="none" fo:border-top="none"/>
    </style:style>
    <style:style style:name="ce16" style:family="table-cell" style:parent-style-name="Pivot_20_Table_20_Result">
      <style:table-cell-properties fo:border-bottom="0.0138in solid #000000" fo:border-left="0.0138in solid #000000" fo:border-right="none" fo:border-top="0.0138in solid #000000"/>
    </style:style>
    <style:style style:name="ce17" style:family="table-cell" style:parent-style-name="Pivot_20_Table_20_Result">
      <style:table-cell-properties fo:border-bottom="0.028in solid #000000" fo:border-left="0.0138in solid #000000" fo:border-right="none" fo:border-top="0.0138in solid #000000"/>
    </style:style>
    <style:style style:name="ce18" style:family="table-cell" style:parent-style-name="Pivot_20_Table_20_Corner">
      <style:table-cell-properties fo:border-bottom="0.0138in solid #000000" fo:border-left="none" fo:border-right="none" fo:border-top="0.028in solid #000000"/>
    </style:style>
    <style:style style:name="ce19" style:family="table-cell" style:parent-style-name="Pivot_20_Table_20_Category">
      <style:table-cell-properties fo:border-bottom="0.0138in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none" fo:border-top="0.0138in solid #000000"/>
    </style:style>
    <style:style style:name="ce21" style:family="table-cell" style:parent-style-name="Pivot_20_Table_20_Value">
      <style:table-cell-properties fo:border-bottom="0.0138in solid #000000" fo:border-left="none" fo:border-right="none" fo:border-top="none"/>
    </style:style>
    <style:style style:name="ce22" style:family="table-cell" style:parent-style-name="Pivot_20_Table_20_Result">
      <style:table-cell-properties fo:border-bottom="0.0138in solid #000000" fo:border-left="none" fo:border-right="none" fo:border-top="0.0138in solid #000000"/>
    </style:style>
    <style:style style:name="ce23" style:family="table-cell" style:parent-style-name="Pivot_20_Table_20_Result">
      <style:table-cell-properties fo:border-bottom="0.028in solid #000000" fo:border-left="none" fo:border-right="none" fo:border-top="0.0138in solid #000000"/>
    </style:style>
    <style:style style:name="ce2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Pivot_20_Table_20_Value">
      <style:table-cell-properties fo:border-bottom="none" fo:border-left="none" fo:border-right="0.0138in solid #000000" fo:border-top="0.0138in solid #000000"/>
    </style:style>
    <style:style style:name="ce27" style:family="table-cell" style:parent-style-name="Pivot_20_Table_20_Value">
      <style:table-cell-properties fo:border-bottom="none" fo:border-left="none" fo:border-right="0.0138in solid #000000" fo:border-top="none"/>
    </style:style>
    <style:style style:name="ce28" style:family="table-cell" style:parent-style-name="Pivot_20_Table_20_Value">
      <style:table-cell-properties fo:border-bottom="0.0138in solid #000000" fo:border-left="none" fo:border-right="0.0138in solid #000000" fo:border-top="none"/>
    </style:style>
    <style:style style:name="ce29" style:family="table-cell" style:parent-style-name="Pivot_20_Table_20_Result">
      <style:table-cell-properties fo:border-bottom="0.0138in solid #000000" fo:border-left="none" fo:border-right="0.0138in solid #000000" fo:border-top="0.0138in solid #000000"/>
    </style:style>
    <style:style style:name="ce30" style:family="table-cell" style:parent-style-name="Pivot_20_Table_20_Result">
      <style:table-cell-properties fo:border-bottom="0.028in solid #000000" fo:border-left="none" fo:border-right="0.0138in solid #000000" fo:border-top="0.0138in solid #000000"/>
    </style:style>
    <style:style style:name="ce31" style:family="table-cell" style:parent-style-name="Pivot_20_Table_20_Corner">
      <style:table-cell-properties fo:border-bottom="0.0138in solid #000000" fo:border-left="none" fo:border-right="0.028in solid #000000" fo:border-top="0.028in solid #000000"/>
    </style:style>
    <style:style style:name="ce32" style:family="table-cell" style:parent-style-name="Pivot_20_Table_20_Title">
      <style:table-cell-properties fo:border-bottom="0.0138in solid #000000" fo:border-left="0.0138in solid #000000" fo:border-right="0.028in solid #000000" fo:border-top="0.0138in solid #000000"/>
    </style:style>
    <style:style style:name="ce33" style:family="table-cell" style:parent-style-name="Pivot_20_Table_20_Result">
      <style:table-cell-properties fo:border-bottom="none" fo:border-left="0.0138in solid #000000" fo:border-right="0.028in solid #000000" fo:border-top="0.0138in solid #000000"/>
    </style:style>
    <style:style style:name="ce34" style:family="table-cell" style:parent-style-name="Pivot_20_Table_20_Result">
      <style:table-cell-properties fo:border-bottom="none" fo:border-left="0.0138in solid #000000" fo:border-right="0.028in solid #000000" fo:border-top="none"/>
    </style:style>
    <style:style style:name="ce35" style:family="table-cell" style:parent-style-name="Pivot_20_Table_20_Result">
      <style:table-cell-properties fo:border-bottom="0.0138in solid #000000" fo:border-left="0.0138in solid #000000" fo:border-right="0.028in solid #000000" fo:border-top="none"/>
    </style:style>
    <style:style style:name="ce36" style:family="table-cell" style:parent-style-name="Pivot_20_Table_20_Result">
      <style:table-cell-properties fo:border-bottom="0.0138in solid #000000" fo:border-left="0.0138in solid #000000" fo:border-right="0.028in solid #000000" fo:border-top="0.0138in solid #000000"/>
    </style:style>
    <style:style style:name="ce37" style:family="table-cell" style:parent-style-name="Pivot_20_Table_20_Result">
      <style:table-cell-properties fo:border-bottom="0.028in solid #000000" fo:border-left="0.0138in solid #000000" fo:border-right="0.028in solid #000000" fo:border-top="0.0138in solid #000000"/>
    </style:style>
    <style:style style:name="ce38" style:family="table-cell" style:parent-style-name="Default" style:data-style-name="N116"/>
  </office:automatic-styles>
  <office:body>
    <office:spreadsheet>
      <table:table table:name="SUMMARY" table:style-name="ta1" table:print="false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Sum - Tavg</text:p>
          </table:table-cell>
          <table:table-cell office:value-type="string">
            <text:p>Average - Tavg</text:p>
          </table:table-cell>
          <table:table-cell office:value-type="string">
            <text:p>Count - Tavg</text:p>
          </table:table-cell>
          <table:table-cell office:value-type="string">
            <text:p>StDev - Tavg</text:p>
          </table:table-cell>
          <table:table-cell office:value-type="string">
            <text:p>Sum - RH_avg</text:p>
          </table:table-cell>
          <table:table-cell office:value-type="string">
            <text:p>Average - RH_avg</text:p>
          </table:table-cell>
          <table:table-cell office:value-type="string">
            <text:p>Count - RH_avg</text:p>
          </table:table-cell>
          <table:table-cell office:value-type="string">
            <text:p>StDev - RH_avg</text:p>
          </table:table-cell>
          <table:table-cell office:value-type="string">
            <text:p>Sum - RR</text:p>
          </table:table-cell>
          <table:table-cell office:value-type="string">
            <text:p>Average - RR</text:p>
          </table:table-cell>
          <table:table-cell office:value-type="string">
            <text:p>Count - RR</text:p>
          </table:table-cell>
          <table:table-cell office:value-type="string">
            <text:p>StDev - RR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835.3">
            <text:p>835.3</text:p>
          </table:table-cell>
          <table:table-cell office:value-type="float" office:value="26.9451612903226">
            <text:p>26.9451612903</text:p>
          </table:table-cell>
          <table:table-cell office:value-type="float" office:value="31">
            <text:p>31</text:p>
          </table:table-cell>
          <table:table-cell office:value-type="float" office:value="0.791133663244358">
            <text:p>0.7911336632</text:p>
          </table:table-cell>
          <table:table-cell office:value-type="float" office:value="2640">
            <text:p>2640</text:p>
          </table:table-cell>
          <table:table-cell office:value-type="float" office:value="85.1612903225806">
            <text:p>85.1612903226</text:p>
          </table:table-cell>
          <table:table-cell office:value-type="float" office:value="31">
            <text:p>31</text:p>
          </table:table-cell>
          <table:table-cell office:value-type="float" office:value="3.29744117151007">
            <text:p>3.2974411715</text:p>
          </table:table-cell>
          <table:table-cell office:value-type="float" office:value="185.5">
            <text:p>185.5</text:p>
          </table:table-cell>
          <table:table-cell office:value-type="float" office:value="15.4583333333333">
            <text:p>15.4583333333</text:p>
          </table:table-cell>
          <table:table-cell office:value-type="float" office:value="12">
            <text:p>12</text:p>
          </table:table-cell>
          <table:table-cell office:value-type="float" office:value="22.1468429243346">
            <text:p>22.1468429243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734.2">
            <text:p>734.2</text:p>
          </table:table-cell>
          <table:table-cell office:value-type="float" office:value="26.2214285714286">
            <text:p>26.2214285714</text:p>
          </table:table-cell>
          <table:table-cell office:value-type="float" office:value="28">
            <text:p>28</text:p>
          </table:table-cell>
          <table:table-cell office:value-type="float" office:value="1.13736444625187">
            <text:p>1.1373644463</text:p>
          </table:table-cell>
          <table:table-cell office:value-type="float" office:value="2435">
            <text:p>2435</text:p>
          </table:table-cell>
          <table:table-cell office:value-type="float" office:value="86.9642857142857">
            <text:p>86.9642857143</text:p>
          </table:table-cell>
          <table:table-cell office:value-type="float" office:value="28">
            <text:p>28</text:p>
          </table:table-cell>
          <table:table-cell office:value-type="float" office:value="4.22936947281345">
            <text:p>4.2293694728</text:p>
          </table:table-cell>
          <table:table-cell office:value-type="float" office:value="115.3">
            <text:p>115.3</text:p>
          </table:table-cell>
          <table:table-cell office:value-type="float" office:value="9.60833333333333">
            <text:p>9.6083333333</text:p>
          </table:table-cell>
          <table:table-cell office:value-type="float" office:value="12">
            <text:p>12</text:p>
          </table:table-cell>
          <table:table-cell office:value-type="float" office:value="14.6864475767369">
            <text:p>14.6864475767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827.3">
            <text:p>827.3</text:p>
          </table:table-cell>
          <table:table-cell office:value-type="float" office:value="26.6870967741935">
            <text:p>26.6870967742</text:p>
          </table:table-cell>
          <table:table-cell office:value-type="float" office:value="31">
            <text:p>31</text:p>
          </table:table-cell>
          <table:table-cell office:value-type="float" office:value="0.813118251131228">
            <text:p>0.8131182511</text:p>
          </table:table-cell>
          <table:table-cell office:value-type="float" office:value="2685">
            <text:p>2685</text:p>
          </table:table-cell>
          <table:table-cell office:value-type="float" office:value="86.6129032258064">
            <text:p>86.6129032258</text:p>
          </table:table-cell>
          <table:table-cell office:value-type="float" office:value="31">
            <text:p>31</text:p>
          </table:table-cell>
          <table:table-cell office:value-type="float" office:value="2.97408158770439">
            <text:p>2.9740815877</text:p>
          </table:table-cell>
          <table:table-cell office:value-type="float" office:value="287.5">
            <text:p>287.5</text:p>
          </table:table-cell>
          <table:table-cell office:value-type="float" office:value="16.9117647058823">
            <text:p>16.9117647059</text:p>
          </table:table-cell>
          <table:table-cell office:value-type="float" office:value="17">
            <text:p>17</text:p>
          </table:table-cell>
          <table:table-cell office:value-type="float" office:value="21.7863742495436">
            <text:p>21.7863742495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808.7">
            <text:p>808.7</text:p>
          </table:table-cell>
          <table:table-cell office:value-type="float" office:value="26.9566666666667">
            <text:p>26.9566666667</text:p>
          </table:table-cell>
          <table:table-cell office:value-type="float" office:value="30">
            <text:p>30</text:p>
          </table:table-cell>
          <table:table-cell office:value-type="float" office:value="0.736573302452015">
            <text:p>0.7365733025</text:p>
          </table:table-cell>
          <table:table-cell office:value-type="float" office:value="2622">
            <text:p>2622</text:p>
          </table:table-cell>
          <table:table-cell office:value-type="float" office:value="87.4">
            <text:p>87.4</text:p>
          </table:table-cell>
          <table:table-cell office:value-type="float" office:value="30">
            <text:p>30</text:p>
          </table:table-cell>
          <table:table-cell office:value-type="float" office:value="3.0467619895046">
            <text:p>3.0467619895</text:p>
          </table:table-cell>
          <table:table-cell office:value-type="float" office:value="516.5">
            <text:p>516.5</text:p>
          </table:table-cell>
          <table:table-cell office:value-type="float" office:value="27.1842105263158">
            <text:p>27.1842105263</text:p>
          </table:table-cell>
          <table:table-cell office:value-type="float" office:value="19">
            <text:p>19</text:p>
          </table:table-cell>
          <table:table-cell office:value-type="float" office:value="28.9356424416112">
            <text:p>28.9356424416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847.7">
            <text:p>847.7</text:p>
          </table:table-cell>
          <table:table-cell office:value-type="float" office:value="27.3451612903226">
            <text:p>27.3451612903</text:p>
          </table:table-cell>
          <table:table-cell office:value-type="float" office:value="31">
            <text:p>31</text:p>
          </table:table-cell>
          <table:table-cell office:value-type="float" office:value="0.901790333975686">
            <text:p>0.901790334</text:p>
          </table:table-cell>
          <table:table-cell office:value-type="float" office:value="2678">
            <text:p>2678</text:p>
          </table:table-cell>
          <table:table-cell office:value-type="float" office:value="86.3870967741936">
            <text:p>86.3870967742</text:p>
          </table:table-cell>
          <table:table-cell office:value-type="float" office:value="31">
            <text:p>31</text:p>
          </table:table-cell>
          <table:table-cell office:value-type="float" office:value="2.94026551357564">
            <text:p>2.9402655136</text:p>
          </table:table-cell>
          <table:table-cell office:value-type="float" office:value="321.4">
            <text:p>321.4</text:p>
          </table:table-cell>
          <table:table-cell office:value-type="float" office:value="16.9157894736842">
            <text:p>16.9157894737</text:p>
          </table:table-cell>
          <table:table-cell office:value-type="float" office:value="19">
            <text:p>19</text:p>
          </table:table-cell>
          <table:table-cell office:value-type="float" office:value="26.1702388890276">
            <text:p>26.170238889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816.6">
            <text:p>816.6</text:p>
          </table:table-cell>
          <table:table-cell office:value-type="float" office:value="27.22">
            <text:p>27.22</text:p>
          </table:table-cell>
          <table:table-cell office:value-type="float" office:value="30">
            <text:p>30</text:p>
          </table:table-cell>
          <table:table-cell office:value-type="float" office:value="0.896891182420208">
            <text:p>0.8968911824</text:p>
          </table:table-cell>
          <table:table-cell office:value-type="float" office:value="2567">
            <text:p>2567</text:p>
          </table:table-cell>
          <table:table-cell office:value-type="float" office:value="85.5666666666667">
            <text:p>85.5666666667</text:p>
          </table:table-cell>
          <table:table-cell office:value-type="float" office:value="30">
            <text:p>30</text:p>
          </table:table-cell>
          <table:table-cell office:value-type="float" office:value="2.66112930828293">
            <text:p>2.6611293083</text:p>
          </table:table-cell>
          <table:table-cell office:value-type="float" office:value="231.6">
            <text:p>231.6</text:p>
          </table:table-cell>
          <table:table-cell office:value-type="float" office:value="11.0285714285714">
            <text:p>11.0285714286</text:p>
          </table:table-cell>
          <table:table-cell office:value-type="float" office:value="21">
            <text:p>21</text:p>
          </table:table-cell>
          <table:table-cell office:value-type="float" office:value="25.7433708526514">
            <text:p>25.7433708527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839.5">
            <text:p>839.5</text:p>
          </table:table-cell>
          <table:table-cell office:value-type="float" office:value="27.0806451612903">
            <text:p>27.0806451613</text:p>
          </table:table-cell>
          <table:table-cell office:value-type="float" office:value="31">
            <text:p>31</text:p>
          </table:table-cell>
          <table:table-cell office:value-type="float" office:value="0.907898435890644">
            <text:p>0.9078984359</text:p>
          </table:table-cell>
          <table:table-cell office:value-type="float" office:value="2608">
            <text:p>2608</text:p>
          </table:table-cell>
          <table:table-cell office:value-type="float" office:value="84.1290322580645">
            <text:p>84.1290322581</text:p>
          </table:table-cell>
          <table:table-cell office:value-type="float" office:value="31">
            <text:p>31</text:p>
          </table:table-cell>
          <table:table-cell office:value-type="float" office:value="4.06400406400604">
            <text:p>4.064004064</text:p>
          </table:table-cell>
          <table:table-cell office:value-type="float" office:value="143.8">
            <text:p>143.8</text:p>
          </table:table-cell>
          <table:table-cell office:value-type="float" office:value="7.19">
            <text:p>7.19</text:p>
          </table:table-cell>
          <table:table-cell office:value-type="float" office:value="20">
            <text:p>20</text:p>
          </table:table-cell>
          <table:table-cell office:value-type="float" office:value="23.3613017842035">
            <text:p>23.361301784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839.4">
            <text:p>839.4</text:p>
          </table:table-cell>
          <table:table-cell office:value-type="float" office:value="27.0774193548387">
            <text:p>27.0774193548</text:p>
          </table:table-cell>
          <table:table-cell office:value-type="float" office:value="31">
            <text:p>31</text:p>
          </table:table-cell>
          <table:table-cell office:value-type="float" office:value="0.878525157074579">
            <text:p>0.8785251571</text:p>
          </table:table-cell>
          <table:table-cell office:value-type="float" office:value="2496">
            <text:p>2496</text:p>
          </table:table-cell>
          <table:table-cell office:value-type="float" office:value="83.2">
            <text:p>83.2</text:p>
          </table:table-cell>
          <table:table-cell office:value-type="float" office:value="30">
            <text:p>30</text:p>
          </table:table-cell>
          <table:table-cell office:value-type="float" office:value="4.51358103872115">
            <text:p>4.5135810387</text:p>
          </table:table-cell>
          <table:table-cell office:value-type="float" office:value="147.2">
            <text:p>147.2</text:p>
          </table:table-cell>
          <table:table-cell office:value-type="float" office:value="8.65882352941176">
            <text:p>8.6588235294</text:p>
          </table:table-cell>
          <table:table-cell office:value-type="float" office:value="17">
            <text:p>17</text:p>
          </table:table-cell>
          <table:table-cell office:value-type="float" office:value="13.7461839624462">
            <text:p>13.746183962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811.1">
            <text:p>811.1</text:p>
          </table:table-cell>
          <table:table-cell office:value-type="float" office:value="27.0366666666667">
            <text:p>27.0366666667</text:p>
          </table:table-cell>
          <table:table-cell office:value-type="float" office:value="30">
            <text:p>30</text:p>
          </table:table-cell>
          <table:table-cell office:value-type="float" office:value="0.989072478545584">
            <text:p>0.9890724785</text:p>
          </table:table-cell>
          <table:table-cell office:value-type="float" office:value="2557">
            <text:p>2557</text:p>
          </table:table-cell>
          <table:table-cell office:value-type="float" office:value="85.2333333333333">
            <text:p>85.2333333333</text:p>
          </table:table-cell>
          <table:table-cell office:value-type="float" office:value="30">
            <text:p>30</text:p>
          </table:table-cell>
          <table:table-cell office:value-type="float" office:value="4.10788420524219">
            <text:p>4.1078842052</text:p>
          </table:table-cell>
          <table:table-cell office:value-type="float" office:value="148.2">
            <text:p>148.2</text:p>
          </table:table-cell>
          <table:table-cell office:value-type="float" office:value="7.41">
            <text:p>7.41</text:p>
          </table:table-cell>
          <table:table-cell office:value-type="float" office:value="20">
            <text:p>20</text:p>
          </table:table-cell>
          <table:table-cell office:value-type="float" office:value="9.65662575916824">
            <text:p>9.6566257592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842.2">
            <text:p>842.2</text:p>
          </table:table-cell>
          <table:table-cell office:value-type="float" office:value="27.1677419354839">
            <text:p>27.1677419355</text:p>
          </table:table-cell>
          <table:table-cell office:value-type="float" office:value="31">
            <text:p>31</text:p>
          </table:table-cell>
          <table:table-cell office:value-type="float" office:value="1.18247962541264">
            <text:p>1.1824796254</text:p>
          </table:table-cell>
          <table:table-cell office:value-type="float" office:value="2659">
            <text:p>2659</text:p>
          </table:table-cell>
          <table:table-cell office:value-type="float" office:value="85.7741935483871">
            <text:p>85.7741935484</text:p>
          </table:table-cell>
          <table:table-cell office:value-type="float" office:value="31">
            <text:p>31</text:p>
          </table:table-cell>
          <table:table-cell office:value-type="float" office:value="4.70963323001801">
            <text:p>4.70963323</text:p>
          </table:table-cell>
          <table:table-cell office:value-type="float" office:value="250.4">
            <text:p>250.4</text:p>
          </table:table-cell>
          <table:table-cell office:value-type="float" office:value="11.9238095238095">
            <text:p>11.9238095238</text:p>
          </table:table-cell>
          <table:table-cell office:value-type="float" office:value="21">
            <text:p>21</text:p>
          </table:table-cell>
          <table:table-cell office:value-type="float" office:value="18.0982569536932">
            <text:p>18.0982569537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812.9">
            <text:p>812.9</text:p>
          </table:table-cell>
          <table:table-cell office:value-type="float" office:value="27.0966666666667">
            <text:p>27.0966666667</text:p>
          </table:table-cell>
          <table:table-cell office:value-type="float" office:value="30">
            <text:p>30</text:p>
          </table:table-cell>
          <table:table-cell office:value-type="float" office:value="0.755432433060538">
            <text:p>0.7554324331</text:p>
          </table:table-cell>
          <table:table-cell office:value-type="float" office:value="2526">
            <text:p>2526</text:p>
          </table:table-cell>
          <table:table-cell office:value-type="float" office:value="87.1034482758621">
            <text:p>87.1034482759</text:p>
          </table:table-cell>
          <table:table-cell office:value-type="float" office:value="29">
            <text:p>29</text:p>
          </table:table-cell>
          <table:table-cell office:value-type="float" office:value="2.69052341676436">
            <text:p>2.6905234168</text:p>
          </table:table-cell>
          <table:table-cell office:value-type="float" office:value="350.3">
            <text:p>350.3</text:p>
          </table:table-cell>
          <table:table-cell office:value-type="float" office:value="16.6809523809524">
            <text:p>16.680952381</text:p>
          </table:table-cell>
          <table:table-cell office:value-type="float" office:value="21">
            <text:p>21</text:p>
          </table:table-cell>
          <table:table-cell office:value-type="float" office:value="21.0792936088385">
            <text:p>21.0792936088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831.8">
            <text:p>831.8</text:p>
          </table:table-cell>
          <table:table-cell office:value-type="float" office:value="26.8322580645161">
            <text:p>26.8322580645</text:p>
          </table:table-cell>
          <table:table-cell office:value-type="float" office:value="31">
            <text:p>31</text:p>
          </table:table-cell>
          <table:table-cell office:value-type="float" office:value="0.93323348160191">
            <text:p>0.9332334816</text:p>
          </table:table-cell>
          <table:table-cell office:value-type="float" office:value="2694">
            <text:p>2694</text:p>
          </table:table-cell>
          <table:table-cell office:value-type="float" office:value="86.9032258064516">
            <text:p>86.9032258065</text:p>
          </table:table-cell>
          <table:table-cell office:value-type="float" office:value="31">
            <text:p>31</text:p>
          </table:table-cell>
          <table:table-cell office:value-type="float" office:value="3.24915208128399">
            <text:p>3.2491520813</text:p>
          </table:table-cell>
          <table:table-cell office:value-type="float" office:value="248">
            <text:p>248</text:p>
          </table:table-cell>
          <table:table-cell office:value-type="float" office:value="10.7826086956522">
            <text:p>10.7826086957</text:p>
          </table:table-cell>
          <table:table-cell office:value-type="float" office:value="23">
            <text:p>23</text:p>
          </table:table-cell>
          <table:table-cell office:value-type="float" office:value="16.3508590870748">
            <text:p>16.350859087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826.5">
            <text:p>826.5</text:p>
          </table:table-cell>
          <table:table-cell office:value-type="float" office:value="26.6612903225806">
            <text:p>26.6612903226</text:p>
          </table:table-cell>
          <table:table-cell office:value-type="float" office:value="31">
            <text:p>31</text:p>
          </table:table-cell>
          <table:table-cell office:value-type="float" office:value="0.832136775358077">
            <text:p>0.8321367754</text:p>
          </table:table-cell>
          <table:table-cell office:value-type="float" office:value="2609">
            <text:p>2609</text:p>
          </table:table-cell>
          <table:table-cell office:value-type="float" office:value="84.1612903225806">
            <text:p>84.1612903226</text:p>
          </table:table-cell>
          <table:table-cell office:value-type="float" office:value="31">
            <text:p>31</text:p>
          </table:table-cell>
          <table:table-cell office:value-type="float" office:value="4.03399532468367">
            <text:p>4.0339953247</text:p>
          </table:table-cell>
          <table:table-cell office:value-type="float" office:value="174.1">
            <text:p>174.1</text:p>
          </table:table-cell>
          <table:table-cell office:value-type="float" office:value="7.91363636363636">
            <text:p>7.9136363636</text:p>
          </table:table-cell>
          <table:table-cell office:value-type="float" office:value="22">
            <text:p>22</text:p>
          </table:table-cell>
          <table:table-cell office:value-type="float" office:value="14.8132275334145">
            <text:p>14.8132275334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735.9">
            <text:p>735.9</text:p>
          </table:table-cell>
          <table:table-cell office:value-type="float" office:value="26.2821428571429">
            <text:p>26.2821428571</text:p>
          </table:table-cell>
          <table:table-cell office:value-type="float" office:value="28">
            <text:p>28</text:p>
          </table:table-cell>
          <table:table-cell office:value-type="float" office:value="0.779388920852178">
            <text:p>0.7793889209</text:p>
          </table:table-cell>
          <table:table-cell office:value-type="float" office:value="2415">
            <text:p>2415</text:p>
          </table:table-cell>
          <table:table-cell office:value-type="float" office:value="86.25">
            <text:p>86.25</text:p>
          </table:table-cell>
          <table:table-cell office:value-type="float" office:value="28">
            <text:p>28</text:p>
          </table:table-cell>
          <table:table-cell office:value-type="float" office:value="3.59655184658656">
            <text:p>3.5965518466</text:p>
          </table:table-cell>
          <table:table-cell office:value-type="float" office:value="175.6">
            <text:p>175.6</text:p>
          </table:table-cell>
          <table:table-cell office:value-type="float" office:value="8.78">
            <text:p>8.78</text:p>
          </table:table-cell>
          <table:table-cell office:value-type="float" office:value="20">
            <text:p>20</text:p>
          </table:table-cell>
          <table:table-cell office:value-type="float" office:value="9.57972639978496">
            <text:p>9.5797263998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822.1">
            <text:p>822.1</text:p>
          </table:table-cell>
          <table:table-cell office:value-type="float" office:value="26.5193548387097">
            <text:p>26.5193548387</text:p>
          </table:table-cell>
          <table:table-cell office:value-type="float" office:value="31">
            <text:p>31</text:p>
          </table:table-cell>
          <table:table-cell office:value-type="float" office:value="0.893091766408154">
            <text:p>0.8930917664</text:p>
          </table:table-cell>
          <table:table-cell office:value-type="float" office:value="2689">
            <text:p>2689</text:p>
          </table:table-cell>
          <table:table-cell office:value-type="float" office:value="86.741935483871">
            <text:p>86.7419354839</text:p>
          </table:table-cell>
          <table:table-cell office:value-type="float" office:value="31">
            <text:p>31</text:p>
          </table:table-cell>
          <table:table-cell office:value-type="float" office:value="4.09851795925865">
            <text:p>4.0985179593</text:p>
          </table:table-cell>
          <table:table-cell office:value-type="float" office:value="439.4">
            <text:p>439.4</text:p>
          </table:table-cell>
          <table:table-cell office:value-type="float" office:value="16.2740740740741">
            <text:p>16.2740740741</text:p>
          </table:table-cell>
          <table:table-cell office:value-type="float" office:value="27">
            <text:p>27</text:p>
          </table:table-cell>
          <table:table-cell office:value-type="float" office:value="17.1440860534963">
            <text:p>17.144086053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811">
            <text:p>811</text:p>
          </table:table-cell>
          <table:table-cell office:value-type="float" office:value="27.0333333333333">
            <text:p>27.0333333333</text:p>
          </table:table-cell>
          <table:table-cell office:value-type="float" office:value="30">
            <text:p>30</text:p>
          </table:table-cell>
          <table:table-cell office:value-type="float" office:value="0.787984479688644">
            <text:p>0.7879844797</text:p>
          </table:table-cell>
          <table:table-cell office:value-type="float" office:value="2629">
            <text:p>2629</text:p>
          </table:table-cell>
          <table:table-cell office:value-type="float" office:value="87.6333333333333">
            <text:p>87.6333333333</text:p>
          </table:table-cell>
          <table:table-cell office:value-type="float" office:value="30">
            <text:p>30</text:p>
          </table:table-cell>
          <table:table-cell office:value-type="float" office:value="2.64553408118529">
            <text:p>2.6455340812</text:p>
          </table:table-cell>
          <table:table-cell office:value-type="float" office:value="341.8">
            <text:p>341.8</text:p>
          </table:table-cell>
          <table:table-cell office:value-type="float" office:value="17.09">
            <text:p>17.09</text:p>
          </table:table-cell>
          <table:table-cell office:value-type="float" office:value="20">
            <text:p>20</text:p>
          </table:table-cell>
          <table:table-cell office:value-type="float" office:value="21.5894930585763">
            <text:p>21.5894930586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840.3">
            <text:p>840.3</text:p>
          </table:table-cell>
          <table:table-cell office:value-type="float" office:value="27.1064516129032">
            <text:p>27.1064516129</text:p>
          </table:table-cell>
          <table:table-cell office:value-type="float" office:value="31">
            <text:p>31</text:p>
          </table:table-cell>
          <table:table-cell office:value-type="float" office:value="0.797051016297705">
            <text:p>0.7970510163</text:p>
          </table:table-cell>
          <table:table-cell office:value-type="float" office:value="2698">
            <text:p>2698</text:p>
          </table:table-cell>
          <table:table-cell office:value-type="float" office:value="87.0322580645161">
            <text:p>87.0322580645</text:p>
          </table:table-cell>
          <table:table-cell office:value-type="float" office:value="31">
            <text:p>31</text:p>
          </table:table-cell>
          <table:table-cell office:value-type="float" office:value="3.62844200695691">
            <text:p>3.628442007</text:p>
          </table:table-cell>
          <table:table-cell office:value-type="float" office:value="349.7">
            <text:p>349.7</text:p>
          </table:table-cell>
          <table:table-cell office:value-type="float" office:value="15.204347826087">
            <text:p>15.2043478261</text:p>
          </table:table-cell>
          <table:table-cell office:value-type="float" office:value="23">
            <text:p>23</text:p>
          </table:table-cell>
          <table:table-cell office:value-type="float" office:value="22.3799723425954">
            <text:p>22.379972342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820.5">
            <text:p>820.5</text:p>
          </table:table-cell>
          <table:table-cell office:value-type="float" office:value="27.35">
            <text:p>27.35</text:p>
          </table:table-cell>
          <table:table-cell office:value-type="float" office:value="30">
            <text:p>30</text:p>
          </table:table-cell>
          <table:table-cell office:value-type="float" office:value="0.986372665113389">
            <text:p>0.9863726651</text:p>
          </table:table-cell>
          <table:table-cell office:value-type="float" office:value="2562">
            <text:p>2562</text:p>
          </table:table-cell>
          <table:table-cell office:value-type="float" office:value="85.4">
            <text:p>85.4</text:p>
          </table:table-cell>
          <table:table-cell office:value-type="float" office:value="30">
            <text:p>30</text:p>
          </table:table-cell>
          <table:table-cell office:value-type="float" office:value="1.86806187595973">
            <text:p>1.868061876</text:p>
          </table:table-cell>
          <table:table-cell office:value-type="float" office:value="90.4">
            <text:p>90.4</text:p>
          </table:table-cell>
          <table:table-cell office:value-type="float" office:value="8.21818181818182">
            <text:p>8.2181818182</text:p>
          </table:table-cell>
          <table:table-cell office:value-type="float" office:value="11">
            <text:p>11</text:p>
          </table:table-cell>
          <table:table-cell office:value-type="float" office:value="12.9461823084505">
            <text:p>12.946182308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849.8">
            <text:p>849.8</text:p>
          </table:table-cell>
          <table:table-cell office:value-type="float" office:value="27.4129032258064">
            <text:p>27.4129032258</text:p>
          </table:table-cell>
          <table:table-cell office:value-type="float" office:value="31">
            <text:p>31</text:p>
          </table:table-cell>
          <table:table-cell office:value-type="float" office:value="0.771898929257685">
            <text:p>0.7718989293</text:p>
          </table:table-cell>
          <table:table-cell office:value-type="float" office:value="2554">
            <text:p>2554</text:p>
          </table:table-cell>
          <table:table-cell office:value-type="float" office:value="82.3870967741935">
            <text:p>82.3870967742</text:p>
          </table:table-cell>
          <table:table-cell office:value-type="float" office:value="31">
            <text:p>31</text:p>
          </table:table-cell>
          <table:table-cell office:value-type="float" office:value="3.48976999580998">
            <text:p>3.4897699958</text:p>
          </table:table-cell>
          <table:table-cell office:value-type="float" office:value="29">
            <text:p>29</text:p>
          </table:table-cell>
          <table:table-cell office:value-type="float" office:value="3.22222222222222">
            <text:p>3.2222222222</text:p>
          </table:table-cell>
          <table:table-cell office:value-type="float" office:value="9">
            <text:p>9</text:p>
          </table:table-cell>
          <table:table-cell office:value-type="float" office:value="8.56763937408925">
            <text:p>8.567639374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851.4">
            <text:p>851.4</text:p>
          </table:table-cell>
          <table:table-cell office:value-type="float" office:value="27.4645161290323">
            <text:p>27.464516129</text:p>
          </table:table-cell>
          <table:table-cell office:value-type="float" office:value="31">
            <text:p>31</text:p>
          </table:table-cell>
          <table:table-cell office:value-type="float" office:value="1.35044397319218">
            <text:p>1.3504439732</text:p>
          </table:table-cell>
          <table:table-cell office:value-type="float" office:value="2536">
            <text:p>2536</text:p>
          </table:table-cell>
          <table:table-cell office:value-type="float" office:value="81.8064516129032">
            <text:p>81.8064516129</text:p>
          </table:table-cell>
          <table:table-cell office:value-type="float" office:value="31">
            <text:p>31</text:p>
          </table:table-cell>
          <table:table-cell office:value-type="float" office:value="4.78483266749362">
            <text:p>4.7848326675</text:p>
          </table:table-cell>
          <table:table-cell office:value-type="float" office:value="75.7">
            <text:p>75.7</text:p>
          </table:table-cell>
          <table:table-cell office:value-type="float" office:value="8.41111111111111">
            <text:p>8.4111111111</text:p>
          </table:table-cell>
          <table:table-cell office:value-type="float" office:value="9">
            <text:p>9</text:p>
          </table:table-cell>
          <table:table-cell office:value-type="float" office:value="17.1090943977497">
            <text:p>17.1090943977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800.9">
            <text:p>800.9</text:p>
          </table:table-cell>
          <table:table-cell office:value-type="float" office:value="26.6966666666667">
            <text:p>26.6966666667</text:p>
          </table:table-cell>
          <table:table-cell office:value-type="float" office:value="30">
            <text:p>30</text:p>
          </table:table-cell>
          <table:table-cell office:value-type="float" office:value="0.928656179029821">
            <text:p>0.928656179</text:p>
          </table:table-cell>
          <table:table-cell office:value-type="float" office:value="2477">
            <text:p>2477</text:p>
          </table:table-cell>
          <table:table-cell office:value-type="float" office:value="82.5666666666667">
            <text:p>82.5666666667</text:p>
          </table:table-cell>
          <table:table-cell office:value-type="float" office:value="30">
            <text:p>30</text:p>
          </table:table-cell>
          <table:table-cell office:value-type="float" office:value="4.14132523627929">
            <text:p>4.1413252363</text:p>
          </table:table-cell>
          <table:table-cell office:value-type="float" office:value="161.2">
            <text:p>161.2</text:p>
          </table:table-cell>
          <table:table-cell office:value-type="float" office:value="10.075">
            <text:p>10.075</text:p>
          </table:table-cell>
          <table:table-cell office:value-type="float" office:value="16">
            <text:p>16</text:p>
          </table:table-cell>
          <table:table-cell office:value-type="float" office:value="13.0930261335313">
            <text:p>13.0930261335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831.6">
            <text:p>831.6</text:p>
          </table:table-cell>
          <table:table-cell office:value-type="float" office:value="26.8258064516129">
            <text:p>26.8258064516</text:p>
          </table:table-cell>
          <table:table-cell office:value-type="float" office:value="31">
            <text:p>31</text:p>
          </table:table-cell>
          <table:table-cell office:value-type="float" office:value="1.02922875394981">
            <text:p>1.0292287539</text:p>
          </table:table-cell>
          <table:table-cell office:value-type="float" office:value="2663">
            <text:p>2663</text:p>
          </table:table-cell>
          <table:table-cell office:value-type="float" office:value="85.9032258064516">
            <text:p>85.9032258065</text:p>
          </table:table-cell>
          <table:table-cell office:value-type="float" office:value="31">
            <text:p>31</text:p>
          </table:table-cell>
          <table:table-cell office:value-type="float" office:value="4.80523907632549">
            <text:p>4.8052390763</text:p>
          </table:table-cell>
          <table:table-cell office:value-type="float" office:value="112.6">
            <text:p>112.6</text:p>
          </table:table-cell>
          <table:table-cell office:value-type="float" office:value="5.63">
            <text:p>5.63</text:p>
          </table:table-cell>
          <table:table-cell office:value-type="float" office:value="20">
            <text:p>20</text:p>
          </table:table-cell>
          <table:table-cell office:value-type="float" office:value="9.08510058456036">
            <text:p>9.0851005846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810.4">
            <text:p>810.4</text:p>
          </table:table-cell>
          <table:table-cell office:value-type="float" office:value="27.0133333333333">
            <text:p>27.0133333333</text:p>
          </table:table-cell>
          <table:table-cell office:value-type="float" office:value="30">
            <text:p>30</text:p>
          </table:table-cell>
          <table:table-cell office:value-type="float" office:value="0.665781020919285">
            <text:p>0.6657810209</text:p>
          </table:table-cell>
          <table:table-cell office:value-type="float" office:value="2620">
            <text:p>2620</text:p>
          </table:table-cell>
          <table:table-cell office:value-type="float" office:value="87.3333333333333">
            <text:p>87.3333333333</text:p>
          </table:table-cell>
          <table:table-cell office:value-type="float" office:value="30">
            <text:p>30</text:p>
          </table:table-cell>
          <table:table-cell office:value-type="float" office:value="2.4959737693876">
            <text:p>2.4959737694</text:p>
          </table:table-cell>
          <table:table-cell office:value-type="float" office:value="371.6">
            <text:p>371.6</text:p>
          </table:table-cell>
          <table:table-cell office:value-type="float" office:value="16.1565217391304">
            <text:p>16.1565217391</text:p>
          </table:table-cell>
          <table:table-cell office:value-type="float" office:value="23">
            <text:p>23</text:p>
          </table:table-cell>
          <table:table-cell office:value-type="float" office:value="17.3556337745245">
            <text:p>17.3556337745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807">
            <text:p>807</text:p>
          </table:table-cell>
          <table:table-cell office:value-type="float" office:value="26.9">
            <text:p>26.9</text:p>
          </table:table-cell>
          <table:table-cell office:value-type="float" office:value="30">
            <text:p>30</text:p>
          </table:table-cell>
          <table:table-cell office:value-type="float" office:value="0.591899339065628">
            <text:p>0.5918993391</text:p>
          </table:table-cell>
          <table:table-cell office:value-type="float" office:value="2593">
            <text:p>2593</text:p>
          </table:table-cell>
          <table:table-cell office:value-type="float" office:value="86.4333333333333">
            <text:p>86.4333333333</text:p>
          </table:table-cell>
          <table:table-cell office:value-type="float" office:value="30">
            <text:p>30</text:p>
          </table:table-cell>
          <table:table-cell office:value-type="float" office:value="2.93237967778948">
            <text:p>2.9323796778</text:p>
          </table:table-cell>
          <table:table-cell office:value-type="float" office:value="322.3">
            <text:p>322.3</text:p>
          </table:table-cell>
          <table:table-cell office:value-type="float" office:value="18.9588235294118">
            <text:p>18.9588235294</text:p>
          </table:table-cell>
          <table:table-cell office:value-type="float" office:value="17">
            <text:p>17</text:p>
          </table:table-cell>
          <table:table-cell office:value-type="float" office:value="26.1325003306115">
            <text:p>26.1325003306</text:p>
          </table:table-cell>
        </table:table-row>
      </table:table>
      <table:table table:name="2017" table:style-name="ta1" table:print="false">
        <table:table-column table:style-name="co2" table:default-cell-style-name="ce3"/>
        <table:table-column table:style-name="co1" table:number-columns-repeated="13" table:default-cell-style-name="Default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RH_avg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RR_ORIGINAL</text:p>
          </table:table-cell>
          <table:table-cell table:number-columns-repeated="9"/>
        </table:table-row>
        <table:table-row table:style-name="ro2">
          <table:table-cell office:value-type="date" office:date-value="2017-01-01">
            <text:p>Jan 1, 2017</text:p>
          </table:table-cell>
          <table:table-cell table:style-name="ce10" office:value-type="float" office:value="26.9">
            <text:p>26.9</text:p>
          </table:table-cell>
          <table:table-cell table:style-name="ce10" office:value-type="float" office:value="88">
            <text:p>88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1-02">
            <text:p>Jan 2, 2017</text:p>
          </table:table-cell>
          <table:table-cell table:style-name="ce10" office:value-type="float" office:value="27.2">
            <text:p>27.2</text:p>
          </table:table-cell>
          <table:table-cell table:style-name="ce10" office:value-type="float" office:value="86">
            <text:p>86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03">
            <text:p>Jan 3, 2017</text:p>
          </table:table-cell>
          <table:table-cell table:style-name="ce10" office:value-type="float" office:value="27.8">
            <text:p>27.8</text:p>
          </table:table-cell>
          <table:table-cell table:style-name="ce10" office:value-type="float" office:value="82">
            <text:p>8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1-04">
            <text:p>Jan 4, 2017</text:p>
          </table:table-cell>
          <table:table-cell table:style-name="ce10" office:value-type="float" office:value="26.6">
            <text:p>26.6</text:p>
          </table:table-cell>
          <table:table-cell table:style-name="ce10" office:value-type="float" office:value="83">
            <text:p>83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05">
            <text:p>Jan 5, 2017</text:p>
          </table:table-cell>
          <table:table-cell table:style-name="ce10" office:value-type="float" office:value="28.1">
            <text:p>28.1</text:p>
          </table:table-cell>
          <table:table-cell table:style-name="ce10" office:value-type="float" office:value="82">
            <text:p>82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06">
            <text:p>Jan 6, 2017</text:p>
          </table:table-cell>
          <table:table-cell table:style-name="ce10" office:value-type="float" office:value="28.2">
            <text:p>28.2</text:p>
          </table:table-cell>
          <table:table-cell table:style-name="ce10" office:value-type="float" office:value="84">
            <text:p>84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07">
            <text:p>Jan 7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84">
            <text:p>84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08">
            <text:p>Jan 8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77">
            <text:p>77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1-09">
            <text:p>Jan 9, 2017</text:p>
          </table:table-cell>
          <table:table-cell table:style-name="ce10" office:value-type="float" office:value="28.4">
            <text:p>28.4</text:p>
          </table:table-cell>
          <table:table-cell table:style-name="ce10" office:value-type="float" office:value="79">
            <text:p>79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10">
            <text:p>Jan 10, 2017</text:p>
          </table:table-cell>
          <table:table-cell table:style-name="ce10" office:value-type="float" office:value="27.8">
            <text:p>27.8</text:p>
          </table:table-cell>
          <table:table-cell table:style-name="ce10" office:value-type="float" office:value="81">
            <text:p>81</text:p>
          </table:table-cell>
          <table:table-cell table:style-name="ce10"/>
          <table:table-cell table:style-name="ce10"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1-11">
            <text:p>Jan 11, 2017</text:p>
          </table:table-cell>
          <table:table-cell table:style-name="ce10" office:value-type="float" office:value="27.1">
            <text:p>27.1</text:p>
          </table:table-cell>
          <table:table-cell table:style-name="ce10" office:value-type="float" office:value="92">
            <text:p>9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1-12">
            <text:p>Jan 12, 2017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87">
            <text:p>87</text:p>
          </table:table-cell>
          <table:table-cell table:style-name="ce10"/>
          <table:table-cell table:style-name="ce10"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1-13">
            <text:p>Jan 13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82">
            <text:p>82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14">
            <text:p>Jan 14, 2017</text:p>
          </table:table-cell>
          <table:table-cell table:style-name="ce10" office:value-type="float" office:value="26.4">
            <text:p>26.4</text:p>
          </table:table-cell>
          <table:table-cell table:style-name="ce10" office:value-type="float" office:value="87">
            <text:p>87</text:p>
          </table:table-cell>
          <table:table-cell table:number-columns-repeated="2" table:style-name="ce10" office:value-type="float" office:value="50">
            <text:p>50</text:p>
          </table:table-cell>
          <table:table-cell table:number-columns-repeated="9"/>
        </table:table-row>
        <table:table-row table:style-name="ro2">
          <table:table-cell office:value-type="date" office:date-value="2017-01-15">
            <text:p>Jan 15, 2017</text:p>
          </table:table-cell>
          <table:table-cell table:style-name="ce10" office:value-type="float" office:value="27.9">
            <text:p>27.9</text:p>
          </table:table-cell>
          <table:table-cell table:style-name="ce10" office:value-type="float" office:value="84">
            <text:p>84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16">
            <text:p>Jan 16, 2017</text:p>
          </table:table-cell>
          <table:table-cell table:style-name="ce10" office:value-type="float" office:value="26.2">
            <text:p>26.2</text:p>
          </table:table-cell>
          <table:table-cell table:style-name="ce10" office:value-type="float" office:value="87">
            <text:p>87</text:p>
          </table:table-cell>
          <table:table-cell table:number-columns-repeated="2" table:style-name="ce10" office:value-type="float" office:value="60.5">
            <text:p>60.5</text:p>
          </table:table-cell>
          <table:table-cell table:number-columns-repeated="9"/>
        </table:table-row>
        <table:table-row table:style-name="ro2">
          <table:table-cell office:value-type="date" office:date-value="2017-01-17">
            <text:p>Jan 17, 2017</text:p>
          </table:table-cell>
          <table:table-cell table:style-name="ce10" office:value-type="float" office:value="27.3">
            <text:p>27.3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 office:value-type="float" office:value="1.4">
            <text:p>1.4</text:p>
          </table:table-cell>
          <table:table-cell table:number-columns-repeated="9"/>
        </table:table-row>
        <table:table-row table:style-name="ro2">
          <table:table-cell office:value-type="date" office:date-value="2017-01-18">
            <text:p>Jan 18, 2017</text:p>
          </table:table-cell>
          <table:table-cell table:style-name="ce10" office:value-type="float" office:value="27.4">
            <text:p>27.4</text:p>
          </table:table-cell>
          <table:table-cell table:style-name="ce10" office:value-type="float" office:value="84">
            <text:p>84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19">
            <text:p>Jan 19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9">
            <text:p>89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20">
            <text:p>Jan 20, 2017</text:p>
          </table:table-cell>
          <table:table-cell table:style-name="ce10" office:value-type="float" office:value="25.8">
            <text:p>25.8</text:p>
          </table:table-cell>
          <table:table-cell table:style-name="ce10" office:value-type="float" office:value="86">
            <text:p>86</text:p>
          </table:table-cell>
          <table:table-cell table:number-columns-repeated="2" table:style-name="ce10" office:value-type="float" office:value="36.7">
            <text:p>36.7</text:p>
          </table:table-cell>
          <table:table-cell table:number-columns-repeated="9"/>
        </table:table-row>
        <table:table-row table:style-name="ro2">
          <table:table-cell office:value-type="date" office:date-value="2017-01-21">
            <text:p>Jan 21, 2017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83">
            <text:p>83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22">
            <text:p>Jan 22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9">
            <text:p>89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23">
            <text:p>Jan 23, 2017</text:p>
          </table:table-cell>
          <table:table-cell table:style-name="ce10" office:value-type="float" office:value="26.6">
            <text:p>26.6</text:p>
          </table:table-cell>
          <table:table-cell table:style-name="ce10" office:value-type="float" office:value="88">
            <text:p>88</text:p>
          </table:table-cell>
          <table:table-cell table:number-columns-repeated="2" table:style-name="ce10" office:value-type="float" office:value="26">
            <text:p>26</text:p>
          </table:table-cell>
          <table:table-cell table:number-columns-repeated="9"/>
        </table:table-row>
        <table:table-row table:style-name="ro2">
          <table:table-cell office:value-type="date" office:date-value="2017-01-24">
            <text:p>Jan 24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6">
            <text:p>86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1-25">
            <text:p>Jan 25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 table:style-name="ce10"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1-26">
            <text:p>Jan 26, 2017</text:p>
          </table:table-cell>
          <table:table-cell table:style-name="ce10" office:value-type="float" office:value="26.4">
            <text:p>26.4</text:p>
          </table:table-cell>
          <table:table-cell table:style-name="ce10" office:value-type="float" office:value="87">
            <text:p>87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27">
            <text:p>Jan 27, 2017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86">
            <text:p>86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28">
            <text:p>Jan 28, 2017</text:p>
          </table:table-cell>
          <table:table-cell table:style-name="ce10" office:value-type="float" office:value="25.8">
            <text:p>25.8</text:p>
          </table:table-cell>
          <table:table-cell table:style-name="ce10" office:value-type="float" office:value="91">
            <text:p>91</text:p>
          </table:table-cell>
          <table:table-cell table:number-columns-repeated="2" table:style-name="ce10" office:value-type="float" office:value="8.7">
            <text:p>8.7</text:p>
          </table:table-cell>
          <table:table-cell table:number-columns-repeated="9"/>
        </table:table-row>
        <table:table-row table:style-name="ro2">
          <table:table-cell office:value-type="date" office:date-value="2017-01-29">
            <text:p>Jan 29, 2017</text:p>
          </table:table-cell>
          <table:table-cell table:style-name="ce10" office:value-type="float" office:value="25.9">
            <text:p>25.9</text:p>
          </table:table-cell>
          <table:table-cell table:style-name="ce10" office:value-type="float" office:value="87">
            <text:p>87</text:p>
          </table:table-cell>
          <table:table-cell table:style-name="ce10"/>
          <table:table-cell table:style-name="ce10"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1-30">
            <text:p>Jan 30, 2017</text:p>
          </table:table-cell>
          <table:table-cell table:style-name="ce10" office:value-type="float" office:value="26.3">
            <text:p>26.3</text:p>
          </table:table-cell>
          <table:table-cell table:style-name="ce10" office:value-type="float" office:value="85">
            <text:p>85</text:p>
          </table:table-cell>
          <table:table-cell table:style-name="ce24" table:number-columns-repeated="2"/>
          <table:table-cell table:number-columns-repeated="9"/>
        </table:table-row>
        <table:table-row table:style-name="ro2">
          <table:table-cell office:value-type="date" office:date-value="2017-01-31">
            <text:p>Jan 31, 2017</text:p>
          </table:table-cell>
          <table:table-cell table:style-name="ce10" office:value-type="float" office:value="26.2">
            <text:p>26.2</text:p>
          </table:table-cell>
          <table:table-cell table:style-name="ce10" office:value-type="float" office:value="87">
            <text:p>87</text:p>
          </table:table-cell>
          <table:table-cell table:number-columns-repeated="2" table:style-name="ce10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02-01">
            <text:p>Feb 1, 2017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table:number-columns-repeated="2" office:value-type="float" office:value="1.6">
            <text:p>1.6</text:p>
          </table:table-cell>
          <table:table-cell table:number-columns-repeated="9"/>
        </table:table-row>
        <table:table-row table:style-name="ro2">
          <table:table-cell office:value-type="date" office:date-value="2017-02-02">
            <text:p>Feb 2, 2017</text:p>
          </table:table-cell>
          <table:table-cell office:value-type="float" office:value="25.2">
            <text:p>25.2</text:p>
          </table:table-cell>
          <table:table-cell office:value-type="float" office:value="90">
            <text:p>90</text:p>
          </table:table-cell>
          <table:table-cell table:number-columns-repeated="2" office:value-type="float" office:value="12.6">
            <text:p>12.6</text:p>
          </table:table-cell>
          <table:table-cell table:number-columns-repeated="9"/>
        </table:table-row>
        <table:table-row table:style-name="ro2">
          <table:table-cell office:value-type="date" office:date-value="2017-02-03">
            <text:p>Feb 3, 2017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2-04">
            <text:p>Feb 4, 2017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2-05">
            <text:p>Feb 5, 2017</text:p>
          </table:table-cell>
          <table:table-cell office:value-type="float" office:value="28.5">
            <text:p>28.5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2-06">
            <text:p>Feb 6, 2017</text:p>
          </table:table-cell>
          <table:table-cell office:value-type="float" office:value="27.8">
            <text:p>27.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7-02-07">
            <text:p>Feb 7, 2017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2-08">
            <text:p>Feb 8, 2017</text:p>
          </table:table-cell>
          <table:table-cell office:value-type="float" office:value="27.6">
            <text:p>27.6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7-02-09">
            <text:p>Feb 9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2-10">
            <text:p>Feb 10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2-11">
            <text:p>Feb 11, 2017</text:p>
          </table:table-cell>
          <table:table-cell office:value-type="float" office:value="25.7">
            <text:p>25.7</text:p>
          </table:table-cell>
          <table:table-cell office:value-type="float" office:value="84">
            <text:p>84</text:p>
          </table:table-cell>
          <table:table-cell table:number-columns-repeated="2" office:value-type="float" office:value="0.6">
            <text:p>0.6</text:p>
          </table:table-cell>
          <table:table-cell table:number-columns-repeated="9"/>
        </table:table-row>
        <table:table-row table:style-name="ro2">
          <table:table-cell office:value-type="date" office:date-value="2017-02-12">
            <text:p>Feb 12, 2017</text:p>
          </table:table-cell>
          <table:table-cell office:value-type="float" office:value="25.4">
            <text:p>25.4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2-13">
            <text:p>Feb 13, 2017</text:p>
          </table:table-cell>
          <table:table-cell office:value-type="float" office:value="26.2">
            <text:p>26.2</text:p>
          </table:table-cell>
          <table:table-cell office:value-type="float" office:value="87">
            <text:p>87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date" office:date-value="2017-02-14">
            <text:p>Feb 14, 2017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table:number-columns-repeated="2" office:value-type="float" office:value="11.7">
            <text:p>11.7</text:p>
          </table:table-cell>
          <table:table-cell table:number-columns-repeated="9"/>
        </table:table-row>
        <table:table-row table:style-name="ro2">
          <table:table-cell office:value-type="date" office:date-value="2017-02-15">
            <text:p>Feb 15, 2017</text:p>
          </table:table-cell>
          <table:table-cell office:value-type="float" office:value="26.3">
            <text:p>26.3</text:p>
          </table:table-cell>
          <table:table-cell office:value-type="float" office:value="85">
            <text:p>85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date" office:date-value="2017-02-16">
            <text:p>Feb 16, 2017</text:p>
          </table:table-cell>
          <table:table-cell office:value-type="float" office:value="25.5">
            <text:p>25.5</text:p>
          </table:table-cell>
          <table:table-cell office:value-type="float" office:value="89">
            <text:p>89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2-17">
            <text:p>Feb 17, 2017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2-18">
            <text:p>Feb 18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2-19">
            <text:p>Feb 19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2-20">
            <text:p>Feb 20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2-21">
            <text:p>Feb 21, 2017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2-22">
            <text:p>Feb 22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table:number-columns-repeated="2" office:value-type="float" office:value="3.7">
            <text:p>3.7</text:p>
          </table:table-cell>
          <table:table-cell table:number-columns-repeated="9"/>
        </table:table-row>
        <table:table-row table:style-name="ro2">
          <table:table-cell office:value-type="date" office:date-value="2017-02-23">
            <text:p>Feb 23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7-02-24">
            <text:p>Feb 24, 2017</text:p>
          </table:table-cell>
          <table:table-cell office:value-type="float" office:value="24.4">
            <text:p>24.4</text:p>
          </table:table-cell>
          <table:table-cell office:value-type="float" office:value="93">
            <text:p>93</text:p>
          </table:table-cell>
          <table:table-cell table:number-columns-repeated="2" office:value-type="float" office:value="53.1">
            <text:p>53.1</text:p>
          </table:table-cell>
          <table:table-cell table:number-columns-repeated="9"/>
        </table:table-row>
        <table:table-row table:style-name="ro2">
          <table:table-cell office:value-type="date" office:date-value="2017-02-25">
            <text:p>Feb 25, 2017</text:p>
          </table:table-cell>
          <table:table-cell office:value-type="float" office:value="26.7">
            <text:p>26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2-26">
            <text:p>Feb 26, 2017</text:p>
          </table:table-cell>
          <table:table-cell office:value-type="float" office:value="25.3">
            <text:p>25.3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2-27">
            <text:p>Feb 27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table:number-columns-repeated="2" office:value-type="float" office:value="0.7">
            <text:p>0.7</text:p>
          </table:table-cell>
          <table:table-cell table:number-columns-repeated="9"/>
        </table:table-row>
        <table:table-row table:style-name="ro2">
          <table:table-cell office:value-type="date" office:date-value="2017-02-28">
            <text:p>Feb 28, 2017</text:p>
          </table:table-cell>
          <table:table-cell office:value-type="float" office:value="23.9">
            <text:p>23.9</text:p>
          </table:table-cell>
          <table:table-cell office:value-type="float" office:value="93">
            <text:p>93</text:p>
          </table:table-cell>
          <table:table-cell table:number-columns-repeated="2" office:value-type="float" office:value="15.3">
            <text:p>15.3</text:p>
          </table:table-cell>
          <table:table-cell table:number-columns-repeated="9"/>
        </table:table-row>
        <table:table-row table:style-name="ro2">
          <table:table-cell office:value-type="date" office:date-value="2017-03-01">
            <text:p>Mar 1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3-02">
            <text:p>Mar 2, 2017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table:number-columns-repeated="2" office:value-type="float" office:value="9.7">
            <text:p>9.7</text:p>
          </table:table-cell>
          <table:table-cell table:number-columns-repeated="9"/>
        </table:table-row>
        <table:table-row table:style-name="ro2">
          <table:table-cell office:value-type="date" office:date-value="2017-03-03">
            <text:p>Mar 3, 2017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3-04">
            <text:p>Mar 4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7-03-05">
            <text:p>Mar 5, 2017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table:number-columns-repeated="2" office:value-type="float" office:value="5.4">
            <text:p>5.4</text:p>
          </table:table-cell>
          <table:table-cell table:number-columns-repeated="9"/>
        </table:table-row>
        <table:table-row table:style-name="ro2">
          <table:table-cell office:value-type="date" office:date-value="2017-03-06">
            <text:p>Mar 6, 2017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3-07">
            <text:p>Mar 7, 2017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table:number-columns-repeated="2" office:value-type="float" office:value="68.6">
            <text:p>68.6</text:p>
          </table:table-cell>
          <table:table-cell table:number-columns-repeated="9"/>
        </table:table-row>
        <table:table-row table:style-name="ro2">
          <table:table-cell office:value-type="date" office:date-value="2017-03-08">
            <text:p>Mar 8, 2017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3-09">
            <text:p>Mar 9, 2017</text:p>
          </table:table-cell>
          <table:table-cell office:value-type="float" office:value="25.8">
            <text:p>25.8</text:p>
          </table:table-cell>
          <table:table-cell office:value-type="float" office:value="88">
            <text:p>88</text:p>
          </table:table-cell>
          <table:table-cell table:number-columns-repeated="2" office:value-type="float" office:value="4.5">
            <text:p>4.5</text:p>
          </table:table-cell>
          <table:table-cell table:number-columns-repeated="9"/>
        </table:table-row>
        <table:table-row table:style-name="ro2">
          <table:table-cell office:value-type="date" office:date-value="2017-03-10">
            <text:p>Mar 10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3-11">
            <text:p>Mar 11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3-12">
            <text:p>Mar 12, 2017</text:p>
          </table:table-cell>
          <table:table-cell office:value-type="float" office:value="26.9">
            <text:p>26.9</text:p>
          </table:table-cell>
          <table:table-cell office:value-type="float" office:value="82">
            <text:p>82</text:p>
          </table:table-cell>
          <table:table-cell table:number-columns-repeated="2" office:value-type="float" office:value="19.2">
            <text:p>19.2</text:p>
          </table:table-cell>
          <table:table-cell table:number-columns-repeated="9"/>
        </table:table-row>
        <table:table-row table:style-name="ro2">
          <table:table-cell office:value-type="date" office:date-value="2017-03-13">
            <text:p>Mar 13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7-03-14">
            <text:p>Mar 14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table:number-columns-repeated="2" office:value-type="float" office:value="63.8">
            <text:p>63.8</text:p>
          </table:table-cell>
          <table:table-cell table:number-columns-repeated="9"/>
        </table:table-row>
        <table:table-row table:style-name="ro2">
          <table:table-cell office:value-type="date" office:date-value="2017-03-15">
            <text:p>Mar 15, 2017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7-03-16">
            <text:p>Mar 16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29">
            <text:p>29</text:p>
          </table:table-cell>
          <table:table-cell table:number-columns-repeated="9"/>
        </table:table-row>
        <table:table-row table:style-name="ro2">
          <table:table-cell office:value-type="date" office:date-value="2017-03-17">
            <text:p>Mar 17, 2017</text:p>
          </table:table-cell>
          <table:table-cell office:value-type="float" office:value="25.7">
            <text:p>25.7</text:p>
          </table:table-cell>
          <table:table-cell office:value-type="float" office:value="91">
            <text:p>91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7-03-18">
            <text:p>Mar 18, 2017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3-19">
            <text:p>Mar 19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3-20">
            <text:p>Mar 20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table:number-columns-repeated="2" office:value-type="float" office:value="27.7">
            <text:p>27.7</text:p>
          </table:table-cell>
          <table:table-cell table:number-columns-repeated="9"/>
        </table:table-row>
        <table:table-row table:style-name="ro2">
          <table:table-cell office:value-type="date" office:date-value="2017-03-21">
            <text:p>Mar 21, 2017</text:p>
          </table:table-cell>
          <table:table-cell office:value-type="float" office:value="27.9">
            <text:p>27.9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3-22">
            <text:p>Mar 22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3-23">
            <text:p>Mar 23, 2017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03-24">
            <text:p>Mar 24, 2017</text:p>
          </table:table-cell>
          <table:table-cell office:value-type="float" office:value="25.5">
            <text:p>25.5</text:p>
          </table:table-cell>
          <table:table-cell office:value-type="float" office:value="93">
            <text:p>93</text:p>
          </table:table-cell>
          <table:table-cell table:number-columns-repeated="11"/>
        </table:table-row>
        <table:table-row table:style-name="ro2">
          <table:table-cell office:value-type="date" office:date-value="2017-03-25">
            <text:p>Mar 25, 2017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3-26">
            <text:p>Mar 26, 2017</text:p>
          </table:table-cell>
          <table:table-cell office:value-type="float" office:value="26.2">
            <text:p>26.2</text:p>
          </table:table-cell>
          <table:table-cell office:value-type="float" office:value="90">
            <text:p>90</text:p>
          </table:table-cell>
          <table:table-cell table:number-columns-repeated="2" office:value-type="float" office:value="11.2">
            <text:p>11.2</text:p>
          </table:table-cell>
          <table:table-cell table:number-columns-repeated="9"/>
        </table:table-row>
        <table:table-row table:style-name="ro2">
          <table:table-cell office:value-type="date" office:date-value="2017-03-27">
            <text:p>Mar 27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37.4">
            <text:p>37.4</text:p>
          </table:table-cell>
          <table:table-cell table:number-columns-repeated="9"/>
        </table:table-row>
        <table:table-row table:style-name="ro2">
          <table:table-cell office:value-type="date" office:date-value="2017-03-28">
            <text:p>Mar 28, 2017</text:p>
          </table:table-cell>
          <table:table-cell office:value-type="float" office:value="26.5">
            <text:p>26.5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3-29">
            <text:p>Mar 29, 2017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3-30">
            <text:p>Mar 30, 2017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table:number-columns-repeated="2" office:value-type="float" office:value="4.9">
            <text:p>4.9</text:p>
          </table:table-cell>
          <table:table-cell table:number-columns-repeated="9"/>
        </table:table-row>
        <table:table-row table:style-name="ro2">
          <table:table-cell office:value-type="date" office:date-value="2017-03-31">
            <text:p>Mar 31, 2017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date" office:date-value="2017-04-01">
            <text:p>Apr 1, 2017</text:p>
          </table:table-cell>
          <table:table-cell office:value-type="float" office:value="26.2">
            <text:p>26.2</text:p>
          </table:table-cell>
          <table:table-cell office:value-type="float" office:value="92">
            <text:p>92</text:p>
          </table:table-cell>
          <table:table-cell table:number-columns-repeated="2" office:value-type="float" office:value="13.6">
            <text:p>13.6</text:p>
          </table:table-cell>
          <table:table-cell table:number-columns-repeated="9"/>
        </table:table-row>
        <table:table-row table:style-name="ro2">
          <table:table-cell office:value-type="date" office:date-value="2017-04-02">
            <text:p>Apr 2, 2017</text:p>
          </table:table-cell>
          <table:table-cell office:value-type="float" office:value="25.4">
            <text:p>25.4</text:p>
          </table:table-cell>
          <table:table-cell office:value-type="float" office:value="93">
            <text:p>93</text:p>
          </table:table-cell>
          <table:table-cell table:number-columns-repeated="2" office:value-type="float" office:value="63.4">
            <text:p>63.4</text:p>
          </table:table-cell>
          <table:table-cell table:number-columns-repeated="9"/>
        </table:table-row>
        <table:table-row table:style-name="ro2">
          <table:table-cell office:value-type="date" office:date-value="2017-04-03">
            <text:p>Apr 3, 2017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table:number-columns-repeated="2" office:value-type="float" office:value="12.4">
            <text:p>12.4</text:p>
          </table:table-cell>
          <table:table-cell table:number-columns-repeated="9"/>
        </table:table-row>
        <table:table-row table:style-name="ro2">
          <table:table-cell office:value-type="date" office:date-value="2017-04-04">
            <text:p>Apr 4, 2017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table:number-columns-repeated="2" office:value-type="float" office:value="37.5">
            <text:p>37.5</text:p>
          </table:table-cell>
          <table:table-cell table:number-columns-repeated="9"/>
        </table:table-row>
        <table:table-row table:style-name="ro2">
          <table:table-cell office:value-type="date" office:date-value="2017-04-05">
            <text:p>Apr 5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4.8">
            <text:p>4.8</text:p>
          </table:table-cell>
          <table:table-cell table:number-columns-repeated="9"/>
        </table:table-row>
        <table:table-row table:style-name="ro2">
          <table:table-cell office:value-type="date" office:date-value="2017-04-06">
            <text:p>Apr 6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2" office:value-type="float" office:value="40">
            <text:p>40</text:p>
          </table:table-cell>
          <table:table-cell table:number-columns-repeated="9"/>
        </table:table-row>
        <table:table-row table:style-name="ro2">
          <table:table-cell office:value-type="date" office:date-value="2017-04-07">
            <text:p>Apr 7, 2017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04-08">
            <text:p>Apr 8, 2017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4-09">
            <text:p>Apr 9, 2017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4-10">
            <text:p>Apr 10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82">
            <text:p>82</text:p>
          </table:table-cell>
          <table:table-cell table:number-columns-repeated="9"/>
        </table:table-row>
        <table:table-row table:style-name="ro2">
          <table:table-cell office:value-type="date" office:date-value="2017-04-11">
            <text:p>Apr 11, 2017</text:p>
          </table:table-cell>
          <table:table-cell office:value-type="float" office:value="26.8">
            <text:p>26.8</text:p>
          </table:table-cell>
          <table:table-cell office:value-type="float" office:value="92">
            <text:p>92</text:p>
          </table:table-cell>
          <table:table-cell table:number-columns-repeated="11"/>
        </table:table-row>
        <table:table-row table:style-name="ro2">
          <table:table-cell office:value-type="date" office:date-value="2017-04-12">
            <text:p>Apr 12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2" office:value-type="float" office:value="69.3">
            <text:p>69.3</text:p>
          </table:table-cell>
          <table:table-cell table:number-columns-repeated="9"/>
        </table:table-row>
        <table:table-row table:style-name="ro2">
          <table:table-cell office:value-type="date" office:date-value="2017-04-13">
            <text:p>Apr 13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76.2">
            <text:p>76.2</text:p>
          </table:table-cell>
          <table:table-cell table:number-columns-repeated="9"/>
        </table:table-row>
        <table:table-row table:style-name="ro2">
          <table:table-cell office:value-type="date" office:date-value="2017-04-14">
            <text:p>Apr 14, 2017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table:number-columns-repeated="2" office:value-type="float" office:value="0.8">
            <text:p>0.8</text:p>
          </table:table-cell>
          <table:table-cell table:number-columns-repeated="9"/>
        </table:table-row>
        <table:table-row table:style-name="ro2">
          <table:table-cell office:value-type="date" office:date-value="2017-04-15">
            <text:p>Apr 15, 2017</text:p>
          </table:table-cell>
          <table:table-cell office:value-type="float" office:value="26.8">
            <text:p>26.8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office:value-type="date" office:date-value="2017-04-16">
            <text:p>Apr 16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7-04-17">
            <text:p>Apr 17, 2017</text:p>
          </table:table-cell>
          <table:table-cell office:value-type="float" office:value="26.8">
            <text:p>26.8</text:p>
          </table:table-cell>
          <table:table-cell office:value-type="float" office:value="91">
            <text:p>91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4-18">
            <text:p>Apr 18, 2017</text:p>
          </table:table-cell>
          <table:table-cell office:value-type="float" office:value="25.8">
            <text:p>25.8</text:p>
          </table:table-cell>
          <table:table-cell office:value-type="float" office:value="88">
            <text:p>88</text:p>
          </table:table-cell>
          <table:table-cell table:number-columns-repeated="2" office:value-type="float" office:value="55.4">
            <text:p>55.4</text:p>
          </table:table-cell>
          <table:table-cell table:number-columns-repeated="9"/>
        </table:table-row>
        <table:table-row table:style-name="ro2">
          <table:table-cell office:value-type="date" office:date-value="2017-04-19">
            <text:p>Apr 19, 2017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4-20">
            <text:p>Apr 20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4-21">
            <text:p>Apr 21, 2017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4-22">
            <text:p>Apr 22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2" office:value-type="float" office:value="21.6">
            <text:p>21.6</text:p>
          </table:table-cell>
          <table:table-cell table:number-columns-repeated="9"/>
        </table:table-row>
        <table:table-row table:style-name="ro2">
          <table:table-cell office:value-type="date" office:date-value="2017-04-23">
            <text:p>Apr 23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2" office:value-type="float" office:value="1.4">
            <text:p>1.4</text:p>
          </table:table-cell>
          <table:table-cell table:number-columns-repeated="9"/>
        </table:table-row>
        <table:table-row table:style-name="ro2">
          <table:table-cell office:value-type="date" office:date-value="2017-04-24">
            <text:p>Apr 24, 2017</text:p>
          </table:table-cell>
          <table:table-cell office:value-type="float" office:value="27.7">
            <text:p>27.7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04-25">
            <text:p>Apr 25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04-26">
            <text:p>Apr 26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table:number-columns-repeated="2" office:value-type="float" office:value="7.3">
            <text:p>7.3</text:p>
          </table:table-cell>
          <table:table-cell table:number-columns-repeated="9"/>
        </table:table-row>
        <table:table-row table:style-name="ro2">
          <table:table-cell office:value-type="date" office:date-value="2017-04-27">
            <text:p>Apr 27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7-04-28">
            <text:p>Apr 28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28.2">
            <text:p>28.2</text:p>
          </table:table-cell>
          <table:table-cell table:number-columns-repeated="9"/>
        </table:table-row>
        <table:table-row table:style-name="ro2">
          <table:table-cell office:value-type="date" office:date-value="2017-04-29">
            <text:p>Apr 29, 2017</text:p>
          </table:table-cell>
          <table:table-cell office:value-type="float" office:value="26.8">
            <text:p>26.8</text:p>
          </table:table-cell>
          <table:table-cell office:value-type="float" office:value="85">
            <text:p>85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7-04-30">
            <text:p>Apr 30, 2017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5-01">
            <text:p>May 1, 2017</text:p>
          </table:table-cell>
          <table:table-cell office:value-type="float" office:value="27.4">
            <text:p>27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5-02">
            <text:p>May 2, 201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date" office:date-value="2017-05-03">
            <text:p>May 3, 2017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table:number-columns-repeated="2" office:value-type="float" office:value="2.8">
            <text:p>2.8</text:p>
          </table:table-cell>
          <table:table-cell table:number-columns-repeated="9"/>
        </table:table-row>
        <table:table-row table:style-name="ro2">
          <table:table-cell office:value-type="date" office:date-value="2017-05-04">
            <text:p>May 4, 2017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table:number-columns-repeated="2" office:value-type="float" office:value="44.8">
            <text:p>44.8</text:p>
          </table:table-cell>
          <table:table-cell table:number-columns-repeated="9"/>
        </table:table-row>
        <table:table-row table:style-name="ro2">
          <table:table-cell office:value-type="date" office:date-value="2017-05-05">
            <text:p>May 5, 201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05-06">
            <text:p>May 6, 2017</text:p>
          </table:table-cell>
          <table:table-cell office:value-type="float" office:value="27.7">
            <text:p>27.7</text:p>
          </table:table-cell>
          <table:table-cell office:value-type="float" office:value="86">
            <text:p>86</text:p>
          </table:table-cell>
          <table:table-cell table:number-columns-repeated="2" office:value-type="float" office:value="11.1">
            <text:p>11.1</text:p>
          </table:table-cell>
          <table:table-cell table:number-columns-repeated="9"/>
        </table:table-row>
        <table:table-row table:style-name="ro2">
          <table:table-cell office:value-type="date" office:date-value="2017-05-07">
            <text:p>May 7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2" office:value-type="float" office:value="48.3">
            <text:p>48.3</text:p>
          </table:table-cell>
          <table:table-cell table:number-columns-repeated="9"/>
        </table:table-row>
        <table:table-row table:style-name="ro2">
          <table:table-cell office:value-type="date" office:date-value="2017-05-08">
            <text:p>May 8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2" office:value-type="float" office:value="4.4">
            <text:p>4.4</text:p>
          </table:table-cell>
          <table:table-cell table:number-columns-repeated="9"/>
        </table:table-row>
        <table:table-row table:style-name="ro2">
          <table:table-cell office:value-type="date" office:date-value="2017-05-09">
            <text:p>May 9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05-10">
            <text:p>May 10, 2017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table:number-columns-repeated="2" office:value-type="float" office:value="53.4">
            <text:p>53.4</text:p>
          </table:table-cell>
          <table:table-cell table:number-columns-repeated="9"/>
        </table:table-row>
        <table:table-row table:style-name="ro2">
          <table:table-cell office:value-type="date" office:date-value="2017-05-11">
            <text:p>May 11, 2017</text:p>
          </table:table-cell>
          <table:table-cell office:value-type="float" office:value="26.3">
            <text:p>26.3</text:p>
          </table:table-cell>
          <table:table-cell office:value-type="float" office:value="92">
            <text:p>92</text:p>
          </table:table-cell>
          <table:table-cell table:number-columns-repeated="2" office:value-type="float" office:value="6.6">
            <text:p>6.6</text:p>
          </table:table-cell>
          <table:table-cell table:number-columns-repeated="9"/>
        </table:table-row>
        <table:table-row table:style-name="ro2">
          <table:table-cell office:value-type="date" office:date-value="2017-05-12">
            <text:p>May 12, 2017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5-13">
            <text:p>May 13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5-14">
            <text:p>May 1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5-15">
            <text:p>May 15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5-16">
            <text:p>May 16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5-17">
            <text:p>May 17, 2017</text:p>
          </table:table-cell>
          <table:table-cell office:value-type="float" office:value="27.7">
            <text:p>27.7</text:p>
          </table:table-cell>
          <table:table-cell office:value-type="float" office:value="86">
            <text:p>86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05-18">
            <text:p>May 18, 2017</text:p>
          </table:table-cell>
          <table:table-cell office:value-type="float" office:value="28.8">
            <text:p>28.8</text:p>
          </table:table-cell>
          <table:table-cell office:value-type="float" office:value="81">
            <text:p>81</text:p>
          </table:table-cell>
          <table:table-cell table:number-columns-repeated="2" office:value-type="float" office:value="2.6">
            <text:p>2.6</text:p>
          </table:table-cell>
          <table:table-cell table:number-columns-repeated="9"/>
        </table:table-row>
        <table:table-row table:style-name="ro2">
          <table:table-cell office:value-type="date" office:date-value="2017-05-19">
            <text:p>May 19, 2017</text:p>
          </table:table-cell>
          <table:table-cell office:value-type="float" office:value="27.4">
            <text:p>27.4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5-20">
            <text:p>May 20, 2017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5-21">
            <text:p>May 21, 2017</text:p>
          </table:table-cell>
          <table:table-cell office:value-type="float" office:value="26.7">
            <text:p>26.7</text:p>
          </table:table-cell>
          <table:table-cell office:value-type="float" office:value="90">
            <text:p>90</text:p>
          </table:table-cell>
          <table:table-cell table:number-columns-repeated="2" office:value-type="float" office:value="13.9">
            <text:p>13.9</text:p>
          </table:table-cell>
          <table:table-cell table:number-columns-repeated="9"/>
        </table:table-row>
        <table:table-row table:style-name="ro2">
          <table:table-cell office:value-type="date" office:date-value="2017-05-22">
            <text:p>May 22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2" office:value-type="float" office:value="1.8">
            <text:p>1.8</text:p>
          </table:table-cell>
          <table:table-cell table:number-columns-repeated="9"/>
        </table:table-row>
        <table:table-row table:style-name="ro2">
          <table:table-cell office:value-type="date" office:date-value="2017-05-23">
            <text:p>May 23, 2017</text:p>
          </table:table-cell>
          <table:table-cell office:value-type="float" office:value="27.6">
            <text:p>27.6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5-24">
            <text:p>May 2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table:number-columns-repeated="2" office:value-type="float" office:value="15.3">
            <text:p>15.3</text:p>
          </table:table-cell>
          <table:table-cell table:number-columns-repeated="9"/>
        </table:table-row>
        <table:table-row table:style-name="ro2">
          <table:table-cell office:value-type="date" office:date-value="2017-05-25">
            <text:p>May 25, 2017</text:p>
          </table:table-cell>
          <table:table-cell office:value-type="float" office:value="28.6">
            <text:p>28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05-26">
            <text:p>May 26, 2017</text:p>
          </table:table-cell>
          <table:table-cell office:value-type="float" office:value="28.3">
            <text:p>28.3</text:p>
          </table:table-cell>
          <table:table-cell office:value-type="float" office:value="84">
            <text:p>8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5-27">
            <text:p>May 27, 2017</text:p>
          </table:table-cell>
          <table:table-cell office:value-type="float" office:value="29.3">
            <text:p>29.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5-28">
            <text:p>May 28, 2017</text:p>
          </table:table-cell>
          <table:table-cell office:value-type="float" office:value="24.4">
            <text:p>24.4</text:p>
          </table:table-cell>
          <table:table-cell office:value-type="float" office:value="94">
            <text:p>94</text:p>
          </table:table-cell>
          <table:table-cell table:number-columns-repeated="2" office:value-type="float" office:value="1.8">
            <text:p>1.8</text:p>
          </table:table-cell>
          <table:table-cell table:number-columns-repeated="9"/>
        </table:table-row>
        <table:table-row table:style-name="ro2">
          <table:table-cell office:value-type="date" office:date-value="2017-05-29">
            <text:p>May 29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2" office:value-type="float" office:value="98.4">
            <text:p>98.4</text:p>
          </table:table-cell>
          <table:table-cell table:number-columns-repeated="9"/>
        </table:table-row>
        <table:table-row table:style-name="ro2">
          <table:table-cell office:value-type="date" office:date-value="2017-05-30">
            <text:p>May 30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5-31">
            <text:p>May 31, 2017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01">
            <text:p>Jun 1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table:number-columns-repeated="2" office:value-type="float" office:value="64.8">
            <text:p>64.8</text:p>
          </table:table-cell>
          <table:table-cell table:number-columns-repeated="9"/>
        </table:table-row>
        <table:table-row table:style-name="ro2">
          <table:table-cell office:value-type="date" office:date-value="2017-06-02">
            <text:p>Jun 2, 2017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6-03">
            <text:p>Jun 3, 2017</text:p>
          </table:table-cell>
          <table:table-cell office:value-type="float" office:value="27.8">
            <text:p>27.8</text:p>
          </table:table-cell>
          <table:table-cell office:value-type="float" office:value="87">
            <text:p>87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7-06-04">
            <text:p>Jun 4, 2017</text:p>
          </table:table-cell>
          <table:table-cell office:value-type="float" office:value="28.6">
            <text:p>28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6-05">
            <text:p>Jun 5, 2017</text:p>
          </table:table-cell>
          <table:table-cell office:value-type="float" office:value="28.9">
            <text:p>28.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06">
            <text:p>Jun 6, 2017</text:p>
          </table:table-cell>
          <table:table-cell office:value-type="float" office:value="28.6">
            <text:p>28.6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6-07">
            <text:p>Jun 7, 2017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08">
            <text:p>Jun 8, 2017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7-06-09">
            <text:p>Jun 9, 2017</text:p>
          </table:table-cell>
          <table:table-cell office:value-type="float" office:value="28.6">
            <text:p>28.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10">
            <text:p>Jun 10, 2017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06-11">
            <text:p>Jun 11, 2017</text:p>
          </table:table-cell>
          <table:table-cell office:value-type="float" office:value="26.1">
            <text:p>26.1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6-12">
            <text:p>Jun 12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19.7">
            <text:p>19.7</text:p>
          </table:table-cell>
          <table:table-cell table:number-columns-repeated="9"/>
        </table:table-row>
        <table:table-row table:style-name="ro2">
          <table:table-cell office:value-type="date" office:date-value="2017-06-13">
            <text:p>Jun 13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06-14">
            <text:p>Jun 14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table:number-columns-repeated="2" office:value-type="float" office:value="103.8">
            <text:p>103.8</text:p>
          </table:table-cell>
          <table:table-cell table:number-columns-repeated="9"/>
        </table:table-row>
        <table:table-row table:style-name="ro2">
          <table:table-cell office:value-type="date" office:date-value="2017-06-15">
            <text:p>Jun 15, 2017</text:p>
          </table:table-cell>
          <table:table-cell office:value-type="float" office:value="26.7">
            <text:p>26.7</text:p>
          </table:table-cell>
          <table:table-cell office:value-type="float" office:value="91">
            <text:p>91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7-06-16">
            <text:p>Jun 16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2" office:value-type="float" office:value="1.9">
            <text:p>1.9</text:p>
          </table:table-cell>
          <table:table-cell table:number-columns-repeated="9"/>
        </table:table-row>
        <table:table-row table:style-name="ro2">
          <table:table-cell office:value-type="date" office:date-value="2017-06-17">
            <text:p>Jun 17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18">
            <text:p>Jun 18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date" office:date-value="2017-06-19">
            <text:p>Jun 19, 2017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table:number-columns-repeated="2" office:value-type="float" office:value="5.8">
            <text:p>5.8</text:p>
          </table:table-cell>
          <table:table-cell table:number-columns-repeated="9"/>
        </table:table-row>
        <table:table-row table:style-name="ro2">
          <table:table-cell office:value-type="date" office:date-value="2017-06-20">
            <text:p>Jun 20, 2017</text:p>
          </table:table-cell>
          <table:table-cell office:value-type="float" office:value="26.7">
            <text:p>26.7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6-21">
            <text:p>Jun 21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6-22">
            <text:p>Jun 22, 2017</text:p>
          </table:table-cell>
          <table:table-cell office:value-type="float" office:value="27.7">
            <text:p>27.7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6-23">
            <text:p>Jun 23, 2017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06-24">
            <text:p>Jun 24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1.3">
            <text:p>1.3</text:p>
          </table:table-cell>
          <table:table-cell table:number-columns-repeated="9"/>
        </table:table-row>
        <table:table-row table:style-name="ro2">
          <table:table-cell office:value-type="date" office:date-value="2017-06-25">
            <text:p>Jun 25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6-26">
            <text:p>Jun 26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6-27">
            <text:p>Jun 27, 2017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table:number-columns-repeated="2" office:value-type="float" office:value="17.4">
            <text:p>17.4</text:p>
          </table:table-cell>
          <table:table-cell table:number-columns-repeated="9"/>
        </table:table-row>
        <table:table-row table:style-name="ro2">
          <table:table-cell office:value-type="date" office:date-value="2017-06-28">
            <text:p>Jun 28, 2017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7-06-29">
            <text:p>Jun 29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7-06-30">
            <text:p>Jun 30, 2017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table:number-columns-repeated="2" office:value-type="float" office:value="8.2">
            <text:p>8.2</text:p>
          </table:table-cell>
          <table:table-cell table:number-columns-repeated="9"/>
        </table:table-row>
        <table:table-row table:style-name="ro2">
          <table:table-cell office:value-type="date" office:date-value="2017-07-01">
            <text:p>Jul 1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02">
            <text:p>Jul 2, 2017</text:p>
          </table:table-cell>
          <table:table-cell office:value-type="float" office:value="28.1">
            <text:p>28.1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7-07-03">
            <text:p>Jul 3, 2017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table:number-columns-repeated="2"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date" office:date-value="2017-07-04">
            <text:p>Jul 4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2" office:value-type="float" office:value="105">
            <text:p>105</text:p>
          </table:table-cell>
          <table:table-cell table:number-columns-repeated="9"/>
        </table:table-row>
        <table:table-row table:style-name="ro2">
          <table:table-cell office:value-type="date" office:date-value="2017-07-05">
            <text:p>Jul 5, 2017</text:p>
          </table:table-cell>
          <table:table-cell office:value-type="float" office:value="25.9">
            <text:p>25.9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office:value-type="date" office:date-value="2017-07-06">
            <text:p>Jul 6, 2017</text:p>
          </table:table-cell>
          <table:table-cell office:value-type="float" office:value="26.2">
            <text:p>26.2</text:p>
          </table:table-cell>
          <table:table-cell office:value-type="float" office:value="86">
            <text:p>86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date" office:date-value="2017-07-07">
            <text:p>Jul 7, 2017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7-07-08">
            <text:p>Jul 8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07-09">
            <text:p>Jul 9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table:number-columns-repeated="2" office:value-type="float" office:value="1.2">
            <text:p>1.2</text:p>
          </table:table-cell>
          <table:table-cell table:number-columns-repeated="9"/>
        </table:table-row>
        <table:table-row table:style-name="ro2">
          <table:table-cell office:value-type="date" office:date-value="2017-07-10">
            <text:p>Jul 10, 2017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7-07-11">
            <text:p>Jul 11, 2017</text:p>
          </table:table-cell>
          <table:table-cell office:value-type="float" office:value="26.9">
            <text:p>26.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12">
            <text:p>Jul 12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table:number-columns-repeated="2" office:value-type="float" office:value="1.2">
            <text:p>1.2</text:p>
          </table:table-cell>
          <table:table-cell table:number-columns-repeated="9"/>
        </table:table-row>
        <table:table-row table:style-name="ro2">
          <table:table-cell office:value-type="date" office:date-value="2017-07-13">
            <text:p>Jul 13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07-14">
            <text:p>Jul 14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15">
            <text:p>Jul 15, 2017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07-16">
            <text:p>Jul 16, 2017</text:p>
          </table:table-cell>
          <table:table-cell office:value-type="float" office:value="26.5">
            <text:p>26.5</text:p>
          </table:table-cell>
          <table:table-cell office:value-type="float" office:value="79">
            <text:p>79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07-17">
            <text:p>Jul 17, 2017</text:p>
          </table:table-cell>
          <table:table-cell office:value-type="float" office:value="26.9">
            <text:p>26.9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18">
            <text:p>Jul 18, 2017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19">
            <text:p>Jul 19, 2017</text:p>
          </table:table-cell>
          <table:table-cell office:value-type="float" office:value="26.9">
            <text:p>26.9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20">
            <text:p>Jul 20, 2017</text:p>
          </table:table-cell>
          <table:table-cell office:value-type="float" office:value="27.7">
            <text:p>27.7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21">
            <text:p>Jul 21, 2017</text:p>
          </table:table-cell>
          <table:table-cell office:value-type="float" office:value="28.3">
            <text:p>28.3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7-22">
            <text:p>Jul 22, 2017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7-23">
            <text:p>Jul 23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7-24">
            <text:p>Jul 24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table:number-columns-repeated="2" office:value-type="float" office:value="4.6">
            <text:p>4.6</text:p>
          </table:table-cell>
          <table:table-cell table:number-columns-repeated="9"/>
        </table:table-row>
        <table:table-row table:style-name="ro2">
          <table:table-cell office:value-type="date" office:date-value="2017-07-25">
            <text:p>Jul 25, 2017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07-26">
            <text:p>Jul 26, 2017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table:number-columns-repeated="2" office:value-type="float" office:value="1.5">
            <text:p>1.5</text:p>
          </table:table-cell>
          <table:table-cell table:number-columns-repeated="9"/>
        </table:table-row>
        <table:table-row table:style-name="ro2">
          <table:table-cell office:value-type="date" office:date-value="2017-07-27">
            <text:p>Jul 27, 2017</text:p>
          </table:table-cell>
          <table:table-cell office:value-type="float" office:value="27.9">
            <text:p>27.9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7-07-28">
            <text:p>Jul 28, 2017</text:p>
          </table:table-cell>
          <table:table-cell office:value-type="float" office:value="27.3">
            <text:p>27.3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7-29">
            <text:p>Jul 29, 2017</text:p>
          </table:table-cell>
          <table:table-cell office:value-type="float" office:value="27.8">
            <text:p>27.8</text:p>
          </table:table-cell>
          <table:table-cell office:value-type="float" office:value="81">
            <text:p>81</text:p>
          </table:table-cell>
          <table:table-cell table:number-columns-repeated="2" office:value-type="float" office:value="8.4">
            <text:p>8.4</text:p>
          </table:table-cell>
          <table:table-cell table:number-columns-repeated="9"/>
        </table:table-row>
        <table:table-row table:style-name="ro2">
          <table:table-cell office:value-type="date" office:date-value="2017-07-30">
            <text:p>Jul 30, 2017</text:p>
          </table:table-cell>
          <table:table-cell office:value-type="float" office:value="28.7">
            <text:p>28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7-31">
            <text:p>Jul 31, 2017</text:p>
          </table:table-cell>
          <table:table-cell office:value-type="float" office:value="28.5">
            <text:p>28.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8-01">
            <text:p>Aug 1, 2017</text:p>
          </table:table-cell>
          <table:table-cell office:value-type="float" office:value="29.1">
            <text:p>29.1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7-08-02">
            <text:p>Aug 2, 2017</text:p>
          </table:table-cell>
          <table:table-cell office:value-type="float" office:value="27.9">
            <text:p>27.9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office:value-type="date" office:date-value="2017-08-03">
            <text:p>Aug 3, 2017</text:p>
          </table:table-cell>
          <table:table-cell office:value-type="float" office:value="27.4">
            <text:p>27.4</text:p>
          </table:table-cell>
          <table:table-cell office:value-type="float" office:value="73">
            <text:p>73</text:p>
          </table:table-cell>
          <table:table-cell table:number-columns-repeated="11"/>
        </table:table-row>
        <table:table-row table:style-name="ro2">
          <table:table-cell office:value-type="date" office:date-value="2017-08-04">
            <text:p>Aug 4, 2017</text:p>
          </table:table-cell>
          <table:table-cell office:value-type="float" office:value="26.8">
            <text:p>26.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7-08-05">
            <text:p>Aug 5, 2017</text:p>
          </table:table-cell>
          <table:table-cell office:value-type="float" office:value="27.6">
            <text:p>27.6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7-08-06">
            <text:p>Aug 6, 2017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7-08-07">
            <text:p>Aug 7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08-08">
            <text:p>Aug 8, 2017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2"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date" office:date-value="2017-08-09">
            <text:p>Aug 9, 2017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2" office:value-type="float" office:value="27.8">
            <text:p>27.8</text:p>
          </table:table-cell>
          <table:table-cell table:number-columns-repeated="9"/>
        </table:table-row>
        <table:table-row table:style-name="ro2">
          <table:table-cell office:value-type="date" office:date-value="2017-08-10">
            <text:p>Aug 10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5.1">
            <text:p>5.1</text:p>
          </table:table-cell>
          <table:table-cell table:number-columns-repeated="9"/>
        </table:table-row>
        <table:table-row table:style-name="ro2">
          <table:table-cell office:value-type="date" office:date-value="2017-08-11">
            <text:p>Aug 11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2" office:value-type="float" office:value="3.7">
            <text:p>3.7</text:p>
          </table:table-cell>
          <table:table-cell table:number-columns-repeated="9"/>
        </table:table-row>
        <table:table-row table:style-name="ro2">
          <table:table-cell office:value-type="date" office:date-value="2017-08-12">
            <text:p>Aug 12, 2017</text:p>
          </table:table-cell>
          <table:table-cell office:value-type="float" office:value="25.9">
            <text:p>25.9</text:p>
          </table:table-cell>
          <table:table-cell office:value-type="float" office:value="93">
            <text:p>93</text:p>
          </table:table-cell>
          <table:table-cell table:number-columns-repeated="2" office:value-type="float" office:value="16.7">
            <text:p>16.7</text:p>
          </table:table-cell>
          <table:table-cell table:number-columns-repeated="9"/>
        </table:table-row>
        <table:table-row table:style-name="ro2">
          <table:table-cell office:value-type="date" office:date-value="2017-08-13">
            <text:p>Aug 13, 2017</text:p>
          </table:table-cell>
          <table:table-cell office:value-type="float" office:value="26.7">
            <text:p>26.7</text:p>
          </table:table-cell>
          <table:table-cell office:value-type="float" office:value="85">
            <text:p>85</text:p>
          </table:table-cell>
          <table:table-cell table:number-columns-repeated="2" office:value-type="float" office:value="2.7">
            <text:p>2.7</text:p>
          </table:table-cell>
          <table:table-cell table:number-columns-repeated="9"/>
        </table:table-row>
        <table:table-row table:style-name="ro2">
          <table:table-cell office:value-type="date" office:date-value="2017-08-14">
            <text:p>Aug 14, 2017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7-08-15">
            <text:p>Aug 15, 2017</text:p>
          </table:table-cell>
          <table:table-cell office:value-type="float" office:value="27.8">
            <text:p>27.8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08-16">
            <text:p>Aug 16, 2017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8-17">
            <text:p>Aug 17, 2017</text:p>
          </table:table-cell>
          <table:table-cell office:value-type="float" office:value="27.3">
            <text:p>27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08-18">
            <text:p>Aug 18, 2017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7-08-19">
            <text:p>Aug 19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2" office:value-type="float" office:value="11.3">
            <text:p>11.3</text:p>
          </table:table-cell>
          <table:table-cell table:number-columns-repeated="9"/>
        </table:table-row>
        <table:table-row table:style-name="ro2">
          <table:table-cell office:value-type="date" office:date-value="2017-08-20">
            <text:p>Aug 20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7-08-21">
            <text:p>Aug 21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2" office:value-type="float" office:value="2.1">
            <text:p>2.1</text:p>
          </table:table-cell>
          <table:table-cell table:number-columns-repeated="9"/>
        </table:table-row>
        <table:table-row table:style-name="ro2">
          <table:table-cell office:value-type="date" office:date-value="2017-08-22">
            <text:p>Aug 22, 2017</text:p>
          </table:table-cell>
          <table:table-cell office:value-type="float" office:value="24.2">
            <text:p>24.2</text:p>
          </table:table-cell>
          <table:table-cell/>
          <table:table-cell table:number-columns-repeated="2" office:value-type="float" office:value="53.1">
            <text:p>53.1</text:p>
          </table:table-cell>
          <table:table-cell table:number-columns-repeated="9"/>
        </table:table-row>
        <table:table-row table:style-name="ro2">
          <table:table-cell office:value-type="date" office:date-value="2017-08-23">
            <text:p>Aug 23, 2017</text:p>
          </table:table-cell>
          <table:table-cell office:value-type="float" office:value="27.8">
            <text:p>27.8</text:p>
          </table:table-cell>
          <table:table-cell office:value-type="float" office:value="78">
            <text:p>78</text:p>
          </table:table-cell>
          <table:table-cell table:number-columns-repeated="2" office:value-type="float" office:value="6.7">
            <text:p>6.7</text:p>
          </table:table-cell>
          <table:table-cell table:number-columns-repeated="9"/>
        </table:table-row>
        <table:table-row table:style-name="ro2">
          <table:table-cell office:value-type="date" office:date-value="2017-08-24">
            <text:p>Aug 24, 2017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8-25">
            <text:p>Aug 25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table:number-columns-repeated="2" office:value-type="float" office:value="2.3">
            <text:p>2.3</text:p>
          </table:table-cell>
          <table:table-cell table:number-columns-repeated="9"/>
        </table:table-row>
        <table:table-row table:style-name="ro2">
          <table:table-cell office:value-type="date" office:date-value="2017-08-26">
            <text:p>Aug 26, 2017</text:p>
          </table:table-cell>
          <table:table-cell office:value-type="float" office:value="27.6">
            <text:p>27.6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7-08-27">
            <text:p>Aug 27, 2017</text:p>
          </table:table-cell>
          <table:table-cell office:value-type="float" office:value="26.6">
            <text:p>26.6</text:p>
          </table:table-cell>
          <table:table-cell office:value-type="float" office:value="82">
            <text:p>82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8-28">
            <text:p>Aug 28, 2017</text:p>
          </table:table-cell>
          <table:table-cell office:value-type="float" office:value="27.9">
            <text:p>27.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8-29">
            <text:p>Aug 29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8-30">
            <text:p>Aug 30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8-31">
            <text:p>Aug 31, 2017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9-01">
            <text:p>Sep 1, 2017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9-02">
            <text:p>Sep 2, 2017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7-09-03">
            <text:p>Sep 3, 2017</text:p>
          </table:table-cell>
          <table:table-cell office:value-type="float" office:value="27.2">
            <text:p>27.2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9-04">
            <text:p>Sep 4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table:number-columns-repeated="2" office:value-type="float" office:value="3.1">
            <text:p>3.1</text:p>
          </table:table-cell>
          <table:table-cell table:number-columns-repeated="9"/>
        </table:table-row>
        <table:table-row table:style-name="ro2">
          <table:table-cell office:value-type="date" office:date-value="2017-09-05">
            <text:p>Sep 5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9-06">
            <text:p>Sep 6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table:number-columns-repeated="2" office:value-type="float" office:value="16.9">
            <text:p>16.9</text:p>
          </table:table-cell>
          <table:table-cell table:number-columns-repeated="9"/>
        </table:table-row>
        <table:table-row table:style-name="ro2">
          <table:table-cell office:value-type="date" office:date-value="2017-09-07">
            <text:p>Sep 7, 2017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table:number-columns-repeated="2" office:value-type="float" office:value="22.5">
            <text:p>22.5</text:p>
          </table:table-cell>
          <table:table-cell table:number-columns-repeated="9"/>
        </table:table-row>
        <table:table-row table:style-name="ro2">
          <table:table-cell office:value-type="date" office:date-value="2017-09-08">
            <text:p>Sep 8, 2017</text:p>
          </table:table-cell>
          <table:table-cell office:value-type="float" office:value="25.6">
            <text:p>25.6</text:p>
          </table:table-cell>
          <table:table-cell office:value-type="float" office:value="92">
            <text:p>92</text:p>
          </table:table-cell>
          <table:table-cell table:number-columns-repeated="2" office:value-type="float" office:value="4.9">
            <text:p>4.9</text:p>
          </table:table-cell>
          <table:table-cell table:number-columns-repeated="9"/>
        </table:table-row>
        <table:table-row table:style-name="ro2">
          <table:table-cell office:value-type="date" office:date-value="2017-09-09">
            <text:p>Sep 9, 2017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table:number-columns-repeated="2" office:value-type="float" office:value="5.2">
            <text:p>5.2</text:p>
          </table:table-cell>
          <table:table-cell table:number-columns-repeated="9"/>
        </table:table-row>
        <table:table-row table:style-name="ro2">
          <table:table-cell office:value-type="date" office:date-value="2017-09-10">
            <text:p>Sep 10, 2017</text:p>
          </table:table-cell>
          <table:table-cell office:value-type="float" office:value="28.6">
            <text:p>28.6</text:p>
          </table:table-cell>
          <table:table-cell office:value-type="float" office:value="76">
            <text:p>76</text:p>
          </table:table-cell>
          <table:table-cell table:number-columns-repeated="11"/>
        </table:table-row>
        <table:table-row table:style-name="ro2">
          <table:table-cell office:value-type="date" office:date-value="2017-09-11">
            <text:p>Sep 11, 2017</text:p>
          </table:table-cell>
          <table:table-cell office:value-type="float" office:value="27.7">
            <text:p>27.7</text:p>
          </table:table-cell>
          <table:table-cell office:value-type="float" office:value="83">
            <text:p>83</text:p>
          </table:table-cell>
          <table:table-cell table:number-columns-repeated="2" office:value-type="float" office:value="9.2">
            <text:p>9.2</text:p>
          </table:table-cell>
          <table:table-cell table:number-columns-repeated="9"/>
        </table:table-row>
        <table:table-row table:style-name="ro2">
          <table:table-cell office:value-type="date" office:date-value="2017-09-12">
            <text:p>Sep 12, 2017</text:p>
          </table:table-cell>
          <table:table-cell office:value-type="float" office:value="28.4">
            <text:p>28.4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9-13">
            <text:p>Sep 13, 2017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09-14">
            <text:p>Sep 14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9-15">
            <text:p>Sep 15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09-16">
            <text:p>Sep 16, 2017</text:p>
          </table:table-cell>
          <table:table-cell office:value-type="float" office:value="26.7">
            <text:p>26.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09-17">
            <text:p>Sep 17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09-18">
            <text:p>Sep 18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7-09-19">
            <text:p>Sep 19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2" office:value-type="float" office:value="34.9">
            <text:p>34.9</text:p>
          </table:table-cell>
          <table:table-cell table:number-columns-repeated="9"/>
        </table:table-row>
        <table:table-row table:style-name="ro2">
          <table:table-cell office:value-type="date" office:date-value="2017-09-20">
            <text:p>Sep 20, 2017</text:p>
          </table:table-cell>
          <table:table-cell office:value-type="float" office:value="25.2">
            <text:p>25.2</text:p>
          </table:table-cell>
          <table:table-cell office:value-type="float" office:value="92">
            <text:p>92</text:p>
          </table:table-cell>
          <table:table-cell table:number-columns-repeated="2" office:value-type="float" office:value="1.8">
            <text:p>1.8</text:p>
          </table:table-cell>
          <table:table-cell table:number-columns-repeated="9"/>
        </table:table-row>
        <table:table-row table:style-name="ro2">
          <table:table-cell office:value-type="date" office:date-value="2017-09-21">
            <text:p>Sep 21, 2017</text:p>
          </table:table-cell>
          <table:table-cell office:value-type="float" office:value="27.5">
            <text:p>27.5</text:p>
          </table:table-cell>
          <table:table-cell office:value-type="float" office:value="80">
            <text:p>80</text:p>
          </table:table-cell>
          <table:table-cell table:number-columns-repeated="2" office:value-type="float" office:value="9.2">
            <text:p>9.2</text:p>
          </table:table-cell>
          <table:table-cell table:number-columns-repeated="9"/>
        </table:table-row>
        <table:table-row table:style-name="ro2">
          <table:table-cell office:value-type="date" office:date-value="2017-09-22">
            <text:p>Sep 22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7-09-23">
            <text:p>Sep 23, 2017</text:p>
          </table:table-cell>
          <table:table-cell office:value-type="float" office:value="27.5">
            <text:p>27.5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09-24">
            <text:p>Sep 24, 2017</text:p>
          </table:table-cell>
          <table:table-cell office:value-type="float" office:value="25.7">
            <text:p>25.7</text:p>
          </table:table-cell>
          <table:table-cell office:value-type="float" office:value="88">
            <text:p>88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date" office:date-value="2017-09-25">
            <text:p>Sep 25, 2017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 table:number-columns-repeated="2" office:value-type="float" office:value="0.9">
            <text:p>0.9</text:p>
          </table:table-cell>
          <table:table-cell table:number-columns-repeated="9"/>
        </table:table-row>
        <table:table-row table:style-name="ro2">
          <table:table-cell office:value-type="date" office:date-value="2017-09-26">
            <text:p>Sep 26, 2017</text:p>
          </table:table-cell>
          <table:table-cell office:value-type="float" office:value="25.4">
            <text:p>25.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7-09-27">
            <text:p>Sep 27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date" office:date-value="2017-09-28">
            <text:p>Sep 28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table:number-columns-repeated="2" office:value-type="float" office:value="1.6">
            <text:p>1.6</text:p>
          </table:table-cell>
          <table:table-cell table:number-columns-repeated="9"/>
        </table:table-row>
        <table:table-row table:style-name="ro2">
          <table:table-cell office:value-type="date" office:date-value="2017-09-29">
            <text:p>Sep 29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date" office:date-value="2017-09-30">
            <text:p>Sep 30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2" office:value-type="float" office:value="23.8">
            <text:p>23.8</text:p>
          </table:table-cell>
          <table:table-cell table:number-columns-repeated="9"/>
        </table:table-row>
        <table:table-row table:style-name="ro2">
          <table:table-cell office:value-type="date" office:date-value="2017-10-01">
            <text:p>Oct 1, 2017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11.6">
            <text:p>11.6</text:p>
          </table:table-cell>
          <table:table-cell table:number-columns-repeated="9"/>
        </table:table-row>
        <table:table-row table:style-name="ro2">
          <table:table-cell office:value-type="date" office:date-value="2017-10-02">
            <text:p>Oct 2, 2017</text:p>
          </table:table-cell>
          <table:table-cell office:value-type="float" office:value="29.9">
            <text:p>29.9</text:p>
          </table:table-cell>
          <table:table-cell office:value-type="float" office:value="73">
            <text:p>73</text:p>
          </table:table-cell>
          <table:table-cell table:number-columns-repeated="2" office:value-type="float" office:value="6.2">
            <text:p>6.2</text:p>
          </table:table-cell>
          <table:table-cell table:number-columns-repeated="9"/>
        </table:table-row>
        <table:table-row table:style-name="ro2">
          <table:table-cell office:value-type="date" office:date-value="2017-10-03">
            <text:p>Oct 3, 2017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table:number-columns-repeated="2" office:value-type="float" office:value="2.6">
            <text:p>2.6</text:p>
          </table:table-cell>
          <table:table-cell table:number-columns-repeated="9"/>
        </table:table-row>
        <table:table-row table:style-name="ro2">
          <table:table-cell office:value-type="date" office:date-value="2017-10-04">
            <text:p>Oct 4, 2017</text:p>
          </table:table-cell>
          <table:table-cell office:value-type="float" office:value="24.6">
            <text:p>24.6</text:p>
          </table:table-cell>
          <table:table-cell office:value-type="float" office:value="96">
            <text:p>96</text:p>
          </table:table-cell>
          <table:table-cell table:number-columns-repeated="2" office:value-type="float" office:value="6.2">
            <text:p>6.2</text:p>
          </table:table-cell>
          <table:table-cell table:number-columns-repeated="9"/>
        </table:table-row>
        <table:table-row table:style-name="ro2">
          <table:table-cell office:value-type="date" office:date-value="2017-10-05">
            <text:p>Oct 5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2.1">
            <text:p>2.1</text:p>
          </table:table-cell>
          <table:table-cell table:number-columns-repeated="9"/>
        </table:table-row>
        <table:table-row table:style-name="ro2">
          <table:table-cell office:value-type="date" office:date-value="2017-10-06">
            <text:p>Oct 6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table:number-columns-repeated="2" office:value-type="float" office:value="8.6">
            <text:p>8.6</text:p>
          </table:table-cell>
          <table:table-cell table:number-columns-repeated="9"/>
        </table:table-row>
        <table:table-row table:style-name="ro2">
          <table:table-cell office:value-type="date" office:date-value="2017-10-07">
            <text:p>Oct 7, 2017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 table:number-columns-repeated="2" office:value-type="float" office:value="7.3">
            <text:p>7.3</text:p>
          </table:table-cell>
          <table:table-cell table:number-columns-repeated="9"/>
        </table:table-row>
        <table:table-row table:style-name="ro2">
          <table:table-cell office:value-type="date" office:date-value="2017-10-08">
            <text:p>Oct 8, 2017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2" office:value-type="float" office:value="16.1">
            <text:p>16.1</text:p>
          </table:table-cell>
          <table:table-cell table:number-columns-repeated="9"/>
        </table:table-row>
        <table:table-row table:style-name="ro2">
          <table:table-cell office:value-type="date" office:date-value="2017-10-09">
            <text:p>Oct 9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10-10">
            <text:p>Oct 10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2" office:value-type="float" office:value="5.3">
            <text:p>5.3</text:p>
          </table:table-cell>
          <table:table-cell table:number-columns-repeated="9"/>
        </table:table-row>
        <table:table-row table:style-name="ro2">
          <table:table-cell office:value-type="date" office:date-value="2017-10-11">
            <text:p>Oct 11, 2017</text:p>
          </table:table-cell>
          <table:table-cell office:value-type="float" office:value="26.2">
            <text:p>26.2</text:p>
          </table:table-cell>
          <table:table-cell office:value-type="float" office:value="91">
            <text:p>91</text:p>
          </table:table-cell>
          <table:table-cell table:number-columns-repeated="2" office:value-type="float" office:value="75.1">
            <text:p>75.1</text:p>
          </table:table-cell>
          <table:table-cell table:number-columns-repeated="9"/>
        </table:table-row>
        <table:table-row table:style-name="ro2">
          <table:table-cell office:value-type="date" office:date-value="2017-10-12">
            <text:p>Oct 12, 2017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2" office:value-type="float" office:value="5.9">
            <text:p>5.9</text:p>
          </table:table-cell>
          <table:table-cell table:number-columns-repeated="9"/>
        </table:table-row>
        <table:table-row table:style-name="ro2">
          <table:table-cell office:value-type="date" office:date-value="2017-10-13">
            <text:p>Oct 13, 2017</text:p>
          </table:table-cell>
          <table:table-cell office:value-type="float" office:value="26.2">
            <text:p>26.2</text:p>
          </table:table-cell>
          <table:table-cell office:value-type="float" office:value="86">
            <text:p>86</text:p>
          </table:table-cell>
          <table:table-cell table:number-columns-repeated="2" office:value-type="float" office:value="45">
            <text:p>45</text:p>
          </table:table-cell>
          <table:table-cell table:number-columns-repeated="9"/>
        </table:table-row>
        <table:table-row table:style-name="ro2">
          <table:table-cell office:value-type="date" office:date-value="2017-10-14">
            <text:p>Oct 14, 2017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10-15">
            <text:p>Oct 15, 2017</text:p>
          </table:table-cell>
          <table:table-cell office:value-type="float" office:value="29.3">
            <text:p>29.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10-16">
            <text:p>Oct 16, 2017</text:p>
          </table:table-cell>
          <table:table-cell office:value-type="float" office:value="26.9">
            <text:p>26.9</text:p>
          </table:table-cell>
          <table:table-cell office:value-type="float" office:value="83">
            <text:p>83</text:p>
          </table:table-cell>
          <table:table-cell table:number-columns-repeated="2" office:value-type="float" office:value="0.8">
            <text:p>0.8</text:p>
          </table:table-cell>
          <table:table-cell table:number-columns-repeated="9"/>
        </table:table-row>
        <table:table-row table:style-name="ro2">
          <table:table-cell office:value-type="date" office:date-value="2017-10-17">
            <text:p>Oct 17, 2017</text:p>
          </table:table-cell>
          <table:table-cell office:value-type="float" office:value="28.6">
            <text:p>28.6</text:p>
          </table:table-cell>
          <table:table-cell office:value-type="float" office:value="79">
            <text:p>79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7-10-18">
            <text:p>Oct 18, 2017</text:p>
          </table:table-cell>
          <table:table-cell office:value-type="float" office:value="29.2">
            <text:p>29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10-19">
            <text:p>Oct 19, 2017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10-20">
            <text:p>Oct 20, 2017</text:p>
          </table:table-cell>
          <table:table-cell office:value-type="float" office:value="28.3">
            <text:p>28.3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10-21">
            <text:p>Oct 21, 2017</text:p>
          </table:table-cell>
          <table:table-cell office:value-type="float" office:value="28.4">
            <text:p>28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7-10-22">
            <text:p>Oct 22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table:number-columns-repeated="2" office:value-type="float" office:value="2.4">
            <text:p>2.4</text:p>
          </table:table-cell>
          <table:table-cell table:number-columns-repeated="9"/>
        </table:table-row>
        <table:table-row table:style-name="ro2">
          <table:table-cell office:value-type="date" office:date-value="2017-10-23">
            <text:p>Oct 23, 2017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table:number-columns-repeated="2" office:value-type="float" office:value="1.2">
            <text:p>1.2</text:p>
          </table:table-cell>
          <table:table-cell table:number-columns-repeated="9"/>
        </table:table-row>
        <table:table-row table:style-name="ro2">
          <table:table-cell office:value-type="date" office:date-value="2017-10-24">
            <text:p>Oct 24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10-25">
            <text:p>Oct 25, 2017</text:p>
          </table:table-cell>
          <table:table-cell office:value-type="float" office:value="26.1">
            <text:p>26.1</text:p>
          </table:table-cell>
          <table:table-cell office:value-type="float" office:value="93">
            <text:p>93</text:p>
          </table:table-cell>
          <table:table-cell table:number-columns-repeated="11"/>
        </table:table-row>
        <table:table-row table:style-name="ro2">
          <table:table-cell office:value-type="date" office:date-value="2017-10-26">
            <text:p>Oct 26, 2017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table:number-columns-repeated="2" office:value-type="float" office:value="23.4">
            <text:p>23.4</text:p>
          </table:table-cell>
          <table:table-cell table:number-columns-repeated="9"/>
        </table:table-row>
        <table:table-row table:style-name="ro2">
          <table:table-cell office:value-type="date" office:date-value="2017-10-27">
            <text:p>Oct 27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table:number-columns-repeated="2" office:value-type="float" office:value="24.8">
            <text:p>24.8</text:p>
          </table:table-cell>
          <table:table-cell table:number-columns-repeated="9"/>
        </table:table-row>
        <table:table-row table:style-name="ro2">
          <table:table-cell office:value-type="date" office:date-value="2017-10-28">
            <text:p>Oct 28, 2017</text:p>
          </table:table-cell>
          <table:table-cell office:value-type="float" office:value="27.6">
            <text:p>27.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7-10-29">
            <text:p>Oct 29, 2017</text:p>
          </table:table-cell>
          <table:table-cell office:value-type="float" office:value="25.7">
            <text:p>25.7</text:p>
          </table:table-cell>
          <table:table-cell office:value-type="float" office:value="92">
            <text:p>92</text:p>
          </table:table-cell>
          <table:table-cell table:number-columns-repeated="2" office:value-type="float" office:value="5.4">
            <text:p>5.4</text:p>
          </table:table-cell>
          <table:table-cell table:number-columns-repeated="9"/>
        </table:table-row>
        <table:table-row table:style-name="ro2">
          <table:table-cell office:value-type="date" office:date-value="2017-10-30">
            <text:p>Oct 30, 2017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10-31">
            <text:p>Oct 31, 2017</text:p>
          </table:table-cell>
          <table:table-cell office:value-type="float" office:value="27.6">
            <text:p>27.6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1">
            <text:p>Nov 1, 2017</text:p>
          </table:table-cell>
          <table:table-cell office:value-type="float" office:value="27.7">
            <text:p>27.7</text:p>
          </table:table-cell>
          <table:table-cell office:value-type="float" office:value="84">
            <text:p>84</text:p>
          </table:table-cell>
          <table:table-cell table:number-columns-repeated="2" office:value-type="float" office:value="0.5">
            <text:p>0.5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2">
            <text:p>Nov 2, 2017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table:number-columns-repeated="2" office:value-type="float" office:value="2.5">
            <text:p>2.5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3">
            <text:p>Nov 3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table:number-columns-repeated="2"/>
          <table:table-cell table:style-name="ce2"/>
          <table:table-cell table:style-name="ce25"/>
          <table:table-cell table:number-columns-repeated="7"/>
        </table:table-row>
        <table:table-row table:style-name="ro2">
          <table:table-cell office:value-type="date" office:date-value="2017-11-04">
            <text:p>Nov 4, 2017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 table:number-columns-repeated="2" office:value-type="float" office:value="2.6">
            <text:p>2.6</text:p>
          </table:table-cell>
          <table:table-cell table:style-name="ce2"/>
          <table:table-cell table:style-name="ce25"/>
          <table:table-cell table:number-columns-repeated="7"/>
        </table:table-row>
        <table:table-row table:style-name="ro2">
          <table:table-cell office:value-type="date" office:date-value="2017-11-05">
            <text:p>Nov 5, 2017</text:p>
          </table:table-cell>
          <table:table-cell office:value-type="float" office:value="27.5">
            <text:p>27.5</text:p>
          </table:table-cell>
          <table:table-cell office:value-type="float" office:value="87">
            <text:p>87</text:p>
          </table:table-cell>
          <table:table-cell table:number-columns-repeated="2" office:value-type="float" office:value="12">
            <text:p>12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6">
            <text:p>Nov 6, 2017</text:p>
          </table:table-cell>
          <table:table-cell office:value-type="float" office:value="27.5">
            <text:p>27.5</text:p>
          </table:table-cell>
          <table:table-cell office:value-type="float" office:value="89">
            <text:p>89</text:p>
          </table:table-cell>
          <table:table-cell table:number-columns-repeated="2"/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7">
            <text:p>Nov 7, 2017</text:p>
          </table:table-cell>
          <table:table-cell office:value-type="float" office:value="25.5">
            <text:p>25.5</text:p>
          </table:table-cell>
          <table:table-cell office:value-type="float" office:value="96">
            <text:p>96</text:p>
          </table:table-cell>
          <table:table-cell/>
          <table:table-cell office:value-type="float" office:value="8888">
            <text:p>8888</text:p>
          </table:table-cell>
          <table:table-cell table:style-name="ce2"/>
          <table:table-cell table:style-name="ce25"/>
          <table:table-cell table:number-columns-repeated="7"/>
        </table:table-row>
        <table:table-row table:style-name="ro2">
          <table:table-cell office:value-type="date" office:date-value="2017-11-08">
            <text:p>Nov 8, 2017</text:p>
          </table:table-cell>
          <table:table-cell office:value-type="float" office:value="26.2">
            <text:p>26.2</text:p>
          </table:table-cell>
          <table:table-cell office:value-type="float" office:value="90">
            <text:p>90</text:p>
          </table:table-cell>
          <table:table-cell table:number-columns-repeated="2" office:value-type="float" office:value="17.7">
            <text:p>17.7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09">
            <text:p>Nov 9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2" office:value-type="float" office:value="0.2">
            <text:p>0.2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0">
            <text:p>Nov 10, 2017</text:p>
          </table:table-cell>
          <table:table-cell office:value-type="float" office:value="26.3">
            <text:p>26.3</text:p>
          </table:table-cell>
          <table:table-cell office:value-type="float" office:value="90">
            <text:p>90</text:p>
          </table:table-cell>
          <table:table-cell table:number-columns-repeated="2" office:value-type="float" office:value="36.9">
            <text:p>36.9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1">
            <text:p>Nov 11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2">
            <text:p>Nov 12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table:number-columns-repeated="2" office:value-type="float" office:value="59.8">
            <text:p>59.8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3">
            <text:p>Nov 13, 2017</text:p>
          </table:table-cell>
          <table:table-cell office:value-type="float" office:value="27.2">
            <text:p>27.2</text:p>
          </table:table-cell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4">
            <text:p>Nov 14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5">
            <text:p>Nov 15, 201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2"/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6">
            <text:p>Nov 16, 2017</text:p>
          </table:table-cell>
          <table:table-cell office:value-type="float" office:value="28.4">
            <text:p>28.4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style-name="ce25"/>
          <table:table-cell table:number-columns-repeated="7"/>
        </table:table-row>
        <table:table-row table:style-name="ro2">
          <table:table-cell office:value-type="date" office:date-value="2017-11-17">
            <text:p>Nov 17, 2017</text:p>
          </table:table-cell>
          <table:table-cell office:value-type="float" office:value="25.4">
            <text:p>25.4</text:p>
          </table:table-cell>
          <table:table-cell office:value-type="float" office:value="89">
            <text:p>89</text:p>
          </table:table-cell>
          <table:table-cell table:number-columns-repeated="2" office:value-type="float" office:value="43.6">
            <text:p>43.6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8">
            <text:p>Nov 18, 2017</text:p>
          </table:table-cell>
          <table:table-cell office:value-type="float" office:value="26.9">
            <text:p>26.9</text:p>
          </table:table-cell>
          <table:table-cell office:value-type="float" office:value="90">
            <text:p>90</text:p>
          </table:table-cell>
          <table:table-cell table:number-columns-repeated="2" office:value-type="float" office:value="1.2">
            <text:p>1.2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19">
            <text:p>Nov 19, 2017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2" office:value-type="float" office:value="50.5">
            <text:p>50.5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20">
            <text:p>Nov 20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60.9">
            <text:p>60.9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21">
            <text:p>Nov 21, 201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22">
            <text:p>Nov 22, 2017</text:p>
          </table:table-cell>
          <table:table-cell office:value-type="float" office:value="28.2">
            <text:p>28.2</text:p>
          </table:table-cell>
          <table:table-cell office:value-type="float" office:value="85">
            <text:p>85</text:p>
          </table:table-cell>
          <table:table-cell table:number-columns-repeated="2"/>
          <table:table-cell table:style-name="ce2" table:number-columns-repeated="2"/>
          <table:table-cell table:number-columns-repeated="7"/>
        </table:table-row>
        <table:table-row table:style-name="ro2">
          <table:table-cell office:value-type="date" office:date-value="2017-11-23">
            <text:p>Nov 23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11-24">
            <text:p>Nov 2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table:number-columns-repeated="2" office:value-type="float" office:value="8.1">
            <text:p>8.1</text:p>
          </table:table-cell>
          <table:table-cell table:number-columns-repeated="9"/>
        </table:table-row>
        <table:table-row table:style-name="ro2">
          <table:table-cell office:value-type="date" office:date-value="2017-11-25">
            <text:p>Nov 25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table:number-columns-repeated="2" office:value-type="float" office:value="22.6">
            <text:p>22.6</text:p>
          </table:table-cell>
          <table:table-cell table:number-columns-repeated="9"/>
        </table:table-row>
        <table:table-row table:style-name="ro2">
          <table:table-cell office:value-type="date" office:date-value="2017-11-26">
            <text:p>Nov 26, 2017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7-11-27">
            <text:p>Nov 27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7-11-28">
            <text:p>Nov 28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date" office:date-value="2017-11-29">
            <text:p>Nov 29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table:number-columns-repeated="2" office:value-type="float" office:value="22.8">
            <text:p>22.8</text:p>
          </table:table-cell>
          <table:table-cell table:number-columns-repeated="9"/>
        </table:table-row>
        <table:table-row table:style-name="ro2">
          <table:table-cell office:value-type="date" office:date-value="2017-11-30">
            <text:p>Nov 30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7-12-01">
            <text:p>Dec 1, 2017</text:p>
          </table:table-cell>
          <table:table-cell office:value-type="float" office:value="28.2">
            <text:p>28.2</text:p>
          </table:table-cell>
          <table:table-cell office:value-type="float" office:value="79">
            <text:p>79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12-02">
            <text:p>Dec 2, 2017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12-03">
            <text:p>Dec 3, 2017</text:p>
          </table:table-cell>
          <table:table-cell office:value-type="float" office:value="28.1">
            <text:p>28.1</text:p>
          </table:table-cell>
          <table:table-cell office:value-type="float" office:value="89">
            <text:p>89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12-04">
            <text:p>Dec 4, 2017</text:p>
          </table:table-cell>
          <table:table-cell office:value-type="float" office:value="28.3">
            <text:p>28.3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12-05">
            <text:p>Dec 5, 2017</text:p>
          </table:table-cell>
          <table:table-cell office:value-type="float" office:value="27.7">
            <text:p>27.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7-12-06">
            <text:p>Dec 6, 2017</text:p>
          </table:table-cell>
          <table:table-cell office:value-type="float" office:value="25.3">
            <text:p>25.3</text:p>
          </table:table-cell>
          <table:table-cell office:value-type="float" office:value="92">
            <text:p>92</text:p>
          </table:table-cell>
          <table:table-cell table:number-columns-repeated="2" office:value-type="float" office:value="41.3">
            <text:p>41.3</text:p>
          </table:table-cell>
          <table:table-cell table:number-columns-repeated="9"/>
        </table:table-row>
        <table:table-row table:style-name="ro2">
          <table:table-cell office:value-type="date" office:date-value="2017-12-07">
            <text:p>Dec 7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2" office:value-type="float" office:value="0.7">
            <text:p>0.7</text:p>
          </table:table-cell>
          <table:table-cell table:number-columns-repeated="9"/>
        </table:table-row>
        <table:table-row table:style-name="ro2">
          <table:table-cell office:value-type="date" office:date-value="2017-12-08">
            <text:p>Dec 8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7-12-09">
            <text:p>Dec 9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2.2">
            <text:p>2.2</text:p>
          </table:table-cell>
          <table:table-cell table:number-columns-repeated="9"/>
        </table:table-row>
        <table:table-row table:style-name="ro2">
          <table:table-cell office:value-type="date" office:date-value="2017-12-10">
            <text:p>Dec 10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7-12-11">
            <text:p>Dec 11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7-12-12">
            <text:p>Dec 12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table:number-columns-repeated="2" office:value-type="float" office:value="2.6">
            <text:p>2.6</text:p>
          </table:table-cell>
          <table:table-cell table:number-columns-repeated="9"/>
        </table:table-row>
        <table:table-row table:style-name="ro2">
          <table:table-cell office:value-type="date" office:date-value="2017-12-13">
            <text:p>Dec 13, 2017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7-12-14">
            <text:p>Dec 14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0.6">
            <text:p>0.6</text:p>
          </table:table-cell>
          <table:table-cell table:number-columns-repeated="9"/>
        </table:table-row>
        <table:table-row table:style-name="ro2">
          <table:table-cell office:value-type="date" office:date-value="2017-12-15">
            <text:p>Dec 15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2" office:value-type="float" office:value="9.6">
            <text:p>9.6</text:p>
          </table:table-cell>
          <table:table-cell table:number-columns-repeated="9"/>
        </table:table-row>
        <table:table-row table:style-name="ro2">
          <table:table-cell office:value-type="date" office:date-value="2017-12-16">
            <text:p>Dec 16, 2017</text:p>
          </table:table-cell>
          <table:table-cell office:value-type="float" office:value="24.9">
            <text:p>24.9</text:p>
          </table:table-cell>
          <table:table-cell office:value-type="float" office:value="92">
            <text:p>92</text:p>
          </table:table-cell>
          <table:table-cell table:number-columns-repeated="2" office:value-type="float" office:value="61">
            <text:p>61</text:p>
          </table:table-cell>
          <table:table-cell table:number-columns-repeated="9"/>
        </table:table-row>
        <table:table-row table:style-name="ro2">
          <table:table-cell office:value-type="date" office:date-value="2017-12-17">
            <text:p>Dec 17, 2017</text:p>
          </table:table-cell>
          <table:table-cell office:value-type="float" office:value="25.9">
            <text:p>25.9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7-12-18">
            <text:p>Dec 18, 2017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2" office:value-type="float" office:value="4.2">
            <text:p>4.2</text:p>
          </table:table-cell>
          <table:table-cell table:number-columns-repeated="9"/>
        </table:table-row>
        <table:table-row table:style-name="ro2">
          <table:table-cell office:value-type="date" office:date-value="2017-12-19">
            <text:p>Dec 19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9.3">
            <text:p>9.3</text:p>
          </table:table-cell>
          <table:table-cell table:number-columns-repeated="9"/>
        </table:table-row>
        <table:table-row table:style-name="ro2">
          <table:table-cell office:value-type="date" office:date-value="2017-12-20">
            <text:p>Dec 20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7-12-21">
            <text:p>Dec 21, 2017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number-columns-repeated="2" office:value-type="float" office:value="3.1">
            <text:p>3.1</text:p>
          </table:table-cell>
          <table:table-cell table:number-columns-repeated="9"/>
        </table:table-row>
        <table:table-row table:style-name="ro2">
          <table:table-cell office:value-type="date" office:date-value="2017-12-22">
            <text:p>Dec 22, 2017</text:p>
          </table:table-cell>
          <table:table-cell office:value-type="float" office:value="27.8">
            <text:p>27.8</text:p>
          </table:table-cell>
          <table:table-cell office:value-type="float" office:value="82">
            <text:p>82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7-12-23">
            <text:p>Dec 23, 2017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table:number-columns-repeated="2" office:value-type="float" office:value="0.9">
            <text:p>0.9</text:p>
          </table:table-cell>
          <table:table-cell table:number-columns-repeated="9"/>
        </table:table-row>
        <table:table-row table:style-name="ro2">
          <table:table-cell office:value-type="date" office:date-value="2017-12-24">
            <text:p>Dec 24, 2017</text:p>
          </table:table-cell>
          <table:table-cell table:style-name="ce2" office:value-type="float" office:value="26.8">
            <text:p>26.8</text:p>
          </table:table-cell>
          <table:table-cell table:style-name="ce2" office:value-type="float" office:value="86">
            <text:p>86</text:p>
          </table:table-cell>
          <table:table-cell table:number-columns-repeated="2" table:style-name="ce2" office:value-type="float" office:value="16.6">
            <text:p>16.6</text:p>
          </table:table-cell>
          <table:table-cell table:number-columns-repeated="9"/>
        </table:table-row>
        <table:table-row table:style-name="ro2">
          <table:table-cell office:value-type="date" office:date-value="2017-12-25">
            <text:p>Dec 25, 2017</text:p>
          </table:table-cell>
          <table:table-cell table:style-name="ce2" office:value-type="float" office:value="26.1">
            <text:p>26.1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32.8">
            <text:p>32.8</text:p>
          </table:table-cell>
          <table:table-cell table:number-columns-repeated="9"/>
        </table:table-row>
        <table:table-row table:style-name="ro2">
          <table:table-cell office:value-type="date" office:date-value="2017-12-26">
            <text:p>Dec 26, 2017</text:p>
          </table:table-cell>
          <table:table-cell table:style-name="ce2" office:value-type="float" office:value="25.8">
            <text:p>25.8</text:p>
          </table:table-cell>
          <table:table-cell table:style-name="ce2" office:value-type="float" office:value="89">
            <text:p>89</text:p>
          </table:table-cell>
          <table:table-cell table:number-columns-repeated="2" table:style-name="ce2" office:value-type="float" office:value="36.7">
            <text:p>36.7</text:p>
          </table:table-cell>
          <table:table-cell table:number-columns-repeated="9"/>
        </table:table-row>
        <table:table-row table:style-name="ro2">
          <table:table-cell office:value-type="date" office:date-value="2017-12-27">
            <text:p>Dec 27, 2017</text:p>
          </table:table-cell>
          <table:table-cell table:style-name="ce2" office:value-type="float" office:value="27.1">
            <text:p>27.1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4.7">
            <text:p>4.7</text:p>
          </table:table-cell>
          <table:table-cell table:number-columns-repeated="9"/>
        </table:table-row>
        <table:table-row table:style-name="ro2">
          <table:table-cell office:value-type="date" office:date-value="2017-12-28">
            <text:p>Dec 28, 2017</text:p>
          </table:table-cell>
          <table:table-cell table:style-name="ce2" office:value-type="float" office:value="27.2">
            <text:p>27.2</text:p>
          </table:table-cell>
          <table:table-cell table:style-name="ce2" office:value-type="float" office:value="87">
            <text:p>87</text:p>
          </table:table-cell>
          <table:table-cell table:style-name="ce25" table:number-columns-repeated="2"/>
          <table:table-cell table:number-columns-repeated="9"/>
        </table:table-row>
        <table:table-row table:style-name="ro2">
          <table:table-cell office:value-type="date" office:date-value="2017-12-29">
            <text:p>Dec 29, 2017</text:p>
          </table:table-cell>
          <table:table-cell table:style-name="ce2" office:value-type="float" office:value="25.1">
            <text:p>25.1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13.1">
            <text:p>13.1</text:p>
          </table:table-cell>
          <table:table-cell table:number-columns-repeated="9"/>
        </table:table-row>
        <table:table-row table:style-name="ro2">
          <table:table-cell office:value-type="date" office:date-value="2017-12-30">
            <text:p>Dec 30, 2017</text:p>
          </table:table-cell>
          <table:table-cell table:style-name="ce2" office:value-type="float" office:value="25.8">
            <text:p>25.8</text:p>
          </table:table-cell>
          <table:table-cell table:style-name="ce2" office:value-type="float" office:value="92">
            <text:p>92</text:p>
          </table:table-cell>
          <table:table-cell table:number-columns-repeated="2" table:style-name="ce2" office:value-type="float" office:value="2.8">
            <text:p>2.8</text:p>
          </table:table-cell>
          <table:table-cell table:number-columns-repeated="9"/>
        </table:table-row>
        <table:table-row table:style-name="ro2">
          <table:table-cell office:value-type="date" office:date-value="2017-12-31">
            <text:p>Dec 31, 2017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88">
            <text:p>88</text:p>
          </table:table-cell>
          <table:table-cell table:number-columns-repeated="2" table:style-name="ce2" office:value-type="float" office:value="1.4">
            <text:p>1.4</text:p>
          </table:table-cell>
          <table:table-cell table:number-columns-repeated="9"/>
        </table:table-row>
        <table:table-row table:style-name="ro4">
          <table:table-cell table:style-name="Default"/>
          <table:table-cell table:number-columns-repeated="13"/>
        </table:table-row>
        <table:table-row table:style-name="ro4">
          <table:table-cell table:style-name="Default" office:value-type="string">
            <text:p>Filter</text:p>
          </table:table-cell>
          <table:table-cell table:number-columns-repeated="13"/>
        </table:table-row>
        <table:table-row table:style-name="ro4">
          <table:table-cell table:style-name="Default"/>
          <table:table-cell table:number-columns-repeated="13"/>
        </table:table-row>
        <table:table-row table:style-name="ro4">
          <table:table-cell table:style-name="ce4"/>
          <table:table-cell table:style-name="ce11" office:value-type="string">
            <text:p>Date</text:p>
          </table:table-cell>
          <table:table-cell table:style-name="ce18" table:number-columns-repeated="11"/>
          <table:table-cell table:style-name="ce31"/>
        </table:table-row>
        <table:table-row table:style-name="ro4">
          <table:table-cell table:style-name="ce5" office:value-type="string">
            <text:p>Data</text:p>
          </table:table-cell>
          <table:table-cell table:style-name="ce12" office:value-type="string">
            <text:p>Jan</text:p>
          </table:table-cell>
          <table:table-cell table:style-name="ce19" office:value-type="string">
            <text:p>Feb</text:p>
          </table:table-cell>
          <table:table-cell table:style-name="ce19" office:value-type="string">
            <text:p>Mar</text:p>
          </table:table-cell>
          <table:table-cell table:style-name="ce19" office:value-type="string">
            <text:p>Apr</text:p>
          </table:table-cell>
          <table:table-cell table:style-name="ce19" office:value-type="string">
            <text:p>May</text:p>
          </table:table-cell>
          <table:table-cell table:style-name="ce19" office:value-type="string">
            <text:p>Jun</text:p>
          </table:table-cell>
          <table:table-cell table:style-name="ce19" office:value-type="string">
            <text:p>Jul</text:p>
          </table:table-cell>
          <table:table-cell table:style-name="ce19" office:value-type="string">
            <text:p>Aug</text:p>
          </table:table-cell>
          <table:table-cell table:style-name="ce19" office:value-type="string">
            <text:p>Sep</text:p>
          </table:table-cell>
          <table:table-cell table:style-name="ce19" office:value-type="string">
            <text:p>Oc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c</text:p>
          </table:table-cell>
          <table:table-cell table:style-name="ce32" office:value-type="string">
            <text:p>Total Result</text:p>
          </table:table-cell>
        </table:table-row>
        <table:table-row table:style-name="ro4">
          <table:table-cell table:style-name="ce6" office:value-type="string">
            <text:p>Sum - Tavg</text:p>
          </table:table-cell>
          <table:table-cell table:style-name="ce13" office:value-type="float" office:value="835.3">
            <text:p>835.3</text:p>
          </table:table-cell>
          <table:table-cell table:style-name="ce20" office:value-type="float" office:value="734.2">
            <text:p>734.2</text:p>
          </table:table-cell>
          <table:table-cell table:style-name="ce20" office:value-type="float" office:value="827.3">
            <text:p>827.3</text:p>
          </table:table-cell>
          <table:table-cell table:style-name="ce20" office:value-type="float" office:value="808.7">
            <text:p>808.7</text:p>
          </table:table-cell>
          <table:table-cell table:style-name="ce20" office:value-type="float" office:value="847.7">
            <text:p>847.7</text:p>
          </table:table-cell>
          <table:table-cell table:style-name="ce20" office:value-type="float" office:value="816.6">
            <text:p>816.6</text:p>
          </table:table-cell>
          <table:table-cell table:style-name="ce20" office:value-type="float" office:value="839.5">
            <text:p>839.5</text:p>
          </table:table-cell>
          <table:table-cell table:style-name="ce20" office:value-type="float" office:value="839.4">
            <text:p>839.4</text:p>
          </table:table-cell>
          <table:table-cell table:style-name="ce20" office:value-type="float" office:value="811.1">
            <text:p>811.1</text:p>
          </table:table-cell>
          <table:table-cell table:style-name="ce20" office:value-type="float" office:value="842.2">
            <text:p>842.2</text:p>
          </table:table-cell>
          <table:table-cell table:style-name="ce20" office:value-type="float" office:value="812.9">
            <text:p>812.9</text:p>
          </table:table-cell>
          <table:table-cell table:style-name="ce26" office:value-type="float" office:value="831.8">
            <text:p>831.8</text:p>
          </table:table-cell>
          <table:table-cell table:style-name="ce33" office:value-type="float" office:value="9846.69999999999">
            <text:p>9846.7</text:p>
          </table:table-cell>
        </table:table-row>
        <table:table-row table:style-name="ro4">
          <table:table-cell table:style-name="ce7" office:value-type="string">
            <text:p>Average - Tavg</text:p>
          </table:table-cell>
          <table:table-cell table:style-name="ce14" office:value-type="float" office:value="26.9451612903226">
            <text:p>26.9451612903</text:p>
          </table:table-cell>
          <table:table-cell table:style-name="Pivot_20_Table_20_Value" office:value-type="float" office:value="26.2214285714286">
            <text:p>26.2214285714</text:p>
          </table:table-cell>
          <table:table-cell table:style-name="Pivot_20_Table_20_Value" office:value-type="float" office:value="26.6870967741935">
            <text:p>26.6870967742</text:p>
          </table:table-cell>
          <table:table-cell table:style-name="Pivot_20_Table_20_Value" office:value-type="float" office:value="26.9566666666667">
            <text:p>26.9566666667</text:p>
          </table:table-cell>
          <table:table-cell table:style-name="Pivot_20_Table_20_Value" office:value-type="float" office:value="27.3451612903226">
            <text:p>27.3451612903</text:p>
          </table:table-cell>
          <table:table-cell table:style-name="Pivot_20_Table_20_Value" office:value-type="float" office:value="27.22">
            <text:p>27.22</text:p>
          </table:table-cell>
          <table:table-cell table:style-name="Pivot_20_Table_20_Value" office:value-type="float" office:value="27.0806451612903">
            <text:p>27.0806451613</text:p>
          </table:table-cell>
          <table:table-cell table:style-name="Pivot_20_Table_20_Value" office:value-type="float" office:value="27.0774193548387">
            <text:p>27.0774193548</text:p>
          </table:table-cell>
          <table:table-cell table:style-name="Pivot_20_Table_20_Value" office:value-type="float" office:value="27.0366666666667">
            <text:p>27.0366666667</text:p>
          </table:table-cell>
          <table:table-cell table:style-name="Pivot_20_Table_20_Value" office:value-type="float" office:value="27.1677419354839">
            <text:p>27.1677419355</text:p>
          </table:table-cell>
          <table:table-cell table:style-name="Pivot_20_Table_20_Value" office:value-type="float" office:value="27.0966666666667">
            <text:p>27.0966666667</text:p>
          </table:table-cell>
          <table:table-cell table:style-name="ce27" office:value-type="float" office:value="26.8322580645161">
            <text:p>26.8322580645</text:p>
          </table:table-cell>
          <table:table-cell table:style-name="ce34" office:value-type="float" office:value="26.9772602739726">
            <text:p>26.977260274</text:p>
          </table:table-cell>
        </table:table-row>
        <table:table-row table:style-name="ro4">
          <table:table-cell table:style-name="ce7" office:value-type="string">
            <text:p>Count - Tavg</text:p>
          </table:table-cell>
          <table:table-cell table:style-name="ce14" office:value-type="float" office:value="31">
            <text:p>31</text:p>
          </table:table-cell>
          <table:table-cell table:style-name="Pivot_20_Table_20_Value" office:value-type="float" office:value="28">
            <text:p>28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number-columns-repeated="2"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ce27" office:value-type="float" office:value="31">
            <text:p>31</text:p>
          </table:table-cell>
          <table:table-cell table:style-name="ce34" office:value-type="float" office:value="365">
            <text:p>365</text:p>
          </table:table-cell>
        </table:table-row>
        <table:table-row table:style-name="ro4">
          <table:table-cell table:style-name="ce7" office:value-type="string">
            <text:p>StDev - Tavg</text:p>
          </table:table-cell>
          <table:table-cell table:style-name="ce14" office:value-type="float" office:value="0.791133663244358">
            <text:p>0.7911336632</text:p>
          </table:table-cell>
          <table:table-cell table:style-name="Pivot_20_Table_20_Value" office:value-type="float" office:value="1.13736444625187">
            <text:p>1.1373644463</text:p>
          </table:table-cell>
          <table:table-cell table:style-name="Pivot_20_Table_20_Value" office:value-type="float" office:value="0.813118251131228">
            <text:p>0.8131182511</text:p>
          </table:table-cell>
          <table:table-cell table:style-name="Pivot_20_Table_20_Value" office:value-type="float" office:value="0.736573302452015">
            <text:p>0.7365733025</text:p>
          </table:table-cell>
          <table:table-cell table:style-name="Pivot_20_Table_20_Value" office:value-type="float" office:value="0.901790333975686">
            <text:p>0.901790334</text:p>
          </table:table-cell>
          <table:table-cell table:style-name="Pivot_20_Table_20_Value" office:value-type="float" office:value="0.896891182420208">
            <text:p>0.8968911824</text:p>
          </table:table-cell>
          <table:table-cell table:style-name="Pivot_20_Table_20_Value" office:value-type="float" office:value="0.907898435890644">
            <text:p>0.9078984359</text:p>
          </table:table-cell>
          <table:table-cell table:style-name="Pivot_20_Table_20_Value" office:value-type="float" office:value="0.878525157074579">
            <text:p>0.8785251571</text:p>
          </table:table-cell>
          <table:table-cell table:style-name="Pivot_20_Table_20_Value" office:value-type="float" office:value="0.989072478545584">
            <text:p>0.9890724785</text:p>
          </table:table-cell>
          <table:table-cell table:style-name="Pivot_20_Table_20_Value" office:value-type="float" office:value="1.18247962541264">
            <text:p>1.1824796254</text:p>
          </table:table-cell>
          <table:table-cell table:style-name="Pivot_20_Table_20_Value" office:value-type="float" office:value="0.755432433060538">
            <text:p>0.7554324331</text:p>
          </table:table-cell>
          <table:table-cell table:style-name="ce27" office:value-type="float" office:value="0.93323348160191">
            <text:p>0.9332334816</text:p>
          </table:table-cell>
          <table:table-cell table:style-name="ce34" office:value-type="float" office:value="0.945552429195947">
            <text:p>0.9455524292</text:p>
          </table:table-cell>
        </table:table-row>
        <table:table-row table:style-name="ro4">
          <table:table-cell table:style-name="ce7" office:value-type="string">
            <text:p>Sum - RH_avg</text:p>
          </table:table-cell>
          <table:table-cell table:style-name="ce14" office:value-type="float" office:value="2640">
            <text:p>2640</text:p>
          </table:table-cell>
          <table:table-cell table:style-name="Pivot_20_Table_20_Value" office:value-type="float" office:value="2435">
            <text:p>2435</text:p>
          </table:table-cell>
          <table:table-cell table:style-name="Pivot_20_Table_20_Value" office:value-type="float" office:value="2685">
            <text:p>2685</text:p>
          </table:table-cell>
          <table:table-cell table:style-name="Pivot_20_Table_20_Value" office:value-type="float" office:value="2622">
            <text:p>2622</text:p>
          </table:table-cell>
          <table:table-cell table:style-name="Pivot_20_Table_20_Value" office:value-type="float" office:value="2678">
            <text:p>2678</text:p>
          </table:table-cell>
          <table:table-cell table:style-name="Pivot_20_Table_20_Value" office:value-type="float" office:value="2567">
            <text:p>2567</text:p>
          </table:table-cell>
          <table:table-cell table:style-name="Pivot_20_Table_20_Value" office:value-type="float" office:value="2608">
            <text:p>2608</text:p>
          </table:table-cell>
          <table:table-cell table:style-name="Pivot_20_Table_20_Value" office:value-type="float" office:value="2496">
            <text:p>2496</text:p>
          </table:table-cell>
          <table:table-cell table:style-name="Pivot_20_Table_20_Value" office:value-type="float" office:value="2557">
            <text:p>2557</text:p>
          </table:table-cell>
          <table:table-cell table:style-name="Pivot_20_Table_20_Value" office:value-type="float" office:value="2659">
            <text:p>2659</text:p>
          </table:table-cell>
          <table:table-cell table:style-name="Pivot_20_Table_20_Value" office:value-type="float" office:value="2526">
            <text:p>2526</text:p>
          </table:table-cell>
          <table:table-cell table:style-name="ce27" office:value-type="float" office:value="2694">
            <text:p>2694</text:p>
          </table:table-cell>
          <table:table-cell table:style-name="ce34" office:value-type="float" office:value="31167">
            <text:p>31167</text:p>
          </table:table-cell>
        </table:table-row>
        <table:table-row table:style-name="ro4">
          <table:table-cell table:style-name="ce7" office:value-type="string">
            <text:p>Average - RH_avg</text:p>
          </table:table-cell>
          <table:table-cell table:style-name="ce14" office:value-type="float" office:value="85.1612903225806">
            <text:p>85.1612903226</text:p>
          </table:table-cell>
          <table:table-cell table:style-name="Pivot_20_Table_20_Value" office:value-type="float" office:value="86.9642857142857">
            <text:p>86.9642857143</text:p>
          </table:table-cell>
          <table:table-cell table:style-name="Pivot_20_Table_20_Value" office:value-type="float" office:value="86.6129032258064">
            <text:p>86.6129032258</text:p>
          </table:table-cell>
          <table:table-cell table:style-name="Pivot_20_Table_20_Value" office:value-type="float" office:value="87.4">
            <text:p>87.4</text:p>
          </table:table-cell>
          <table:table-cell table:style-name="Pivot_20_Table_20_Value" office:value-type="float" office:value="86.3870967741936">
            <text:p>86.3870967742</text:p>
          </table:table-cell>
          <table:table-cell table:style-name="Pivot_20_Table_20_Value" office:value-type="float" office:value="85.5666666666667">
            <text:p>85.5666666667</text:p>
          </table:table-cell>
          <table:table-cell table:style-name="Pivot_20_Table_20_Value" office:value-type="float" office:value="84.1290322580645">
            <text:p>84.1290322581</text:p>
          </table:table-cell>
          <table:table-cell table:style-name="Pivot_20_Table_20_Value" office:value-type="float" office:value="83.2">
            <text:p>83.2</text:p>
          </table:table-cell>
          <table:table-cell table:style-name="Pivot_20_Table_20_Value" office:value-type="float" office:value="85.2333333333333">
            <text:p>85.2333333333</text:p>
          </table:table-cell>
          <table:table-cell table:style-name="Pivot_20_Table_20_Value" office:value-type="float" office:value="85.7741935483871">
            <text:p>85.7741935484</text:p>
          </table:table-cell>
          <table:table-cell table:style-name="Pivot_20_Table_20_Value" office:value-type="float" office:value="87.1034482758621">
            <text:p>87.1034482759</text:p>
          </table:table-cell>
          <table:table-cell table:style-name="ce27" office:value-type="float" office:value="86.9032258064516">
            <text:p>86.9032258065</text:p>
          </table:table-cell>
          <table:table-cell table:style-name="ce34" office:value-type="float" office:value="85.8595041322314">
            <text:p>85.8595041322</text:p>
          </table:table-cell>
        </table:table-row>
        <table:table-row table:style-name="ro4">
          <table:table-cell table:style-name="ce7" office:value-type="string">
            <text:p>Count - RH_avg</text:p>
          </table:table-cell>
          <table:table-cell table:style-name="ce14" office:value-type="float" office:value="31">
            <text:p>31</text:p>
          </table:table-cell>
          <table:table-cell table:style-name="Pivot_20_Table_20_Value" office:value-type="float" office:value="28">
            <text:p>28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number-columns-repeated="2"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29">
            <text:p>29</text:p>
          </table:table-cell>
          <table:table-cell table:style-name="ce27" office:value-type="float" office:value="31">
            <text:p>31</text:p>
          </table:table-cell>
          <table:table-cell table:style-name="ce34" office:value-type="float" office:value="363">
            <text:p>363</text:p>
          </table:table-cell>
        </table:table-row>
        <table:table-row table:style-name="ro4">
          <table:table-cell table:style-name="ce7" office:value-type="string">
            <text:p>StDev - RH_avg</text:p>
          </table:table-cell>
          <table:table-cell table:style-name="ce14" office:value-type="float" office:value="3.29744117151007">
            <text:p>3.2974411715</text:p>
          </table:table-cell>
          <table:table-cell table:style-name="Pivot_20_Table_20_Value" office:value-type="float" office:value="4.22936947281345">
            <text:p>4.2293694728</text:p>
          </table:table-cell>
          <table:table-cell table:style-name="Pivot_20_Table_20_Value" office:value-type="float" office:value="2.97408158770439">
            <text:p>2.9740815877</text:p>
          </table:table-cell>
          <table:table-cell table:style-name="Pivot_20_Table_20_Value" office:value-type="float" office:value="3.0467619895046">
            <text:p>3.0467619895</text:p>
          </table:table-cell>
          <table:table-cell table:style-name="Pivot_20_Table_20_Value" office:value-type="float" office:value="2.94026551357564">
            <text:p>2.9402655136</text:p>
          </table:table-cell>
          <table:table-cell table:style-name="Pivot_20_Table_20_Value" office:value-type="float" office:value="2.66112930828293">
            <text:p>2.6611293083</text:p>
          </table:table-cell>
          <table:table-cell table:style-name="Pivot_20_Table_20_Value" office:value-type="float" office:value="4.06400406400604">
            <text:p>4.064004064</text:p>
          </table:table-cell>
          <table:table-cell table:style-name="Pivot_20_Table_20_Value" office:value-type="float" office:value="4.51358103872115">
            <text:p>4.5135810387</text:p>
          </table:table-cell>
          <table:table-cell table:style-name="Pivot_20_Table_20_Value" office:value-type="float" office:value="4.10788420524219">
            <text:p>4.1078842052</text:p>
          </table:table-cell>
          <table:table-cell table:style-name="Pivot_20_Table_20_Value" office:value-type="float" office:value="4.70963323001801">
            <text:p>4.70963323</text:p>
          </table:table-cell>
          <table:table-cell table:style-name="Pivot_20_Table_20_Value" office:value-type="float" office:value="2.69052341676436">
            <text:p>2.6905234168</text:p>
          </table:table-cell>
          <table:table-cell table:style-name="ce27" office:value-type="float" office:value="3.24915208128399">
            <text:p>3.2491520813</text:p>
          </table:table-cell>
          <table:table-cell table:style-name="ce34" office:value-type="float" office:value="3.7585389745284">
            <text:p>3.7585389745</text:p>
          </table:table-cell>
        </table:table-row>
        <table:table-row table:style-name="ro4">
          <table:table-cell table:style-name="ce7" office:value-type="string">
            <text:p>Sum - RR</text:p>
          </table:table-cell>
          <table:table-cell table:style-name="ce14" office:value-type="float" office:value="185.5">
            <text:p>185.5</text:p>
          </table:table-cell>
          <table:table-cell table:style-name="Pivot_20_Table_20_Value" office:value-type="float" office:value="115.3">
            <text:p>115.3</text:p>
          </table:table-cell>
          <table:table-cell table:style-name="Pivot_20_Table_20_Value" office:value-type="float" office:value="287.5">
            <text:p>287.5</text:p>
          </table:table-cell>
          <table:table-cell table:style-name="Pivot_20_Table_20_Value" office:value-type="float" office:value="516.5">
            <text:p>516.5</text:p>
          </table:table-cell>
          <table:table-cell table:style-name="Pivot_20_Table_20_Value" office:value-type="float" office:value="321.4">
            <text:p>321.4</text:p>
          </table:table-cell>
          <table:table-cell table:style-name="Pivot_20_Table_20_Value" office:value-type="float" office:value="231.6">
            <text:p>231.6</text:p>
          </table:table-cell>
          <table:table-cell table:style-name="Pivot_20_Table_20_Value" office:value-type="float" office:value="143.8">
            <text:p>143.8</text:p>
          </table:table-cell>
          <table:table-cell table:style-name="Pivot_20_Table_20_Value" office:value-type="float" office:value="147.2">
            <text:p>147.2</text:p>
          </table:table-cell>
          <table:table-cell table:style-name="Pivot_20_Table_20_Value" office:value-type="float" office:value="148.2">
            <text:p>148.2</text:p>
          </table:table-cell>
          <table:table-cell table:style-name="Pivot_20_Table_20_Value" office:value-type="float" office:value="250.4">
            <text:p>250.4</text:p>
          </table:table-cell>
          <table:table-cell table:style-name="Pivot_20_Table_20_Value" office:value-type="float" office:value="350.3">
            <text:p>350.3</text:p>
          </table:table-cell>
          <table:table-cell table:style-name="ce27" office:value-type="float" office:value="248">
            <text:p>248</text:p>
          </table:table-cell>
          <table:table-cell table:style-name="ce34" office:value-type="float" office:value="2945.7">
            <text:p>2945.7</text:p>
          </table:table-cell>
        </table:table-row>
        <table:table-row table:style-name="ro4">
          <table:table-cell table:style-name="ce7" office:value-type="string">
            <text:p>Average - RR</text:p>
          </table:table-cell>
          <table:table-cell table:style-name="ce14" office:value-type="float" office:value="15.4583333333333">
            <text:p>15.4583333333</text:p>
          </table:table-cell>
          <table:table-cell table:style-name="Pivot_20_Table_20_Value" office:value-type="float" office:value="9.60833333333333">
            <text:p>9.6083333333</text:p>
          </table:table-cell>
          <table:table-cell table:style-name="Pivot_20_Table_20_Value" office:value-type="float" office:value="16.9117647058823">
            <text:p>16.9117647059</text:p>
          </table:table-cell>
          <table:table-cell table:style-name="Pivot_20_Table_20_Value" office:value-type="float" office:value="27.1842105263158">
            <text:p>27.1842105263</text:p>
          </table:table-cell>
          <table:table-cell table:style-name="Pivot_20_Table_20_Value" office:value-type="float" office:value="16.9157894736842">
            <text:p>16.9157894737</text:p>
          </table:table-cell>
          <table:table-cell table:style-name="Pivot_20_Table_20_Value" office:value-type="float" office:value="11.0285714285714">
            <text:p>11.0285714286</text:p>
          </table:table-cell>
          <table:table-cell table:style-name="Pivot_20_Table_20_Value" office:value-type="float" office:value="7.19">
            <text:p>7.19</text:p>
          </table:table-cell>
          <table:table-cell table:style-name="Pivot_20_Table_20_Value" office:value-type="float" office:value="8.65882352941176">
            <text:p>8.6588235294</text:p>
          </table:table-cell>
          <table:table-cell table:style-name="Pivot_20_Table_20_Value" office:value-type="float" office:value="7.41">
            <text:p>7.41</text:p>
          </table:table-cell>
          <table:table-cell table:style-name="Pivot_20_Table_20_Value" office:value-type="float" office:value="11.9238095238095">
            <text:p>11.9238095238</text:p>
          </table:table-cell>
          <table:table-cell table:style-name="Pivot_20_Table_20_Value" office:value-type="float" office:value="16.6809523809524">
            <text:p>16.680952381</text:p>
          </table:table-cell>
          <table:table-cell table:style-name="ce27" office:value-type="float" office:value="10.7826086956522">
            <text:p>10.7826086957</text:p>
          </table:table-cell>
          <table:table-cell table:style-name="ce34" office:value-type="float" office:value="13.2689189189189">
            <text:p>13.2689189189</text:p>
          </table:table-cell>
        </table:table-row>
        <table:table-row table:style-name="ro4">
          <table:table-cell table:style-name="ce7" office:value-type="string">
            <text:p>Count - RR</text:p>
          </table:table-cell>
          <table:table-cell table:style-name="ce14" office:value-type="float" office:value="12">
            <text:p>12</text:p>
          </table:table-cell>
          <table:table-cell table:style-name="Pivot_20_Table_20_Value" office:value-type="float" office:value="12">
            <text:p>12</text:p>
          </table:table-cell>
          <table:table-cell table:style-name="Pivot_20_Table_20_Value" office:value-type="float" office:value="17">
            <text:p>17</text:p>
          </table:table-cell>
          <table:table-cell table:number-columns-repeated="2" table:style-name="Pivot_20_Table_20_Value" office:value-type="float" office:value="19">
            <text:p>19</text:p>
          </table:table-cell>
          <table:table-cell table:style-name="Pivot_20_Table_20_Value" office:value-type="float" office:value="21">
            <text:p>21</text:p>
          </table:table-cell>
          <table:table-cell table:style-name="Pivot_20_Table_20_Value" office:value-type="float" office:value="20">
            <text:p>20</text:p>
          </table:table-cell>
          <table:table-cell table:style-name="Pivot_20_Table_20_Value" office:value-type="float" office:value="17">
            <text:p>17</text:p>
          </table:table-cell>
          <table:table-cell table:style-name="Pivot_20_Table_20_Value" office:value-type="float" office:value="20">
            <text:p>20</text:p>
          </table:table-cell>
          <table:table-cell table:number-columns-repeated="2" table:style-name="Pivot_20_Table_20_Value" office:value-type="float" office:value="21">
            <text:p>21</text:p>
          </table:table-cell>
          <table:table-cell table:style-name="ce27" office:value-type="float" office:value="23">
            <text:p>23</text:p>
          </table:table-cell>
          <table:table-cell table:style-name="ce34" office:value-type="float" office:value="222">
            <text:p>222</text:p>
          </table:table-cell>
        </table:table-row>
        <table:table-row table:style-name="ro4">
          <table:table-cell table:style-name="ce7" office:value-type="string">
            <text:p>StDev - RR</text:p>
          </table:table-cell>
          <table:table-cell table:style-name="ce15" office:value-type="float" office:value="22.1468429243346">
            <text:p>22.1468429243</text:p>
          </table:table-cell>
          <table:table-cell table:style-name="ce21" office:value-type="float" office:value="14.6864475767369">
            <text:p>14.6864475767</text:p>
          </table:table-cell>
          <table:table-cell table:style-name="ce21" office:value-type="float" office:value="21.7863742495436">
            <text:p>21.7863742495</text:p>
          </table:table-cell>
          <table:table-cell table:style-name="ce21" office:value-type="float" office:value="28.9356424416112">
            <text:p>28.9356424416</text:p>
          </table:table-cell>
          <table:table-cell table:style-name="ce21" office:value-type="float" office:value="26.1702388890276">
            <text:p>26.170238889</text:p>
          </table:table-cell>
          <table:table-cell table:style-name="ce21" office:value-type="float" office:value="25.7433708526514">
            <text:p>25.7433708527</text:p>
          </table:table-cell>
          <table:table-cell table:style-name="ce21" office:value-type="float" office:value="23.3613017842035">
            <text:p>23.3613017842</text:p>
          </table:table-cell>
          <table:table-cell table:style-name="ce21" office:value-type="float" office:value="13.7461839624462">
            <text:p>13.7461839624</text:p>
          </table:table-cell>
          <table:table-cell table:style-name="ce21" office:value-type="float" office:value="9.65662575916824">
            <text:p>9.6566257592</text:p>
          </table:table-cell>
          <table:table-cell table:style-name="ce21" office:value-type="float" office:value="18.0982569536932">
            <text:p>18.0982569537</text:p>
          </table:table-cell>
          <table:table-cell table:style-name="ce21" office:value-type="float" office:value="21.0792936088385">
            <text:p>21.0792936088</text:p>
          </table:table-cell>
          <table:table-cell table:style-name="ce28" office:value-type="float" office:value="16.3508590870748">
            <text:p>16.3508590871</text:p>
          </table:table-cell>
          <table:table-cell table:style-name="ce35" office:value-type="float" office:value="21.1856473592287">
            <text:p>21.1856473592</text:p>
          </table:table-cell>
        </table:table-row>
        <table:table-row table:style-name="ro4">
          <table:table-cell table:style-name="ce8" office:value-type="string">
            <text:p>Total Sum - Tavg</text:p>
          </table:table-cell>
          <table:table-cell table:style-name="Pivot_20_Table_20_Result" office:value-type="float" office:value="835.3">
            <text:p>835.3</text:p>
          </table:table-cell>
          <table:table-cell table:style-name="Pivot_20_Table_20_Result" office:value-type="float" office:value="734.2">
            <text:p>734.2</text:p>
          </table:table-cell>
          <table:table-cell table:style-name="Pivot_20_Table_20_Result" office:value-type="float" office:value="827.3">
            <text:p>827.3</text:p>
          </table:table-cell>
          <table:table-cell table:style-name="Pivot_20_Table_20_Result" office:value-type="float" office:value="808.7">
            <text:p>808.7</text:p>
          </table:table-cell>
          <table:table-cell table:style-name="Pivot_20_Table_20_Result" office:value-type="float" office:value="847.7">
            <text:p>847.7</text:p>
          </table:table-cell>
          <table:table-cell table:style-name="Pivot_20_Table_20_Result" office:value-type="float" office:value="816.6">
            <text:p>816.6</text:p>
          </table:table-cell>
          <table:table-cell table:style-name="Pivot_20_Table_20_Result" office:value-type="float" office:value="839.5">
            <text:p>839.5</text:p>
          </table:table-cell>
          <table:table-cell table:style-name="Pivot_20_Table_20_Result" office:value-type="float" office:value="839.4">
            <text:p>839.4</text:p>
          </table:table-cell>
          <table:table-cell table:style-name="Pivot_20_Table_20_Result" office:value-type="float" office:value="811.1">
            <text:p>811.1</text:p>
          </table:table-cell>
          <table:table-cell table:style-name="Pivot_20_Table_20_Result" office:value-type="float" office:value="842.2">
            <text:p>842.2</text:p>
          </table:table-cell>
          <table:table-cell table:style-name="Pivot_20_Table_20_Result" office:value-type="float" office:value="812.9">
            <text:p>812.9</text:p>
          </table:table-cell>
          <table:table-cell table:style-name="Pivot_20_Table_20_Result" office:value-type="float" office:value="831.8">
            <text:p>831.8</text:p>
          </table:table-cell>
          <table:table-cell table:style-name="ce36" office:value-type="float" office:value="9846.69999999999">
            <text:p>9846.7</text:p>
          </table:table-cell>
        </table:table-row>
        <table:table-row table:style-name="ro4">
          <table:table-cell table:style-name="ce8" office:value-type="string">
            <text:p>Total Average - Tavg</text:p>
          </table:table-cell>
          <table:table-cell table:style-name="ce16" office:value-type="float" office:value="26.9451612903226">
            <text:p>26.9451612903</text:p>
          </table:table-cell>
          <table:table-cell table:style-name="ce22" office:value-type="float" office:value="26.2214285714286">
            <text:p>26.2214285714</text:p>
          </table:table-cell>
          <table:table-cell table:style-name="ce22" office:value-type="float" office:value="26.6870967741935">
            <text:p>26.6870967742</text:p>
          </table:table-cell>
          <table:table-cell table:style-name="ce22" office:value-type="float" office:value="26.9566666666667">
            <text:p>26.9566666667</text:p>
          </table:table-cell>
          <table:table-cell table:style-name="ce22" office:value-type="float" office:value="27.3451612903226">
            <text:p>27.3451612903</text:p>
          </table:table-cell>
          <table:table-cell table:style-name="ce22" office:value-type="float" office:value="27.22">
            <text:p>27.22</text:p>
          </table:table-cell>
          <table:table-cell table:style-name="ce22" office:value-type="float" office:value="27.0806451612903">
            <text:p>27.0806451613</text:p>
          </table:table-cell>
          <table:table-cell table:style-name="ce22" office:value-type="float" office:value="27.0774193548387">
            <text:p>27.0774193548</text:p>
          </table:table-cell>
          <table:table-cell table:style-name="ce22" office:value-type="float" office:value="27.0366666666667">
            <text:p>27.0366666667</text:p>
          </table:table-cell>
          <table:table-cell table:style-name="ce22" office:value-type="float" office:value="27.1677419354839">
            <text:p>27.1677419355</text:p>
          </table:table-cell>
          <table:table-cell table:style-name="ce22" office:value-type="float" office:value="27.0966666666667">
            <text:p>27.0966666667</text:p>
          </table:table-cell>
          <table:table-cell table:style-name="ce29" office:value-type="float" office:value="26.8322580645161">
            <text:p>26.8322580645</text:p>
          </table:table-cell>
          <table:table-cell table:style-name="ce36" office:value-type="float" office:value="26.9772602739726">
            <text:p>26.977260274</text:p>
          </table:table-cell>
        </table:table-row>
        <table:table-row table:style-name="ro4">
          <table:table-cell table:style-name="ce8" office:value-type="string">
            <text:p>Total Count - Tavg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28">
            <text:p>28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number-columns-repeated="2"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ce36" office:value-type="float" office:value="365">
            <text:p>365</text:p>
          </table:table-cell>
        </table:table-row>
        <table:table-row table:style-name="ro4">
          <table:table-cell table:style-name="ce8" office:value-type="string">
            <text:p>Total StDev - Tavg</text:p>
          </table:table-cell>
          <table:table-cell table:style-name="ce16" office:value-type="float" office:value="0.791133663244358">
            <text:p>0.7911336632</text:p>
          </table:table-cell>
          <table:table-cell table:style-name="ce22" office:value-type="float" office:value="1.13736444625187">
            <text:p>1.1373644463</text:p>
          </table:table-cell>
          <table:table-cell table:style-name="ce22" office:value-type="float" office:value="0.813118251131228">
            <text:p>0.8131182511</text:p>
          </table:table-cell>
          <table:table-cell table:style-name="ce22" office:value-type="float" office:value="0.736573302452015">
            <text:p>0.7365733025</text:p>
          </table:table-cell>
          <table:table-cell table:style-name="ce22" office:value-type="float" office:value="0.901790333975686">
            <text:p>0.901790334</text:p>
          </table:table-cell>
          <table:table-cell table:style-name="ce22" office:value-type="float" office:value="0.896891182420208">
            <text:p>0.8968911824</text:p>
          </table:table-cell>
          <table:table-cell table:style-name="ce22" office:value-type="float" office:value="0.907898435890644">
            <text:p>0.9078984359</text:p>
          </table:table-cell>
          <table:table-cell table:style-name="ce22" office:value-type="float" office:value="0.878525157074579">
            <text:p>0.8785251571</text:p>
          </table:table-cell>
          <table:table-cell table:style-name="ce22" office:value-type="float" office:value="0.989072478545584">
            <text:p>0.9890724785</text:p>
          </table:table-cell>
          <table:table-cell table:style-name="ce22" office:value-type="float" office:value="1.18247962541264">
            <text:p>1.1824796254</text:p>
          </table:table-cell>
          <table:table-cell table:style-name="ce22" office:value-type="float" office:value="0.755432433060538">
            <text:p>0.7554324331</text:p>
          </table:table-cell>
          <table:table-cell table:style-name="ce29" office:value-type="float" office:value="0.93323348160191">
            <text:p>0.9332334816</text:p>
          </table:table-cell>
          <table:table-cell table:style-name="ce36" office:value-type="float" office:value="0.945552429195947">
            <text:p>0.9455524292</text:p>
          </table:table-cell>
        </table:table-row>
        <table:table-row table:style-name="ro4">
          <table:table-cell table:style-name="ce8" office:value-type="string">
            <text:p>Total Sum - RH_avg</text:p>
          </table:table-cell>
          <table:table-cell table:style-name="Pivot_20_Table_20_Result" office:value-type="float" office:value="2640">
            <text:p>2640</text:p>
          </table:table-cell>
          <table:table-cell table:style-name="Pivot_20_Table_20_Result" office:value-type="float" office:value="2435">
            <text:p>2435</text:p>
          </table:table-cell>
          <table:table-cell table:style-name="Pivot_20_Table_20_Result" office:value-type="float" office:value="2685">
            <text:p>2685</text:p>
          </table:table-cell>
          <table:table-cell table:style-name="Pivot_20_Table_20_Result" office:value-type="float" office:value="2622">
            <text:p>2622</text:p>
          </table:table-cell>
          <table:table-cell table:style-name="Pivot_20_Table_20_Result" office:value-type="float" office:value="2678">
            <text:p>2678</text:p>
          </table:table-cell>
          <table:table-cell table:style-name="Pivot_20_Table_20_Result" office:value-type="float" office:value="2567">
            <text:p>2567</text:p>
          </table:table-cell>
          <table:table-cell table:style-name="Pivot_20_Table_20_Result" office:value-type="float" office:value="2608">
            <text:p>2608</text:p>
          </table:table-cell>
          <table:table-cell table:style-name="Pivot_20_Table_20_Result" office:value-type="float" office:value="2496">
            <text:p>2496</text:p>
          </table:table-cell>
          <table:table-cell table:style-name="Pivot_20_Table_20_Result" office:value-type="float" office:value="2557">
            <text:p>2557</text:p>
          </table:table-cell>
          <table:table-cell table:style-name="Pivot_20_Table_20_Result" office:value-type="float" office:value="2659">
            <text:p>2659</text:p>
          </table:table-cell>
          <table:table-cell table:style-name="Pivot_20_Table_20_Result" office:value-type="float" office:value="2526">
            <text:p>2526</text:p>
          </table:table-cell>
          <table:table-cell table:style-name="Pivot_20_Table_20_Result" office:value-type="float" office:value="2694">
            <text:p>2694</text:p>
          </table:table-cell>
          <table:table-cell table:style-name="ce36" office:value-type="float" office:value="31167">
            <text:p>31167</text:p>
          </table:table-cell>
        </table:table-row>
        <table:table-row table:style-name="ro4">
          <table:table-cell table:style-name="ce8" office:value-type="string">
            <text:p>Total Average - RH_avg</text:p>
          </table:table-cell>
          <table:table-cell table:style-name="ce16" office:value-type="float" office:value="85.1612903225806">
            <text:p>85.1612903226</text:p>
          </table:table-cell>
          <table:table-cell table:style-name="ce22" office:value-type="float" office:value="86.9642857142857">
            <text:p>86.9642857143</text:p>
          </table:table-cell>
          <table:table-cell table:style-name="ce22" office:value-type="float" office:value="86.6129032258064">
            <text:p>86.6129032258</text:p>
          </table:table-cell>
          <table:table-cell table:style-name="ce22" office:value-type="float" office:value="87.4">
            <text:p>87.4</text:p>
          </table:table-cell>
          <table:table-cell table:style-name="ce22" office:value-type="float" office:value="86.3870967741936">
            <text:p>86.3870967742</text:p>
          </table:table-cell>
          <table:table-cell table:style-name="ce22" office:value-type="float" office:value="85.5666666666667">
            <text:p>85.5666666667</text:p>
          </table:table-cell>
          <table:table-cell table:style-name="ce22" office:value-type="float" office:value="84.1290322580645">
            <text:p>84.1290322581</text:p>
          </table:table-cell>
          <table:table-cell table:style-name="ce22" office:value-type="float" office:value="83.2">
            <text:p>83.2</text:p>
          </table:table-cell>
          <table:table-cell table:style-name="ce22" office:value-type="float" office:value="85.2333333333333">
            <text:p>85.2333333333</text:p>
          </table:table-cell>
          <table:table-cell table:style-name="ce22" office:value-type="float" office:value="85.7741935483871">
            <text:p>85.7741935484</text:p>
          </table:table-cell>
          <table:table-cell table:style-name="ce22" office:value-type="float" office:value="87.1034482758621">
            <text:p>87.1034482759</text:p>
          </table:table-cell>
          <table:table-cell table:style-name="ce29" office:value-type="float" office:value="86.9032258064516">
            <text:p>86.9032258065</text:p>
          </table:table-cell>
          <table:table-cell table:style-name="ce36" office:value-type="float" office:value="85.8595041322314">
            <text:p>85.8595041322</text:p>
          </table:table-cell>
        </table:table-row>
        <table:table-row table:style-name="ro4">
          <table:table-cell table:style-name="ce8" office:value-type="string">
            <text:p>Total Count - RH_avg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28">
            <text:p>28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number-columns-repeated="2"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29">
            <text:p>29</text:p>
          </table:table-cell>
          <table:table-cell table:style-name="Pivot_20_Table_20_Result" office:value-type="float" office:value="31">
            <text:p>31</text:p>
          </table:table-cell>
          <table:table-cell table:style-name="ce36" office:value-type="float" office:value="363">
            <text:p>363</text:p>
          </table:table-cell>
        </table:table-row>
        <table:table-row table:style-name="ro4">
          <table:table-cell table:style-name="ce8" office:value-type="string">
            <text:p>Total StDev - RH_avg</text:p>
          </table:table-cell>
          <table:table-cell table:style-name="ce16" office:value-type="float" office:value="3.29744117151007">
            <text:p>3.2974411715</text:p>
          </table:table-cell>
          <table:table-cell table:style-name="ce22" office:value-type="float" office:value="4.22936947281345">
            <text:p>4.2293694728</text:p>
          </table:table-cell>
          <table:table-cell table:style-name="ce22" office:value-type="float" office:value="2.97408158770439">
            <text:p>2.9740815877</text:p>
          </table:table-cell>
          <table:table-cell table:style-name="ce22" office:value-type="float" office:value="3.0467619895046">
            <text:p>3.0467619895</text:p>
          </table:table-cell>
          <table:table-cell table:style-name="ce22" office:value-type="float" office:value="2.94026551357564">
            <text:p>2.9402655136</text:p>
          </table:table-cell>
          <table:table-cell table:style-name="ce22" office:value-type="float" office:value="2.66112930828293">
            <text:p>2.6611293083</text:p>
          </table:table-cell>
          <table:table-cell table:style-name="ce22" office:value-type="float" office:value="4.06400406400604">
            <text:p>4.064004064</text:p>
          </table:table-cell>
          <table:table-cell table:style-name="ce22" office:value-type="float" office:value="4.51358103872115">
            <text:p>4.5135810387</text:p>
          </table:table-cell>
          <table:table-cell table:style-name="ce22" office:value-type="float" office:value="4.10788420524219">
            <text:p>4.1078842052</text:p>
          </table:table-cell>
          <table:table-cell table:style-name="ce22" office:value-type="float" office:value="4.70963323001801">
            <text:p>4.70963323</text:p>
          </table:table-cell>
          <table:table-cell table:style-name="ce22" office:value-type="float" office:value="2.69052341676436">
            <text:p>2.6905234168</text:p>
          </table:table-cell>
          <table:table-cell table:style-name="ce29" office:value-type="float" office:value="3.24915208128399">
            <text:p>3.2491520813</text:p>
          </table:table-cell>
          <table:table-cell table:style-name="ce36" office:value-type="float" office:value="3.7585389745284">
            <text:p>3.7585389745</text:p>
          </table:table-cell>
        </table:table-row>
        <table:table-row table:style-name="ro4">
          <table:table-cell table:style-name="ce8" office:value-type="string">
            <text:p>Total Sum - RR</text:p>
          </table:table-cell>
          <table:table-cell table:style-name="Pivot_20_Table_20_Result" office:value-type="float" office:value="185.5">
            <text:p>185.5</text:p>
          </table:table-cell>
          <table:table-cell table:style-name="Pivot_20_Table_20_Result" office:value-type="float" office:value="115.3">
            <text:p>115.3</text:p>
          </table:table-cell>
          <table:table-cell table:style-name="Pivot_20_Table_20_Result" office:value-type="float" office:value="287.5">
            <text:p>287.5</text:p>
          </table:table-cell>
          <table:table-cell table:style-name="Pivot_20_Table_20_Result" office:value-type="float" office:value="516.5">
            <text:p>516.5</text:p>
          </table:table-cell>
          <table:table-cell table:style-name="Pivot_20_Table_20_Result" office:value-type="float" office:value="321.4">
            <text:p>321.4</text:p>
          </table:table-cell>
          <table:table-cell table:style-name="Pivot_20_Table_20_Result" office:value-type="float" office:value="231.6">
            <text:p>231.6</text:p>
          </table:table-cell>
          <table:table-cell table:style-name="Pivot_20_Table_20_Result" office:value-type="float" office:value="143.8">
            <text:p>143.8</text:p>
          </table:table-cell>
          <table:table-cell table:style-name="Pivot_20_Table_20_Result" office:value-type="float" office:value="147.2">
            <text:p>147.2</text:p>
          </table:table-cell>
          <table:table-cell table:style-name="Pivot_20_Table_20_Result" office:value-type="float" office:value="148.2">
            <text:p>148.2</text:p>
          </table:table-cell>
          <table:table-cell table:style-name="Pivot_20_Table_20_Result" office:value-type="float" office:value="250.4">
            <text:p>250.4</text:p>
          </table:table-cell>
          <table:table-cell table:style-name="Pivot_20_Table_20_Result" office:value-type="float" office:value="350.3">
            <text:p>350.3</text:p>
          </table:table-cell>
          <table:table-cell table:style-name="Pivot_20_Table_20_Result" office:value-type="float" office:value="248">
            <text:p>248</text:p>
          </table:table-cell>
          <table:table-cell table:style-name="ce36" office:value-type="float" office:value="2945.7">
            <text:p>2945.7</text:p>
          </table:table-cell>
        </table:table-row>
        <table:table-row table:style-name="ro4">
          <table:table-cell table:style-name="ce8" office:value-type="string">
            <text:p>Total Average - RR</text:p>
          </table:table-cell>
          <table:table-cell table:style-name="ce16" office:value-type="float" office:value="15.4583333333333">
            <text:p>15.4583333333</text:p>
          </table:table-cell>
          <table:table-cell table:style-name="ce22" office:value-type="float" office:value="9.60833333333333">
            <text:p>9.6083333333</text:p>
          </table:table-cell>
          <table:table-cell table:style-name="ce22" office:value-type="float" office:value="16.9117647058823">
            <text:p>16.9117647059</text:p>
          </table:table-cell>
          <table:table-cell table:style-name="ce22" office:value-type="float" office:value="27.1842105263158">
            <text:p>27.1842105263</text:p>
          </table:table-cell>
          <table:table-cell table:style-name="ce22" office:value-type="float" office:value="16.9157894736842">
            <text:p>16.9157894737</text:p>
          </table:table-cell>
          <table:table-cell table:style-name="ce22" office:value-type="float" office:value="11.0285714285714">
            <text:p>11.0285714286</text:p>
          </table:table-cell>
          <table:table-cell table:style-name="ce22" office:value-type="float" office:value="7.19">
            <text:p>7.19</text:p>
          </table:table-cell>
          <table:table-cell table:style-name="ce22" office:value-type="float" office:value="8.65882352941176">
            <text:p>8.6588235294</text:p>
          </table:table-cell>
          <table:table-cell table:style-name="ce22" office:value-type="float" office:value="7.41">
            <text:p>7.41</text:p>
          </table:table-cell>
          <table:table-cell table:style-name="ce22" office:value-type="float" office:value="11.9238095238095">
            <text:p>11.9238095238</text:p>
          </table:table-cell>
          <table:table-cell table:style-name="ce22" office:value-type="float" office:value="16.6809523809524">
            <text:p>16.680952381</text:p>
          </table:table-cell>
          <table:table-cell table:style-name="ce29" office:value-type="float" office:value="10.7826086956522">
            <text:p>10.7826086957</text:p>
          </table:table-cell>
          <table:table-cell table:style-name="ce36" office:value-type="float" office:value="13.2689189189189">
            <text:p>13.2689189189</text:p>
          </table:table-cell>
        </table:table-row>
        <table:table-row table:style-name="ro4">
          <table:table-cell table:style-name="ce8" office:value-type="string">
            <text:p>Total Count - RR</text:p>
          </table:table-cell>
          <table:table-cell table:number-columns-repeated="2" table:style-name="Pivot_20_Table_20_Result" office:value-type="float" office:value="12">
            <text:p>12</text:p>
          </table:table-cell>
          <table:table-cell table:style-name="Pivot_20_Table_20_Result" office:value-type="float" office:value="17">
            <text:p>17</text:p>
          </table:table-cell>
          <table:table-cell table:number-columns-repeated="2" table:style-name="Pivot_20_Table_20_Result" office:value-type="float" office:value="19">
            <text:p>19</text:p>
          </table:table-cell>
          <table:table-cell table:style-name="Pivot_20_Table_20_Result" office:value-type="float" office:value="21">
            <text:p>21</text:p>
          </table:table-cell>
          <table:table-cell table:style-name="Pivot_20_Table_20_Result" office:value-type="float" office:value="20">
            <text:p>20</text:p>
          </table:table-cell>
          <table:table-cell table:style-name="Pivot_20_Table_20_Result" office:value-type="float" office:value="17">
            <text:p>17</text:p>
          </table:table-cell>
          <table:table-cell table:style-name="Pivot_20_Table_20_Result" office:value-type="float" office:value="20">
            <text:p>20</text:p>
          </table:table-cell>
          <table:table-cell table:number-columns-repeated="2" table:style-name="Pivot_20_Table_20_Result" office:value-type="float" office:value="21">
            <text:p>21</text:p>
          </table:table-cell>
          <table:table-cell table:style-name="Pivot_20_Table_20_Result" office:value-type="float" office:value="23">
            <text:p>23</text:p>
          </table:table-cell>
          <table:table-cell table:style-name="ce36" office:value-type="float" office:value="222">
            <text:p>222</text:p>
          </table:table-cell>
        </table:table-row>
        <table:table-row table:style-name="ro4">
          <table:table-cell table:style-name="ce9" office:value-type="string">
            <text:p>Total StDev - RR</text:p>
          </table:table-cell>
          <table:table-cell table:style-name="ce17" office:value-type="float" office:value="22.1468429243346">
            <text:p>22.1468429243</text:p>
          </table:table-cell>
          <table:table-cell table:style-name="ce23" office:value-type="float" office:value="14.6864475767369">
            <text:p>14.6864475767</text:p>
          </table:table-cell>
          <table:table-cell table:style-name="ce23" office:value-type="float" office:value="21.7863742495436">
            <text:p>21.7863742495</text:p>
          </table:table-cell>
          <table:table-cell table:style-name="ce23" office:value-type="float" office:value="28.9356424416112">
            <text:p>28.9356424416</text:p>
          </table:table-cell>
          <table:table-cell table:style-name="ce23" office:value-type="float" office:value="26.1702388890276">
            <text:p>26.170238889</text:p>
          </table:table-cell>
          <table:table-cell table:style-name="ce23" office:value-type="float" office:value="25.7433708526514">
            <text:p>25.7433708527</text:p>
          </table:table-cell>
          <table:table-cell table:style-name="ce23" office:value-type="float" office:value="23.3613017842035">
            <text:p>23.3613017842</text:p>
          </table:table-cell>
          <table:table-cell table:style-name="ce23" office:value-type="float" office:value="13.7461839624462">
            <text:p>13.7461839624</text:p>
          </table:table-cell>
          <table:table-cell table:style-name="ce23" office:value-type="float" office:value="9.65662575916824">
            <text:p>9.6566257592</text:p>
          </table:table-cell>
          <table:table-cell table:style-name="ce23" office:value-type="float" office:value="18.0982569536932">
            <text:p>18.0982569537</text:p>
          </table:table-cell>
          <table:table-cell table:style-name="ce23" office:value-type="float" office:value="21.0792936088385">
            <text:p>21.0792936088</text:p>
          </table:table-cell>
          <table:table-cell table:style-name="ce30" office:value-type="float" office:value="16.3508590870748">
            <text:p>16.3508590871</text:p>
          </table:table-cell>
          <table:table-cell table:style-name="ce37" office:value-type="float" office:value="21.1856473592287">
            <text:p>21.1856473592</text:p>
          </table:table-cell>
        </table:table-row>
      </table:table>
      <table:table table:name="2018" table:style-name="ta1" table:print="false">
        <table:table-column table:style-name="co3" table:default-cell-style-name="ce3"/>
        <table:table-column table:style-name="co1" table:number-columns-repeated="1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avg</text:p>
          </table:table-cell>
          <table:table-cell office:value-type="string">
            <text:p>RH_avg</text:p>
          </table:table-cell>
          <table:table-cell office:value-type="string">
            <text:p>RR</text:p>
          </table:table-cell>
          <table:table-cell office:value-type="string">
            <text:p>RR_ORIGINAL</text:p>
          </table:table-cell>
          <table:table-cell table:number-columns-repeated="9"/>
        </table:table-row>
        <table:table-row table:style-name="ro2">
          <table:table-cell office:value-type="date" office:date-value="2018-01-01">
            <text:p>Jan 1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2" office:value-type="float" office:value="5.5">
            <text:p>5.5</text:p>
          </table:table-cell>
          <table:table-cell table:number-columns-repeated="9"/>
        </table:table-row>
        <table:table-row table:style-name="ro2">
          <table:table-cell office:value-type="date" office:date-value="2018-01-02">
            <text:p>Jan 2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31.4">
            <text:p>31.4</text:p>
          </table:table-cell>
          <table:table-cell table:number-columns-repeated="9"/>
        </table:table-row>
        <table:table-row table:style-name="ro2">
          <table:table-cell office:value-type="date" office:date-value="2018-01-03">
            <text:p>Jan 3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1-04">
            <text:p>Jan 4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05">
            <text:p>Jan 5, 2018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06">
            <text:p>Jan 6, 2018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table:number-columns-repeated="2" office:value-type="float" office:value="0.7">
            <text:p>0.7</text:p>
          </table:table-cell>
          <table:table-cell table:number-columns-repeated="9"/>
        </table:table-row>
        <table:table-row table:style-name="ro2">
          <table:table-cell office:value-type="date" office:date-value="2018-01-07">
            <text:p>Jan 7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08">
            <text:p>Jan 8, 2018</text:p>
          </table:table-cell>
          <table:table-cell office:value-type="float" office:value="26.3">
            <text:p>26.3</text:p>
          </table:table-cell>
          <table:table-cell office:value-type="float" office:value="84">
            <text:p>84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8-01-09">
            <text:p>Jan 9, 201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table:number-columns-repeated="2" office:value-type="float" office:value="3.5">
            <text:p>3.5</text:p>
          </table:table-cell>
          <table:table-cell table:number-columns-repeated="9"/>
        </table:table-row>
        <table:table-row table:style-name="ro2">
          <table:table-cell office:value-type="date" office:date-value="2018-01-10">
            <text:p>Jan 10, 2018</text:p>
          </table:table-cell>
          <table:table-cell office:value-type="float" office:value="25.2">
            <text:p>25.2</text:p>
          </table:table-cell>
          <table:table-cell office:value-type="float" office:value="93">
            <text:p>93</text:p>
          </table:table-cell>
          <table:table-cell table:number-columns-repeated="2" office:value-type="float" office:value="8.5">
            <text:p>8.5</text:p>
          </table:table-cell>
          <table:table-cell table:number-columns-repeated="9"/>
        </table:table-row>
        <table:table-row table:style-name="ro2">
          <table:table-cell office:value-type="date" office:date-value="2018-01-11">
            <text:p>Jan 11, 2018</text:p>
          </table:table-cell>
          <table:table-cell office:value-type="float" office:value="25.9">
            <text:p>25.9</text:p>
          </table:table-cell>
          <table:table-cell office:value-type="float" office:value="76">
            <text:p>76</text:p>
          </table:table-cell>
          <table:table-cell table:number-columns-repeated="2" office:value-type="float" office:value="2.5">
            <text:p>2.5</text:p>
          </table:table-cell>
          <table:table-cell table:number-columns-repeated="9"/>
        </table:table-row>
        <table:table-row table:style-name="ro2">
          <table:table-cell office:value-type="date" office:date-value="2018-01-12">
            <text:p>Jan 12, 2018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table:number-columns-repeated="11"/>
        </table:table-row>
        <table:table-row table:style-name="ro2">
          <table:table-cell office:value-type="date" office:date-value="2018-01-13">
            <text:p>Jan 13, 2018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14">
            <text:p>Jan 14, 2018</text:p>
          </table:table-cell>
          <table:table-cell office:value-type="float" office:value="24.8">
            <text:p>24.8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8-01-15">
            <text:p>Jan 15, 2018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16">
            <text:p>Jan 16, 2018</text:p>
          </table:table-cell>
          <table:table-cell office:value-type="float" office:value="26.9">
            <text:p>26.9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1-17">
            <text:p>Jan 17, 2018</text:p>
          </table:table-cell>
          <table:table-cell office:value-type="float" office:value="26.9">
            <text:p>26.9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1-18">
            <text:p>Jan 18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19">
            <text:p>Jan 19, 2018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table:number-columns-repeated="2" office:value-type="float" office:value="4.6">
            <text:p>4.6</text:p>
          </table:table-cell>
          <table:table-cell table:number-columns-repeated="9"/>
        </table:table-row>
        <table:table-row table:style-name="ro2">
          <table:table-cell office:value-type="date" office:date-value="2018-01-20">
            <text:p>Jan 20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21">
            <text:p>Jan 21, 2018</text:p>
          </table:table-cell>
          <table:table-cell office:value-type="float" office:value="25.6">
            <text:p>25.6</text:p>
          </table:table-cell>
          <table:table-cell office:value-type="float" office:value="87">
            <text:p>87</text:p>
          </table:table-cell>
          <table:table-cell table:number-columns-repeated="2" office:value-type="float" office:value="49">
            <text:p>49</text:p>
          </table:table-cell>
          <table:table-cell table:number-columns-repeated="9"/>
        </table:table-row>
        <table:table-row table:style-name="ro2">
          <table:table-cell office:value-type="date" office:date-value="2018-01-22">
            <text:p>Jan 22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table:number-columns-repeated="2" office:value-type="float" office:value="0.6">
            <text:p>0.6</text:p>
          </table:table-cell>
          <table:table-cell table:number-columns-repeated="9"/>
        </table:table-row>
        <table:table-row table:style-name="ro2">
          <table:table-cell office:value-type="date" office:date-value="2018-01-23">
            <text:p>Jan 23, 2018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1-24">
            <text:p>Jan 24, 2018</text:p>
          </table:table-cell>
          <table:table-cell office:value-type="float" office:value="27.2">
            <text:p>27.2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25">
            <text:p>Jan 25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26">
            <text:p>Jan 26, 2018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1-27">
            <text:p>Jan 27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1-28">
            <text:p>Jan 28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1-29">
            <text:p>Jan 29, 2018</text:p>
          </table:table-cell>
          <table:table-cell office:value-type="float" office:value="26.6">
            <text:p>26.6</text:p>
          </table:table-cell>
          <table:table-cell office:value-type="float" office:value="85">
            <text:p>85</text:p>
          </table:table-cell>
          <table:table-cell table:number-columns-repeated="2" office:value-type="float" office:value="43.3">
            <text:p>43.3</text:p>
          </table:table-cell>
          <table:table-cell table:number-columns-repeated="9"/>
        </table:table-row>
        <table:table-row table:style-name="ro2">
          <table:table-cell office:value-type="date" office:date-value="2018-01-30">
            <text:p>Jan 30, 2018</text:p>
          </table:table-cell>
          <table:table-cell office:value-type="float" office:value="27.5">
            <text:p>27.5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1-31">
            <text:p>Jan 31, 2018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table:number-columns-repeated="2" office:value-type="float" office:value="24.1">
            <text:p>24.1</text:p>
          </table:table-cell>
          <table:table-cell table:number-columns-repeated="9"/>
        </table:table-row>
        <table:table-row table:style-name="ro2">
          <table:table-cell office:value-type="date" office:date-value="2018-02-01">
            <text:p>Feb 1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2-02">
            <text:p>Feb 2, 2018</text:p>
          </table:table-cell>
          <table:table-cell office:value-type="float" office:value="25.4">
            <text:p>25.4</text:p>
          </table:table-cell>
          <table:table-cell office:value-type="float" office:value="88">
            <text:p>88</text:p>
          </table:table-cell>
          <table:table-cell table:number-columns-repeated="2" office:value-type="float" office:value="23">
            <text:p>23</text:p>
          </table:table-cell>
          <table:table-cell table:number-columns-repeated="9"/>
        </table:table-row>
        <table:table-row table:style-name="ro2">
          <table:table-cell office:value-type="date" office:date-value="2018-02-03">
            <text:p>Feb 3, 2018</text:p>
          </table:table-cell>
          <table:table-cell office:value-type="float" office:value="25.4">
            <text:p>25.4</text:p>
          </table:table-cell>
          <table:table-cell office:value-type="float" office:value="91">
            <text:p>91</text:p>
          </table:table-cell>
          <table:table-cell table:number-columns-repeated="2" office:value-type="float" office:value="23.4">
            <text:p>23.4</text:p>
          </table:table-cell>
          <table:table-cell table:number-columns-repeated="9"/>
        </table:table-row>
        <table:table-row table:style-name="ro2">
          <table:table-cell office:value-type="date" office:date-value="2018-02-04">
            <text:p>Feb 4, 2018</text:p>
          </table:table-cell>
          <table:table-cell office:value-type="float" office:value="26.3">
            <text:p>26.3</text:p>
          </table:table-cell>
          <table:table-cell office:value-type="float" office:value="81">
            <text:p>81</text:p>
          </table:table-cell>
          <table:table-cell table:number-columns-repeated="2" office:value-type="float" office:value="7.4">
            <text:p>7.4</text:p>
          </table:table-cell>
          <table:table-cell table:number-columns-repeated="9"/>
        </table:table-row>
        <table:table-row table:style-name="ro2">
          <table:table-cell office:value-type="date" office:date-value="2018-02-05">
            <text:p>Feb 5, 2018</text:p>
          </table:table-cell>
          <table:table-cell office:value-type="float" office:value="24.5">
            <text:p>24.5</text:p>
          </table:table-cell>
          <table:table-cell office:value-type="float" office:value="91">
            <text:p>91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8-02-06">
            <text:p>Feb 6, 2018</text:p>
          </table:table-cell>
          <table:table-cell office:value-type="float" office:value="25.4">
            <text:p>25.4</text:p>
          </table:table-cell>
          <table:table-cell office:value-type="float" office:value="85">
            <text:p>85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8-02-07">
            <text:p>Feb 7, 2018</text:p>
          </table:table-cell>
          <table:table-cell office:value-type="float" office:value="26.3">
            <text:p>26.3</text:p>
          </table:table-cell>
          <table:table-cell office:value-type="float" office:value="82">
            <text:p>82</text:p>
          </table:table-cell>
          <table:table-cell table:number-columns-repeated="2" office:value-type="float" office:value="0.1">
            <text:p>0.1</text:p>
          </table:table-cell>
          <table:table-cell table:number-columns-repeated="9"/>
        </table:table-row>
        <table:table-row table:style-name="ro2">
          <table:table-cell office:value-type="date" office:date-value="2018-02-08">
            <text:p>Feb 8, 2018</text:p>
          </table:table-cell>
          <table:table-cell office:value-type="float" office:value="25.9">
            <text:p>25.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2-09">
            <text:p>Feb 9, 2018</text:p>
          </table:table-cell>
          <table:table-cell office:value-type="float" office:value="25.9">
            <text:p>25.9</text:p>
          </table:table-cell>
          <table:table-cell office:value-type="float" office:value="84">
            <text:p>84</text:p>
          </table:table-cell>
          <table:table-cell table:number-columns-repeated="2" office:value-type="float" office:value="0.7">
            <text:p>0.7</text:p>
          </table:table-cell>
          <table:table-cell table:number-columns-repeated="9"/>
        </table:table-row>
        <table:table-row table:style-name="ro2">
          <table:table-cell office:value-type="date" office:date-value="2018-02-10">
            <text:p>Feb 10, 2018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8-02-11">
            <text:p>Feb 11, 2018</text:p>
          </table:table-cell>
          <table:table-cell office:value-type="float" office:value="25.3">
            <text:p>25.3</text:p>
          </table:table-cell>
          <table:table-cell office:value-type="float" office:value="83">
            <text:p>83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8-02-12">
            <text:p>Feb 12, 2018</text:p>
          </table:table-cell>
          <table:table-cell office:value-type="float" office:value="25.5">
            <text:p>25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2-13">
            <text:p>Feb 13, 2018</text:p>
          </table:table-cell>
          <table:table-cell office:value-type="float" office:value="26.4">
            <text:p>26.4</text:p>
          </table:table-cell>
          <table:table-cell office:value-type="float" office:value="82">
            <text:p>82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2-14">
            <text:p>Feb 14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2-15">
            <text:p>Feb 15, 2018</text:p>
          </table:table-cell>
          <table:table-cell office:value-type="float" office:value="27.2">
            <text:p>27.2</text:p>
          </table:table-cell>
          <table:table-cell office:value-type="float" office:value="80">
            <text:p>80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8-02-16">
            <text:p>Feb 16, 2018</text:p>
          </table:table-cell>
          <table:table-cell office:value-type="float" office:value="27.5">
            <text:p>27.5</text:p>
          </table:table-cell>
          <table:table-cell office:value-type="float" office:value="82">
            <text:p>82</text:p>
          </table:table-cell>
          <table:table-cell table:number-columns-repeated="2" office:value-type="float" office:value="11.2">
            <text:p>11.2</text:p>
          </table:table-cell>
          <table:table-cell table:number-columns-repeated="9"/>
        </table:table-row>
        <table:table-row table:style-name="ro2">
          <table:table-cell office:value-type="date" office:date-value="2018-02-17">
            <text:p>Feb 17, 2018</text:p>
          </table:table-cell>
          <table:table-cell office:value-type="float" office:value="27.3">
            <text:p>27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2-18">
            <text:p>Feb 18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2" office:value-type="float" office:value="7.1">
            <text:p>7.1</text:p>
          </table:table-cell>
          <table:table-cell table:number-columns-repeated="9"/>
        </table:table-row>
        <table:table-row table:style-name="ro2">
          <table:table-cell office:value-type="date" office:date-value="2018-02-19">
            <text:p>Feb 19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2-20">
            <text:p>Feb 20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table:number-columns-repeated="2" office:value-type="float" office:value="4.1">
            <text:p>4.1</text:p>
          </table:table-cell>
          <table:table-cell table:number-columns-repeated="9"/>
        </table:table-row>
        <table:table-row table:style-name="ro2">
          <table:table-cell office:value-type="date" office:date-value="2018-02-21">
            <text:p>Feb 21, 2018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8-02-22">
            <text:p>Feb 22, 2018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8-02-23">
            <text:p>Feb 23, 2018</text:p>
          </table:table-cell>
          <table:table-cell office:value-type="float" office:value="25.5">
            <text:p>25.5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8-02-24">
            <text:p>Feb 24, 2018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table:number-columns-repeated="2" office:value-type="float" office:value="27">
            <text:p>27</text:p>
          </table:table-cell>
          <table:table-cell table:number-columns-repeated="9"/>
        </table:table-row>
        <table:table-row table:style-name="ro2">
          <table:table-cell office:value-type="date" office:date-value="2018-02-25">
            <text:p>Feb 25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2" office:value-type="float" office:value="22.3">
            <text:p>22.3</text:p>
          </table:table-cell>
          <table:table-cell table:number-columns-repeated="9"/>
        </table:table-row>
        <table:table-row table:style-name="ro2">
          <table:table-cell office:value-type="date" office:date-value="2018-02-26">
            <text:p>Feb 26, 2018</text:p>
          </table:table-cell>
          <table:table-cell office:value-type="float" office:value="26.1">
            <text:p>26.1</text:p>
          </table:table-cell>
          <table:table-cell office:value-type="float" office:value="90">
            <text:p>90</text:p>
          </table:table-cell>
          <table:table-cell table:number-columns-repeated="2" office:value-type="float" office:value="5.7">
            <text:p>5.7</text:p>
          </table:table-cell>
          <table:table-cell table:number-columns-repeated="9"/>
        </table:table-row>
        <table:table-row table:style-name="ro2">
          <table:table-cell office:value-type="date" office:date-value="2018-02-27">
            <text:p>Feb 27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18.4">
            <text:p>18.4</text:p>
          </table:table-cell>
          <table:table-cell table:number-columns-repeated="9"/>
        </table:table-row>
        <table:table-row table:style-name="ro2">
          <table:table-cell office:value-type="date" office:date-value="2018-02-28">
            <text:p>Feb 28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table:number-columns-repeated="2" office:value-type="float" office:value="18.8">
            <text:p>18.8</text:p>
          </table:table-cell>
          <table:table-cell table:number-columns-repeated="9"/>
        </table:table-row>
        <table:table-row table:style-name="ro2">
          <table:table-cell office:value-type="date" office:date-value="2018-03-01">
            <text:p>Mar 1, 2018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table:number-columns-repeated="2" office:value-type="float" office:value="19.8">
            <text:p>19.8</text:p>
          </table:table-cell>
          <table:table-cell table:number-columns-repeated="9"/>
        </table:table-row>
        <table:table-row table:style-name="ro2">
          <table:table-cell office:value-type="date" office:date-value="2018-03-02">
            <text:p>Mar 2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2" office:value-type="float" office:value="35.6">
            <text:p>35.6</text:p>
          </table:table-cell>
          <table:table-cell table:number-columns-repeated="9"/>
        </table:table-row>
        <table:table-row table:style-name="ro2">
          <table:table-cell office:value-type="date" office:date-value="2018-03-03">
            <text:p>Mar 3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04">
            <text:p>Mar 4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table:number-columns-repeated="2" office:value-type="float" office:value="10.2">
            <text:p>10.2</text:p>
          </table:table-cell>
          <table:table-cell table:number-columns-repeated="9"/>
        </table:table-row>
        <table:table-row table:style-name="ro2">
          <table:table-cell office:value-type="date" office:date-value="2018-03-05">
            <text:p>Mar 5, 2018</text:p>
          </table:table-cell>
          <table:table-cell office:value-type="float" office:value="25.6">
            <text:p>25.6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06">
            <text:p>Mar 6, 2018</text:p>
          </table:table-cell>
          <table:table-cell office:value-type="float" office:value="28.4">
            <text:p>28.4</text:p>
          </table:table-cell>
          <table:table-cell office:value-type="float" office:value="75">
            <text:p>75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8-03-07">
            <text:p>Mar 7, 2018</text:p>
          </table:table-cell>
          <table:table-cell office:value-type="float" office:value="26.4">
            <text:p>26.4</text:p>
          </table:table-cell>
          <table:table-cell office:value-type="float" office:value="84">
            <text:p>84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date" office:date-value="2018-03-08">
            <text:p>Mar 8, 2018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3-09">
            <text:p>Mar 9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10">
            <text:p>Mar 10, 2018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3-11">
            <text:p>Mar 11, 2018</text:p>
          </table:table-cell>
          <table:table-cell office:value-type="float" office:value="25.2">
            <text:p>25.2</text:p>
          </table:table-cell>
          <table:table-cell office:value-type="float" office:value="95">
            <text:p>95</text:p>
          </table:table-cell>
          <table:table-cell table:number-columns-repeated="2" office:value-type="float" office:value="74.8">
            <text:p>74.8</text:p>
          </table:table-cell>
          <table:table-cell table:number-columns-repeated="9"/>
        </table:table-row>
        <table:table-row table:style-name="ro2">
          <table:table-cell office:value-type="date" office:date-value="2018-03-12">
            <text:p>Mar 12, 201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table:number-columns-repeated="2" office:value-type="float" office:value="44">
            <text:p>44</text:p>
          </table:table-cell>
          <table:table-cell table:number-columns-repeated="9"/>
        </table:table-row>
        <table:table-row table:style-name="ro2">
          <table:table-cell office:value-type="date" office:date-value="2018-03-13">
            <text:p>Mar 13, 2018</text:p>
          </table:table-cell>
          <table:table-cell office:value-type="float" office:value="26.2">
            <text:p>26.2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3-14">
            <text:p>Mar 14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8-03-15">
            <text:p>Mar 15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16">
            <text:p>Mar 16, 2018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17">
            <text:p>Mar 17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3-18">
            <text:p>Mar 18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10.6">
            <text:p>10.6</text:p>
          </table:table-cell>
          <table:table-cell table:number-columns-repeated="9"/>
        </table:table-row>
        <table:table-row table:style-name="ro2">
          <table:table-cell office:value-type="date" office:date-value="2018-03-19">
            <text:p>Mar 19, 2018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2" office:value-type="float" office:value="13.4">
            <text:p>13.4</text:p>
          </table:table-cell>
          <table:table-cell table:number-columns-repeated="9"/>
        </table:table-row>
        <table:table-row table:style-name="ro2">
          <table:table-cell office:value-type="date" office:date-value="2018-03-20">
            <text:p>Mar 20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2" office:value-type="float" office:value="33">
            <text:p>33</text:p>
          </table:table-cell>
          <table:table-cell table:number-columns-repeated="9"/>
        </table:table-row>
        <table:table-row table:style-name="ro2">
          <table:table-cell office:value-type="date" office:date-value="2018-03-21">
            <text:p>Mar 21, 2018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table:number-columns-repeated="2" office:value-type="float" office:value="14.2">
            <text:p>14.2</text:p>
          </table:table-cell>
          <table:table-cell table:number-columns-repeated="9"/>
        </table:table-row>
        <table:table-row table:style-name="ro2">
          <table:table-cell office:value-type="date" office:date-value="2018-03-22">
            <text:p>Mar 22, 2018</text:p>
          </table:table-cell>
          <table:table-cell office:value-type="float" office:value="25.3">
            <text:p>25.3</text:p>
          </table:table-cell>
          <table:table-cell office:value-type="float" office:value="90">
            <text:p>90</text:p>
          </table:table-cell>
          <table:table-cell table:number-columns-repeated="2" office:value-type="float" office:value="21.9">
            <text:p>21.9</text:p>
          </table:table-cell>
          <table:table-cell table:number-columns-repeated="9"/>
        </table:table-row>
        <table:table-row table:style-name="ro2">
          <table:table-cell office:value-type="date" office:date-value="2018-03-23">
            <text:p>Mar 23, 2018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table:number-columns-repeated="2" office:value-type="float" office:value="27.4">
            <text:p>27.4</text:p>
          </table:table-cell>
          <table:table-cell table:number-columns-repeated="9"/>
        </table:table-row>
        <table:table-row table:style-name="ro2">
          <table:table-cell office:value-type="date" office:date-value="2018-03-24">
            <text:p>Mar 24, 2018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3-25">
            <text:p>Mar 25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2" office:value-type="float" office:value="29.1">
            <text:p>29.1</text:p>
          </table:table-cell>
          <table:table-cell table:number-columns-repeated="9"/>
        </table:table-row>
        <table:table-row table:style-name="ro2">
          <table:table-cell office:value-type="date" office:date-value="2018-03-26">
            <text:p>Mar 26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2" office:value-type="float" office:value="14.9">
            <text:p>14.9</text:p>
          </table:table-cell>
          <table:table-cell table:number-columns-repeated="9"/>
        </table:table-row>
        <table:table-row table:style-name="ro2">
          <table:table-cell office:value-type="date" office:date-value="2018-03-27">
            <text:p>Mar 27, 2018</text:p>
          </table:table-cell>
          <table:table-cell office:value-type="float" office:value="24.5">
            <text:p>24.5</text:p>
          </table:table-cell>
          <table:table-cell office:value-type="float" office:value="93">
            <text:p>93</text:p>
          </table:table-cell>
          <table:table-cell table:number-columns-repeated="2" office:value-type="float" office:value="12.9">
            <text:p>12.9</text:p>
          </table:table-cell>
          <table:table-cell table:number-columns-repeated="9"/>
        </table:table-row>
        <table:table-row table:style-name="ro2">
          <table:table-cell office:value-type="date" office:date-value="2018-03-28">
            <text:p>Mar 28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8-03-29">
            <text:p>Mar 29, 2018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date" office:date-value="2018-03-30">
            <text:p>Mar 30, 2018</text:p>
          </table:table-cell>
          <table:table-cell office:value-type="float" office:value="26.1">
            <text:p>26.1</text:p>
          </table:table-cell>
          <table:table-cell office:value-type="float" office:value="90">
            <text:p>90</text:p>
          </table:table-cell>
          <table:table-cell table:number-columns-repeated="2" office:value-type="float" office:value="20.2">
            <text:p>20.2</text:p>
          </table:table-cell>
          <table:table-cell table:number-columns-repeated="9"/>
        </table:table-row>
        <table:table-row table:style-name="ro2">
          <table:table-cell office:value-type="date" office:date-value="2018-03-31">
            <text:p>Mar 31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2" office:value-type="float" office:value="15.2">
            <text:p>15.2</text:p>
          </table:table-cell>
          <table:table-cell table:number-columns-repeated="9"/>
        </table:table-row>
        <table:table-row table:style-name="ro2">
          <table:table-cell office:value-type="date" office:date-value="2018-04-01">
            <text:p>Apr 1, 2018</text:p>
          </table:table-cell>
          <table:table-cell office:value-type="float" office:value="26.7">
            <text:p>26.7</text:p>
          </table:table-cell>
          <table:table-cell office:value-type="float" office:value="84">
            <text:p>84</text:p>
          </table:table-cell>
          <table:table-cell table:number-columns-repeated="2" office:value-type="float" office:value="70.2">
            <text:p>70.2</text:p>
          </table:table-cell>
          <table:table-cell table:number-columns-repeated="9"/>
        </table:table-row>
        <table:table-row table:style-name="ro2">
          <table:table-cell office:value-type="date" office:date-value="2018-04-02">
            <text:p>Apr 2, 2018</text:p>
          </table:table-cell>
          <table:table-cell office:value-type="float" office:value="27.8">
            <text:p>27.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4-03">
            <text:p>Apr 3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date" office:date-value="2018-04-04">
            <text:p>Apr 4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4-05">
            <text:p>Apr 5, 2018</text:p>
          </table:table-cell>
          <table:table-cell office:value-type="float" office:value="26.7">
            <text:p>26.7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4-06">
            <text:p>Apr 6, 2018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table:number-columns-repeated="2" office:value-type="float" office:value="9.8">
            <text:p>9.8</text:p>
          </table:table-cell>
          <table:table-cell table:number-columns-repeated="9"/>
        </table:table-row>
        <table:table-row table:style-name="ro2">
          <table:table-cell office:value-type="date" office:date-value="2018-04-07">
            <text:p>Apr 7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4-08">
            <text:p>Apr 8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table:number-columns-repeated="2" office:value-type="float" office:value="1.6">
            <text:p>1.6</text:p>
          </table:table-cell>
          <table:table-cell table:number-columns-repeated="9"/>
        </table:table-row>
        <table:table-row table:style-name="ro2">
          <table:table-cell office:value-type="date" office:date-value="2018-04-09">
            <text:p>Apr 9, 2018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table:number-columns-repeated="2" office:value-type="float" office:value="65">
            <text:p>65</text:p>
          </table:table-cell>
          <table:table-cell table:number-columns-repeated="9"/>
        </table:table-row>
        <table:table-row table:style-name="ro2">
          <table:table-cell office:value-type="date" office:date-value="2018-04-10">
            <text:p>Apr 10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3.5">
            <text:p>3.5</text:p>
          </table:table-cell>
          <table:table-cell table:number-columns-repeated="9"/>
        </table:table-row>
        <table:table-row table:style-name="ro2">
          <table:table-cell office:value-type="date" office:date-value="2018-04-11">
            <text:p>Apr 11, 2018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2" office:value-type="float" office:value="19.8">
            <text:p>19.8</text:p>
          </table:table-cell>
          <table:table-cell table:number-columns-repeated="9"/>
        </table:table-row>
        <table:table-row table:style-name="ro2">
          <table:table-cell office:value-type="date" office:date-value="2018-04-12">
            <text:p>Apr 12, 2018</text:p>
          </table:table-cell>
          <table:table-cell office:value-type="float" office:value="26.3">
            <text:p>26.3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office:value-type="date" office:date-value="2018-04-13">
            <text:p>Apr 13, 2018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table:number-columns-repeated="2" office:value-type="float" office:value="1.2">
            <text:p>1.2</text:p>
          </table:table-cell>
          <table:table-cell table:number-columns-repeated="9"/>
        </table:table-row>
        <table:table-row table:style-name="ro2">
          <table:table-cell office:value-type="date" office:date-value="2018-04-14">
            <text:p>Apr 14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table:number-columns-repeated="2" office:value-type="float" office:value="21.4">
            <text:p>21.4</text:p>
          </table:table-cell>
          <table:table-cell table:number-columns-repeated="9"/>
        </table:table-row>
        <table:table-row table:style-name="ro2">
          <table:table-cell office:value-type="date" office:date-value="2018-04-15">
            <text:p>Apr 15, 2018</text:p>
          </table:table-cell>
          <table:table-cell office:value-type="float" office:value="27.8">
            <text:p>27.8</text:p>
          </table:table-cell>
          <table:table-cell office:value-type="float" office:value="85">
            <text:p>85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8-04-16">
            <text:p>Apr 16, 2018</text:p>
          </table:table-cell>
          <table:table-cell office:value-type="float" office:value="26.4">
            <text:p>26.4</text:p>
          </table:table-cell>
          <table:table-cell office:value-type="float" office:value="92">
            <text:p>92</text:p>
          </table:table-cell>
          <table:table-cell table:number-columns-repeated="2" office:value-type="float" office:value="1.3">
            <text:p>1.3</text:p>
          </table:table-cell>
          <table:table-cell table:number-columns-repeated="9"/>
        </table:table-row>
        <table:table-row table:style-name="ro2">
          <table:table-cell office:value-type="date" office:date-value="2018-04-17">
            <text:p>Apr 17, 2018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table:number-columns-repeated="2" office:value-type="float" office:value="5.6">
            <text:p>5.6</text:p>
          </table:table-cell>
          <table:table-cell table:number-columns-repeated="9"/>
        </table:table-row>
        <table:table-row table:style-name="ro2">
          <table:table-cell office:value-type="date" office:date-value="2018-04-18">
            <text:p>Apr 18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4-19">
            <text:p>Apr 19, 2018</text:p>
          </table:table-cell>
          <table:table-cell office:value-type="float" office:value="27.7">
            <text:p>27.7</text:p>
          </table:table-cell>
          <table:table-cell office:value-type="float" office:value="84">
            <text:p>84</text:p>
          </table:table-cell>
          <table:table-cell table:number-columns-repeated="2" office:value-type="float" office:value="6.2">
            <text:p>6.2</text:p>
          </table:table-cell>
          <table:table-cell table:number-columns-repeated="9"/>
        </table:table-row>
        <table:table-row table:style-name="ro2">
          <table:table-cell office:value-type="date" office:date-value="2018-04-20">
            <text:p>Apr 20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2" office:value-type="float" office:value="37">
            <text:p>37</text:p>
          </table:table-cell>
          <table:table-cell table:number-columns-repeated="9"/>
        </table:table-row>
        <table:table-row table:style-name="ro2">
          <table:table-cell office:value-type="date" office:date-value="2018-04-21">
            <text:p>Apr 21, 2018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2" office:value-type="float" office:value="22.3">
            <text:p>22.3</text:p>
          </table:table-cell>
          <table:table-cell table:number-columns-repeated="9"/>
        </table:table-row>
        <table:table-row table:style-name="ro2">
          <table:table-cell office:value-type="date" office:date-value="2018-04-22">
            <text:p>Apr 22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4-23">
            <text:p>Apr 23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4-24">
            <text:p>Apr 24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table:number-columns-repeated="2" office:value-type="float" office:value="12.3">
            <text:p>12.3</text:p>
          </table:table-cell>
          <table:table-cell table:number-columns-repeated="9"/>
        </table:table-row>
        <table:table-row table:style-name="ro2">
          <table:table-cell office:value-type="date" office:date-value="2018-04-25">
            <text:p>Apr 25, 2018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4-26">
            <text:p>Apr 26, 2018</text:p>
          </table:table-cell>
          <table:table-cell office:value-type="float" office:value="28.2">
            <text:p>28.2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4-27">
            <text:p>Apr 27, 2018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table:number-columns-repeated="2" office:value-type="float" office:value="48.3">
            <text:p>48.3</text:p>
          </table:table-cell>
          <table:table-cell table:number-columns-repeated="9"/>
        </table:table-row>
        <table:table-row table:style-name="ro2">
          <table:table-cell office:value-type="date" office:date-value="2018-04-28">
            <text:p>Apr 28, 2018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4-29">
            <text:p>Apr 29, 2018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4-30">
            <text:p>Apr 30, 2018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date" office:date-value="2018-05-01">
            <text:p>May 1, 2018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8-05-02">
            <text:p>May 2, 2018</text:p>
          </table:table-cell>
          <table:table-cell office:value-type="float" office:value="26.9">
            <text:p>26.9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5-03">
            <text:p>May 3, 2018</text:p>
          </table:table-cell>
          <table:table-cell office:value-type="float" office:value="27.8">
            <text:p>27.8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8-05-04">
            <text:p>May 4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5-05">
            <text:p>May 5, 2018</text:p>
          </table:table-cell>
          <table:table-cell office:value-type="float" office:value="26.6">
            <text:p>26.6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5-06">
            <text:p>May 6, 2018</text:p>
          </table:table-cell>
          <table:table-cell office:value-type="float" office:value="28.1">
            <text:p>28.1</text:p>
          </table:table-cell>
          <table:table-cell office:value-type="float" office:value="84">
            <text:p>84</text:p>
          </table:table-cell>
          <table:table-cell table:number-columns-repeated="2" office:value-type="float" office:value="34.3">
            <text:p>34.3</text:p>
          </table:table-cell>
          <table:table-cell table:number-columns-repeated="9"/>
        </table:table-row>
        <table:table-row table:style-name="ro2">
          <table:table-cell office:value-type="date" office:date-value="2018-05-07">
            <text:p>May 7, 2018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5-08">
            <text:p>May 8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5-09">
            <text:p>May 9, 2018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5-10">
            <text:p>May 10, 2018</text:p>
          </table:table-cell>
          <table:table-cell office:value-type="float" office:value="28.5">
            <text:p>28.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5-11">
            <text:p>May 11, 2018</text:p>
          </table:table-cell>
          <table:table-cell office:value-type="float" office:value="27.5">
            <text:p>27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5-12">
            <text:p>May 12, 2018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table:number-columns-repeated="2" office:value-type="float" office:value="6.2">
            <text:p>6.2</text:p>
          </table:table-cell>
          <table:table-cell table:number-columns-repeated="9"/>
        </table:table-row>
        <table:table-row table:style-name="ro2">
          <table:table-cell office:value-type="date" office:date-value="2018-05-13">
            <text:p>May 13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32">
            <text:p>32</text:p>
          </table:table-cell>
          <table:table-cell table:number-columns-repeated="9"/>
        </table:table-row>
        <table:table-row table:style-name="ro2">
          <table:table-cell office:value-type="date" office:date-value="2018-05-14">
            <text:p>May 14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number-columns-repeated="2" office:value-type="float" office:value="1.5">
            <text:p>1.5</text:p>
          </table:table-cell>
          <table:table-cell table:number-columns-repeated="9"/>
        </table:table-row>
        <table:table-row table:style-name="ro2">
          <table:table-cell office:value-type="date" office:date-value="2018-05-15">
            <text:p>May 15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2" office:value-type="float" office:value="25.3">
            <text:p>25.3</text:p>
          </table:table-cell>
          <table:table-cell table:number-columns-repeated="9"/>
        </table:table-row>
        <table:table-row table:style-name="ro2">
          <table:table-cell office:value-type="date" office:date-value="2018-05-16">
            <text:p>May 16, 2018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table:number-columns-repeated="2" office:value-type="float" office:value="4.4">
            <text:p>4.4</text:p>
          </table:table-cell>
          <table:table-cell table:number-columns-repeated="9"/>
        </table:table-row>
        <table:table-row table:style-name="ro2">
          <table:table-cell office:value-type="date" office:date-value="2018-05-17">
            <text:p>May 17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2" office:value-type="float" office:value="65.1">
            <text:p>65.1</text:p>
          </table:table-cell>
          <table:table-cell table:number-columns-repeated="9"/>
        </table:table-row>
        <table:table-row table:style-name="ro2">
          <table:table-cell office:value-type="date" office:date-value="2018-05-18">
            <text:p>May 18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table:number-columns-repeated="2" office:value-type="float" office:value="2.7">
            <text:p>2.7</text:p>
          </table:table-cell>
          <table:table-cell table:number-columns-repeated="9"/>
        </table:table-row>
        <table:table-row table:style-name="ro2">
          <table:table-cell office:value-type="date" office:date-value="2018-05-19">
            <text:p>May 19, 2018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2" office:value-type="float" office:value="1.6">
            <text:p>1.6</text:p>
          </table:table-cell>
          <table:table-cell table:number-columns-repeated="9"/>
        </table:table-row>
        <table:table-row table:style-name="ro2">
          <table:table-cell office:value-type="date" office:date-value="2018-05-20">
            <text:p>May 20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5-21">
            <text:p>May 21, 2018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5-22">
            <text:p>May 22, 2018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 table:number-columns-repeated="2" office:value-type="float" office:value="2.5">
            <text:p>2.5</text:p>
          </table:table-cell>
          <table:table-cell table:number-columns-repeated="9"/>
        </table:table-row>
        <table:table-row table:style-name="ro2">
          <table:table-cell office:value-type="date" office:date-value="2018-05-23">
            <text:p>May 23, 2018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 table:number-columns-repeated="2" office:value-type="float" office:value="41.2">
            <text:p>41.2</text:p>
          </table:table-cell>
          <table:table-cell table:number-columns-repeated="9"/>
        </table:table-row>
        <table:table-row table:style-name="ro2">
          <table:table-cell office:value-type="date" office:date-value="2018-05-24">
            <text:p>May 24, 2018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table:number-columns-repeated="2" office:value-type="float" office:value="81.7">
            <text:p>81.7</text:p>
          </table:table-cell>
          <table:table-cell table:number-columns-repeated="9"/>
        </table:table-row>
        <table:table-row table:style-name="ro2">
          <table:table-cell office:value-type="date" office:date-value="2018-05-25">
            <text:p>May 25, 2018</text:p>
          </table:table-cell>
          <table:table-cell office:value-type="float" office:value="25.3">
            <text:p>25.3</text:p>
          </table:table-cell>
          <table:table-cell office:value-type="float" office:value="94">
            <text:p>9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5-26">
            <text:p>May 26, 2018</text:p>
          </table:table-cell>
          <table:table-cell office:value-type="float" office:value="26.5">
            <text:p>26.5</text:p>
          </table:table-cell>
          <table:table-cell office:value-type="float" office:value="91">
            <text:p>91</text:p>
          </table:table-cell>
          <table:table-cell table:number-columns-repeated="2" office:value-type="float" office:value="20.6">
            <text:p>20.6</text:p>
          </table:table-cell>
          <table:table-cell table:number-columns-repeated="9"/>
        </table:table-row>
        <table:table-row table:style-name="ro2">
          <table:table-cell office:value-type="date" office:date-value="2018-05-27">
            <text:p>May 27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8-05-28">
            <text:p>May 28, 2018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2" office:value-type="float" office:value="0.3">
            <text:p>0.3</text:p>
          </table:table-cell>
          <table:table-cell table:number-columns-repeated="9"/>
        </table:table-row>
        <table:table-row table:style-name="ro2">
          <table:table-cell office:value-type="date" office:date-value="2018-05-29">
            <text:p>May 29, 2018</text:p>
          </table:table-cell>
          <table:table-cell office:value-type="float" office:value="26.5">
            <text:p>26.5</text:p>
          </table:table-cell>
          <table:table-cell office:value-type="float" office:value="92">
            <text:p>92</text:p>
          </table:table-cell>
          <table:table-cell table:number-columns-repeated="2" office:value-type="float" office:value="0.7">
            <text:p>0.7</text:p>
          </table:table-cell>
          <table:table-cell table:number-columns-repeated="9"/>
        </table:table-row>
        <table:table-row table:style-name="ro2">
          <table:table-cell office:value-type="date" office:date-value="2018-05-30">
            <text:p>May 30, 2018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2" office:value-type="float" office:value="17.1">
            <text:p>17.1</text:p>
          </table:table-cell>
          <table:table-cell table:number-columns-repeated="9"/>
        </table:table-row>
        <table:table-row table:style-name="ro2">
          <table:table-cell office:value-type="date" office:date-value="2018-05-31">
            <text:p>May 31, 2018</text:p>
          </table:table-cell>
          <table:table-cell office:value-type="float" office:value="27.9">
            <text:p>27.9</text:p>
          </table:table-cell>
          <table:table-cell office:value-type="float" office:value="89">
            <text:p>89</text:p>
          </table:table-cell>
          <table:table-cell table:number-columns-repeated="2" office:value-type="float" office:value="9.3">
            <text:p>9.3</text:p>
          </table:table-cell>
          <table:table-cell table:number-columns-repeated="9"/>
        </table:table-row>
        <table:table-row table:style-name="ro2">
          <table:table-cell office:value-type="date" office:date-value="2018-06-01">
            <text:p>Jun 1, 2018</text:p>
          </table:table-cell>
          <table:table-cell office:value-type="float" office:value="27.6">
            <text:p>27.6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6-02">
            <text:p>Jun 2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table:number-columns-repeated="2" office:value-type="float" office:value="7.3">
            <text:p>7.3</text:p>
          </table:table-cell>
          <table:table-cell table:number-columns-repeated="9"/>
        </table:table-row>
        <table:table-row table:style-name="ro2">
          <table:table-cell office:value-type="date" office:date-value="2018-06-03">
            <text:p>Jun 3, 2018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04">
            <text:p>Jun 4, 2018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6-05">
            <text:p>Jun 5, 2018</text:p>
          </table:table-cell>
          <table:table-cell office:value-type="float" office:value="28.8">
            <text:p>28.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6-06">
            <text:p>Jun 6, 2018</text:p>
          </table:table-cell>
          <table:table-cell office:value-type="float" office:value="28.9">
            <text:p>28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6-07">
            <text:p>Jun 7, 2018</text:p>
          </table:table-cell>
          <table:table-cell office:value-type="float" office:value="28.5">
            <text:p>28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6-08">
            <text:p>Jun 8, 2018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09">
            <text:p>Jun 9, 2018</text:p>
          </table:table-cell>
          <table:table-cell office:value-type="float" office:value="28.5">
            <text:p>28.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6-10">
            <text:p>Jun 10, 2018</text:p>
          </table:table-cell>
          <table:table-cell office:value-type="float" office:value="27.9">
            <text:p>27.9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8-06-11">
            <text:p>Jun 11, 2018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6-12">
            <text:p>Jun 12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6-13">
            <text:p>Jun 13, 2018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8-06-14">
            <text:p>Jun 14, 2018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table:number-columns-repeated="2" office:value-type="float" office:value="4.5">
            <text:p>4.5</text:p>
          </table:table-cell>
          <table:table-cell table:number-columns-repeated="9"/>
        </table:table-row>
        <table:table-row table:style-name="ro2">
          <table:table-cell office:value-type="date" office:date-value="2018-06-15">
            <text:p>Jun 15, 2018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8-06-16">
            <text:p>Jun 16, 2018</text:p>
          </table:table-cell>
          <table:table-cell office:value-type="float" office:value="28.2">
            <text:p>28.2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17">
            <text:p>Jun 17, 2018</text:p>
          </table:table-cell>
          <table:table-cell office:value-type="float" office:value="28.7">
            <text:p>28.7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6-18">
            <text:p>Jun 18, 2018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6-19">
            <text:p>Jun 19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table:number-columns-repeated="2" office:value-type="float" office:value="44.2">
            <text:p>44.2</text:p>
          </table:table-cell>
          <table:table-cell table:number-columns-repeated="9"/>
        </table:table-row>
        <table:table-row table:style-name="ro2">
          <table:table-cell office:value-type="date" office:date-value="2018-06-20">
            <text:p>Jun 20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6-21">
            <text:p>Jun 21, 2018</text:p>
          </table:table-cell>
          <table:table-cell office:value-type="float" office:value="28.1">
            <text:p>28.1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6-22">
            <text:p>Jun 22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table:number-columns-repeated="2" office:value-type="float" office:value="9.7">
            <text:p>9.7</text:p>
          </table:table-cell>
          <table:table-cell table:number-columns-repeated="9"/>
        </table:table-row>
        <table:table-row table:style-name="ro2">
          <table:table-cell office:value-type="date" office:date-value="2018-06-23">
            <text:p>Jun 23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24">
            <text:p>Jun 24, 2018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table:number-columns-repeated="2" office:value-type="float" office:value="5.5">
            <text:p>5.5</text:p>
          </table:table-cell>
          <table:table-cell table:number-columns-repeated="9"/>
        </table:table-row>
        <table:table-row table:style-name="ro2">
          <table:table-cell office:value-type="date" office:date-value="2018-06-25">
            <text:p>Jun 25, 2018</text:p>
          </table:table-cell>
          <table:table-cell office:value-type="float" office:value="25.6">
            <text:p>25.6</text:p>
          </table:table-cell>
          <table:table-cell office:value-type="float" office:value="86">
            <text:p>86</text:p>
          </table:table-cell>
          <table:table-cell table:number-columns-repeated="2" office:value-type="float" office:value="16.2">
            <text:p>16.2</text:p>
          </table:table-cell>
          <table:table-cell table:number-columns-repeated="9"/>
        </table:table-row>
        <table:table-row table:style-name="ro2">
          <table:table-cell office:value-type="date" office:date-value="2018-06-26">
            <text:p>Jun 26, 2018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27">
            <text:p>Jun 27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06-28">
            <text:p>Jun 28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8-06-29">
            <text:p>Jun 29, 2018</text:p>
          </table:table-cell>
          <table:table-cell office:value-type="float" office:value="25.9">
            <text:p>25.9</text:p>
          </table:table-cell>
          <table:table-cell office:value-type="float" office:value="86">
            <text:p>86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6-30">
            <text:p>Jun 30, 2018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7-01">
            <text:p>Jul 1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8-07-02">
            <text:p>Jul 2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number-columns-repeated="2" office:value-type="float" office:value="1.8">
            <text:p>1.8</text:p>
          </table:table-cell>
          <table:table-cell table:number-columns-repeated="9"/>
        </table:table-row>
        <table:table-row table:style-name="ro2">
          <table:table-cell office:value-type="date" office:date-value="2018-07-03">
            <text:p>Jul 3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7-04">
            <text:p>Jul 4, 2018</text:p>
          </table:table-cell>
          <table:table-cell office:value-type="float" office:value="27.4">
            <text:p>27.4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05">
            <text:p>Jul 5, 2018</text:p>
          </table:table-cell>
          <table:table-cell office:value-type="float" office:value="26.6">
            <text:p>26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7-06">
            <text:p>Jul 6, 2018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7-07">
            <text:p>Jul 7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7-08">
            <text:p>Jul 8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7-09">
            <text:p>Jul 9, 2018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10">
            <text:p>Jul 10, 2018</text:p>
          </table:table-cell>
          <table:table-cell office:value-type="float" office:value="24.7">
            <text:p>24.7</text:p>
          </table:table-cell>
          <table:table-cell office:value-type="float" office:value="91">
            <text:p>91</text:p>
          </table:table-cell>
          <table:table-cell table:number-columns-repeated="2" office:value-type="float" office:value="1.2">
            <text:p>1.2</text:p>
          </table:table-cell>
          <table:table-cell table:number-columns-repeated="9"/>
        </table:table-row>
        <table:table-row table:style-name="ro2">
          <table:table-cell office:value-type="date" office:date-value="2018-07-11">
            <text:p>Jul 11, 2018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table:number-columns-repeated="2" office:value-type="float" office:value="26">
            <text:p>26</text:p>
          </table:table-cell>
          <table:table-cell table:number-columns-repeated="9"/>
        </table:table-row>
        <table:table-row table:style-name="ro2">
          <table:table-cell office:value-type="date" office:date-value="2018-07-12">
            <text:p>Jul 12, 2018</text:p>
          </table:table-cell>
          <table:table-cell office:value-type="float" office:value="27.9">
            <text:p>27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7-13">
            <text:p>Jul 13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7-14">
            <text:p>Jul 14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15">
            <text:p>Jul 15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7-16">
            <text:p>Jul 16, 2018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table:number-columns-repeated="11"/>
        </table:table-row>
        <table:table-row table:style-name="ro2">
          <table:table-cell office:value-type="date" office:date-value="2018-07-17">
            <text:p>Jul 17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7-18">
            <text:p>Jul 18, 2018</text:p>
          </table:table-cell>
          <table:table-cell office:value-type="float" office:value="27.4">
            <text:p>27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7-19">
            <text:p>Jul 19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20">
            <text:p>Jul 20, 201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7-21">
            <text:p>Jul 21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7-22">
            <text:p>Jul 22, 2018</text:p>
          </table:table-cell>
          <table:table-cell office:value-type="float" office:value="28.2">
            <text:p>28.2</text:p>
          </table:table-cell>
          <table:table-cell office:value-type="float" office:value="78">
            <text:p>7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7-23">
            <text:p>Jul 23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7-24">
            <text:p>Jul 24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25">
            <text:p>Jul 25, 2018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7-26">
            <text:p>Jul 26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7-27">
            <text:p>Jul 27, 2018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7-28">
            <text:p>Jul 28, 2018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table:number-columns-repeated="11"/>
        </table:table-row>
        <table:table-row table:style-name="ro2">
          <table:table-cell office:value-type="date" office:date-value="2018-07-29">
            <text:p>Jul 29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7-30">
            <text:p>Jul 30, 2018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7-31">
            <text:p>Jul 31, 2018</text:p>
          </table:table-cell>
          <table:table-cell office:value-type="float" office:value="26.7">
            <text:p>26.7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office:value-type="date" office:date-value="2018-08-01">
            <text:p>Aug 1, 2018</text:p>
          </table:table-cell>
          <table:table-cell office:value-type="float" office:value="25.4">
            <text:p>25.4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office:value-type="date" office:date-value="2018-08-02">
            <text:p>Aug 2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8-03">
            <text:p>Aug 3, 2018</text:p>
          </table:table-cell>
          <table:table-cell office:value-type="float" office:value="28.1">
            <text:p>28.1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8-04">
            <text:p>Aug 4, 2018</text:p>
          </table:table-cell>
          <table:table-cell office:value-type="float" office:value="27.4">
            <text:p>27.4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8-08-05">
            <text:p>Aug 5, 201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8-06">
            <text:p>Aug 6, 2018</text:p>
          </table:table-cell>
          <table:table-cell office:value-type="float" office:value="27.4">
            <text:p>27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8-07">
            <text:p>Aug 7, 2018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8-08">
            <text:p>Aug 8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8-08-09">
            <text:p>Aug 9, 2018</text:p>
          </table:table-cell>
          <table:table-cell office:value-type="float" office:value="28.3">
            <text:p>28.3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8-10">
            <text:p>Aug 10, 2018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8-11">
            <text:p>Aug 11, 2018</text:p>
          </table:table-cell>
          <table:table-cell office:value-type="float" office:value="28.8">
            <text:p>28.8</text:p>
          </table:table-cell>
          <table:table-cell office:value-type="float" office:value="80">
            <text:p>80</text:p>
          </table:table-cell>
          <table:table-cell table:number-columns-repeated="2" office:value-type="float" office:value="6.6">
            <text:p>6.6</text:p>
          </table:table-cell>
          <table:table-cell table:number-columns-repeated="9"/>
        </table:table-row>
        <table:table-row table:style-name="ro2">
          <table:table-cell office:value-type="date" office:date-value="2018-08-12">
            <text:p>Aug 12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8-13">
            <text:p>Aug 13, 2018</text:p>
          </table:table-cell>
          <table:table-cell office:value-type="float" office:value="28.9">
            <text:p>28.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8-14">
            <text:p>Aug 14, 2018</text:p>
          </table:table-cell>
          <table:table-cell office:value-type="float" office:value="28.6">
            <text:p>28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8-15">
            <text:p>Aug 15, 2018</text:p>
          </table:table-cell>
          <table:table-cell office:value-type="float" office:value="28.9">
            <text:p>28.9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8-16">
            <text:p>Aug 16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8-17">
            <text:p>Aug 17, 2018</text:p>
          </table:table-cell>
          <table:table-cell office:value-type="float" office:value="27.5">
            <text:p>27.5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8-18">
            <text:p>Aug 18, 2018</text:p>
          </table:table-cell>
          <table:table-cell office:value-type="float" office:value="28.6">
            <text:p>28.6</text:p>
          </table:table-cell>
          <table:table-cell office:value-type="float" office:value="80">
            <text:p>8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8-19">
            <text:p>Aug 19, 2018</text:p>
          </table:table-cell>
          <table:table-cell office:value-type="float" office:value="28.2">
            <text:p>28.2</text:p>
          </table:table-cell>
          <table:table-cell office:value-type="float" office:value="75">
            <text:p>75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08-20">
            <text:p>Aug 20, 2018</text:p>
          </table:table-cell>
          <table:table-cell office:value-type="float" office:value="28.3">
            <text:p>28.3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08-21">
            <text:p>Aug 21, 2018</text:p>
          </table:table-cell>
          <table:table-cell office:value-type="float" office:value="28.6">
            <text:p>28.6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office:value-type="date" office:date-value="2018-08-22">
            <text:p>Aug 22, 2018</text:p>
          </table:table-cell>
          <table:table-cell office:value-type="float" office:value="28.6">
            <text:p>28.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8-23">
            <text:p>Aug 23, 2018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date" office:date-value="2018-08-24">
            <text:p>Aug 24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office:value-type="date" office:date-value="2018-08-25">
            <text:p>Aug 25, 2018</text:p>
          </table:table-cell>
          <table:table-cell office:value-type="float" office:value="22.7">
            <text:p>22.7</text:p>
          </table:table-cell>
          <table:table-cell office:value-type="float" office:value="94">
            <text:p>94</text:p>
          </table:table-cell>
          <table:table-cell table:number-columns-repeated="2" office:value-type="float" office:value="52.6">
            <text:p>52.6</text:p>
          </table:table-cell>
          <table:table-cell table:number-columns-repeated="9"/>
        </table:table-row>
        <table:table-row table:style-name="ro2">
          <table:table-cell office:value-type="date" office:date-value="2018-08-26">
            <text:p>Aug 26, 2018</text:p>
          </table:table-cell>
          <table:table-cell office:value-type="float" office:value="25.8">
            <text:p>25.8</text:p>
          </table:table-cell>
          <table:table-cell office:value-type="float" office:value="84">
            <text:p>84</text:p>
          </table:table-cell>
          <table:table-cell table:number-columns-repeated="2" office:value-type="float" office:value="12.6">
            <text:p>12.6</text:p>
          </table:table-cell>
          <table:table-cell table:number-columns-repeated="9"/>
        </table:table-row>
        <table:table-row table:style-name="ro2">
          <table:table-cell office:value-type="date" office:date-value="2018-08-27">
            <text:p>Aug 27, 2018</text:p>
          </table:table-cell>
          <table:table-cell office:value-type="float" office:value="27.5">
            <text:p>27.5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8-28">
            <text:p>Aug 28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8-29">
            <text:p>Aug 29, 2018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8-08-30">
            <text:p>Aug 30, 2018</text:p>
          </table:table-cell>
          <table:table-cell office:value-type="float" office:value="27.5">
            <text:p>27.5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8-08-31">
            <text:p>Aug 31, 2018</text:p>
          </table:table-cell>
          <table:table-cell office:value-type="float" office:value="24.9">
            <text:p>24.9</text:p>
          </table:table-cell>
          <table:table-cell office:value-type="float" office:value="94">
            <text:p>94</text:p>
          </table:table-cell>
          <table:table-cell table:number-columns-repeated="11"/>
        </table:table-row>
        <table:table-row table:style-name="ro2">
          <table:table-cell office:value-type="date" office:date-value="2018-09-01">
            <text:p>Sep 1, 2018</text:p>
          </table:table-cell>
          <table:table-cell office:value-type="float" office:value="25.9">
            <text:p>25.9</text:p>
          </table:table-cell>
          <table:table-cell office:value-type="float" office:value="83">
            <text:p>83</text:p>
          </table:table-cell>
          <table:table-cell table:number-columns-repeated="2" office:value-type="float" office:value="29">
            <text:p>29</text:p>
          </table:table-cell>
          <table:table-cell table:number-columns-repeated="9"/>
        </table:table-row>
        <table:table-row table:style-name="ro2">
          <table:table-cell office:value-type="date" office:date-value="2018-09-02">
            <text:p>Sep 2, 2018</text:p>
          </table:table-cell>
          <table:table-cell office:value-type="float" office:value="26.8">
            <text:p>26.8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9-03">
            <text:p>Sep 3, 2018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table:number-columns-repeated="2" office:value-type="float" office:value="0.6">
            <text:p>0.6</text:p>
          </table:table-cell>
          <table:table-cell table:number-columns-repeated="9"/>
        </table:table-row>
        <table:table-row table:style-name="ro2">
          <table:table-cell office:value-type="date" office:date-value="2018-09-04">
            <text:p>Sep 4, 2018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09-05">
            <text:p>Sep 5, 2018</text:p>
          </table:table-cell>
          <table:table-cell office:value-type="float" office:value="26.9">
            <text:p>26.9</text:p>
          </table:table-cell>
          <table:table-cell office:value-type="float" office:value="79">
            <text:p>79</text:p>
          </table:table-cell>
          <table:table-cell table:number-columns-repeated="2" office:value-type="float" office:value="20.8">
            <text:p>20.8</text:p>
          </table:table-cell>
          <table:table-cell table:number-columns-repeated="9"/>
        </table:table-row>
        <table:table-row table:style-name="ro2">
          <table:table-cell office:value-type="date" office:date-value="2018-09-06">
            <text:p>Sep 6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09-07">
            <text:p>Sep 7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9-08">
            <text:p>Sep 8, 2018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table:number-columns-repeated="2" office:value-type="float" office:value="36.7">
            <text:p>36.7</text:p>
          </table:table-cell>
          <table:table-cell table:number-columns-repeated="9"/>
        </table:table-row>
        <table:table-row table:style-name="ro2">
          <table:table-cell office:value-type="date" office:date-value="2018-09-09">
            <text:p>Sep 9, 2018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09-10">
            <text:p>Sep 10, 2018</text:p>
          </table:table-cell>
          <table:table-cell office:value-type="float" office:value="25.8">
            <text:p>25.8</text:p>
          </table:table-cell>
          <table:table-cell office:value-type="float" office:value="83">
            <text:p>83</text:p>
          </table:table-cell>
          <table:table-cell table:number-columns-repeated="2"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date" office:date-value="2018-09-11">
            <text:p>Sep 11, 2018</text:p>
          </table:table-cell>
          <table:table-cell office:value-type="float" office:value="24.7">
            <text:p>24.7</text:p>
          </table:table-cell>
          <table:table-cell office:value-type="float" office:value="95">
            <text:p>95</text:p>
          </table:table-cell>
          <table:table-cell table:number-columns-repeated="2" office:value-type="float" office:value="1.6">
            <text:p>1.6</text:p>
          </table:table-cell>
          <table:table-cell table:number-columns-repeated="9"/>
        </table:table-row>
        <table:table-row table:style-name="ro2">
          <table:table-cell office:value-type="date" office:date-value="2018-09-12">
            <text:p>Sep 12, 2018</text:p>
          </table:table-cell>
          <table:table-cell office:value-type="float" office:value="26.4">
            <text:p>26.4</text:p>
          </table:table-cell>
          <table:table-cell office:value-type="float" office:value="82">
            <text:p>82</text:p>
          </table:table-cell>
          <table:table-cell table:number-columns-repeated="2" office:value-type="float" office:value="22.4">
            <text:p>22.4</text:p>
          </table:table-cell>
          <table:table-cell table:number-columns-repeated="9"/>
        </table:table-row>
        <table:table-row table:style-name="ro2">
          <table:table-cell office:value-type="date" office:date-value="2018-09-13">
            <text:p>Sep 13, 2018</text:p>
          </table:table-cell>
          <table:table-cell office:value-type="float" office:value="26.8">
            <text:p>26.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9-14">
            <text:p>Sep 14, 2018</text:p>
          </table:table-cell>
          <table:table-cell office:value-type="float" office:value="26.8">
            <text:p>26.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9-15">
            <text:p>Sep 15, 2018</text:p>
          </table:table-cell>
          <table:table-cell office:value-type="float" office:value="26.6">
            <text:p>26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9-16">
            <text:p>Sep 16, 2018</text:p>
          </table:table-cell>
          <table:table-cell office:value-type="float" office:value="26.1">
            <text:p>26.1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9-17">
            <text:p>Sep 17, 2018</text:p>
          </table:table-cell>
          <table:table-cell office:value-type="float" office:value="26.5">
            <text:p>26.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9-18">
            <text:p>Sep 18, 201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09-19">
            <text:p>Sep 19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2" office:value-type="float" office:value="4.3">
            <text:p>4.3</text:p>
          </table:table-cell>
          <table:table-cell table:number-columns-repeated="9"/>
        </table:table-row>
        <table:table-row table:style-name="ro2">
          <table:table-cell office:value-type="date" office:date-value="2018-09-20">
            <text:p>Sep 20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table:number-columns-repeated="2" office:value-type="float" office:value="27.6">
            <text:p>27.6</text:p>
          </table:table-cell>
          <table:table-cell table:number-columns-repeated="9"/>
        </table:table-row>
        <table:table-row table:style-name="ro2">
          <table:table-cell office:value-type="date" office:date-value="2018-09-21">
            <text:p>Sep 21, 2018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8-09-22">
            <text:p>Sep 22, 2018</text:p>
          </table:table-cell>
          <table:table-cell office:value-type="float" office:value="26.7">
            <text:p>26.7</text:p>
          </table:table-cell>
          <table:table-cell office:value-type="float" office:value="83">
            <text:p>83</text:p>
          </table:table-cell>
          <table:table-cell table:number-columns-repeated="2" office:value-type="float" office:value="17">
            <text:p>17</text:p>
          </table:table-cell>
          <table:table-cell table:number-columns-repeated="9"/>
        </table:table-row>
        <table:table-row table:style-name="ro2">
          <table:table-cell office:value-type="date" office:date-value="2018-09-23">
            <text:p>Sep 23, 2018</text:p>
          </table:table-cell>
          <table:table-cell office:value-type="float" office:value="27.6">
            <text:p>27.6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09-24">
            <text:p>Sep 24, 2018</text:p>
          </table:table-cell>
          <table:table-cell office:value-type="float" office:value="27.5">
            <text:p>27.5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office:value-type="date" office:date-value="2018-09-25">
            <text:p>Sep 25, 2018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9-26">
            <text:p>Sep 26, 2018</text:p>
          </table:table-cell>
          <table:table-cell office:value-type="float" office:value="27.5">
            <text:p>27.5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9-27">
            <text:p>Sep 27, 2018</text:p>
          </table:table-cell>
          <table:table-cell office:value-type="float" office:value="27.7">
            <text:p>27.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09-28">
            <text:p>Sep 28, 2018</text:p>
          </table:table-cell>
          <table:table-cell office:value-type="float" office:value="27.7">
            <text:p>27.7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office:value-type="date" office:date-value="2018-09-29">
            <text:p>Sep 29, 2018</text:p>
          </table:table-cell>
          <table:table-cell office:value-type="float" office:value="27.6">
            <text:p>27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office:value-type="date" office:date-value="2018-09-30">
            <text:p>Sep 30, 2018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office:value-type="date" office:date-value="2018-10-01">
            <text:p>Oct 1, 2018</text:p>
          </table:table-cell>
          <table:table-cell office:value-type="float" office:value="28.5">
            <text:p>28.5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office:value-type="date" office:date-value="2018-10-02">
            <text:p>Oct 2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0-03">
            <text:p>Oct 3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2" office:value-type="float" office:value="3.3">
            <text:p>3.3</text:p>
          </table:table-cell>
          <table:table-cell table:number-columns-repeated="9"/>
        </table:table-row>
        <table:table-row table:style-name="ro2">
          <table:table-cell office:value-type="date" office:date-value="2018-10-04">
            <text:p>Oct 4, 2018</text:p>
          </table:table-cell>
          <table:table-cell office:value-type="float" office:value="28.4">
            <text:p>28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10-05">
            <text:p>Oct 5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0-06">
            <text:p>Oct 6, 2018</text:p>
          </table:table-cell>
          <table:table-cell office:value-type="float" office:value="28.5">
            <text:p>28.5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office:value-type="date" office:date-value="2018-10-07">
            <text:p>Oct 7, 2018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office:value-type="date" office:date-value="2018-10-08">
            <text:p>Oct 8, 2018</text:p>
          </table:table-cell>
          <table:table-cell office:value-type="float" office:value="25.8">
            <text:p>25.8</text:p>
          </table:table-cell>
          <table:table-cell office:value-type="float" office:value="91">
            <text:p>91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0-09">
            <text:p>Oct 9, 2018</text:p>
          </table:table-cell>
          <table:table-cell office:value-type="float" office:value="26.5">
            <text:p>26.5</text:p>
          </table:table-cell>
          <table:table-cell office:value-type="float" office:value="85">
            <text:p>85</text:p>
          </table:table-cell>
          <table:table-cell table:number-columns-repeated="2"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date" office:date-value="2018-10-10">
            <text:p>Oct 10, 2018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table:number-columns-repeated="2" office:value-type="float" office:value="1.3">
            <text:p>1.3</text:p>
          </table:table-cell>
          <table:table-cell table:number-columns-repeated="9"/>
        </table:table-row>
        <table:table-row table:style-name="ro2">
          <table:table-cell office:value-type="date" office:date-value="2018-10-11">
            <text:p>Oct 11, 2018</text:p>
          </table:table-cell>
          <table:table-cell office:value-type="float" office:value="24.9">
            <text:p>24.9</text:p>
          </table:table-cell>
          <table:table-cell office:value-type="float" office:value="96">
            <text:p>96</text:p>
          </table:table-cell>
          <table:table-cell table:number-columns-repeated="2" office:value-type="float" office:value="3.6">
            <text:p>3.6</text:p>
          </table:table-cell>
          <table:table-cell table:number-columns-repeated="9"/>
        </table:table-row>
        <table:table-row table:style-name="ro2">
          <table:table-cell office:value-type="date" office:date-value="2018-10-12">
            <text:p>Oct 12, 2018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table:number-columns-repeated="2" office:value-type="float" office:value="5.3">
            <text:p>5.3</text:p>
          </table:table-cell>
          <table:table-cell table:number-columns-repeated="9"/>
        </table:table-row>
        <table:table-row table:style-name="ro2">
          <table:table-cell office:value-type="date" office:date-value="2018-10-13">
            <text:p>Oct 13, 2018</text:p>
          </table:table-cell>
          <table:table-cell office:value-type="float" office:value="25.6">
            <text:p>25.6</text:p>
          </table:table-cell>
          <table:table-cell office:value-type="float" office:value="91">
            <text:p>91</text:p>
          </table:table-cell>
          <table:table-cell table:number-columns-repeated="2" office:value-type="float" office:value="6.8">
            <text:p>6.8</text:p>
          </table:table-cell>
          <table:table-cell table:number-columns-repeated="9"/>
        </table:table-row>
        <table:table-row table:style-name="ro2">
          <table:table-cell office:value-type="date" office:date-value="2018-10-14">
            <text:p>Oct 14, 201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table:number-columns-repeated="2" office:value-type="float" office:value="2.4">
            <text:p>2.4</text:p>
          </table:table-cell>
          <table:table-cell table:number-columns-repeated="9"/>
        </table:table-row>
        <table:table-row table:style-name="ro2">
          <table:table-cell office:value-type="date" office:date-value="2018-10-15">
            <text:p>Oct 15, 2018</text:p>
          </table:table-cell>
          <table:table-cell office:value-type="float" office:value="27.8">
            <text:p>27.8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0-16">
            <text:p>Oct 16, 2018</text:p>
          </table:table-cell>
          <table:table-cell office:value-type="float" office:value="28.2">
            <text:p>28.2</text:p>
          </table:table-cell>
          <table:table-cell office:value-type="float" office:value="80">
            <text:p>80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0-17">
            <text:p>Oct 17, 2018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0-18">
            <text:p>Oct 18, 2018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table:number-columns-repeated="2" office:value-type="float" office:value="5.3">
            <text:p>5.3</text:p>
          </table:table-cell>
          <table:table-cell table:number-columns-repeated="9"/>
        </table:table-row>
        <table:table-row table:style-name="ro2">
          <table:table-cell office:value-type="date" office:date-value="2018-10-19">
            <text:p>Oct 19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0-20">
            <text:p>Oct 20, 2018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0-21">
            <text:p>Oct 21, 2018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table:number-columns-repeated="2" office:value-type="float" office:value="2.1">
            <text:p>2.1</text:p>
          </table:table-cell>
          <table:table-cell table:number-columns-repeated="9"/>
        </table:table-row>
        <table:table-row table:style-name="ro2">
          <table:table-cell office:value-type="date" office:date-value="2018-10-22">
            <text:p>Oct 22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table:number-columns-repeated="2" office:value-type="float" office:value="13.9">
            <text:p>13.9</text:p>
          </table:table-cell>
          <table:table-cell table:number-columns-repeated="9"/>
        </table:table-row>
        <table:table-row table:style-name="ro2">
          <table:table-cell office:value-type="date" office:date-value="2018-10-23">
            <text:p>Oct 23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0-24">
            <text:p>Oct 24, 2018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10-25">
            <text:p>Oct 25, 2018</text:p>
          </table:table-cell>
          <table:table-cell office:value-type="float" office:value="26.4">
            <text:p>26.4</text:p>
          </table:table-cell>
          <table:table-cell office:value-type="float" office:value="84">
            <text:p>84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8-10-26">
            <text:p>Oct 26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table:number-columns-repeated="2" office:value-type="float" office:value="3.7">
            <text:p>3.7</text:p>
          </table:table-cell>
          <table:table-cell table:number-columns-repeated="9"/>
        </table:table-row>
        <table:table-row table:style-name="ro2">
          <table:table-cell office:value-type="date" office:date-value="2018-10-27">
            <text:p>Oct 27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table:number-columns-repeated="2" office:value-type="float" office:value="4.2">
            <text:p>4.2</text:p>
          </table:table-cell>
          <table:table-cell table:number-columns-repeated="9"/>
        </table:table-row>
        <table:table-row table:style-name="ro2">
          <table:table-cell office:value-type="date" office:date-value="2018-10-28">
            <text:p>Oct 28, 201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table:number-columns-repeated="11"/>
        </table:table-row>
        <table:table-row table:style-name="ro2">
          <table:table-cell office:value-type="date" office:date-value="2018-10-29">
            <text:p>Oct 29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40.9">
            <text:p>40.9</text:p>
          </table:table-cell>
          <table:table-cell table:number-columns-repeated="9"/>
        </table:table-row>
        <table:table-row table:style-name="ro2">
          <table:table-cell office:value-type="date" office:date-value="2018-10-30">
            <text:p>Oct 30, 2018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0-31">
            <text:p>Oct 31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9.1">
            <text:p>9.1</text:p>
          </table:table-cell>
          <table:table-cell table:number-columns-repeated="9"/>
        </table:table-row>
        <table:table-row table:style-name="ro2">
          <table:table-cell office:value-type="date" office:date-value="2018-11-01">
            <text:p>Nov 1, 2018</text:p>
          </table:table-cell>
          <table:table-cell office:value-type="float" office:value="26.3">
            <text:p>26.3</text:p>
          </table:table-cell>
          <table:table-cell office:value-type="float" office:value="90">
            <text:p>90</text:p>
          </table:table-cell>
          <table:table-cell table:number-columns-repeated="2" office:value-type="float" office:value="20.2">
            <text:p>20.2</text:p>
          </table:table-cell>
          <table:table-cell table:number-columns-repeated="9"/>
        </table:table-row>
        <table:table-row table:style-name="ro2">
          <table:table-cell office:value-type="date" office:date-value="2018-11-02">
            <text:p>Nov 2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8-11-03">
            <text:p>Nov 3, 2018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2" office:value-type="float" office:value="40.3">
            <text:p>40.3</text:p>
          </table:table-cell>
          <table:table-cell table:number-columns-repeated="9"/>
        </table:table-row>
        <table:table-row table:style-name="ro2">
          <table:table-cell office:value-type="date" office:date-value="2018-11-04">
            <text:p>Nov 4, 2018</text:p>
          </table:table-cell>
          <table:table-cell office:value-type="float" office:value="26.6">
            <text:p>26.6</text:p>
          </table:table-cell>
          <table:table-cell office:value-type="float" office:value="86">
            <text:p>86</text:p>
          </table:table-cell>
          <table:table-cell table:number-columns-repeated="2" office:value-type="float" office:value="2.2">
            <text:p>2.2</text:p>
          </table:table-cell>
          <table:table-cell table:number-columns-repeated="9"/>
        </table:table-row>
        <table:table-row table:style-name="ro2">
          <table:table-cell office:value-type="date" office:date-value="2018-11-05">
            <text:p>Nov 5, 2018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table:number-columns-repeated="2" office:value-type="float" office:value="10.8">
            <text:p>10.8</text:p>
          </table:table-cell>
          <table:table-cell table:number-columns-repeated="9"/>
        </table:table-row>
        <table:table-row table:style-name="ro2">
          <table:table-cell office:value-type="date" office:date-value="2018-11-06">
            <text:p>Nov 6, 201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2" office:value-type="float" office:value="18.7">
            <text:p>18.7</text:p>
          </table:table-cell>
          <table:table-cell table:number-columns-repeated="9"/>
        </table:table-row>
        <table:table-row table:style-name="ro2">
          <table:table-cell office:value-type="date" office:date-value="2018-11-07">
            <text:p>Nov 7, 2018</text:p>
          </table:table-cell>
          <table:table-cell office:value-type="float" office:value="26.4">
            <text:p>26.4</text:p>
          </table:table-cell>
          <table:table-cell office:value-type="float" office:value="91">
            <text:p>91</text:p>
          </table:table-cell>
          <table:table-cell table:number-columns-repeated="2" office:value-type="float" office:value="39.6">
            <text:p>39.6</text:p>
          </table:table-cell>
          <table:table-cell table:number-columns-repeated="9"/>
        </table:table-row>
        <table:table-row table:style-name="ro2">
          <table:table-cell office:value-type="date" office:date-value="2018-11-08">
            <text:p>Nov 8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table:number-columns-repeated="2" office:value-type="float" office:value="1.1">
            <text:p>1.1</text:p>
          </table:table-cell>
          <table:table-cell table:number-columns-repeated="9"/>
        </table:table-row>
        <table:table-row table:style-name="ro2">
          <table:table-cell office:value-type="date" office:date-value="2018-11-09">
            <text:p>Nov 9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2" office:value-type="float" office:value="8.5">
            <text:p>8.5</text:p>
          </table:table-cell>
          <table:table-cell table:number-columns-repeated="9"/>
        </table:table-row>
        <table:table-row table:style-name="ro2">
          <table:table-cell office:value-type="date" office:date-value="2018-11-10">
            <text:p>Nov 10, 2018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table:number-columns-repeated="2" office:value-type="float" office:value="1.4">
            <text:p>1.4</text:p>
          </table:table-cell>
          <table:table-cell table:number-columns-repeated="9"/>
        </table:table-row>
        <table:table-row table:style-name="ro2">
          <table:table-cell office:value-type="date" office:date-value="2018-11-11">
            <text:p>Nov 11, 2018</text:p>
          </table:table-cell>
          <table:table-cell office:value-type="float" office:value="26.6">
            <text:p>26.6</text:p>
          </table:table-cell>
          <table:table-cell office:value-type="float" office:value="94">
            <text:p>94</text:p>
          </table:table-cell>
          <table:table-cell table:number-columns-repeated="2" office:value-type="float" office:value="16.2">
            <text:p>16.2</text:p>
          </table:table-cell>
          <table:table-cell table:number-columns-repeated="9"/>
        </table:table-row>
        <table:table-row table:style-name="ro2">
          <table:table-cell office:value-type="date" office:date-value="2018-11-12">
            <text:p>Nov 12, 2018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table:number-columns-repeated="2" office:value-type="float" office:value="48.9">
            <text:p>48.9</text:p>
          </table:table-cell>
          <table:table-cell table:number-columns-repeated="9"/>
        </table:table-row>
        <table:table-row table:style-name="ro2">
          <table:table-cell office:value-type="date" office:date-value="2018-11-13">
            <text:p>Nov 13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table:number-columns-repeated="2" office:value-type="float" office:value="7.8">
            <text:p>7.8</text:p>
          </table:table-cell>
          <table:table-cell table:number-columns-repeated="9"/>
        </table:table-row>
        <table:table-row table:style-name="ro2">
          <table:table-cell office:value-type="date" office:date-value="2018-11-14">
            <text:p>Nov 14, 2018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11-15">
            <text:p>Nov 15, 2018</text:p>
          </table:table-cell>
          <table:table-cell office:value-type="float" office:value="26.4">
            <text:p>26.4</text:p>
          </table:table-cell>
          <table:table-cell office:value-type="float" office:value="92">
            <text:p>92</text:p>
          </table:table-cell>
          <table:table-cell table:number-columns-repeated="2" office:value-type="float" office:value="66.2">
            <text:p>66.2</text:p>
          </table:table-cell>
          <table:table-cell table:number-columns-repeated="9"/>
        </table:table-row>
        <table:table-row table:style-name="ro2">
          <table:table-cell office:value-type="date" office:date-value="2018-11-16">
            <text:p>Nov 16, 2018</text:p>
          </table:table-cell>
          <table:table-cell office:value-type="float" office:value="28.5">
            <text:p>28.5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1-17">
            <text:p>Nov 17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2"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date" office:date-value="2018-11-18">
            <text:p>Nov 18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2" office:value-type="float" office:value="15.1">
            <text:p>15.1</text:p>
          </table:table-cell>
          <table:table-cell table:number-columns-repeated="9"/>
        </table:table-row>
        <table:table-row table:style-name="ro2">
          <table:table-cell office:value-type="date" office:date-value="2018-11-19">
            <text:p>Nov 19, 2018</text:p>
          </table:table-cell>
          <table:table-cell office:value-type="float" office:value="26.9">
            <text:p>26.9</text:p>
          </table:table-cell>
          <table:table-cell office:value-type="float" office:value="88">
            <text:p>88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date" office:date-value="2018-11-20">
            <text:p>Nov 20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number-columns-repeated="2" office:value-type="float" office:value="0.5">
            <text:p>0.5</text:p>
          </table:table-cell>
          <table:table-cell table:number-columns-repeated="9"/>
        </table:table-row>
        <table:table-row table:style-name="ro2">
          <table:table-cell office:value-type="date" office:date-value="2018-11-21">
            <text:p>Nov 21, 2018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table:number-columns-repeated="2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date" office:date-value="2018-11-22">
            <text:p>Nov 22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table:number-columns-repeated="2" office:value-type="float" office:value="3.4">
            <text:p>3.4</text:p>
          </table:table-cell>
          <table:table-cell table:number-columns-repeated="9"/>
        </table:table-row>
        <table:table-row table:style-name="ro2">
          <table:table-cell office:value-type="date" office:date-value="2018-11-23">
            <text:p>Nov 23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table:number-columns-repeated="2" office:value-type="float" office:value="20.9">
            <text:p>20.9</text:p>
          </table:table-cell>
          <table:table-cell table:number-columns-repeated="9"/>
        </table:table-row>
        <table:table-row table:style-name="ro2">
          <table:table-cell office:value-type="date" office:date-value="2018-11-24">
            <text:p>Nov 24, 2018</text:p>
          </table:table-cell>
          <table:table-cell office:value-type="float" office:value="26.8">
            <text:p>26.8</text:p>
          </table:table-cell>
          <table:table-cell office:value-type="float" office:value="85">
            <text:p>85</text:p>
          </table:table-cell>
          <table:table-cell table:number-columns-repeated="2" office:value-type="float" office:value="6.4">
            <text:p>6.4</text:p>
          </table:table-cell>
          <table:table-cell table:number-columns-repeated="9"/>
        </table:table-row>
        <table:table-row table:style-name="ro2">
          <table:table-cell office:value-type="date" office:date-value="2018-11-25">
            <text:p>Nov 25, 2018</text:p>
          </table:table-cell>
          <table:table-cell office:value-type="float" office:value="27.5">
            <text:p>27.5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11-26">
            <text:p>Nov 26, 2018</text:p>
          </table:table-cell>
          <table:table-cell office:value-type="float" office:value="26.9">
            <text:p>26.9</text:p>
          </table:table-cell>
          <table:table-cell office:value-type="float" office:value="90">
            <text:p>90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date" office:date-value="2018-11-27">
            <text:p>Nov 27, 2018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date" office:date-value="2018-11-28">
            <text:p>Nov 28, 2018</text:p>
          </table:table-cell>
          <table:table-cell office:value-type="float" office:value="27.5">
            <text:p>27.5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office:value-type="date" office:date-value="2018-11-29">
            <text:p>Nov 29, 2018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date" office:date-value="2018-11-30">
            <text:p>Nov 30, 2018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01">
            <text:p>Dec 1, 2018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table:number-columns-repeated="2" office:value-type="float" office:value="28.3">
            <text:p>28.3</text:p>
          </table:table-cell>
          <table:table-cell table:number-columns-repeated="9"/>
        </table:table-row>
        <table:table-row table:style-name="ro2">
          <table:table-cell office:value-type="date" office:date-value="2018-12-02">
            <text:p>Dec 2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2" office:value-type="float" office:value="22.8">
            <text:p>22.8</text:p>
          </table:table-cell>
          <table:table-cell table:number-columns-repeated="9"/>
        </table:table-row>
        <table:table-row table:style-name="ro2">
          <table:table-cell office:value-type="date" office:date-value="2018-12-03">
            <text:p>Dec 3, 2018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04">
            <text:p>Dec 4, 2018</text:p>
          </table:table-cell>
          <table:table-cell office:value-type="float" office:value="25.9">
            <text:p>25.9</text:p>
          </table:table-cell>
          <table:table-cell office:value-type="float" office:value="91">
            <text:p>91</text:p>
          </table:table-cell>
          <table:table-cell table:number-columns-repeated="2" office:value-type="float" office:value="80.3">
            <text:p>80.3</text:p>
          </table:table-cell>
          <table:table-cell table:number-columns-repeated="9"/>
        </table:table-row>
        <table:table-row table:style-name="ro2">
          <table:table-cell office:value-type="date" office:date-value="2018-12-05">
            <text:p>Dec 5, 2018</text:p>
          </table:table-cell>
          <table:table-cell office:value-type="float" office:value="26.7">
            <text:p>26.7</text:p>
          </table:table-cell>
          <table:table-cell office:value-type="float" office:value="91">
            <text:p>91</text:p>
          </table:table-cell>
          <table:table-cell table:number-columns-repeated="2" office:value-type="float" office:value="18.2">
            <text:p>18.2</text:p>
          </table:table-cell>
          <table:table-cell table:number-columns-repeated="9"/>
        </table:table-row>
        <table:table-row table:style-name="ro2">
          <table:table-cell office:value-type="date" office:date-value="2018-12-06">
            <text:p>Dec 6, 2018</text:p>
          </table:table-cell>
          <table:table-cell office:value-type="float" office:value="25.3">
            <text:p>25.3</text:p>
          </table:table-cell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date" office:date-value="2018-12-07">
            <text:p>Dec 7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2" office:value-type="float" office:value="4.9">
            <text:p>4.9</text:p>
          </table:table-cell>
          <table:table-cell table:number-columns-repeated="9"/>
        </table:table-row>
        <table:table-row table:style-name="ro2">
          <table:table-cell office:value-type="date" office:date-value="2018-12-08">
            <text:p>Dec 8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table:number-columns-repeated="2" office:value-type="float" office:value="5.4">
            <text:p>5.4</text:p>
          </table:table-cell>
          <table:table-cell table:number-columns-repeated="9"/>
        </table:table-row>
        <table:table-row table:style-name="ro2">
          <table:table-cell office:value-type="date" office:date-value="2018-12-09">
            <text:p>Dec 9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table:number-columns-repeated="2" office:value-type="float" office:value="35.8">
            <text:p>35.8</text:p>
          </table:table-cell>
          <table:table-cell table:number-columns-repeated="9"/>
        </table:table-row>
        <table:table-row table:style-name="ro2">
          <table:table-cell office:value-type="date" office:date-value="2018-12-10">
            <text:p>Dec 10, 2018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11">
            <text:p>Dec 11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12">
            <text:p>Dec 12, 2018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1.7">
            <text:p>1.7</text:p>
          </table:table-cell>
          <table:table-cell table:number-columns-repeated="9"/>
        </table:table-row>
        <table:table-row table:style-name="ro2">
          <table:table-cell office:value-type="date" office:date-value="2018-12-13">
            <text:p>Dec 13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14">
            <text:p>Dec 14, 2018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12-15">
            <text:p>Dec 15, 2018</text:p>
          </table:table-cell>
          <table:table-cell office:value-type="float" office:value="27.8">
            <text:p>27.8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12-16">
            <text:p>Dec 16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2" office:value-type="float" office:value="11.5">
            <text:p>11.5</text:p>
          </table:table-cell>
          <table:table-cell table:number-columns-repeated="9"/>
        </table:table-row>
        <table:table-row table:style-name="ro2">
          <table:table-cell office:value-type="date" office:date-value="2018-12-17">
            <text:p>Dec 17, 2018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2" office:value-type="float" office:value="85">
            <text:p>85</text:p>
          </table:table-cell>
          <table:table-cell table:number-columns-repeated="9"/>
        </table:table-row>
        <table:table-row table:style-name="ro2">
          <table:table-cell office:value-type="date" office:date-value="2018-12-18">
            <text:p>Dec 18, 2018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12-19">
            <text:p>Dec 19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2" office:value-type="float" office:value="6.7">
            <text:p>6.7</text:p>
          </table:table-cell>
          <table:table-cell table:number-columns-repeated="9"/>
        </table:table-row>
        <table:table-row table:style-name="ro2">
          <table:table-cell office:value-type="date" office:date-value="2018-12-20">
            <text:p>Dec 20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2" office:value-type="float" office:value="12.9">
            <text:p>12.9</text:p>
          </table:table-cell>
          <table:table-cell table:number-columns-repeated="9"/>
        </table:table-row>
        <table:table-row table:style-name="ro2">
          <table:table-cell office:value-type="date" office:date-value="2018-12-21">
            <text:p>Dec 21, 2018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date" office:date-value="2018-12-22">
            <text:p>Dec 22, 2018</text:p>
          </table:table-cell>
          <table:table-cell office:value-type="float" office:value="26.8">
            <text:p>26.8</text:p>
          </table:table-cell>
          <table:table-cell office:value-type="float" office:value="83">
            <text:p>83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23">
            <text:p>Dec 23, 2018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table:number-columns-repeated="2" office:value-type="float" office:value="0.8">
            <text:p>0.8</text:p>
          </table:table-cell>
          <table:table-cell table:number-columns-repeated="9"/>
        </table:table-row>
        <table:table-row table:style-name="ro2">
          <table:table-cell office:value-type="date" office:date-value="2018-12-24">
            <text:p>Dec 24, 2018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/>
          <table:table-cell office:value-type="float" office:value="8888">
            <text:p>8888</text:p>
          </table:table-cell>
          <table:table-cell table:number-columns-repeated="9"/>
        </table:table-row>
        <table:table-row table:style-name="ro2">
          <table:table-cell office:value-type="date" office:date-value="2018-12-25">
            <text:p>Dec 25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12-26">
            <text:p>Dec 26, 2018</text:p>
          </table:table-cell>
          <table:table-cell office:value-type="float" office:value="26.7">
            <text:p>26.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12-27">
            <text:p>Dec 27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office:value-type="date" office:date-value="2018-12-28">
            <text:p>Dec 28, 2018</text:p>
          </table:table-cell>
          <table:table-cell office:value-type="float" office:value="27.7">
            <text:p>27.7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date" office:date-value="2018-12-29">
            <text:p>Dec 29, 2018</text:p>
          </table:table-cell>
          <table:table-cell office:value-type="float" office:value="26.6">
            <text:p>26.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office:value-type="date" office:date-value="2018-12-30">
            <text:p>Dec 30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office:value-type="date" office:date-value="2018-12-31">
            <text:p>Dec 31, 2018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4">
          <table:table-cell table:style-name="Default"/>
          <table:table-cell table:number-columns-repeated="13"/>
        </table:table-row>
        <table:table-row table:style-name="ro4">
          <table:table-cell table:style-name="Default" office:value-type="string">
            <text:p>Filter</text:p>
          </table:table-cell>
          <table:table-cell table:number-columns-repeated="13"/>
        </table:table-row>
        <table:table-row table:style-name="ro4">
          <table:table-cell table:style-name="Default"/>
          <table:table-cell table:number-columns-repeated="13"/>
        </table:table-row>
        <table:table-row table:style-name="ro4">
          <table:table-cell table:style-name="ce4"/>
          <table:table-cell table:style-name="ce11" office:value-type="string">
            <text:p>Date</text:p>
          </table:table-cell>
          <table:table-cell table:style-name="ce18" table:number-columns-repeated="11"/>
          <table:table-cell table:style-name="ce31"/>
        </table:table-row>
        <table:table-row table:style-name="ro4">
          <table:table-cell table:style-name="ce5" office:value-type="string">
            <text:p>Data</text:p>
          </table:table-cell>
          <table:table-cell table:style-name="ce12" office:value-type="string">
            <text:p>Jan</text:p>
          </table:table-cell>
          <table:table-cell table:style-name="ce19" office:value-type="string">
            <text:p>Feb</text:p>
          </table:table-cell>
          <table:table-cell table:style-name="ce19" office:value-type="string">
            <text:p>Mar</text:p>
          </table:table-cell>
          <table:table-cell table:style-name="ce19" office:value-type="string">
            <text:p>Apr</text:p>
          </table:table-cell>
          <table:table-cell table:style-name="ce19" office:value-type="string">
            <text:p>May</text:p>
          </table:table-cell>
          <table:table-cell table:style-name="ce19" office:value-type="string">
            <text:p>Jun</text:p>
          </table:table-cell>
          <table:table-cell table:style-name="ce19" office:value-type="string">
            <text:p>Jul</text:p>
          </table:table-cell>
          <table:table-cell table:style-name="ce19" office:value-type="string">
            <text:p>Aug</text:p>
          </table:table-cell>
          <table:table-cell table:style-name="ce19" office:value-type="string">
            <text:p>Sep</text:p>
          </table:table-cell>
          <table:table-cell table:style-name="ce19" office:value-type="string">
            <text:p>Oc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c</text:p>
          </table:table-cell>
          <table:table-cell table:style-name="ce32" office:value-type="string">
            <text:p>Total Result</text:p>
          </table:table-cell>
        </table:table-row>
        <table:table-row table:style-name="ro4">
          <table:table-cell table:style-name="ce6" office:value-type="string">
            <text:p>Sum - Tavg</text:p>
          </table:table-cell>
          <table:table-cell table:style-name="ce13" office:value-type="float" office:value="826.5">
            <text:p>826.5</text:p>
          </table:table-cell>
          <table:table-cell table:style-name="ce20" office:value-type="float" office:value="735.9">
            <text:p>735.9</text:p>
          </table:table-cell>
          <table:table-cell table:style-name="ce20" office:value-type="float" office:value="822.1">
            <text:p>822.1</text:p>
          </table:table-cell>
          <table:table-cell table:style-name="ce20" office:value-type="float" office:value="811">
            <text:p>811</text:p>
          </table:table-cell>
          <table:table-cell table:style-name="ce20" office:value-type="float" office:value="840.3">
            <text:p>840.3</text:p>
          </table:table-cell>
          <table:table-cell table:style-name="ce20" office:value-type="float" office:value="820.5">
            <text:p>820.5</text:p>
          </table:table-cell>
          <table:table-cell table:style-name="ce20" office:value-type="float" office:value="849.8">
            <text:p>849.8</text:p>
          </table:table-cell>
          <table:table-cell table:style-name="ce20" office:value-type="float" office:value="851.4">
            <text:p>851.4</text:p>
          </table:table-cell>
          <table:table-cell table:style-name="ce20" office:value-type="float" office:value="800.9">
            <text:p>800.9</text:p>
          </table:table-cell>
          <table:table-cell table:style-name="ce20" office:value-type="float" office:value="831.6">
            <text:p>831.6</text:p>
          </table:table-cell>
          <table:table-cell table:style-name="ce20" office:value-type="float" office:value="810.4">
            <text:p>810.4</text:p>
          </table:table-cell>
          <table:table-cell table:style-name="ce26" office:value-type="float" office:value="807">
            <text:p>807</text:p>
          </table:table-cell>
          <table:table-cell table:style-name="ce33" office:value-type="float" office:value="9807.4">
            <text:p>9807.4</text:p>
          </table:table-cell>
        </table:table-row>
        <table:table-row table:style-name="ro4">
          <table:table-cell table:style-name="ce7" office:value-type="string">
            <text:p>Average - Tavg</text:p>
          </table:table-cell>
          <table:table-cell table:style-name="ce14" office:value-type="float" office:value="26.6612903225806">
            <text:p>26.6612903226</text:p>
          </table:table-cell>
          <table:table-cell table:style-name="Pivot_20_Table_20_Value" office:value-type="float" office:value="26.2821428571429">
            <text:p>26.2821428571</text:p>
          </table:table-cell>
          <table:table-cell table:style-name="Pivot_20_Table_20_Value" office:value-type="float" office:value="26.5193548387097">
            <text:p>26.5193548387</text:p>
          </table:table-cell>
          <table:table-cell table:style-name="Pivot_20_Table_20_Value" office:value-type="float" office:value="27.0333333333333">
            <text:p>27.0333333333</text:p>
          </table:table-cell>
          <table:table-cell table:style-name="Pivot_20_Table_20_Value" office:value-type="float" office:value="27.1064516129032">
            <text:p>27.1064516129</text:p>
          </table:table-cell>
          <table:table-cell table:style-name="Pivot_20_Table_20_Value" office:value-type="float" office:value="27.35">
            <text:p>27.35</text:p>
          </table:table-cell>
          <table:table-cell table:style-name="Pivot_20_Table_20_Value" office:value-type="float" office:value="27.4129032258064">
            <text:p>27.4129032258</text:p>
          </table:table-cell>
          <table:table-cell table:style-name="Pivot_20_Table_20_Value" office:value-type="float" office:value="27.4645161290323">
            <text:p>27.464516129</text:p>
          </table:table-cell>
          <table:table-cell table:style-name="Pivot_20_Table_20_Value" office:value-type="float" office:value="26.6966666666667">
            <text:p>26.6966666667</text:p>
          </table:table-cell>
          <table:table-cell table:style-name="Pivot_20_Table_20_Value" office:value-type="float" office:value="26.8258064516129">
            <text:p>26.8258064516</text:p>
          </table:table-cell>
          <table:table-cell table:style-name="Pivot_20_Table_20_Value" office:value-type="float" office:value="27.0133333333333">
            <text:p>27.0133333333</text:p>
          </table:table-cell>
          <table:table-cell table:style-name="ce27" office:value-type="float" office:value="26.9">
            <text:p>26.9</text:p>
          </table:table-cell>
          <table:table-cell table:style-name="ce34" office:value-type="float" office:value="26.9434065934066">
            <text:p>26.9434065934</text:p>
          </table:table-cell>
        </table:table-row>
        <table:table-row table:style-name="ro4">
          <table:table-cell table:style-name="ce7" office:value-type="string">
            <text:p>Count - Tavg</text:p>
          </table:table-cell>
          <table:table-cell table:style-name="ce14" office:value-type="float" office:value="31">
            <text:p>31</text:p>
          </table:table-cell>
          <table:table-cell table:style-name="Pivot_20_Table_20_Value" office:value-type="float" office:value="28">
            <text:p>28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number-columns-repeated="2"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ce27" office:value-type="float" office:value="30">
            <text:p>30</text:p>
          </table:table-cell>
          <table:table-cell table:style-name="ce34" office:value-type="float" office:value="364">
            <text:p>364</text:p>
          </table:table-cell>
        </table:table-row>
        <table:table-row table:style-name="ro4">
          <table:table-cell table:style-name="ce7" office:value-type="string">
            <text:p>StDev - Tavg</text:p>
          </table:table-cell>
          <table:table-cell table:style-name="ce14" office:value-type="float" office:value="0.832136775358077">
            <text:p>0.8321367754</text:p>
          </table:table-cell>
          <table:table-cell table:style-name="Pivot_20_Table_20_Value" office:value-type="float" office:value="0.779388920852178">
            <text:p>0.7793889209</text:p>
          </table:table-cell>
          <table:table-cell table:style-name="Pivot_20_Table_20_Value" office:value-type="float" office:value="0.893091766408154">
            <text:p>0.8930917664</text:p>
          </table:table-cell>
          <table:table-cell table:style-name="Pivot_20_Table_20_Value" office:value-type="float" office:value="0.787984479688644">
            <text:p>0.7879844797</text:p>
          </table:table-cell>
          <table:table-cell table:style-name="Pivot_20_Table_20_Value" office:value-type="float" office:value="0.797051016297705">
            <text:p>0.7970510163</text:p>
          </table:table-cell>
          <table:table-cell table:style-name="Pivot_20_Table_20_Value" office:value-type="float" office:value="0.986372665113389">
            <text:p>0.9863726651</text:p>
          </table:table-cell>
          <table:table-cell table:style-name="Pivot_20_Table_20_Value" office:value-type="float" office:value="0.771898929257685">
            <text:p>0.7718989293</text:p>
          </table:table-cell>
          <table:table-cell table:style-name="Pivot_20_Table_20_Value" office:value-type="float" office:value="1.35044397319218">
            <text:p>1.3504439732</text:p>
          </table:table-cell>
          <table:table-cell table:style-name="Pivot_20_Table_20_Value" office:value-type="float" office:value="0.928656179029821">
            <text:p>0.928656179</text:p>
          </table:table-cell>
          <table:table-cell table:style-name="Pivot_20_Table_20_Value" office:value-type="float" office:value="1.02922875394981">
            <text:p>1.0292287539</text:p>
          </table:table-cell>
          <table:table-cell table:style-name="Pivot_20_Table_20_Value" office:value-type="float" office:value="0.665781020919285">
            <text:p>0.6657810209</text:p>
          </table:table-cell>
          <table:table-cell table:style-name="ce27" office:value-type="float" office:value="0.591899339065628">
            <text:p>0.5918993391</text:p>
          </table:table-cell>
          <table:table-cell table:style-name="ce34" office:value-type="float" office:value="0.942995309524845">
            <text:p>0.9429953095</text:p>
          </table:table-cell>
        </table:table-row>
        <table:table-row table:style-name="ro4">
          <table:table-cell table:style-name="ce7" office:value-type="string">
            <text:p>Sum - RH_avg</text:p>
          </table:table-cell>
          <table:table-cell table:style-name="ce14" office:value-type="float" office:value="2609">
            <text:p>2609</text:p>
          </table:table-cell>
          <table:table-cell table:style-name="Pivot_20_Table_20_Value" office:value-type="float" office:value="2415">
            <text:p>2415</text:p>
          </table:table-cell>
          <table:table-cell table:style-name="Pivot_20_Table_20_Value" office:value-type="float" office:value="2689">
            <text:p>2689</text:p>
          </table:table-cell>
          <table:table-cell table:style-name="Pivot_20_Table_20_Value" office:value-type="float" office:value="2629">
            <text:p>2629</text:p>
          </table:table-cell>
          <table:table-cell table:style-name="Pivot_20_Table_20_Value" office:value-type="float" office:value="2698">
            <text:p>2698</text:p>
          </table:table-cell>
          <table:table-cell table:style-name="Pivot_20_Table_20_Value" office:value-type="float" office:value="2562">
            <text:p>2562</text:p>
          </table:table-cell>
          <table:table-cell table:style-name="Pivot_20_Table_20_Value" office:value-type="float" office:value="2554">
            <text:p>2554</text:p>
          </table:table-cell>
          <table:table-cell table:style-name="Pivot_20_Table_20_Value" office:value-type="float" office:value="2536">
            <text:p>2536</text:p>
          </table:table-cell>
          <table:table-cell table:style-name="Pivot_20_Table_20_Value" office:value-type="float" office:value="2477">
            <text:p>2477</text:p>
          </table:table-cell>
          <table:table-cell table:style-name="Pivot_20_Table_20_Value" office:value-type="float" office:value="2663">
            <text:p>2663</text:p>
          </table:table-cell>
          <table:table-cell table:style-name="Pivot_20_Table_20_Value" office:value-type="float" office:value="2620">
            <text:p>2620</text:p>
          </table:table-cell>
          <table:table-cell table:style-name="ce27" office:value-type="float" office:value="2593">
            <text:p>2593</text:p>
          </table:table-cell>
          <table:table-cell table:style-name="ce34" office:value-type="float" office:value="31045">
            <text:p>31045</text:p>
          </table:table-cell>
        </table:table-row>
        <table:table-row table:style-name="ro4">
          <table:table-cell table:style-name="ce7" office:value-type="string">
            <text:p>Average - RH_avg</text:p>
          </table:table-cell>
          <table:table-cell table:style-name="ce14" office:value-type="float" office:value="84.1612903225806">
            <text:p>84.1612903226</text:p>
          </table:table-cell>
          <table:table-cell table:style-name="Pivot_20_Table_20_Value" office:value-type="float" office:value="86.25">
            <text:p>86.25</text:p>
          </table:table-cell>
          <table:table-cell table:style-name="Pivot_20_Table_20_Value" office:value-type="float" office:value="86.741935483871">
            <text:p>86.7419354839</text:p>
          </table:table-cell>
          <table:table-cell table:style-name="Pivot_20_Table_20_Value" office:value-type="float" office:value="87.6333333333333">
            <text:p>87.6333333333</text:p>
          </table:table-cell>
          <table:table-cell table:style-name="Pivot_20_Table_20_Value" office:value-type="float" office:value="87.0322580645161">
            <text:p>87.0322580645</text:p>
          </table:table-cell>
          <table:table-cell table:style-name="Pivot_20_Table_20_Value" office:value-type="float" office:value="85.4">
            <text:p>85.4</text:p>
          </table:table-cell>
          <table:table-cell table:style-name="Pivot_20_Table_20_Value" office:value-type="float" office:value="82.3870967741935">
            <text:p>82.3870967742</text:p>
          </table:table-cell>
          <table:table-cell table:style-name="Pivot_20_Table_20_Value" office:value-type="float" office:value="81.8064516129032">
            <text:p>81.8064516129</text:p>
          </table:table-cell>
          <table:table-cell table:style-name="Pivot_20_Table_20_Value" office:value-type="float" office:value="82.5666666666667">
            <text:p>82.5666666667</text:p>
          </table:table-cell>
          <table:table-cell table:style-name="Pivot_20_Table_20_Value" office:value-type="float" office:value="85.9032258064516">
            <text:p>85.9032258065</text:p>
          </table:table-cell>
          <table:table-cell table:style-name="Pivot_20_Table_20_Value" office:value-type="float" office:value="87.3333333333333">
            <text:p>87.3333333333</text:p>
          </table:table-cell>
          <table:table-cell table:style-name="ce27" office:value-type="float" office:value="86.4333333333333">
            <text:p>86.4333333333</text:p>
          </table:table-cell>
          <table:table-cell table:style-name="ce34" office:value-type="float" office:value="85.2884615384615">
            <text:p>85.2884615385</text:p>
          </table:table-cell>
        </table:table-row>
        <table:table-row table:style-name="ro4">
          <table:table-cell table:style-name="ce7" office:value-type="string">
            <text:p>Count - RH_avg</text:p>
          </table:table-cell>
          <table:table-cell table:style-name="ce14" office:value-type="float" office:value="31">
            <text:p>31</text:p>
          </table:table-cell>
          <table:table-cell table:style-name="Pivot_20_Table_20_Value" office:value-type="float" office:value="28">
            <text:p>28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number-columns-repeated="2"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30">
            <text:p>30</text:p>
          </table:table-cell>
          <table:table-cell table:style-name="ce27" office:value-type="float" office:value="30">
            <text:p>30</text:p>
          </table:table-cell>
          <table:table-cell table:style-name="ce34" office:value-type="float" office:value="364">
            <text:p>364</text:p>
          </table:table-cell>
        </table:table-row>
        <table:table-row table:style-name="ro4">
          <table:table-cell table:style-name="ce7" office:value-type="string">
            <text:p>StDev - RH_avg</text:p>
          </table:table-cell>
          <table:table-cell table:style-name="ce14" office:value-type="float" office:value="4.03399532468367">
            <text:p>4.0339953247</text:p>
          </table:table-cell>
          <table:table-cell table:style-name="Pivot_20_Table_20_Value" office:value-type="float" office:value="3.59655184658656">
            <text:p>3.5965518466</text:p>
          </table:table-cell>
          <table:table-cell table:style-name="Pivot_20_Table_20_Value" office:value-type="float" office:value="4.09851795925865">
            <text:p>4.0985179593</text:p>
          </table:table-cell>
          <table:table-cell table:style-name="Pivot_20_Table_20_Value" office:value-type="float" office:value="2.64553408118529">
            <text:p>2.6455340812</text:p>
          </table:table-cell>
          <table:table-cell table:style-name="Pivot_20_Table_20_Value" office:value-type="float" office:value="3.62844200695691">
            <text:p>3.628442007</text:p>
          </table:table-cell>
          <table:table-cell table:style-name="Pivot_20_Table_20_Value" office:value-type="float" office:value="1.86806187595973">
            <text:p>1.868061876</text:p>
          </table:table-cell>
          <table:table-cell table:style-name="Pivot_20_Table_20_Value" office:value-type="float" office:value="3.48976999580998">
            <text:p>3.4897699958</text:p>
          </table:table-cell>
          <table:table-cell table:style-name="Pivot_20_Table_20_Value" office:value-type="float" office:value="4.78483266749362">
            <text:p>4.7848326675</text:p>
          </table:table-cell>
          <table:table-cell table:style-name="Pivot_20_Table_20_Value" office:value-type="float" office:value="4.14132523627929">
            <text:p>4.1413252363</text:p>
          </table:table-cell>
          <table:table-cell table:style-name="Pivot_20_Table_20_Value" office:value-type="float" office:value="4.80523907632549">
            <text:p>4.8052390763</text:p>
          </table:table-cell>
          <table:table-cell table:style-name="Pivot_20_Table_20_Value" office:value-type="float" office:value="2.4959737693876">
            <text:p>2.4959737694</text:p>
          </table:table-cell>
          <table:table-cell table:style-name="ce27" office:value-type="float" office:value="2.93237967778948">
            <text:p>2.9323796778</text:p>
          </table:table-cell>
          <table:table-cell table:style-name="ce34" office:value-type="float" office:value="4.11230483672379">
            <text:p>4.1123048367</text:p>
          </table:table-cell>
        </table:table-row>
        <table:table-row table:style-name="ro4">
          <table:table-cell table:style-name="ce7" office:value-type="string">
            <text:p>Sum - RR</text:p>
          </table:table-cell>
          <table:table-cell table:style-name="ce14" office:value-type="float" office:value="174.1">
            <text:p>174.1</text:p>
          </table:table-cell>
          <table:table-cell table:style-name="Pivot_20_Table_20_Value" office:value-type="float" office:value="175.6">
            <text:p>175.6</text:p>
          </table:table-cell>
          <table:table-cell table:style-name="Pivot_20_Table_20_Value" office:value-type="float" office:value="439.4">
            <text:p>439.4</text:p>
          </table:table-cell>
          <table:table-cell table:style-name="Pivot_20_Table_20_Value" office:value-type="float" office:value="341.8">
            <text:p>341.8</text:p>
          </table:table-cell>
          <table:table-cell table:style-name="Pivot_20_Table_20_Value" office:value-type="float" office:value="349.7">
            <text:p>349.7</text:p>
          </table:table-cell>
          <table:table-cell table:style-name="Pivot_20_Table_20_Value" office:value-type="float" office:value="90.4">
            <text:p>90.4</text:p>
          </table:table-cell>
          <table:table-cell table:style-name="Pivot_20_Table_20_Value" office:value-type="float" office:value="29">
            <text:p>29</text:p>
          </table:table-cell>
          <table:table-cell table:style-name="Pivot_20_Table_20_Value" office:value-type="float" office:value="75.7">
            <text:p>75.7</text:p>
          </table:table-cell>
          <table:table-cell table:style-name="Pivot_20_Table_20_Value" office:value-type="float" office:value="161.2">
            <text:p>161.2</text:p>
          </table:table-cell>
          <table:table-cell table:style-name="Pivot_20_Table_20_Value" office:value-type="float" office:value="112.6">
            <text:p>112.6</text:p>
          </table:table-cell>
          <table:table-cell table:style-name="Pivot_20_Table_20_Value" office:value-type="float" office:value="371.6">
            <text:p>371.6</text:p>
          </table:table-cell>
          <table:table-cell table:style-name="ce27" office:value-type="float" office:value="322.3">
            <text:p>322.3</text:p>
          </table:table-cell>
          <table:table-cell table:style-name="ce34" office:value-type="float" office:value="2643.4">
            <text:p>2643.4</text:p>
          </table:table-cell>
        </table:table-row>
        <table:table-row table:style-name="ro4">
          <table:table-cell table:style-name="ce7" office:value-type="string">
            <text:p>Average - RR</text:p>
          </table:table-cell>
          <table:table-cell table:style-name="ce14" office:value-type="float" office:value="7.91363636363636">
            <text:p>7.9136363636</text:p>
          </table:table-cell>
          <table:table-cell table:style-name="Pivot_20_Table_20_Value" office:value-type="float" office:value="8.78">
            <text:p>8.78</text:p>
          </table:table-cell>
          <table:table-cell table:style-name="Pivot_20_Table_20_Value" office:value-type="float" office:value="16.2740740740741">
            <text:p>16.2740740741</text:p>
          </table:table-cell>
          <table:table-cell table:style-name="Pivot_20_Table_20_Value" office:value-type="float" office:value="17.09">
            <text:p>17.09</text:p>
          </table:table-cell>
          <table:table-cell table:style-name="Pivot_20_Table_20_Value" office:value-type="float" office:value="15.204347826087">
            <text:p>15.2043478261</text:p>
          </table:table-cell>
          <table:table-cell table:style-name="Pivot_20_Table_20_Value" office:value-type="float" office:value="8.21818181818182">
            <text:p>8.2181818182</text:p>
          </table:table-cell>
          <table:table-cell table:style-name="Pivot_20_Table_20_Value" office:value-type="float" office:value="3.22222222222222">
            <text:p>3.2222222222</text:p>
          </table:table-cell>
          <table:table-cell table:style-name="Pivot_20_Table_20_Value" office:value-type="float" office:value="8.41111111111111">
            <text:p>8.4111111111</text:p>
          </table:table-cell>
          <table:table-cell table:style-name="Pivot_20_Table_20_Value" office:value-type="float" office:value="10.075">
            <text:p>10.075</text:p>
          </table:table-cell>
          <table:table-cell table:style-name="Pivot_20_Table_20_Value" office:value-type="float" office:value="5.63">
            <text:p>5.63</text:p>
          </table:table-cell>
          <table:table-cell table:style-name="Pivot_20_Table_20_Value" office:value-type="float" office:value="16.1565217391304">
            <text:p>16.1565217391</text:p>
          </table:table-cell>
          <table:table-cell table:style-name="ce27" office:value-type="float" office:value="18.9588235294118">
            <text:p>18.9588235294</text:p>
          </table:table-cell>
          <table:table-cell table:style-name="ce34" office:value-type="float" office:value="12.1815668202765">
            <text:p>12.1815668203</text:p>
          </table:table-cell>
        </table:table-row>
        <table:table-row table:style-name="ro4">
          <table:table-cell table:style-name="ce7" office:value-type="string">
            <text:p>Count - RR</text:p>
          </table:table-cell>
          <table:table-cell table:style-name="ce14" office:value-type="float" office:value="22">
            <text:p>22</text:p>
          </table:table-cell>
          <table:table-cell table:style-name="Pivot_20_Table_20_Value" office:value-type="float" office:value="20">
            <text:p>20</text:p>
          </table:table-cell>
          <table:table-cell table:style-name="Pivot_20_Table_20_Value" office:value-type="float" office:value="27">
            <text:p>27</text:p>
          </table:table-cell>
          <table:table-cell table:style-name="Pivot_20_Table_20_Value" office:value-type="float" office:value="20">
            <text:p>20</text:p>
          </table:table-cell>
          <table:table-cell table:style-name="Pivot_20_Table_20_Value" office:value-type="float" office:value="23">
            <text:p>23</text:p>
          </table:table-cell>
          <table:table-cell table:style-name="Pivot_20_Table_20_Value" office:value-type="float" office:value="11">
            <text:p>11</text:p>
          </table:table-cell>
          <table:table-cell table:number-columns-repeated="2" table:style-name="Pivot_20_Table_20_Value" office:value-type="float" office:value="9">
            <text:p>9</text:p>
          </table:table-cell>
          <table:table-cell table:style-name="Pivot_20_Table_20_Value" office:value-type="float" office:value="16">
            <text:p>16</text:p>
          </table:table-cell>
          <table:table-cell table:style-name="Pivot_20_Table_20_Value" office:value-type="float" office:value="20">
            <text:p>20</text:p>
          </table:table-cell>
          <table:table-cell table:style-name="Pivot_20_Table_20_Value" office:value-type="float" office:value="23">
            <text:p>23</text:p>
          </table:table-cell>
          <table:table-cell table:style-name="ce27" office:value-type="float" office:value="17">
            <text:p>17</text:p>
          </table:table-cell>
          <table:table-cell table:style-name="ce34" office:value-type="float" office:value="217">
            <text:p>217</text:p>
          </table:table-cell>
        </table:table-row>
        <table:table-row table:style-name="ro4">
          <table:table-cell table:style-name="ce7" office:value-type="string">
            <text:p>StDev - RR</text:p>
          </table:table-cell>
          <table:table-cell table:style-name="ce15" office:value-type="float" office:value="14.8132275334145">
            <text:p>14.8132275334</text:p>
          </table:table-cell>
          <table:table-cell table:style-name="ce21" office:value-type="float" office:value="9.57972639978496">
            <text:p>9.5797263998</text:p>
          </table:table-cell>
          <table:table-cell table:style-name="ce21" office:value-type="float" office:value="17.1440860534963">
            <text:p>17.1440860535</text:p>
          </table:table-cell>
          <table:table-cell table:style-name="ce21" office:value-type="float" office:value="21.5894930585763">
            <text:p>21.5894930586</text:p>
          </table:table-cell>
          <table:table-cell table:style-name="ce21" office:value-type="float" office:value="22.3799723425954">
            <text:p>22.3799723426</text:p>
          </table:table-cell>
          <table:table-cell table:style-name="ce21" office:value-type="float" office:value="12.9461823084505">
            <text:p>12.9461823085</text:p>
          </table:table-cell>
          <table:table-cell table:style-name="ce21" office:value-type="float" office:value="8.56763937408925">
            <text:p>8.5676393741</text:p>
          </table:table-cell>
          <table:table-cell table:style-name="ce21" office:value-type="float" office:value="17.1090943977497">
            <text:p>17.1090943977</text:p>
          </table:table-cell>
          <table:table-cell table:style-name="ce21" office:value-type="float" office:value="13.0930261335313">
            <text:p>13.0930261335</text:p>
          </table:table-cell>
          <table:table-cell table:style-name="ce21" office:value-type="float" office:value="9.08510058456036">
            <text:p>9.0851005846</text:p>
          </table:table-cell>
          <table:table-cell table:style-name="ce21" office:value-type="float" office:value="17.3556337745245">
            <text:p>17.3556337745</text:p>
          </table:table-cell>
          <table:table-cell table:style-name="ce28" office:value-type="float" office:value="26.1325003306115">
            <text:p>26.1325003306</text:p>
          </table:table-cell>
          <table:table-cell table:style-name="ce35" office:value-type="float" office:value="17.3525382745795">
            <text:p>17.3525382746</text:p>
          </table:table-cell>
        </table:table-row>
        <table:table-row table:style-name="ro4">
          <table:table-cell table:style-name="ce8" office:value-type="string">
            <text:p>Total Sum - Tavg</text:p>
          </table:table-cell>
          <table:table-cell table:style-name="Pivot_20_Table_20_Result" office:value-type="float" office:value="826.5">
            <text:p>826.5</text:p>
          </table:table-cell>
          <table:table-cell table:style-name="Pivot_20_Table_20_Result" office:value-type="float" office:value="735.9">
            <text:p>735.9</text:p>
          </table:table-cell>
          <table:table-cell table:style-name="Pivot_20_Table_20_Result" office:value-type="float" office:value="822.1">
            <text:p>822.1</text:p>
          </table:table-cell>
          <table:table-cell table:style-name="Pivot_20_Table_20_Result" office:value-type="float" office:value="811">
            <text:p>811</text:p>
          </table:table-cell>
          <table:table-cell table:style-name="Pivot_20_Table_20_Result" office:value-type="float" office:value="840.3">
            <text:p>840.3</text:p>
          </table:table-cell>
          <table:table-cell table:style-name="Pivot_20_Table_20_Result" office:value-type="float" office:value="820.5">
            <text:p>820.5</text:p>
          </table:table-cell>
          <table:table-cell table:style-name="Pivot_20_Table_20_Result" office:value-type="float" office:value="849.8">
            <text:p>849.8</text:p>
          </table:table-cell>
          <table:table-cell table:style-name="Pivot_20_Table_20_Result" office:value-type="float" office:value="851.4">
            <text:p>851.4</text:p>
          </table:table-cell>
          <table:table-cell table:style-name="Pivot_20_Table_20_Result" office:value-type="float" office:value="800.9">
            <text:p>800.9</text:p>
          </table:table-cell>
          <table:table-cell table:style-name="Pivot_20_Table_20_Result" office:value-type="float" office:value="831.6">
            <text:p>831.6</text:p>
          </table:table-cell>
          <table:table-cell table:style-name="Pivot_20_Table_20_Result" office:value-type="float" office:value="810.4">
            <text:p>810.4</text:p>
          </table:table-cell>
          <table:table-cell table:style-name="Pivot_20_Table_20_Result" office:value-type="float" office:value="807">
            <text:p>807</text:p>
          </table:table-cell>
          <table:table-cell table:style-name="ce36" office:value-type="float" office:value="9807.4">
            <text:p>9807.4</text:p>
          </table:table-cell>
        </table:table-row>
        <table:table-row table:style-name="ro4">
          <table:table-cell table:style-name="ce8" office:value-type="string">
            <text:p>Total Average - Tavg</text:p>
          </table:table-cell>
          <table:table-cell table:style-name="ce16" office:value-type="float" office:value="26.6612903225806">
            <text:p>26.6612903226</text:p>
          </table:table-cell>
          <table:table-cell table:style-name="ce22" office:value-type="float" office:value="26.2821428571429">
            <text:p>26.2821428571</text:p>
          </table:table-cell>
          <table:table-cell table:style-name="ce22" office:value-type="float" office:value="26.5193548387097">
            <text:p>26.5193548387</text:p>
          </table:table-cell>
          <table:table-cell table:style-name="ce22" office:value-type="float" office:value="27.0333333333333">
            <text:p>27.0333333333</text:p>
          </table:table-cell>
          <table:table-cell table:style-name="ce22" office:value-type="float" office:value="27.1064516129032">
            <text:p>27.1064516129</text:p>
          </table:table-cell>
          <table:table-cell table:style-name="ce22" office:value-type="float" office:value="27.35">
            <text:p>27.35</text:p>
          </table:table-cell>
          <table:table-cell table:style-name="ce22" office:value-type="float" office:value="27.4129032258064">
            <text:p>27.4129032258</text:p>
          </table:table-cell>
          <table:table-cell table:style-name="ce22" office:value-type="float" office:value="27.4645161290323">
            <text:p>27.464516129</text:p>
          </table:table-cell>
          <table:table-cell table:style-name="ce22" office:value-type="float" office:value="26.6966666666667">
            <text:p>26.6966666667</text:p>
          </table:table-cell>
          <table:table-cell table:style-name="ce22" office:value-type="float" office:value="26.8258064516129">
            <text:p>26.8258064516</text:p>
          </table:table-cell>
          <table:table-cell table:style-name="ce22" office:value-type="float" office:value="27.0133333333333">
            <text:p>27.0133333333</text:p>
          </table:table-cell>
          <table:table-cell table:style-name="ce29" office:value-type="float" office:value="26.9">
            <text:p>26.9</text:p>
          </table:table-cell>
          <table:table-cell table:style-name="ce36" office:value-type="float" office:value="26.9434065934066">
            <text:p>26.9434065934</text:p>
          </table:table-cell>
        </table:table-row>
        <table:table-row table:style-name="ro4">
          <table:table-cell table:style-name="ce8" office:value-type="string">
            <text:p>Total Count - Tavg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28">
            <text:p>28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number-columns-repeated="2"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number-columns-repeated="2" table:style-name="Pivot_20_Table_20_Result" office:value-type="float" office:value="30">
            <text:p>30</text:p>
          </table:table-cell>
          <table:table-cell table:style-name="ce36" office:value-type="float" office:value="364">
            <text:p>364</text:p>
          </table:table-cell>
        </table:table-row>
        <table:table-row table:style-name="ro4">
          <table:table-cell table:style-name="ce8" office:value-type="string">
            <text:p>Total StDev - Tavg</text:p>
          </table:table-cell>
          <table:table-cell table:style-name="ce16" office:value-type="float" office:value="0.832136775358077">
            <text:p>0.8321367754</text:p>
          </table:table-cell>
          <table:table-cell table:style-name="ce22" office:value-type="float" office:value="0.779388920852178">
            <text:p>0.7793889209</text:p>
          </table:table-cell>
          <table:table-cell table:style-name="ce22" office:value-type="float" office:value="0.893091766408154">
            <text:p>0.8930917664</text:p>
          </table:table-cell>
          <table:table-cell table:style-name="ce22" office:value-type="float" office:value="0.787984479688644">
            <text:p>0.7879844797</text:p>
          </table:table-cell>
          <table:table-cell table:style-name="ce22" office:value-type="float" office:value="0.797051016297705">
            <text:p>0.7970510163</text:p>
          </table:table-cell>
          <table:table-cell table:style-name="ce22" office:value-type="float" office:value="0.986372665113389">
            <text:p>0.9863726651</text:p>
          </table:table-cell>
          <table:table-cell table:style-name="ce22" office:value-type="float" office:value="0.771898929257685">
            <text:p>0.7718989293</text:p>
          </table:table-cell>
          <table:table-cell table:style-name="ce22" office:value-type="float" office:value="1.35044397319218">
            <text:p>1.3504439732</text:p>
          </table:table-cell>
          <table:table-cell table:style-name="ce22" office:value-type="float" office:value="0.928656179029821">
            <text:p>0.928656179</text:p>
          </table:table-cell>
          <table:table-cell table:style-name="ce22" office:value-type="float" office:value="1.02922875394981">
            <text:p>1.0292287539</text:p>
          </table:table-cell>
          <table:table-cell table:style-name="ce22" office:value-type="float" office:value="0.665781020919285">
            <text:p>0.6657810209</text:p>
          </table:table-cell>
          <table:table-cell table:style-name="ce29" office:value-type="float" office:value="0.591899339065628">
            <text:p>0.5918993391</text:p>
          </table:table-cell>
          <table:table-cell table:style-name="ce36" office:value-type="float" office:value="0.942995309524845">
            <text:p>0.9429953095</text:p>
          </table:table-cell>
        </table:table-row>
        <table:table-row table:style-name="ro4">
          <table:table-cell table:style-name="ce8" office:value-type="string">
            <text:p>Total Sum - RH_avg</text:p>
          </table:table-cell>
          <table:table-cell table:style-name="Pivot_20_Table_20_Result" office:value-type="float" office:value="2609">
            <text:p>2609</text:p>
          </table:table-cell>
          <table:table-cell table:style-name="Pivot_20_Table_20_Result" office:value-type="float" office:value="2415">
            <text:p>2415</text:p>
          </table:table-cell>
          <table:table-cell table:style-name="Pivot_20_Table_20_Result" office:value-type="float" office:value="2689">
            <text:p>2689</text:p>
          </table:table-cell>
          <table:table-cell table:style-name="Pivot_20_Table_20_Result" office:value-type="float" office:value="2629">
            <text:p>2629</text:p>
          </table:table-cell>
          <table:table-cell table:style-name="Pivot_20_Table_20_Result" office:value-type="float" office:value="2698">
            <text:p>2698</text:p>
          </table:table-cell>
          <table:table-cell table:style-name="Pivot_20_Table_20_Result" office:value-type="float" office:value="2562">
            <text:p>2562</text:p>
          </table:table-cell>
          <table:table-cell table:style-name="Pivot_20_Table_20_Result" office:value-type="float" office:value="2554">
            <text:p>2554</text:p>
          </table:table-cell>
          <table:table-cell table:style-name="Pivot_20_Table_20_Result" office:value-type="float" office:value="2536">
            <text:p>2536</text:p>
          </table:table-cell>
          <table:table-cell table:style-name="Pivot_20_Table_20_Result" office:value-type="float" office:value="2477">
            <text:p>2477</text:p>
          </table:table-cell>
          <table:table-cell table:style-name="Pivot_20_Table_20_Result" office:value-type="float" office:value="2663">
            <text:p>2663</text:p>
          </table:table-cell>
          <table:table-cell table:style-name="Pivot_20_Table_20_Result" office:value-type="float" office:value="2620">
            <text:p>2620</text:p>
          </table:table-cell>
          <table:table-cell table:style-name="Pivot_20_Table_20_Result" office:value-type="float" office:value="2593">
            <text:p>2593</text:p>
          </table:table-cell>
          <table:table-cell table:style-name="ce36" office:value-type="float" office:value="31045">
            <text:p>31045</text:p>
          </table:table-cell>
        </table:table-row>
        <table:table-row table:style-name="ro4">
          <table:table-cell table:style-name="ce8" office:value-type="string">
            <text:p>Total Average - RH_avg</text:p>
          </table:table-cell>
          <table:table-cell table:style-name="ce16" office:value-type="float" office:value="84.1612903225806">
            <text:p>84.1612903226</text:p>
          </table:table-cell>
          <table:table-cell table:style-name="ce22" office:value-type="float" office:value="86.25">
            <text:p>86.25</text:p>
          </table:table-cell>
          <table:table-cell table:style-name="ce22" office:value-type="float" office:value="86.741935483871">
            <text:p>86.7419354839</text:p>
          </table:table-cell>
          <table:table-cell table:style-name="ce22" office:value-type="float" office:value="87.6333333333333">
            <text:p>87.6333333333</text:p>
          </table:table-cell>
          <table:table-cell table:style-name="ce22" office:value-type="float" office:value="87.0322580645161">
            <text:p>87.0322580645</text:p>
          </table:table-cell>
          <table:table-cell table:style-name="ce22" office:value-type="float" office:value="85.4">
            <text:p>85.4</text:p>
          </table:table-cell>
          <table:table-cell table:style-name="ce22" office:value-type="float" office:value="82.3870967741935">
            <text:p>82.3870967742</text:p>
          </table:table-cell>
          <table:table-cell table:style-name="ce22" office:value-type="float" office:value="81.8064516129032">
            <text:p>81.8064516129</text:p>
          </table:table-cell>
          <table:table-cell table:style-name="ce22" office:value-type="float" office:value="82.5666666666667">
            <text:p>82.5666666667</text:p>
          </table:table-cell>
          <table:table-cell table:style-name="ce22" office:value-type="float" office:value="85.9032258064516">
            <text:p>85.9032258065</text:p>
          </table:table-cell>
          <table:table-cell table:style-name="ce22" office:value-type="float" office:value="87.3333333333333">
            <text:p>87.3333333333</text:p>
          </table:table-cell>
          <table:table-cell table:style-name="ce29" office:value-type="float" office:value="86.4333333333333">
            <text:p>86.4333333333</text:p>
          </table:table-cell>
          <table:table-cell table:style-name="ce36" office:value-type="float" office:value="85.2884615384615">
            <text:p>85.2884615385</text:p>
          </table:table-cell>
        </table:table-row>
        <table:table-row table:style-name="ro4">
          <table:table-cell table:style-name="ce8" office:value-type="string">
            <text:p>Total Count - RH_avg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28">
            <text:p>28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number-columns-repeated="2" table:style-name="Pivot_20_Table_20_Result" office:value-type="float" office:value="31">
            <text:p>31</text:p>
          </table:table-cell>
          <table:table-cell table:style-name="Pivot_20_Table_20_Result" office:value-type="float" office:value="30">
            <text:p>30</text:p>
          </table:table-cell>
          <table:table-cell table:style-name="Pivot_20_Table_20_Result" office:value-type="float" office:value="31">
            <text:p>31</text:p>
          </table:table-cell>
          <table:table-cell table:number-columns-repeated="2" table:style-name="Pivot_20_Table_20_Result" office:value-type="float" office:value="30">
            <text:p>30</text:p>
          </table:table-cell>
          <table:table-cell table:style-name="ce36" office:value-type="float" office:value="364">
            <text:p>364</text:p>
          </table:table-cell>
        </table:table-row>
        <table:table-row table:style-name="ro4">
          <table:table-cell table:style-name="ce8" office:value-type="string">
            <text:p>Total StDev - RH_avg</text:p>
          </table:table-cell>
          <table:table-cell table:style-name="ce16" office:value-type="float" office:value="4.03399532468367">
            <text:p>4.0339953247</text:p>
          </table:table-cell>
          <table:table-cell table:style-name="ce22" office:value-type="float" office:value="3.59655184658656">
            <text:p>3.5965518466</text:p>
          </table:table-cell>
          <table:table-cell table:style-name="ce22" office:value-type="float" office:value="4.09851795925865">
            <text:p>4.0985179593</text:p>
          </table:table-cell>
          <table:table-cell table:style-name="ce22" office:value-type="float" office:value="2.64553408118529">
            <text:p>2.6455340812</text:p>
          </table:table-cell>
          <table:table-cell table:style-name="ce22" office:value-type="float" office:value="3.62844200695691">
            <text:p>3.628442007</text:p>
          </table:table-cell>
          <table:table-cell table:style-name="ce22" office:value-type="float" office:value="1.86806187595973">
            <text:p>1.868061876</text:p>
          </table:table-cell>
          <table:table-cell table:style-name="ce22" office:value-type="float" office:value="3.48976999580998">
            <text:p>3.4897699958</text:p>
          </table:table-cell>
          <table:table-cell table:style-name="ce22" office:value-type="float" office:value="4.78483266749362">
            <text:p>4.7848326675</text:p>
          </table:table-cell>
          <table:table-cell table:style-name="ce22" office:value-type="float" office:value="4.14132523627929">
            <text:p>4.1413252363</text:p>
          </table:table-cell>
          <table:table-cell table:style-name="ce22" office:value-type="float" office:value="4.80523907632549">
            <text:p>4.8052390763</text:p>
          </table:table-cell>
          <table:table-cell table:style-name="ce22" office:value-type="float" office:value="2.4959737693876">
            <text:p>2.4959737694</text:p>
          </table:table-cell>
          <table:table-cell table:style-name="ce29" office:value-type="float" office:value="2.93237967778948">
            <text:p>2.9323796778</text:p>
          </table:table-cell>
          <table:table-cell table:style-name="ce36" office:value-type="float" office:value="4.11230483672379">
            <text:p>4.1123048367</text:p>
          </table:table-cell>
        </table:table-row>
        <table:table-row table:style-name="ro4">
          <table:table-cell table:style-name="ce8" office:value-type="string">
            <text:p>Total Sum - RR</text:p>
          </table:table-cell>
          <table:table-cell table:style-name="Pivot_20_Table_20_Result" office:value-type="float" office:value="174.1">
            <text:p>174.1</text:p>
          </table:table-cell>
          <table:table-cell table:style-name="Pivot_20_Table_20_Result" office:value-type="float" office:value="175.6">
            <text:p>175.6</text:p>
          </table:table-cell>
          <table:table-cell table:style-name="Pivot_20_Table_20_Result" office:value-type="float" office:value="439.4">
            <text:p>439.4</text:p>
          </table:table-cell>
          <table:table-cell table:style-name="Pivot_20_Table_20_Result" office:value-type="float" office:value="341.8">
            <text:p>341.8</text:p>
          </table:table-cell>
          <table:table-cell table:style-name="Pivot_20_Table_20_Result" office:value-type="float" office:value="349.7">
            <text:p>349.7</text:p>
          </table:table-cell>
          <table:table-cell table:style-name="Pivot_20_Table_20_Result" office:value-type="float" office:value="90.4">
            <text:p>90.4</text:p>
          </table:table-cell>
          <table:table-cell table:style-name="Pivot_20_Table_20_Result" office:value-type="float" office:value="29">
            <text:p>29</text:p>
          </table:table-cell>
          <table:table-cell table:style-name="Pivot_20_Table_20_Result" office:value-type="float" office:value="75.7">
            <text:p>75.7</text:p>
          </table:table-cell>
          <table:table-cell table:style-name="Pivot_20_Table_20_Result" office:value-type="float" office:value="161.2">
            <text:p>161.2</text:p>
          </table:table-cell>
          <table:table-cell table:style-name="Pivot_20_Table_20_Result" office:value-type="float" office:value="112.6">
            <text:p>112.6</text:p>
          </table:table-cell>
          <table:table-cell table:style-name="Pivot_20_Table_20_Result" office:value-type="float" office:value="371.6">
            <text:p>371.6</text:p>
          </table:table-cell>
          <table:table-cell table:style-name="Pivot_20_Table_20_Result" office:value-type="float" office:value="322.3">
            <text:p>322.3</text:p>
          </table:table-cell>
          <table:table-cell table:style-name="ce36" office:value-type="float" office:value="2643.4">
            <text:p>2643.4</text:p>
          </table:table-cell>
        </table:table-row>
        <table:table-row table:style-name="ro4">
          <table:table-cell table:style-name="ce8" office:value-type="string">
            <text:p>Total Average - RR</text:p>
          </table:table-cell>
          <table:table-cell table:style-name="ce16" office:value-type="float" office:value="7.91363636363636">
            <text:p>7.9136363636</text:p>
          </table:table-cell>
          <table:table-cell table:style-name="ce22" office:value-type="float" office:value="8.78">
            <text:p>8.78</text:p>
          </table:table-cell>
          <table:table-cell table:style-name="ce22" office:value-type="float" office:value="16.2740740740741">
            <text:p>16.2740740741</text:p>
          </table:table-cell>
          <table:table-cell table:style-name="ce22" office:value-type="float" office:value="17.09">
            <text:p>17.09</text:p>
          </table:table-cell>
          <table:table-cell table:style-name="ce22" office:value-type="float" office:value="15.204347826087">
            <text:p>15.2043478261</text:p>
          </table:table-cell>
          <table:table-cell table:style-name="ce22" office:value-type="float" office:value="8.21818181818182">
            <text:p>8.2181818182</text:p>
          </table:table-cell>
          <table:table-cell table:style-name="ce22" office:value-type="float" office:value="3.22222222222222">
            <text:p>3.2222222222</text:p>
          </table:table-cell>
          <table:table-cell table:style-name="ce22" office:value-type="float" office:value="8.41111111111111">
            <text:p>8.4111111111</text:p>
          </table:table-cell>
          <table:table-cell table:style-name="ce22" office:value-type="float" office:value="10.075">
            <text:p>10.075</text:p>
          </table:table-cell>
          <table:table-cell table:style-name="ce22" office:value-type="float" office:value="5.63">
            <text:p>5.63</text:p>
          </table:table-cell>
          <table:table-cell table:style-name="ce22" office:value-type="float" office:value="16.1565217391304">
            <text:p>16.1565217391</text:p>
          </table:table-cell>
          <table:table-cell table:style-name="ce29" office:value-type="float" office:value="18.9588235294118">
            <text:p>18.9588235294</text:p>
          </table:table-cell>
          <table:table-cell table:style-name="ce36" office:value-type="float" office:value="12.1815668202765">
            <text:p>12.1815668203</text:p>
          </table:table-cell>
        </table:table-row>
        <table:table-row table:style-name="ro4">
          <table:table-cell table:style-name="ce8" office:value-type="string">
            <text:p>Total Count - RR</text:p>
          </table:table-cell>
          <table:table-cell table:style-name="Pivot_20_Table_20_Result" office:value-type="float" office:value="22">
            <text:p>22</text:p>
          </table:table-cell>
          <table:table-cell table:style-name="Pivot_20_Table_20_Result" office:value-type="float" office:value="20">
            <text:p>20</text:p>
          </table:table-cell>
          <table:table-cell table:style-name="Pivot_20_Table_20_Result" office:value-type="float" office:value="27">
            <text:p>27</text:p>
          </table:table-cell>
          <table:table-cell table:style-name="Pivot_20_Table_20_Result" office:value-type="float" office:value="20">
            <text:p>20</text:p>
          </table:table-cell>
          <table:table-cell table:style-name="Pivot_20_Table_20_Result" office:value-type="float" office:value="23">
            <text:p>23</text:p>
          </table:table-cell>
          <table:table-cell table:style-name="Pivot_20_Table_20_Result" office:value-type="float" office:value="11">
            <text:p>11</text:p>
          </table:table-cell>
          <table:table-cell table:number-columns-repeated="2" table:style-name="Pivot_20_Table_20_Result" office:value-type="float" office:value="9">
            <text:p>9</text:p>
          </table:table-cell>
          <table:table-cell table:style-name="Pivot_20_Table_20_Result" office:value-type="float" office:value="16">
            <text:p>16</text:p>
          </table:table-cell>
          <table:table-cell table:style-name="Pivot_20_Table_20_Result" office:value-type="float" office:value="20">
            <text:p>20</text:p>
          </table:table-cell>
          <table:table-cell table:style-name="Pivot_20_Table_20_Result" office:value-type="float" office:value="23">
            <text:p>23</text:p>
          </table:table-cell>
          <table:table-cell table:style-name="Pivot_20_Table_20_Result" office:value-type="float" office:value="17">
            <text:p>17</text:p>
          </table:table-cell>
          <table:table-cell table:style-name="ce36" office:value-type="float" office:value="217">
            <text:p>217</text:p>
          </table:table-cell>
        </table:table-row>
        <table:table-row table:style-name="ro4">
          <table:table-cell table:style-name="ce9" office:value-type="string">
            <text:p>Total StDev - RR</text:p>
          </table:table-cell>
          <table:table-cell table:style-name="ce17" office:value-type="float" office:value="14.8132275334145">
            <text:p>14.8132275334</text:p>
          </table:table-cell>
          <table:table-cell table:style-name="ce23" office:value-type="float" office:value="9.57972639978496">
            <text:p>9.5797263998</text:p>
          </table:table-cell>
          <table:table-cell table:style-name="ce23" office:value-type="float" office:value="17.1440860534963">
            <text:p>17.1440860535</text:p>
          </table:table-cell>
          <table:table-cell table:style-name="ce23" office:value-type="float" office:value="21.5894930585763">
            <text:p>21.5894930586</text:p>
          </table:table-cell>
          <table:table-cell table:style-name="ce23" office:value-type="float" office:value="22.3799723425954">
            <text:p>22.3799723426</text:p>
          </table:table-cell>
          <table:table-cell table:style-name="ce23" office:value-type="float" office:value="12.9461823084505">
            <text:p>12.9461823085</text:p>
          </table:table-cell>
          <table:table-cell table:style-name="ce23" office:value-type="float" office:value="8.56763937408925">
            <text:p>8.5676393741</text:p>
          </table:table-cell>
          <table:table-cell table:style-name="ce23" office:value-type="float" office:value="17.1090943977497">
            <text:p>17.1090943977</text:p>
          </table:table-cell>
          <table:table-cell table:style-name="ce23" office:value-type="float" office:value="13.0930261335313">
            <text:p>13.0930261335</text:p>
          </table:table-cell>
          <table:table-cell table:style-name="ce23" office:value-type="float" office:value="9.08510058456036">
            <text:p>9.0851005846</text:p>
          </table:table-cell>
          <table:table-cell table:style-name="ce23" office:value-type="float" office:value="17.3556337745245">
            <text:p>17.3556337745</text:p>
          </table:table-cell>
          <table:table-cell table:style-name="ce30" office:value-type="float" office:value="26.1325003306115">
            <text:p>26.1325003306</text:p>
          </table:table-cell>
          <table:table-cell table:style-name="ce37" office:value-type="float" office:value="17.3525382745795">
            <text:p>17.3525382746</text:p>
          </table:table-cell>
        </table:table-row>
      </table:table>
      <table:table table:name="ALL" table:style-name="ta1" table:print="false">
        <table:table-column table:style-name="co3" table:default-cell-style-name="ce38"/>
        <table:table-column table:style-name="co1" table:number-columns-repeated="13" table:default-cell-style-name="Default"/>
        <table:table-row table:style-name="ro4">
          <table:table-cell office:value-type="string">
            <text:p>Date</text:p>
          </table:table-cell>
          <table:table-cell office:value-type="string">
            <text:p>Tavg</text:p>
          </table:table-cell>
          <table:table-cell office:value-type="string">
            <text:p>RH_avg</text:p>
          </table:table-cell>
          <table:table-cell office:value-type="string">
            <text:p>RR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01">
            <text:p>Jan 1, 2017</text:p>
          </table:table-cell>
          <table:table-cell table:style-name="ce10" office:value-type="float" office:value="26.9">
            <text:p>26.9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02">
            <text:p>Jan 2, 2017</text:p>
          </table:table-cell>
          <table:table-cell table:style-name="ce10" office:value-type="float" office:value="27.2">
            <text:p>27.2</text:p>
          </table:table-cell>
          <table:table-cell table:style-name="ce10" office:value-type="float" office:value="86">
            <text:p>86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03">
            <text:p>Jan 3, 2017</text:p>
          </table:table-cell>
          <table:table-cell table:style-name="ce10" office:value-type="float" office:value="27.8">
            <text:p>27.8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04">
            <text:p>Jan 4, 2017</text:p>
          </table:table-cell>
          <table:table-cell table:style-name="ce10" office:value-type="float" office:value="26.6">
            <text:p>26.6</text:p>
          </table:table-cell>
          <table:table-cell table:style-name="ce10" office:value-type="float" office:value="83">
            <text:p>83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05">
            <text:p>Jan 5, 2017</text:p>
          </table:table-cell>
          <table:table-cell table:style-name="ce10" office:value-type="float" office:value="28.1">
            <text:p>28.1</text:p>
          </table:table-cell>
          <table:table-cell table:style-name="ce10" office:value-type="float" office:value="82">
            <text:p>82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06">
            <text:p>Jan 6, 2017</text:p>
          </table:table-cell>
          <table:table-cell table:style-name="ce10" office:value-type="float" office:value="28.2">
            <text:p>28.2</text:p>
          </table:table-cell>
          <table:table-cell table:style-name="ce10" office:value-type="float" office:value="84">
            <text:p>84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07">
            <text:p>Jan 7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84">
            <text:p>84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08">
            <text:p>Jan 8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09">
            <text:p>Jan 9, 2017</text:p>
          </table:table-cell>
          <table:table-cell table:style-name="ce10" office:value-type="float" office:value="28.4">
            <text:p>28.4</text:p>
          </table:table-cell>
          <table:table-cell table:style-name="ce10" office:value-type="float" office:value="79">
            <text:p>79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10">
            <text:p>Jan 10, 2017</text:p>
          </table:table-cell>
          <table:table-cell table:style-name="ce10" office:value-type="float" office:value="27.8">
            <text:p>27.8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1">
            <text:p>Jan 11, 2017</text:p>
          </table:table-cell>
          <table:table-cell table:style-name="ce10" office:value-type="float" office:value="27.1">
            <text:p>27.1</text:p>
          </table:table-cell>
          <table:table-cell table:style-name="ce10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2">
            <text:p>Jan 12, 2017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3">
            <text:p>Jan 13, 2017</text:p>
          </table:table-cell>
          <table:table-cell table:style-name="ce10" office:value-type="float" office:value="27.7">
            <text:p>27.7</text:p>
          </table:table-cell>
          <table:table-cell table:style-name="ce10" office:value-type="float" office:value="82">
            <text:p>82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14">
            <text:p>Jan 14, 2017</text:p>
          </table:table-cell>
          <table:table-cell table:style-name="ce10" office:value-type="float" office:value="26.4">
            <text:p>26.4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5">
            <text:p>Jan 15, 2017</text:p>
          </table:table-cell>
          <table:table-cell table:style-name="ce10" office:value-type="float" office:value="27.9">
            <text:p>27.9</text:p>
          </table:table-cell>
          <table:table-cell table:style-name="ce10" office:value-type="float" office:value="84">
            <text:p>84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16">
            <text:p>Jan 16, 2017</text:p>
          </table:table-cell>
          <table:table-cell table:style-name="ce10" office:value-type="float" office:value="26.2">
            <text:p>26.2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60.5">
            <text:p>6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7">
            <text:p>Jan 17, 2017</text:p>
          </table:table-cell>
          <table:table-cell table:style-name="ce10" office:value-type="float" office:value="27.3">
            <text:p>27.3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.4">
            <text:p>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18">
            <text:p>Jan 18, 2017</text:p>
          </table:table-cell>
          <table:table-cell table:style-name="ce10" office:value-type="float" office:value="27.4">
            <text:p>27.4</text:p>
          </table:table-cell>
          <table:table-cell table:style-name="ce10" office:value-type="float" office:value="84">
            <text:p>84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19">
            <text:p>Jan 19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9">
            <text:p>89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20">
            <text:p>Jan 20, 2017</text:p>
          </table:table-cell>
          <table:table-cell table:style-name="ce10" office:value-type="float" office:value="25.8">
            <text:p>25.8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6.7">
            <text:p>3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21">
            <text:p>Jan 21, 2017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83">
            <text:p>83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22">
            <text:p>Jan 22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9">
            <text:p>89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23">
            <text:p>Jan 23, 2017</text:p>
          </table:table-cell>
          <table:table-cell table:style-name="ce10" office:value-type="float" office:value="26.6">
            <text:p>26.6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24">
            <text:p>Jan 24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25">
            <text:p>Jan 25, 2017</text:p>
          </table:table-cell>
          <table:table-cell table:style-name="ce10" office:value-type="float" office:value="26.1">
            <text:p>26.1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26">
            <text:p>Jan 26, 2017</text:p>
          </table:table-cell>
          <table:table-cell table:style-name="ce10" office:value-type="float" office:value="26.4">
            <text:p>26.4</text:p>
          </table:table-cell>
          <table:table-cell table:style-name="ce10" office:value-type="float" office:value="87">
            <text:p>87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27">
            <text:p>Jan 27, 2017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86">
            <text:p>86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28">
            <text:p>Jan 28, 2017</text:p>
          </table:table-cell>
          <table:table-cell table:style-name="ce10" office:value-type="float" office:value="25.8">
            <text:p>25.8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8.7">
            <text:p>8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29">
            <text:p>Jan 29, 2017</text:p>
          </table:table-cell>
          <table:table-cell table:style-name="ce10" office:value-type="float" office:value="25.9">
            <text:p>25.9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1-30">
            <text:p>Jan 30, 2017</text:p>
          </table:table-cell>
          <table:table-cell table:style-name="ce10" office:value-type="float" office:value="26.3">
            <text:p>26.3</text:p>
          </table:table-cell>
          <table:table-cell table:style-name="ce10" office:value-type="float" office:value="85">
            <text:p>85</text:p>
          </table:table-cell>
          <table:table-cell table:style-name="ce24"/>
          <table:table-cell table:number-columns-repeated="10"/>
        </table:table-row>
        <table:table-row table:style-name="ro2">
          <table:table-cell table:style-name="ce3" office:value-type="date" office:date-value="2017-01-31">
            <text:p>Jan 31, 2017</text:p>
          </table:table-cell>
          <table:table-cell table:style-name="ce10" office:value-type="float" office:value="26.2">
            <text:p>26.2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01">
            <text:p>Feb 1, 2017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02">
            <text:p>Feb 2, 2017</text:p>
          </table:table-cell>
          <table:table-cell office:value-type="float" office:value="25.2">
            <text:p>25.2</text:p>
          </table:table-cell>
          <table:table-cell office:value-type="float" office:value="90">
            <text:p>90</text:p>
          </table:table-cell>
          <table:table-cell office:value-type="float" office:value="12.6">
            <text:p>1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03">
            <text:p>Feb 3, 2017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04">
            <text:p>Feb 4, 2017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05">
            <text:p>Feb 5, 2017</text:p>
          </table:table-cell>
          <table:table-cell office:value-type="float" office:value="28.5">
            <text:p>28.5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06">
            <text:p>Feb 6, 2017</text:p>
          </table:table-cell>
          <table:table-cell office:value-type="float" office:value="27.8">
            <text:p>27.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07">
            <text:p>Feb 7, 2017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08">
            <text:p>Feb 8, 2017</text:p>
          </table:table-cell>
          <table:table-cell office:value-type="float" office:value="27.6">
            <text:p>27.6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09">
            <text:p>Feb 9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10">
            <text:p>Feb 10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11">
            <text:p>Feb 11, 2017</text:p>
          </table:table-cell>
          <table:table-cell office:value-type="float" office:value="25.7">
            <text:p>25.7</text:p>
          </table:table-cell>
          <table:table-cell office:value-type="float" office:value="84">
            <text:p>84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2">
            <text:p>Feb 12, 2017</text:p>
          </table:table-cell>
          <table:table-cell office:value-type="float" office:value="25.4">
            <text:p>25.4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13">
            <text:p>Feb 13, 2017</text:p>
          </table:table-cell>
          <table:table-cell office:value-type="float" office:value="26.2">
            <text:p>26.2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4">
            <text:p>Feb 14, 2017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office:value-type="float" office:value="11.7">
            <text:p>1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5">
            <text:p>Feb 15, 2017</text:p>
          </table:table-cell>
          <table:table-cell office:value-type="float" office:value="26.3">
            <text:p>26.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6">
            <text:p>Feb 16, 2017</text:p>
          </table:table-cell>
          <table:table-cell office:value-type="float" office:value="25.5">
            <text:p>25.5</text:p>
          </table:table-cell>
          <table:table-cell office:value-type="float" office:value="89">
            <text:p>89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7">
            <text:p>Feb 17, 2017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18">
            <text:p>Feb 18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19">
            <text:p>Feb 19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0">
            <text:p>Feb 20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1">
            <text:p>Feb 21, 2017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2">
            <text:p>Feb 22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office:value-type="float" office:value="3.7">
            <text:p>3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3">
            <text:p>Feb 23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4">
            <text:p>Feb 24, 2017</text:p>
          </table:table-cell>
          <table:table-cell office:value-type="float" office:value="24.4">
            <text:p>24.4</text:p>
          </table:table-cell>
          <table:table-cell office:value-type="float" office:value="93">
            <text:p>93</text:p>
          </table:table-cell>
          <table:table-cell office:value-type="float" office:value="53.1">
            <text:p>53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5">
            <text:p>Feb 25, 2017</text:p>
          </table:table-cell>
          <table:table-cell office:value-type="float" office:value="26.7">
            <text:p>26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26">
            <text:p>Feb 26, 2017</text:p>
          </table:table-cell>
          <table:table-cell office:value-type="float" office:value="25.3">
            <text:p>25.3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2-27">
            <text:p>Feb 27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2-28">
            <text:p>Feb 28, 2017</text:p>
          </table:table-cell>
          <table:table-cell office:value-type="float" office:value="23.9">
            <text:p>23.9</text:p>
          </table:table-cell>
          <table:table-cell office:value-type="float" office:value="93">
            <text:p>93</text:p>
          </table:table-cell>
          <table:table-cell office:value-type="float" office:value="15.3">
            <text:p>1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1">
            <text:p>Mar 1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2">
            <text:p>Mar 2, 2017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office:value-type="float" office:value="9.7">
            <text:p>9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3">
            <text:p>Mar 3, 2017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04">
            <text:p>Mar 4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05">
            <text:p>Mar 5, 2017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office:value-type="float" office:value="5.4">
            <text:p>5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6">
            <text:p>Mar 6, 2017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07">
            <text:p>Mar 7, 2017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office:value-type="float" office:value="68.6">
            <text:p>68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8">
            <text:p>Mar 8, 2017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09">
            <text:p>Mar 9, 2017</text:p>
          </table:table-cell>
          <table:table-cell office:value-type="float" office:value="25.8">
            <text:p>25.8</text:p>
          </table:table-cell>
          <table:table-cell office:value-type="float" office:value="88">
            <text:p>88</text:p>
          </table:table-cell>
          <table:table-cell office:value-type="float" office:value="4.5">
            <text:p>4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0">
            <text:p>Mar 10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11">
            <text:p>Mar 11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12">
            <text:p>Mar 12, 2017</text:p>
          </table:table-cell>
          <table:table-cell office:value-type="float" office:value="26.9">
            <text:p>26.9</text:p>
          </table:table-cell>
          <table:table-cell office:value-type="float" office:value="82">
            <text:p>82</text:p>
          </table:table-cell>
          <table:table-cell office:value-type="float" office:value="19.2">
            <text:p>19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3">
            <text:p>Mar 13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4">
            <text:p>Mar 14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office:value-type="float" office:value="63.8">
            <text:p>63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5">
            <text:p>Mar 15, 2017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6">
            <text:p>Mar 16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7">
            <text:p>Mar 17, 2017</text:p>
          </table:table-cell>
          <table:table-cell office:value-type="float" office:value="25.7">
            <text:p>25.7</text:p>
          </table:table-cell>
          <table:table-cell office:value-type="float" office:value="91">
            <text:p>91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18">
            <text:p>Mar 18, 2017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19">
            <text:p>Mar 19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20">
            <text:p>Mar 20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office:value-type="float" office:value="27.7">
            <text:p>27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21">
            <text:p>Mar 21, 2017</text:p>
          </table:table-cell>
          <table:table-cell office:value-type="float" office:value="27.9">
            <text:p>27.9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22">
            <text:p>Mar 22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23">
            <text:p>Mar 23, 2017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24">
            <text:p>Mar 24, 2017</text:p>
          </table:table-cell>
          <table:table-cell office:value-type="float" office:value="25.5">
            <text:p>25.5</text:p>
          </table:table-cell>
          <table:table-cell office:value-type="float" office:value="93">
            <text:p>9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25">
            <text:p>Mar 25, 2017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26">
            <text:p>Mar 26, 2017</text:p>
          </table:table-cell>
          <table:table-cell office:value-type="float" office:value="26.2">
            <text:p>26.2</text:p>
          </table:table-cell>
          <table:table-cell office:value-type="float" office:value="90">
            <text:p>90</text:p>
          </table:table-cell>
          <table:table-cell office:value-type="float" office:value="11.2">
            <text:p>1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27">
            <text:p>Mar 27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37.4">
            <text:p>37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28">
            <text:p>Mar 28, 2017</text:p>
          </table:table-cell>
          <table:table-cell office:value-type="float" office:value="26.5">
            <text:p>26.5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3-29">
            <text:p>Mar 29, 2017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30">
            <text:p>Mar 30, 2017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office:value-type="float" office:value="4.9">
            <text:p>4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3-31">
            <text:p>Mar 31, 2017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1">
            <text:p>Apr 1, 2017</text:p>
          </table:table-cell>
          <table:table-cell office:value-type="float" office:value="26.2">
            <text:p>26.2</text:p>
          </table:table-cell>
          <table:table-cell office:value-type="float" office:value="92">
            <text:p>92</text:p>
          </table:table-cell>
          <table:table-cell office:value-type="float" office:value="13.6">
            <text:p>13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2">
            <text:p>Apr 2, 2017</text:p>
          </table:table-cell>
          <table:table-cell office:value-type="float" office:value="25.4">
            <text:p>25.4</text:p>
          </table:table-cell>
          <table:table-cell office:value-type="float" office:value="93">
            <text:p>93</text:p>
          </table:table-cell>
          <table:table-cell office:value-type="float" office:value="63.4">
            <text:p>6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3">
            <text:p>Apr 3, 2017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office:value-type="float" office:value="12.4">
            <text:p>12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4">
            <text:p>Apr 4, 2017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office:value-type="float" office:value="37.5">
            <text:p>37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5">
            <text:p>Apr 5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4.8">
            <text:p>4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6">
            <text:p>Apr 6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07">
            <text:p>Apr 7, 2017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08">
            <text:p>Apr 8, 2017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09">
            <text:p>Apr 9, 2017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10">
            <text:p>Apr 10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1">
            <text:p>Apr 11, 2017</text:p>
          </table:table-cell>
          <table:table-cell office:value-type="float" office:value="26.8">
            <text:p>26.8</text:p>
          </table:table-cell>
          <table:table-cell office:value-type="float" office:value="92">
            <text:p>9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12">
            <text:p>Apr 12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office:value-type="float" office:value="69.3">
            <text:p>69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3">
            <text:p>Apr 13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76.2">
            <text:p>7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4">
            <text:p>Apr 14, 2017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office:value-type="float" office:value="0.8">
            <text:p>0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5">
            <text:p>Apr 15, 2017</text:p>
          </table:table-cell>
          <table:table-cell office:value-type="float" office:value="26.8">
            <text:p>26.8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16">
            <text:p>Apr 16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7">
            <text:p>Apr 17, 2017</text:p>
          </table:table-cell>
          <table:table-cell office:value-type="float" office:value="26.8">
            <text:p>26.8</text:p>
          </table:table-cell>
          <table:table-cell office:value-type="float" office:value="91">
            <text:p>91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8">
            <text:p>Apr 18, 2017</text:p>
          </table:table-cell>
          <table:table-cell office:value-type="float" office:value="25.8">
            <text:p>25.8</text:p>
          </table:table-cell>
          <table:table-cell office:value-type="float" office:value="88">
            <text:p>88</text:p>
          </table:table-cell>
          <table:table-cell office:value-type="float" office:value="55.4">
            <text:p>55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19">
            <text:p>Apr 19, 2017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0">
            <text:p>Apr 20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21">
            <text:p>Apr 21, 2017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2">
            <text:p>Apr 22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office:value-type="float" office:value="21.6">
            <text:p>2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3">
            <text:p>Apr 23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office:value-type="float" office:value="1.4">
            <text:p>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4">
            <text:p>Apr 24, 2017</text:p>
          </table:table-cell>
          <table:table-cell office:value-type="float" office:value="27.7">
            <text:p>27.7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25">
            <text:p>Apr 25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4-26">
            <text:p>Apr 26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office:value-type="float" office:value="7.3">
            <text:p>7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7">
            <text:p>Apr 27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8">
            <text:p>Apr 28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28.2">
            <text:p>28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29">
            <text:p>Apr 29, 2017</text:p>
          </table:table-cell>
          <table:table-cell office:value-type="float" office:value="26.8">
            <text:p>26.8</text:p>
          </table:table-cell>
          <table:table-cell office:value-type="float" office:value="85">
            <text:p>85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4-30">
            <text:p>Apr 30, 2017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1">
            <text:p>May 1, 2017</text:p>
          </table:table-cell>
          <table:table-cell office:value-type="float" office:value="27.4">
            <text:p>27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02">
            <text:p>May 2, 201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3">
            <text:p>May 3, 2017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office:value-type="float" office:value="2.8">
            <text:p>2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4">
            <text:p>May 4, 2017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office:value-type="float" office:value="44.8">
            <text:p>44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5">
            <text:p>May 5, 2017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06">
            <text:p>May 6, 2017</text:p>
          </table:table-cell>
          <table:table-cell office:value-type="float" office:value="27.7">
            <text:p>27.7</text:p>
          </table:table-cell>
          <table:table-cell office:value-type="float" office:value="86">
            <text:p>86</text:p>
          </table:table-cell>
          <table:table-cell office:value-type="float" office:value="11.1">
            <text:p>11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7">
            <text:p>May 7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office:value-type="float" office:value="48.3">
            <text:p>48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8">
            <text:p>May 8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office:value-type="float" office:value="4.4">
            <text:p>4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09">
            <text:p>May 9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10">
            <text:p>May 10, 2017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office:value-type="float" office:value="53.4">
            <text:p>5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1">
            <text:p>May 11, 2017</text:p>
          </table:table-cell>
          <table:table-cell office:value-type="float" office:value="26.3">
            <text:p>26.3</text:p>
          </table:table-cell>
          <table:table-cell office:value-type="float" office:value="92">
            <text:p>92</text:p>
          </table:table-cell>
          <table:table-cell office:value-type="float" office:value="6.6">
            <text:p>6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2">
            <text:p>May 12, 2017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3">
            <text:p>May 13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14">
            <text:p>May 1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15">
            <text:p>May 15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6">
            <text:p>May 16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17">
            <text:p>May 17, 2017</text:p>
          </table:table-cell>
          <table:table-cell office:value-type="float" office:value="27.7">
            <text:p>27.7</text:p>
          </table:table-cell>
          <table:table-cell office:value-type="float" office:value="86">
            <text:p>86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8">
            <text:p>May 18, 2017</text:p>
          </table:table-cell>
          <table:table-cell office:value-type="float" office:value="28.8">
            <text:p>28.8</text:p>
          </table:table-cell>
          <table:table-cell office:value-type="float" office:value="81">
            <text:p>81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19">
            <text:p>May 19, 2017</text:p>
          </table:table-cell>
          <table:table-cell office:value-type="float" office:value="27.4">
            <text:p>27.4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0">
            <text:p>May 20, 2017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21">
            <text:p>May 21, 2017</text:p>
          </table:table-cell>
          <table:table-cell office:value-type="float" office:value="26.7">
            <text:p>26.7</text:p>
          </table:table-cell>
          <table:table-cell office:value-type="float" office:value="90">
            <text:p>90</text:p>
          </table:table-cell>
          <table:table-cell office:value-type="float" office:value="13.9">
            <text:p>13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2">
            <text:p>May 22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3">
            <text:p>May 23, 2017</text:p>
          </table:table-cell>
          <table:table-cell office:value-type="float" office:value="27.6">
            <text:p>27.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4">
            <text:p>May 2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office:value-type="float" office:value="15.3">
            <text:p>1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5">
            <text:p>May 25, 2017</text:p>
          </table:table-cell>
          <table:table-cell office:value-type="float" office:value="28.6">
            <text:p>28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26">
            <text:p>May 26, 2017</text:p>
          </table:table-cell>
          <table:table-cell office:value-type="float" office:value="28.3">
            <text:p>28.3</text:p>
          </table:table-cell>
          <table:table-cell office:value-type="float" office:value="84">
            <text:p>8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7">
            <text:p>May 27, 2017</text:p>
          </table:table-cell>
          <table:table-cell office:value-type="float" office:value="29.3">
            <text:p>29.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8">
            <text:p>May 28, 2017</text:p>
          </table:table-cell>
          <table:table-cell office:value-type="float" office:value="24.4">
            <text:p>24.4</text:p>
          </table:table-cell>
          <table:table-cell office:value-type="float" office:value="94">
            <text:p>94</text:p>
          </table:table-cell>
          <table:table-cell office:value-type="float" office:value="1.8">
            <text:p>1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29">
            <text:p>May 29, 2017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office:value-type="float" office:value="98.4">
            <text:p>98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5-30">
            <text:p>May 30, 2017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5-31">
            <text:p>May 31, 2017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1">
            <text:p>Jun 1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office:value-type="float" office:value="64.8">
            <text:p>64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2">
            <text:p>Jun 2, 2017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3">
            <text:p>Jun 3, 2017</text:p>
          </table:table-cell>
          <table:table-cell office:value-type="float" office:value="27.8">
            <text:p>27.8</text:p>
          </table:table-cell>
          <table:table-cell office:value-type="float" office:value="87">
            <text:p>87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4">
            <text:p>Jun 4, 2017</text:p>
          </table:table-cell>
          <table:table-cell office:value-type="float" office:value="28.6">
            <text:p>28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05">
            <text:p>Jun 5, 2017</text:p>
          </table:table-cell>
          <table:table-cell office:value-type="float" office:value="28.9">
            <text:p>28.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6">
            <text:p>Jun 6, 2017</text:p>
          </table:table-cell>
          <table:table-cell office:value-type="float" office:value="28.6">
            <text:p>28.6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07">
            <text:p>Jun 7, 2017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8">
            <text:p>Jun 8, 2017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09">
            <text:p>Jun 9, 2017</text:p>
          </table:table-cell>
          <table:table-cell office:value-type="float" office:value="28.6">
            <text:p>28.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0">
            <text:p>Jun 10, 2017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11">
            <text:p>Jun 11, 2017</text:p>
          </table:table-cell>
          <table:table-cell office:value-type="float" office:value="26.1">
            <text:p>26.1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12">
            <text:p>Jun 12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19.7">
            <text:p>19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3">
            <text:p>Jun 13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14">
            <text:p>Jun 14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office:value-type="float" office:value="103.8">
            <text:p>103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5">
            <text:p>Jun 15, 2017</text:p>
          </table:table-cell>
          <table:table-cell office:value-type="float" office:value="26.7">
            <text:p>26.7</text:p>
          </table:table-cell>
          <table:table-cell office:value-type="float" office:value="91">
            <text:p>91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6">
            <text:p>Jun 16, 2017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1.9">
            <text:p>1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7">
            <text:p>Jun 17, 201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8">
            <text:p>Jun 18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19">
            <text:p>Jun 19, 2017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office:value-type="float" office:value="5.8">
            <text:p>5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0">
            <text:p>Jun 20, 2017</text:p>
          </table:table-cell>
          <table:table-cell office:value-type="float" office:value="26.7">
            <text:p>26.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1">
            <text:p>Jun 21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2">
            <text:p>Jun 22, 2017</text:p>
          </table:table-cell>
          <table:table-cell office:value-type="float" office:value="27.7">
            <text:p>27.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3">
            <text:p>Jun 23, 2017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24">
            <text:p>Jun 24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1.3">
            <text:p>1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5">
            <text:p>Jun 25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6">
            <text:p>Jun 26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6-27">
            <text:p>Jun 27, 2017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office:value-type="float" office:value="17.4">
            <text:p>17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8">
            <text:p>Jun 28, 2017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29">
            <text:p>Jun 29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6-30">
            <text:p>Jun 30, 2017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office:value-type="float" office:value="8.2">
            <text:p>8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1">
            <text:p>Jul 1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2">
            <text:p>Jul 2, 2017</text:p>
          </table:table-cell>
          <table:table-cell office:value-type="float" office:value="28.1">
            <text:p>28.1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03">
            <text:p>Jul 3, 2017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4">
            <text:p>Jul 4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5">
            <text:p>Jul 5, 2017</text:p>
          </table:table-cell>
          <table:table-cell office:value-type="float" office:value="25.9">
            <text:p>25.9</text:p>
          </table:table-cell>
          <table:table-cell office:value-type="float" office:value="90">
            <text:p>9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06">
            <text:p>Jul 6, 2017</text:p>
          </table:table-cell>
          <table:table-cell office:value-type="float" office:value="26.2">
            <text:p>26.2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7">
            <text:p>Jul 7, 2017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08">
            <text:p>Jul 8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09">
            <text:p>Jul 9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0">
            <text:p>Jul 10, 2017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11">
            <text:p>Jul 11, 2017</text:p>
          </table:table-cell>
          <table:table-cell office:value-type="float" office:value="26.9">
            <text:p>26.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2">
            <text:p>Jul 12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3">
            <text:p>Jul 13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14">
            <text:p>Jul 14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5">
            <text:p>Jul 15, 2017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6">
            <text:p>Jul 16, 2017</text:p>
          </table:table-cell>
          <table:table-cell office:value-type="float" office:value="26.5">
            <text:p>26.5</text:p>
          </table:table-cell>
          <table:table-cell office:value-type="float" office:value="79">
            <text:p>79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7">
            <text:p>Jul 17, 2017</text:p>
          </table:table-cell>
          <table:table-cell office:value-type="float" office:value="26.9">
            <text:p>26.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8">
            <text:p>Jul 18, 2017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19">
            <text:p>Jul 19, 2017</text:p>
          </table:table-cell>
          <table:table-cell office:value-type="float" office:value="26.9">
            <text:p>26.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20">
            <text:p>Jul 20, 2017</text:p>
          </table:table-cell>
          <table:table-cell office:value-type="float" office:value="27.7">
            <text:p>27.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21">
            <text:p>Jul 21, 2017</text:p>
          </table:table-cell>
          <table:table-cell office:value-type="float" office:value="28.3">
            <text:p>28.3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22">
            <text:p>Jul 22, 2017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23">
            <text:p>Jul 23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24">
            <text:p>Jul 24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office:value-type="float" office:value="4.6">
            <text:p>4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25">
            <text:p>Jul 25, 2017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26">
            <text:p>Jul 26, 2017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office:value-type="float" office:value="1.5">
            <text:p>1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27">
            <text:p>Jul 27, 2017</text:p>
          </table:table-cell>
          <table:table-cell office:value-type="float" office:value="27.9">
            <text:p>27.9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28">
            <text:p>Jul 28, 2017</text:p>
          </table:table-cell>
          <table:table-cell office:value-type="float" office:value="27.3">
            <text:p>27.3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29">
            <text:p>Jul 29, 2017</text:p>
          </table:table-cell>
          <table:table-cell office:value-type="float" office:value="27.8">
            <text:p>27.8</text:p>
          </table:table-cell>
          <table:table-cell office:value-type="float" office:value="81">
            <text:p>81</text:p>
          </table:table-cell>
          <table:table-cell office:value-type="float" office:value="8.4">
            <text:p>8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7-30">
            <text:p>Jul 30, 2017</text:p>
          </table:table-cell>
          <table:table-cell office:value-type="float" office:value="28.7">
            <text:p>28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7-31">
            <text:p>Jul 31, 2017</text:p>
          </table:table-cell>
          <table:table-cell office:value-type="float" office:value="28.5">
            <text:p>28.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01">
            <text:p>Aug 1, 2017</text:p>
          </table:table-cell>
          <table:table-cell office:value-type="float" office:value="29.1">
            <text:p>29.1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2">
            <text:p>Aug 2, 2017</text:p>
          </table:table-cell>
          <table:table-cell office:value-type="float" office:value="27.9">
            <text:p>27.9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3">
            <text:p>Aug 3, 2017</text:p>
          </table:table-cell>
          <table:table-cell office:value-type="float" office:value="27.4">
            <text:p>27.4</text:p>
          </table:table-cell>
          <table:table-cell office:value-type="float" office:value="73">
            <text:p>7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4">
            <text:p>Aug 4, 2017</text:p>
          </table:table-cell>
          <table:table-cell office:value-type="float" office:value="26.8">
            <text:p>26.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5">
            <text:p>Aug 5, 2017</text:p>
          </table:table-cell>
          <table:table-cell office:value-type="float" office:value="27.6">
            <text:p>27.6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6">
            <text:p>Aug 6, 2017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07">
            <text:p>Aug 7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08">
            <text:p>Aug 8, 2017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09">
            <text:p>Aug 9, 2017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27.8">
            <text:p>27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0">
            <text:p>Aug 10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5.1">
            <text:p>5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1">
            <text:p>Aug 11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3.7">
            <text:p>3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2">
            <text:p>Aug 12, 2017</text:p>
          </table:table-cell>
          <table:table-cell office:value-type="float" office:value="25.9">
            <text:p>25.9</text:p>
          </table:table-cell>
          <table:table-cell office:value-type="float" office:value="93">
            <text:p>93</text:p>
          </table:table-cell>
          <table:table-cell office:value-type="float" office:value="16.7">
            <text:p>1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3">
            <text:p>Aug 13, 2017</text:p>
          </table:table-cell>
          <table:table-cell office:value-type="float" office:value="26.7">
            <text:p>26.7</text:p>
          </table:table-cell>
          <table:table-cell office:value-type="float" office:value="85">
            <text:p>85</text:p>
          </table:table-cell>
          <table:table-cell office:value-type="float" office:value="2.7">
            <text:p>2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4">
            <text:p>Aug 14, 2017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15">
            <text:p>Aug 15, 2017</text:p>
          </table:table-cell>
          <table:table-cell office:value-type="float" office:value="27.8">
            <text:p>27.8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16">
            <text:p>Aug 16, 2017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17">
            <text:p>Aug 17, 2017</text:p>
          </table:table-cell>
          <table:table-cell office:value-type="float" office:value="27.3">
            <text:p>27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18">
            <text:p>Aug 18, 2017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19">
            <text:p>Aug 19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office:value-type="float" office:value="11.3">
            <text:p>11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0">
            <text:p>Aug 20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1">
            <text:p>Aug 21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2.1">
            <text:p>2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2">
            <text:p>Aug 22, 2017</text:p>
          </table:table-cell>
          <table:table-cell office:value-type="float" office:value="24.2">
            <text:p>24.2</text:p>
          </table:table-cell>
          <table:table-cell/>
          <table:table-cell office:value-type="float" office:value="53.1">
            <text:p>53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3">
            <text:p>Aug 23, 2017</text:p>
          </table:table-cell>
          <table:table-cell office:value-type="float" office:value="27.8">
            <text:p>27.8</text:p>
          </table:table-cell>
          <table:table-cell office:value-type="float" office:value="78">
            <text:p>78</text:p>
          </table:table-cell>
          <table:table-cell office:value-type="float" office:value="6.7">
            <text:p>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4">
            <text:p>Aug 24, 2017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5">
            <text:p>Aug 25, 2017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office:value-type="float" office:value="2.3">
            <text:p>2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6">
            <text:p>Aug 26, 2017</text:p>
          </table:table-cell>
          <table:table-cell office:value-type="float" office:value="27.6">
            <text:p>27.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7">
            <text:p>Aug 27, 2017</text:p>
          </table:table-cell>
          <table:table-cell office:value-type="float" office:value="26.6">
            <text:p>26.6</text:p>
          </table:table-cell>
          <table:table-cell office:value-type="float" office:value="82">
            <text:p>82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8">
            <text:p>Aug 28, 2017</text:p>
          </table:table-cell>
          <table:table-cell office:value-type="float" office:value="27.9">
            <text:p>27.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8-29">
            <text:p>Aug 29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30">
            <text:p>Aug 30, 2017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8-31">
            <text:p>Aug 31, 2017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01">
            <text:p>Sep 1, 2017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2">
            <text:p>Sep 2, 2017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03">
            <text:p>Sep 3, 2017</text:p>
          </table:table-cell>
          <table:table-cell office:value-type="float" office:value="27.2">
            <text:p>27.2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04">
            <text:p>Sep 4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office:value-type="float" office:value="3.1">
            <text:p>3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5">
            <text:p>Sep 5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6">
            <text:p>Sep 6, 2017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office:value-type="float" office:value="16.9">
            <text:p>16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7">
            <text:p>Sep 7, 2017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office:value-type="float" office:value="22.5">
            <text:p>22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8">
            <text:p>Sep 8, 2017</text:p>
          </table:table-cell>
          <table:table-cell office:value-type="float" office:value="25.6">
            <text:p>25.6</text:p>
          </table:table-cell>
          <table:table-cell office:value-type="float" office:value="92">
            <text:p>92</text:p>
          </table:table-cell>
          <table:table-cell office:value-type="float" office:value="4.9">
            <text:p>4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09">
            <text:p>Sep 9, 2017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office:value-type="float" office:value="5.2">
            <text:p>5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10">
            <text:p>Sep 10, 2017</text:p>
          </table:table-cell>
          <table:table-cell office:value-type="float" office:value="28.6">
            <text:p>28.6</text:p>
          </table:table-cell>
          <table:table-cell office:value-type="float" office:value="76">
            <text:p>7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11">
            <text:p>Sep 11, 2017</text:p>
          </table:table-cell>
          <table:table-cell office:value-type="float" office:value="27.7">
            <text:p>27.7</text:p>
          </table:table-cell>
          <table:table-cell office:value-type="float" office:value="83">
            <text:p>83</text:p>
          </table:table-cell>
          <table:table-cell office:value-type="float" office:value="9.2">
            <text:p>9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12">
            <text:p>Sep 12, 2017</text:p>
          </table:table-cell>
          <table:table-cell office:value-type="float" office:value="28.4">
            <text:p>28.4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13">
            <text:p>Sep 13, 2017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14">
            <text:p>Sep 14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15">
            <text:p>Sep 15, 2017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16">
            <text:p>Sep 16, 2017</text:p>
          </table:table-cell>
          <table:table-cell office:value-type="float" office:value="26.7">
            <text:p>26.7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17">
            <text:p>Sep 17, 2017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18">
            <text:p>Sep 18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19">
            <text:p>Sep 19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office:value-type="float" office:value="34.9">
            <text:p>34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0">
            <text:p>Sep 20, 2017</text:p>
          </table:table-cell>
          <table:table-cell office:value-type="float" office:value="25.2">
            <text:p>25.2</text:p>
          </table:table-cell>
          <table:table-cell office:value-type="float" office:value="92">
            <text:p>92</text:p>
          </table:table-cell>
          <table:table-cell office:value-type="float" office:value="1.8">
            <text:p>1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1">
            <text:p>Sep 21, 2017</text:p>
          </table:table-cell>
          <table:table-cell office:value-type="float" office:value="27.5">
            <text:p>27.5</text:p>
          </table:table-cell>
          <table:table-cell office:value-type="float" office:value="80">
            <text:p>80</text:p>
          </table:table-cell>
          <table:table-cell office:value-type="float" office:value="9.2">
            <text:p>9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2">
            <text:p>Sep 22, 2017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3">
            <text:p>Sep 23, 2017</text:p>
          </table:table-cell>
          <table:table-cell office:value-type="float" office:value="27.5">
            <text:p>27.5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09-24">
            <text:p>Sep 24, 2017</text:p>
          </table:table-cell>
          <table:table-cell office:value-type="float" office:value="25.7">
            <text:p>25.7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5">
            <text:p>Sep 25, 2017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6">
            <text:p>Sep 26, 2017</text:p>
          </table:table-cell>
          <table:table-cell office:value-type="float" office:value="25.4">
            <text:p>25.4</text:p>
          </table:table-cell>
          <table:table-cell office:value-type="float" office:value="94">
            <text:p>94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7">
            <text:p>Sep 27, 2017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8">
            <text:p>Sep 28, 2017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29">
            <text:p>Sep 29, 2017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09-30">
            <text:p>Sep 30, 2017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23.8">
            <text:p>23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1">
            <text:p>Oct 1, 2017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11.6">
            <text:p>1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2">
            <text:p>Oct 2, 2017</text:p>
          </table:table-cell>
          <table:table-cell office:value-type="float" office:value="29.9">
            <text:p>29.9</text:p>
          </table:table-cell>
          <table:table-cell office:value-type="float" office:value="73">
            <text:p>73</text:p>
          </table:table-cell>
          <table:table-cell office:value-type="float" office:value="6.2">
            <text:p>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3">
            <text:p>Oct 3, 2017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4">
            <text:p>Oct 4, 2017</text:p>
          </table:table-cell>
          <table:table-cell office:value-type="float" office:value="24.6">
            <text:p>24.6</text:p>
          </table:table-cell>
          <table:table-cell office:value-type="float" office:value="96">
            <text:p>96</text:p>
          </table:table-cell>
          <table:table-cell office:value-type="float" office:value="6.2">
            <text:p>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5">
            <text:p>Oct 5, 2017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2.1">
            <text:p>2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6">
            <text:p>Oct 6, 2017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office:value-type="float" office:value="8.6">
            <text:p>8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7">
            <text:p>Oct 7, 2017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 office:value-type="float" office:value="7.3">
            <text:p>7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8">
            <text:p>Oct 8, 2017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office:value-type="float" office:value="16.1">
            <text:p>16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09">
            <text:p>Oct 9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10">
            <text:p>Oct 10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office:value-type="float" office:value="5.3">
            <text:p>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1">
            <text:p>Oct 11, 2017</text:p>
          </table:table-cell>
          <table:table-cell office:value-type="float" office:value="26.2">
            <text:p>26.2</text:p>
          </table:table-cell>
          <table:table-cell office:value-type="float" office:value="91">
            <text:p>91</text:p>
          </table:table-cell>
          <table:table-cell office:value-type="float" office:value="75.1">
            <text:p>75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2">
            <text:p>Oct 12, 2017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office:value-type="float" office:value="5.9">
            <text:p>5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3">
            <text:p>Oct 13, 2017</text:p>
          </table:table-cell>
          <table:table-cell office:value-type="float" office:value="26.2">
            <text:p>26.2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4">
            <text:p>Oct 14, 2017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5">
            <text:p>Oct 15, 2017</text:p>
          </table:table-cell>
          <table:table-cell office:value-type="float" office:value="29.3">
            <text:p>29.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6">
            <text:p>Oct 16, 2017</text:p>
          </table:table-cell>
          <table:table-cell office:value-type="float" office:value="26.9">
            <text:p>26.9</text:p>
          </table:table-cell>
          <table:table-cell office:value-type="float" office:value="83">
            <text:p>83</text:p>
          </table:table-cell>
          <table:table-cell office:value-type="float" office:value="0.8">
            <text:p>0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7">
            <text:p>Oct 17, 2017</text:p>
          </table:table-cell>
          <table:table-cell office:value-type="float" office:value="28.6">
            <text:p>28.6</text:p>
          </table:table-cell>
          <table:table-cell office:value-type="float" office:value="79">
            <text:p>79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18">
            <text:p>Oct 18, 2017</text:p>
          </table:table-cell>
          <table:table-cell office:value-type="float" office:value="29.2">
            <text:p>29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19">
            <text:p>Oct 19, 2017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0">
            <text:p>Oct 20, 2017</text:p>
          </table:table-cell>
          <table:table-cell office:value-type="float" office:value="28.3">
            <text:p>28.3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1">
            <text:p>Oct 21, 2017</text:p>
          </table:table-cell>
          <table:table-cell office:value-type="float" office:value="28.4">
            <text:p>28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2">
            <text:p>Oct 22, 2017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office:value-type="float" office:value="2.4">
            <text:p>2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23">
            <text:p>Oct 23, 2017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24">
            <text:p>Oct 24, 2017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5">
            <text:p>Oct 25, 2017</text:p>
          </table:table-cell>
          <table:table-cell office:value-type="float" office:value="26.1">
            <text:p>26.1</text:p>
          </table:table-cell>
          <table:table-cell office:value-type="float" office:value="93">
            <text:p>9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6">
            <text:p>Oct 26, 2017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office:value-type="float" office:value="23.4">
            <text:p>2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27">
            <text:p>Oct 27, 2017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office:value-type="float" office:value="24.8">
            <text:p>24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28">
            <text:p>Oct 28, 2017</text:p>
          </table:table-cell>
          <table:table-cell office:value-type="float" office:value="27.6">
            <text:p>27.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29">
            <text:p>Oct 29, 2017</text:p>
          </table:table-cell>
          <table:table-cell office:value-type="float" office:value="25.7">
            <text:p>25.7</text:p>
          </table:table-cell>
          <table:table-cell office:value-type="float" office:value="92">
            <text:p>92</text:p>
          </table:table-cell>
          <table:table-cell office:value-type="float" office:value="5.4">
            <text:p>5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0-30">
            <text:p>Oct 30, 2017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0-31">
            <text:p>Oct 31, 2017</text:p>
          </table:table-cell>
          <table:table-cell office:value-type="float" office:value="27.6">
            <text:p>27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01">
            <text:p>Nov 1, 2017</text:p>
          </table:table-cell>
          <table:table-cell office:value-type="float" office:value="27.7">
            <text:p>27.7</text:p>
          </table:table-cell>
          <table:table-cell office:value-type="float" office:value="84">
            <text:p>84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2">
            <text:p>Nov 2, 2017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office:value-type="float" office:value="2.5">
            <text:p>2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3">
            <text:p>Nov 3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04">
            <text:p>Nov 4, 2017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5">
            <text:p>Nov 5, 2017</text:p>
          </table:table-cell>
          <table:table-cell office:value-type="float" office:value="27.5">
            <text:p>27.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6">
            <text:p>Nov 6, 2017</text:p>
          </table:table-cell>
          <table:table-cell office:value-type="float" office:value="27.5">
            <text:p>27.5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07">
            <text:p>Nov 7, 2017</text:p>
          </table:table-cell>
          <table:table-cell office:value-type="float" office:value="25.5">
            <text:p>25.5</text:p>
          </table:table-cell>
          <table:table-cell office:value-type="float" office:value="96">
            <text:p>9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8">
            <text:p>Nov 8, 2017</text:p>
          </table:table-cell>
          <table:table-cell office:value-type="float" office:value="26.2">
            <text:p>26.2</text:p>
          </table:table-cell>
          <table:table-cell office:value-type="float" office:value="90">
            <text:p>90</text:p>
          </table:table-cell>
          <table:table-cell office:value-type="float" office:value="17.7">
            <text:p>17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09">
            <text:p>Nov 9, 2017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0">
            <text:p>Nov 10, 2017</text:p>
          </table:table-cell>
          <table:table-cell office:value-type="float" office:value="26.3">
            <text:p>26.3</text:p>
          </table:table-cell>
          <table:table-cell office:value-type="float" office:value="90">
            <text:p>90</text:p>
          </table:table-cell>
          <table:table-cell office:value-type="float" office:value="36.9">
            <text:p>36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1">
            <text:p>Nov 11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2">
            <text:p>Nov 12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office:value-type="float" office:value="59.8">
            <text:p>59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3">
            <text:p>Nov 13, 2017</text:p>
          </table:table-cell>
          <table:table-cell office:value-type="float" office:value="27.2">
            <text:p>27.2</text:p>
          </table:table-cell>
          <table:table-cell table:number-columns-repeated="12"/>
        </table:table-row>
        <table:table-row table:style-name="ro2">
          <table:table-cell table:style-name="ce3" office:value-type="date" office:date-value="2017-11-14">
            <text:p>Nov 14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5">
            <text:p>Nov 15, 201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16">
            <text:p>Nov 16, 2017</text:p>
          </table:table-cell>
          <table:table-cell office:value-type="float" office:value="28.4">
            <text:p>28.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7">
            <text:p>Nov 17, 2017</text:p>
          </table:table-cell>
          <table:table-cell office:value-type="float" office:value="25.4">
            <text:p>25.4</text:p>
          </table:table-cell>
          <table:table-cell office:value-type="float" office:value="89">
            <text:p>89</text:p>
          </table:table-cell>
          <table:table-cell office:value-type="float" office:value="43.6">
            <text:p>43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8">
            <text:p>Nov 18, 2017</text:p>
          </table:table-cell>
          <table:table-cell office:value-type="float" office:value="26.9">
            <text:p>26.9</text:p>
          </table:table-cell>
          <table:table-cell office:value-type="float" office:value="90">
            <text:p>90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19">
            <text:p>Nov 19, 2017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office:value-type="float" office:value="50.5">
            <text:p>5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0">
            <text:p>Nov 20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60.9">
            <text:p>60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1">
            <text:p>Nov 21, 201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2">
            <text:p>Nov 22, 2017</text:p>
          </table:table-cell>
          <table:table-cell office:value-type="float" office:value="28.2">
            <text:p>28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23">
            <text:p>Nov 23, 2017</text:p>
          </table:table-cell>
          <table:table-cell office:value-type="float" office:value="27.6">
            <text:p>27.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24">
            <text:p>Nov 24, 2017</text:p>
          </table:table-cell>
          <table:table-cell office:value-type="float" office:value="27.8">
            <text:p>27.8</text:p>
          </table:table-cell>
          <table:table-cell office:value-type="float" office:value="84">
            <text:p>84</text:p>
          </table:table-cell>
          <table:table-cell office:value-type="float" office:value="8.1">
            <text:p>8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5">
            <text:p>Nov 25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office:value-type="float" office:value="22.6">
            <text:p>2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6">
            <text:p>Nov 26, 2017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7">
            <text:p>Nov 27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1-28">
            <text:p>Nov 28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29">
            <text:p>Nov 29, 2017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office:value-type="float" office:value="22.8">
            <text:p>22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1-30">
            <text:p>Nov 30, 2017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2-01">
            <text:p>Dec 1, 2017</text:p>
          </table:table-cell>
          <table:table-cell office:value-type="float" office:value="28.2">
            <text:p>28.2</text:p>
          </table:table-cell>
          <table:table-cell office:value-type="float" office:value="79">
            <text:p>79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02">
            <text:p>Dec 2, 2017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03">
            <text:p>Dec 3, 2017</text:p>
          </table:table-cell>
          <table:table-cell office:value-type="float" office:value="28.1">
            <text:p>28.1</text:p>
          </table:table-cell>
          <table:table-cell office:value-type="float" office:value="89">
            <text:p>89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04">
            <text:p>Dec 4, 2017</text:p>
          </table:table-cell>
          <table:table-cell office:value-type="float" office:value="28.3">
            <text:p>28.3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2-05">
            <text:p>Dec 5, 2017</text:p>
          </table:table-cell>
          <table:table-cell office:value-type="float" office:value="27.7">
            <text:p>27.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2-06">
            <text:p>Dec 6, 2017</text:p>
          </table:table-cell>
          <table:table-cell office:value-type="float" office:value="25.3">
            <text:p>25.3</text:p>
          </table:table-cell>
          <table:table-cell office:value-type="float" office:value="92">
            <text:p>92</text:p>
          </table:table-cell>
          <table:table-cell office:value-type="float" office:value="41.3">
            <text:p>41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07">
            <text:p>Dec 7, 2017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08">
            <text:p>Dec 8, 201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2-09">
            <text:p>Dec 9, 2017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2.2">
            <text:p>2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0">
            <text:p>Dec 10, 2017</text:p>
          </table:table-cell>
          <table:table-cell office:value-type="float" office:value="27.1">
            <text:p>27.1</text:p>
          </table:table-cell>
          <table:table-cell office:value-type="float" office:value="84">
            <text:p>84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1">
            <text:p>Dec 11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2">
            <text:p>Dec 12, 2017</text:p>
          </table:table-cell>
          <table:table-cell office:value-type="float" office:value="26.8">
            <text:p>26.8</text:p>
          </table:table-cell>
          <table:table-cell office:value-type="float" office:value="87">
            <text:p>87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3">
            <text:p>Dec 13, 2017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4">
            <text:p>Dec 14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5">
            <text:p>Dec 15, 2017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office:value-type="float" office:value="9.6">
            <text:p>9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6">
            <text:p>Dec 16, 2017</text:p>
          </table:table-cell>
          <table:table-cell office:value-type="float" office:value="24.9">
            <text:p>24.9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7">
            <text:p>Dec 17, 2017</text:p>
          </table:table-cell>
          <table:table-cell office:value-type="float" office:value="25.9">
            <text:p>25.9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7-12-18">
            <text:p>Dec 18, 2017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4.2">
            <text:p>4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19">
            <text:p>Dec 19, 2017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9.3">
            <text:p>9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0">
            <text:p>Dec 20, 2017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1">
            <text:p>Dec 21, 2017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3.1">
            <text:p>3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2">
            <text:p>Dec 22, 2017</text:p>
          </table:table-cell>
          <table:table-cell office:value-type="float" office:value="27.8">
            <text:p>27.8</text:p>
          </table:table-cell>
          <table:table-cell office:value-type="float" office:value="82">
            <text:p>82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3">
            <text:p>Dec 23, 2017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4">
            <text:p>Dec 24, 2017</text:p>
          </table:table-cell>
          <table:table-cell table:style-name="ce2" office:value-type="float" office:value="26.8">
            <text:p>26.8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.6">
            <text:p>16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5">
            <text:p>Dec 25, 2017</text:p>
          </table:table-cell>
          <table:table-cell table:style-name="ce2" office:value-type="float" office:value="26.1">
            <text:p>26.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.8">
            <text:p>32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6">
            <text:p>Dec 26, 2017</text:p>
          </table:table-cell>
          <table:table-cell table:style-name="ce2" office:value-type="float" office:value="25.8">
            <text:p>25.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6.7">
            <text:p>3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7">
            <text:p>Dec 27, 2017</text:p>
          </table:table-cell>
          <table:table-cell table:style-name="ce2" office:value-type="float" office:value="27.1">
            <text:p>27.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.7">
            <text:p>4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28">
            <text:p>Dec 28, 2017</text:p>
          </table:table-cell>
          <table:table-cell table:style-name="ce2" office:value-type="float" office:value="27.2">
            <text:p>27.2</text:p>
          </table:table-cell>
          <table:table-cell table:style-name="ce2" office:value-type="float" office:value="87">
            <text:p>87</text:p>
          </table:table-cell>
          <table:table-cell table:style-name="ce25"/>
          <table:table-cell table:number-columns-repeated="10"/>
        </table:table-row>
        <table:table-row table:style-name="ro2">
          <table:table-cell table:style-name="ce3" office:value-type="date" office:date-value="2017-12-29">
            <text:p>Dec 29, 2017</text:p>
          </table:table-cell>
          <table:table-cell table:style-name="ce2" office:value-type="float" office:value="25.1">
            <text:p>25.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3.1">
            <text:p>13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30">
            <text:p>Dec 30, 2017</text:p>
          </table:table-cell>
          <table:table-cell table:style-name="ce2" office:value-type="float" office:value="25.8">
            <text:p>25.8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.8">
            <text:p>2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7-12-31">
            <text:p>Dec 31, 2017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.4">
            <text:p>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1">
            <text:p>Jan 1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office:value-type="float" office:value="5.5">
            <text:p>5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2">
            <text:p>Jan 2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31.4">
            <text:p>3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3">
            <text:p>Jan 3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4">
            <text:p>Jan 4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5">
            <text:p>Jan 5, 2018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6">
            <text:p>Jan 6, 2018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7">
            <text:p>Jan 7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8">
            <text:p>Jan 8, 2018</text:p>
          </table:table-cell>
          <table:table-cell office:value-type="float" office:value="26.3">
            <text:p>26.3</text:p>
          </table:table-cell>
          <table:table-cell office:value-type="float" office:value="84">
            <text:p>84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09">
            <text:p>Jan 9, 201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office:value-type="float" office:value="3.5">
            <text:p>3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0">
            <text:p>Jan 10, 2018</text:p>
          </table:table-cell>
          <table:table-cell office:value-type="float" office:value="25.2">
            <text:p>25.2</text:p>
          </table:table-cell>
          <table:table-cell office:value-type="float" office:value="93">
            <text:p>93</text:p>
          </table:table-cell>
          <table:table-cell office:value-type="float" office:value="8.5">
            <text:p>8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1">
            <text:p>Jan 11, 2018</text:p>
          </table:table-cell>
          <table:table-cell office:value-type="float" office:value="25.9">
            <text:p>25.9</text:p>
          </table:table-cell>
          <table:table-cell office:value-type="float" office:value="76">
            <text:p>76</text:p>
          </table:table-cell>
          <table:table-cell office:value-type="float" office:value="2.5">
            <text:p>2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2">
            <text:p>Jan 12, 2018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13">
            <text:p>Jan 13, 2018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4">
            <text:p>Jan 14, 2018</text:p>
          </table:table-cell>
          <table:table-cell office:value-type="float" office:value="24.8">
            <text:p>24.8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15">
            <text:p>Jan 15, 2018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6">
            <text:p>Jan 16, 2018</text:p>
          </table:table-cell>
          <table:table-cell office:value-type="float" office:value="26.9">
            <text:p>26.9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17">
            <text:p>Jan 17, 2018</text:p>
          </table:table-cell>
          <table:table-cell office:value-type="float" office:value="26.9">
            <text:p>26.9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18">
            <text:p>Jan 18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19">
            <text:p>Jan 19, 2018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office:value-type="float" office:value="4.6">
            <text:p>4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0">
            <text:p>Jan 20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1">
            <text:p>Jan 21, 2018</text:p>
          </table:table-cell>
          <table:table-cell office:value-type="float" office:value="25.6">
            <text:p>25.6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2">
            <text:p>Jan 22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3">
            <text:p>Jan 23, 2018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24">
            <text:p>Jan 24, 2018</text:p>
          </table:table-cell>
          <table:table-cell office:value-type="float" office:value="27.2">
            <text:p>27.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5">
            <text:p>Jan 25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26">
            <text:p>Jan 26, 2018</text:p>
          </table:table-cell>
          <table:table-cell office:value-type="float" office:value="27.6">
            <text:p>27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27">
            <text:p>Jan 27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28">
            <text:p>Jan 28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1-29">
            <text:p>Jan 29, 2018</text:p>
          </table:table-cell>
          <table:table-cell office:value-type="float" office:value="26.6">
            <text:p>26.6</text:p>
          </table:table-cell>
          <table:table-cell office:value-type="float" office:value="85">
            <text:p>85</text:p>
          </table:table-cell>
          <table:table-cell office:value-type="float" office:value="43.3">
            <text:p>43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30">
            <text:p>Jan 30, 2018</text:p>
          </table:table-cell>
          <table:table-cell office:value-type="float" office:value="27.5">
            <text:p>27.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1-31">
            <text:p>Jan 31, 2018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office:value-type="float" office:value="24.1">
            <text:p>24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1">
            <text:p>Feb 1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2-02">
            <text:p>Feb 2, 2018</text:p>
          </table:table-cell>
          <table:table-cell office:value-type="float" office:value="25.4">
            <text:p>25.4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3">
            <text:p>Feb 3, 2018</text:p>
          </table:table-cell>
          <table:table-cell office:value-type="float" office:value="25.4">
            <text:p>25.4</text:p>
          </table:table-cell>
          <table:table-cell office:value-type="float" office:value="91">
            <text:p>91</text:p>
          </table:table-cell>
          <table:table-cell office:value-type="float" office:value="23.4">
            <text:p>2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4">
            <text:p>Feb 4, 2018</text:p>
          </table:table-cell>
          <table:table-cell office:value-type="float" office:value="26.3">
            <text:p>26.3</text:p>
          </table:table-cell>
          <table:table-cell office:value-type="float" office:value="81">
            <text:p>81</text:p>
          </table:table-cell>
          <table:table-cell office:value-type="float" office:value="7.4">
            <text:p>7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5">
            <text:p>Feb 5, 2018</text:p>
          </table:table-cell>
          <table:table-cell office:value-type="float" office:value="24.5">
            <text:p>24.5</text:p>
          </table:table-cell>
          <table:table-cell office:value-type="float" office:value="91">
            <text:p>91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6">
            <text:p>Feb 6, 2018</text:p>
          </table:table-cell>
          <table:table-cell office:value-type="float" office:value="25.4">
            <text:p>25.4</text:p>
          </table:table-cell>
          <table:table-cell office:value-type="float" office:value="85">
            <text:p>85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7">
            <text:p>Feb 7, 2018</text:p>
          </table:table-cell>
          <table:table-cell office:value-type="float" office:value="26.3">
            <text:p>26.3</text:p>
          </table:table-cell>
          <table:table-cell office:value-type="float" office:value="82">
            <text:p>82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8">
            <text:p>Feb 8, 2018</text:p>
          </table:table-cell>
          <table:table-cell office:value-type="float" office:value="25.9">
            <text:p>25.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09">
            <text:p>Feb 9, 2018</text:p>
          </table:table-cell>
          <table:table-cell office:value-type="float" office:value="25.9">
            <text:p>25.9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0">
            <text:p>Feb 10, 2018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2-11">
            <text:p>Feb 11, 2018</text:p>
          </table:table-cell>
          <table:table-cell office:value-type="float" office:value="25.3">
            <text:p>25.3</text:p>
          </table:table-cell>
          <table:table-cell office:value-type="float" office:value="83">
            <text:p>83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2">
            <text:p>Feb 12, 2018</text:p>
          </table:table-cell>
          <table:table-cell office:value-type="float" office:value="25.5">
            <text:p>25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2-13">
            <text:p>Feb 13, 2018</text:p>
          </table:table-cell>
          <table:table-cell office:value-type="float" office:value="26.4">
            <text:p>26.4</text:p>
          </table:table-cell>
          <table:table-cell office:value-type="float" office:value="82">
            <text:p>82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4">
            <text:p>Feb 14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5">
            <text:p>Feb 15, 2018</text:p>
          </table:table-cell>
          <table:table-cell office:value-type="float" office:value="27.2">
            <text:p>27.2</text:p>
          </table:table-cell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6">
            <text:p>Feb 16, 2018</text:p>
          </table:table-cell>
          <table:table-cell office:value-type="float" office:value="27.5">
            <text:p>27.5</text:p>
          </table:table-cell>
          <table:table-cell office:value-type="float" office:value="82">
            <text:p>82</text:p>
          </table:table-cell>
          <table:table-cell office:value-type="float" office:value="11.2">
            <text:p>1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7">
            <text:p>Feb 17, 2018</text:p>
          </table:table-cell>
          <table:table-cell office:value-type="float" office:value="27.3">
            <text:p>27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2-18">
            <text:p>Feb 18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office:value-type="float" office:value="7.1">
            <text:p>7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19">
            <text:p>Feb 19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0">
            <text:p>Feb 20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office:value-type="float" office:value="4.1">
            <text:p>4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1">
            <text:p>Feb 21, 2018</text:p>
          </table:table-cell>
          <table:table-cell office:value-type="float" office:value="26.5">
            <text:p>26.5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2-22">
            <text:p>Feb 22, 2018</text:p>
          </table:table-cell>
          <table:table-cell office:value-type="float" office:value="27.6">
            <text:p>27.6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3">
            <text:p>Feb 23, 2018</text:p>
          </table:table-cell>
          <table:table-cell office:value-type="float" office:value="25.5">
            <text:p>25.5</text:p>
          </table:table-cell>
          <table:table-cell office:value-type="float" office:value="95">
            <text:p>95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4">
            <text:p>Feb 24, 2018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5">
            <text:p>Feb 25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office:value-type="float" office:value="22.3">
            <text:p>22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6">
            <text:p>Feb 26, 2018</text:p>
          </table:table-cell>
          <table:table-cell office:value-type="float" office:value="26.1">
            <text:p>26.1</text:p>
          </table:table-cell>
          <table:table-cell office:value-type="float" office:value="90">
            <text:p>90</text:p>
          </table:table-cell>
          <table:table-cell office:value-type="float" office:value="5.7">
            <text:p>5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7">
            <text:p>Feb 27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18.4">
            <text:p>18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2-28">
            <text:p>Feb 28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office:value-type="float" office:value="18.8">
            <text:p>18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1">
            <text:p>Mar 1, 2018</text:p>
          </table:table-cell>
          <table:table-cell office:value-type="float" office:value="26.2">
            <text:p>26.2</text:p>
          </table:table-cell>
          <table:table-cell office:value-type="float" office:value="89">
            <text:p>89</text:p>
          </table:table-cell>
          <table:table-cell office:value-type="float" office:value="19.8">
            <text:p>19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2">
            <text:p>Mar 2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office:value-type="float" office:value="35.6">
            <text:p>35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3">
            <text:p>Mar 3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4">
            <text:p>Mar 4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office:value-type="float" office:value="10.2">
            <text:p>1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5">
            <text:p>Mar 5, 2018</text:p>
          </table:table-cell>
          <table:table-cell office:value-type="float" office:value="25.6">
            <text:p>25.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6">
            <text:p>Mar 6, 2018</text:p>
          </table:table-cell>
          <table:table-cell office:value-type="float" office:value="28.4">
            <text:p>28.4</text:p>
          </table:table-cell>
          <table:table-cell office:value-type="float" office:value="75">
            <text:p>75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7">
            <text:p>Mar 7, 2018</text:p>
          </table:table-cell>
          <table:table-cell office:value-type="float" office:value="26.4">
            <text:p>26.4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08">
            <text:p>Mar 8, 2018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3-09">
            <text:p>Mar 9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0">
            <text:p>Mar 10, 2018</text:p>
          </table:table-cell>
          <table:table-cell office:value-type="float" office:value="25.7">
            <text:p>25.7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1">
            <text:p>Mar 11, 2018</text:p>
          </table:table-cell>
          <table:table-cell office:value-type="float" office:value="25.2">
            <text:p>25.2</text:p>
          </table:table-cell>
          <table:table-cell office:value-type="float" office:value="95">
            <text:p>95</text:p>
          </table:table-cell>
          <table:table-cell office:value-type="float" office:value="74.8">
            <text:p>74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2">
            <text:p>Mar 12, 201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3">
            <text:p>Mar 13, 2018</text:p>
          </table:table-cell>
          <table:table-cell office:value-type="float" office:value="26.2">
            <text:p>26.2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4">
            <text:p>Mar 14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5">
            <text:p>Mar 15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6">
            <text:p>Mar 16, 2018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7">
            <text:p>Mar 17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8">
            <text:p>Mar 18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10.6">
            <text:p>1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19">
            <text:p>Mar 19, 2018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13.4">
            <text:p>1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0">
            <text:p>Mar 20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1">
            <text:p>Mar 21, 2018</text:p>
          </table:table-cell>
          <table:table-cell office:value-type="float" office:value="26.1">
            <text:p>26.1</text:p>
          </table:table-cell>
          <table:table-cell office:value-type="float" office:value="88">
            <text:p>88</text:p>
          </table:table-cell>
          <table:table-cell office:value-type="float" office:value="14.2">
            <text:p>14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2">
            <text:p>Mar 22, 2018</text:p>
          </table:table-cell>
          <table:table-cell office:value-type="float" office:value="25.3">
            <text:p>25.3</text:p>
          </table:table-cell>
          <table:table-cell office:value-type="float" office:value="90">
            <text:p>90</text:p>
          </table:table-cell>
          <table:table-cell office:value-type="float" office:value="21.9">
            <text:p>21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3">
            <text:p>Mar 23, 2018</text:p>
          </table:table-cell>
          <table:table-cell office:value-type="float" office:value="26.8">
            <text:p>26.8</text:p>
          </table:table-cell>
          <table:table-cell office:value-type="float" office:value="84">
            <text:p>84</text:p>
          </table:table-cell>
          <table:table-cell office:value-type="float" office:value="27.4">
            <text:p>27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4">
            <text:p>Mar 24, 2018</text:p>
          </table:table-cell>
          <table:table-cell office:value-type="float" office:value="25.9">
            <text:p>25.9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3-25">
            <text:p>Mar 25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office:value-type="float" office:value="29.1">
            <text:p>29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6">
            <text:p>Mar 26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14.9">
            <text:p>14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7">
            <text:p>Mar 27, 2018</text:p>
          </table:table-cell>
          <table:table-cell office:value-type="float" office:value="24.5">
            <text:p>24.5</text:p>
          </table:table-cell>
          <table:table-cell office:value-type="float" office:value="93">
            <text:p>93</text:p>
          </table:table-cell>
          <table:table-cell office:value-type="float" office:value="12.9">
            <text:p>12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8">
            <text:p>Mar 28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29">
            <text:p>Mar 29, 2018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30">
            <text:p>Mar 30, 2018</text:p>
          </table:table-cell>
          <table:table-cell office:value-type="float" office:value="26.1">
            <text:p>26.1</text:p>
          </table:table-cell>
          <table:table-cell office:value-type="float" office:value="90">
            <text:p>90</text:p>
          </table:table-cell>
          <table:table-cell office:value-type="float" office:value="20.2">
            <text:p>2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3-31">
            <text:p>Mar 31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15.2">
            <text:p>15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1">
            <text:p>Apr 1, 2018</text:p>
          </table:table-cell>
          <table:table-cell office:value-type="float" office:value="26.7">
            <text:p>26.7</text:p>
          </table:table-cell>
          <table:table-cell office:value-type="float" office:value="84">
            <text:p>84</text:p>
          </table:table-cell>
          <table:table-cell office:value-type="float" office:value="70.2">
            <text:p>7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2">
            <text:p>Apr 2, 2018</text:p>
          </table:table-cell>
          <table:table-cell office:value-type="float" office:value="27.8">
            <text:p>27.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03">
            <text:p>Apr 3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4">
            <text:p>Apr 4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5">
            <text:p>Apr 5, 2018</text:p>
          </table:table-cell>
          <table:table-cell office:value-type="float" office:value="26.7">
            <text:p>26.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6">
            <text:p>Apr 6, 2018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office:value-type="float" office:value="9.8">
            <text:p>9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7">
            <text:p>Apr 7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08">
            <text:p>Apr 8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09">
            <text:p>Apr 9, 2018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0">
            <text:p>Apr 10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3.5">
            <text:p>3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1">
            <text:p>Apr 11, 2018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office:value-type="float" office:value="19.8">
            <text:p>19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2">
            <text:p>Apr 12, 2018</text:p>
          </table:table-cell>
          <table:table-cell office:value-type="float" office:value="26.3">
            <text:p>26.3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13">
            <text:p>Apr 13, 2018</text:p>
          </table:table-cell>
          <table:table-cell office:value-type="float" office:value="26.4">
            <text:p>26.4</text:p>
          </table:table-cell>
          <table:table-cell office:value-type="float" office:value="90">
            <text:p>90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4">
            <text:p>Apr 14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office:value-type="float" office:value="21.4">
            <text:p>2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5">
            <text:p>Apr 15, 2018</text:p>
          </table:table-cell>
          <table:table-cell office:value-type="float" office:value="27.8">
            <text:p>27.8</text:p>
          </table:table-cell>
          <table:table-cell office:value-type="float" office:value="85">
            <text:p>85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6">
            <text:p>Apr 16, 2018</text:p>
          </table:table-cell>
          <table:table-cell office:value-type="float" office:value="26.4">
            <text:p>26.4</text:p>
          </table:table-cell>
          <table:table-cell office:value-type="float" office:value="92">
            <text:p>92</text:p>
          </table:table-cell>
          <table:table-cell office:value-type="float" office:value="1.3">
            <text:p>1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7">
            <text:p>Apr 17, 2018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office:value-type="float" office:value="5.6">
            <text:p>5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8">
            <text:p>Apr 18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19">
            <text:p>Apr 19, 2018</text:p>
          </table:table-cell>
          <table:table-cell office:value-type="float" office:value="27.7">
            <text:p>27.7</text:p>
          </table:table-cell>
          <table:table-cell office:value-type="float" office:value="84">
            <text:p>84</text:p>
          </table:table-cell>
          <table:table-cell office:value-type="float" office:value="6.2">
            <text:p>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0">
            <text:p>Apr 20, 2018</text:p>
          </table:table-cell>
          <table:table-cell office:value-type="float" office:value="26.5">
            <text:p>26.5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1">
            <text:p>Apr 21, 2018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office:value-type="float" office:value="22.3">
            <text:p>22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2">
            <text:p>Apr 22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23">
            <text:p>Apr 23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4">
            <text:p>Apr 24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office:value-type="float" office:value="12.3">
            <text:p>12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5">
            <text:p>Apr 25, 2018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6">
            <text:p>Apr 26, 2018</text:p>
          </table:table-cell>
          <table:table-cell office:value-type="float" office:value="28.2">
            <text:p>28.2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27">
            <text:p>Apr 27, 2018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office:value-type="float" office:value="48.3">
            <text:p>48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8">
            <text:p>Apr 28, 2018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4-29">
            <text:p>Apr 29, 2018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4-30">
            <text:p>Apr 30, 2018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01">
            <text:p>May 1, 2018</text:p>
          </table:table-cell>
          <table:table-cell office:value-type="float" office:value="28.5">
            <text:p>28.5</text:p>
          </table:table-cell>
          <table:table-cell office:value-type="float" office:value="81">
            <text:p>81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02">
            <text:p>May 2, 2018</text:p>
          </table:table-cell>
          <table:table-cell office:value-type="float" office:value="26.9">
            <text:p>26.9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03">
            <text:p>May 3, 2018</text:p>
          </table:table-cell>
          <table:table-cell office:value-type="float" office:value="27.8">
            <text:p>27.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04">
            <text:p>May 4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05">
            <text:p>May 5, 2018</text:p>
          </table:table-cell>
          <table:table-cell office:value-type="float" office:value="26.6">
            <text:p>26.6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06">
            <text:p>May 6, 2018</text:p>
          </table:table-cell>
          <table:table-cell office:value-type="float" office:value="28.1">
            <text:p>28.1</text:p>
          </table:table-cell>
          <table:table-cell office:value-type="float" office:value="84">
            <text:p>84</text:p>
          </table:table-cell>
          <table:table-cell office:value-type="float" office:value="34.3">
            <text:p>34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07">
            <text:p>May 7, 2018</text:p>
          </table:table-cell>
          <table:table-cell office:value-type="float" office:value="28.3">
            <text:p>28.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08">
            <text:p>May 8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09">
            <text:p>May 9, 2018</text:p>
          </table:table-cell>
          <table:table-cell office:value-type="float" office:value="28.2">
            <text:p>28.2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10">
            <text:p>May 10, 2018</text:p>
          </table:table-cell>
          <table:table-cell office:value-type="float" office:value="28.5">
            <text:p>28.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1">
            <text:p>May 11, 2018</text:p>
          </table:table-cell>
          <table:table-cell office:value-type="float" office:value="27.5">
            <text:p>27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12">
            <text:p>May 12, 2018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office:value-type="float" office:value="6.2">
            <text:p>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3">
            <text:p>May 13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4">
            <text:p>May 14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.5">
            <text:p>1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5">
            <text:p>May 15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office:value-type="float" office:value="25.3">
            <text:p>2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6">
            <text:p>May 16, 2018</text:p>
          </table:table-cell>
          <table:table-cell office:value-type="float" office:value="25.8">
            <text:p>25.8</text:p>
          </table:table-cell>
          <table:table-cell office:value-type="float" office:value="90">
            <text:p>90</text:p>
          </table:table-cell>
          <table:table-cell office:value-type="float" office:value="4.4">
            <text:p>4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7">
            <text:p>May 17, 2018</text:p>
          </table:table-cell>
          <table:table-cell office:value-type="float" office:value="27.4">
            <text:p>27.4</text:p>
          </table:table-cell>
          <table:table-cell office:value-type="float" office:value="86">
            <text:p>86</text:p>
          </table:table-cell>
          <table:table-cell office:value-type="float" office:value="65.1">
            <text:p>65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8">
            <text:p>May 18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office:value-type="float" office:value="2.7">
            <text:p>2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19">
            <text:p>May 19, 2018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0">
            <text:p>May 20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1">
            <text:p>May 21, 2018</text:p>
          </table:table-cell>
          <table:table-cell office:value-type="float" office:value="26.8">
            <text:p>26.8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5-22">
            <text:p>May 22, 2018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 office:value-type="float" office:value="2.5">
            <text:p>2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3">
            <text:p>May 23, 2018</text:p>
          </table:table-cell>
          <table:table-cell office:value-type="float" office:value="26.8">
            <text:p>26.8</text:p>
          </table:table-cell>
          <table:table-cell office:value-type="float" office:value="90">
            <text:p>90</text:p>
          </table:table-cell>
          <table:table-cell office:value-type="float" office:value="41.2">
            <text:p>4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4">
            <text:p>May 24, 2018</text:p>
          </table:table-cell>
          <table:table-cell office:value-type="float" office:value="27.1">
            <text:p>27.1</text:p>
          </table:table-cell>
          <table:table-cell office:value-type="float" office:value="90">
            <text:p>90</text:p>
          </table:table-cell>
          <table:table-cell office:value-type="float" office:value="81.7">
            <text:p>8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5">
            <text:p>May 25, 2018</text:p>
          </table:table-cell>
          <table:table-cell office:value-type="float" office:value="25.3">
            <text:p>25.3</text:p>
          </table:table-cell>
          <table:table-cell office:value-type="float" office:value="94">
            <text:p>9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6">
            <text:p>May 26, 2018</text:p>
          </table:table-cell>
          <table:table-cell office:value-type="float" office:value="26.5">
            <text:p>26.5</text:p>
          </table:table-cell>
          <table:table-cell office:value-type="float" office:value="91">
            <text:p>91</text:p>
          </table:table-cell>
          <table:table-cell office:value-type="float" office:value="20.6">
            <text:p>2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7">
            <text:p>May 27, 2018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8">
            <text:p>May 28, 2018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29">
            <text:p>May 29, 2018</text:p>
          </table:table-cell>
          <table:table-cell office:value-type="float" office:value="26.5">
            <text:p>26.5</text:p>
          </table:table-cell>
          <table:table-cell office:value-type="float" office:value="92">
            <text:p>92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30">
            <text:p>May 30, 2018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17.1">
            <text:p>17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5-31">
            <text:p>May 31, 2018</text:p>
          </table:table-cell>
          <table:table-cell office:value-type="float" office:value="27.9">
            <text:p>27.9</text:p>
          </table:table-cell>
          <table:table-cell office:value-type="float" office:value="89">
            <text:p>89</text:p>
          </table:table-cell>
          <table:table-cell office:value-type="float" office:value="9.3">
            <text:p>9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01">
            <text:p>Jun 1, 2018</text:p>
          </table:table-cell>
          <table:table-cell office:value-type="float" office:value="27.6">
            <text:p>27.6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2">
            <text:p>Jun 2, 2018</text:p>
          </table:table-cell>
          <table:table-cell office:value-type="float" office:value="26.8">
            <text:p>26.8</text:p>
          </table:table-cell>
          <table:table-cell office:value-type="float" office:value="86">
            <text:p>86</text:p>
          </table:table-cell>
          <table:table-cell office:value-type="float" office:value="7.3">
            <text:p>7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03">
            <text:p>Jun 3, 2018</text:p>
          </table:table-cell>
          <table:table-cell office:value-type="float" office:value="27.9">
            <text:p>27.9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4">
            <text:p>Jun 4, 2018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05">
            <text:p>Jun 5, 2018</text:p>
          </table:table-cell>
          <table:table-cell office:value-type="float" office:value="28.8">
            <text:p>28.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6">
            <text:p>Jun 6, 2018</text:p>
          </table:table-cell>
          <table:table-cell office:value-type="float" office:value="28.9">
            <text:p>28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7">
            <text:p>Jun 7, 2018</text:p>
          </table:table-cell>
          <table:table-cell office:value-type="float" office:value="28.5">
            <text:p>28.5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8">
            <text:p>Jun 8, 2018</text:p>
          </table:table-cell>
          <table:table-cell office:value-type="float" office:value="28.3">
            <text:p>28.3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09">
            <text:p>Jun 9, 2018</text:p>
          </table:table-cell>
          <table:table-cell office:value-type="float" office:value="28.5">
            <text:p>28.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10">
            <text:p>Jun 10, 2018</text:p>
          </table:table-cell>
          <table:table-cell office:value-type="float" office:value="27.9">
            <text:p>27.9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11">
            <text:p>Jun 11, 2018</text:p>
          </table:table-cell>
          <table:table-cell office:value-type="float" office:value="28.1">
            <text:p>28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12">
            <text:p>Jun 12, 2018</text:p>
          </table:table-cell>
          <table:table-cell office:value-type="float" office:value="27.2">
            <text:p>27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13">
            <text:p>Jun 13, 2018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14">
            <text:p>Jun 14, 2018</text:p>
          </table:table-cell>
          <table:table-cell office:value-type="float" office:value="27.2">
            <text:p>27.2</text:p>
          </table:table-cell>
          <table:table-cell office:value-type="float" office:value="88">
            <text:p>88</text:p>
          </table:table-cell>
          <table:table-cell office:value-type="float" office:value="4.5">
            <text:p>4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15">
            <text:p>Jun 15, 2018</text:p>
          </table:table-cell>
          <table:table-cell office:value-type="float" office:value="26.7">
            <text:p>26.7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16">
            <text:p>Jun 16, 2018</text:p>
          </table:table-cell>
          <table:table-cell office:value-type="float" office:value="28.2">
            <text:p>28.2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17">
            <text:p>Jun 17, 2018</text:p>
          </table:table-cell>
          <table:table-cell office:value-type="float" office:value="28.7">
            <text:p>28.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18">
            <text:p>Jun 18, 2018</text:p>
          </table:table-cell>
          <table:table-cell office:value-type="float" office:value="27.5">
            <text:p>27.5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19">
            <text:p>Jun 19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office:value-type="float" office:value="44.2">
            <text:p>44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20">
            <text:p>Jun 20, 2018</text:p>
          </table:table-cell>
          <table:table-cell office:value-type="float" office:value="27.5">
            <text:p>27.5</text:p>
          </table:table-cell>
          <table:table-cell office:value-type="float" office:value="84">
            <text:p>8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21">
            <text:p>Jun 21, 2018</text:p>
          </table:table-cell>
          <table:table-cell office:value-type="float" office:value="28.1">
            <text:p>28.1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22">
            <text:p>Jun 22, 2018</text:p>
          </table:table-cell>
          <table:table-cell office:value-type="float" office:value="27.4">
            <text:p>27.4</text:p>
          </table:table-cell>
          <table:table-cell office:value-type="float" office:value="82">
            <text:p>82</text:p>
          </table:table-cell>
          <table:table-cell office:value-type="float" office:value="9.7">
            <text:p>9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23">
            <text:p>Jun 23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24">
            <text:p>Jun 24, 2018</text:p>
          </table:table-cell>
          <table:table-cell office:value-type="float" office:value="26.5">
            <text:p>26.5</text:p>
          </table:table-cell>
          <table:table-cell office:value-type="float" office:value="86">
            <text:p>86</text:p>
          </table:table-cell>
          <table:table-cell office:value-type="float" office:value="5.5">
            <text:p>5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25">
            <text:p>Jun 25, 2018</text:p>
          </table:table-cell>
          <table:table-cell office:value-type="float" office:value="25.6">
            <text:p>25.6</text:p>
          </table:table-cell>
          <table:table-cell office:value-type="float" office:value="86">
            <text:p>86</text:p>
          </table:table-cell>
          <table:table-cell office:value-type="float" office:value="16.2">
            <text:p>1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26">
            <text:p>Jun 26, 2018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27">
            <text:p>Jun 27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28">
            <text:p>Jun 28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6-29">
            <text:p>Jun 29, 2018</text:p>
          </table:table-cell>
          <table:table-cell office:value-type="float" office:value="25.9">
            <text:p>25.9</text:p>
          </table:table-cell>
          <table:table-cell office:value-type="float" office:value="86">
            <text:p>8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6-30">
            <text:p>Jun 30, 2018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01">
            <text:p>Jul 1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2">
            <text:p>Jul 2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03">
            <text:p>Jul 3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4">
            <text:p>Jul 4, 2018</text:p>
          </table:table-cell>
          <table:table-cell office:value-type="float" office:value="27.4">
            <text:p>27.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05">
            <text:p>Jul 5, 2018</text:p>
          </table:table-cell>
          <table:table-cell office:value-type="float" office:value="26.6">
            <text:p>26.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6">
            <text:p>Jul 6, 2018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7">
            <text:p>Jul 7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8">
            <text:p>Jul 8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09">
            <text:p>Jul 9, 2018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10">
            <text:p>Jul 10, 2018</text:p>
          </table:table-cell>
          <table:table-cell office:value-type="float" office:value="24.7">
            <text:p>24.7</text:p>
          </table:table-cell>
          <table:table-cell office:value-type="float" office:value="91">
            <text:p>91</text:p>
          </table:table-cell>
          <table:table-cell office:value-type="float" office:value="1.2">
            <text:p>1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11">
            <text:p>Jul 11, 2018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12">
            <text:p>Jul 12, 2018</text:p>
          </table:table-cell>
          <table:table-cell office:value-type="float" office:value="27.9">
            <text:p>27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3">
            <text:p>Jul 13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4">
            <text:p>Jul 14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15">
            <text:p>Jul 15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6">
            <text:p>Jul 16, 2018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7">
            <text:p>Jul 17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8">
            <text:p>Jul 18, 2018</text:p>
          </table:table-cell>
          <table:table-cell office:value-type="float" office:value="27.4">
            <text:p>27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19">
            <text:p>Jul 19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20">
            <text:p>Jul 20, 201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1">
            <text:p>Jul 21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2">
            <text:p>Jul 22, 2018</text:p>
          </table:table-cell>
          <table:table-cell office:value-type="float" office:value="28.2">
            <text:p>28.2</text:p>
          </table:table-cell>
          <table:table-cell office:value-type="float" office:value="78">
            <text:p>7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23">
            <text:p>Jul 23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4">
            <text:p>Jul 24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25">
            <text:p>Jul 25, 2018</text:p>
          </table:table-cell>
          <table:table-cell office:value-type="float" office:value="26.9">
            <text:p>26.9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6">
            <text:p>Jul 26, 2018</text:p>
          </table:table-cell>
          <table:table-cell office:value-type="float" office:value="28.2">
            <text:p>28.2</text:p>
          </table:table-cell>
          <table:table-cell office:value-type="float" office:value="81">
            <text:p>81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27">
            <text:p>Jul 27, 2018</text:p>
          </table:table-cell>
          <table:table-cell office:value-type="float" office:value="28.1">
            <text:p>28.1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8">
            <text:p>Jul 28, 2018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29">
            <text:p>Jul 29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7-30">
            <text:p>Jul 30, 2018</text:p>
          </table:table-cell>
          <table:table-cell office:value-type="float" office:value="27.6">
            <text:p>27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7-31">
            <text:p>Jul 31, 2018</text:p>
          </table:table-cell>
          <table:table-cell office:value-type="float" office:value="26.7">
            <text:p>26.7</text:p>
          </table:table-cell>
          <table:table-cell office:value-type="float" office:value="89">
            <text:p>8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1">
            <text:p>Aug 1, 2018</text:p>
          </table:table-cell>
          <table:table-cell office:value-type="float" office:value="25.4">
            <text:p>25.4</text:p>
          </table:table-cell>
          <table:table-cell office:value-type="float" office:value="91">
            <text:p>9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2">
            <text:p>Aug 2, 2018</text:p>
          </table:table-cell>
          <table:table-cell office:value-type="float" office:value="27.1">
            <text:p>27.1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3">
            <text:p>Aug 3, 2018</text:p>
          </table:table-cell>
          <table:table-cell office:value-type="float" office:value="28.1">
            <text:p>28.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04">
            <text:p>Aug 4, 2018</text:p>
          </table:table-cell>
          <table:table-cell office:value-type="float" office:value="27.4">
            <text:p>27.4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5">
            <text:p>Aug 5, 201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6">
            <text:p>Aug 6, 2018</text:p>
          </table:table-cell>
          <table:table-cell office:value-type="float" office:value="27.4">
            <text:p>27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7">
            <text:p>Aug 7, 2018</text:p>
          </table:table-cell>
          <table:table-cell office:value-type="float" office:value="26.6">
            <text:p>26.6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08">
            <text:p>Aug 8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09">
            <text:p>Aug 9, 2018</text:p>
          </table:table-cell>
          <table:table-cell office:value-type="float" office:value="28.3">
            <text:p>28.3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0">
            <text:p>Aug 10, 2018</text:p>
          </table:table-cell>
          <table:table-cell office:value-type="float" office:value="28.4">
            <text:p>28.4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1">
            <text:p>Aug 11, 2018</text:p>
          </table:table-cell>
          <table:table-cell office:value-type="float" office:value="28.8">
            <text:p>28.8</text:p>
          </table:table-cell>
          <table:table-cell office:value-type="float" office:value="80">
            <text:p>80</text:p>
          </table:table-cell>
          <table:table-cell office:value-type="float" office:value="6.6">
            <text:p>6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12">
            <text:p>Aug 12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3">
            <text:p>Aug 13, 2018</text:p>
          </table:table-cell>
          <table:table-cell office:value-type="float" office:value="28.9">
            <text:p>28.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14">
            <text:p>Aug 14, 2018</text:p>
          </table:table-cell>
          <table:table-cell office:value-type="float" office:value="28.6">
            <text:p>28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5">
            <text:p>Aug 15, 2018</text:p>
          </table:table-cell>
          <table:table-cell office:value-type="float" office:value="28.9">
            <text:p>28.9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6">
            <text:p>Aug 16, 2018</text:p>
          </table:table-cell>
          <table:table-cell office:value-type="float" office:value="27.7">
            <text:p>27.7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7">
            <text:p>Aug 17, 2018</text:p>
          </table:table-cell>
          <table:table-cell office:value-type="float" office:value="27.5">
            <text:p>27.5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18">
            <text:p>Aug 18, 2018</text:p>
          </table:table-cell>
          <table:table-cell office:value-type="float" office:value="28.6">
            <text:p>28.6</text:p>
          </table:table-cell>
          <table:table-cell office:value-type="float" office:value="80">
            <text:p>8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19">
            <text:p>Aug 19, 2018</text:p>
          </table:table-cell>
          <table:table-cell office:value-type="float" office:value="28.2">
            <text:p>28.2</text:p>
          </table:table-cell>
          <table:table-cell office:value-type="float" office:value="75">
            <text:p>75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20">
            <text:p>Aug 20, 2018</text:p>
          </table:table-cell>
          <table:table-cell office:value-type="float" office:value="28.3">
            <text:p>28.3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21">
            <text:p>Aug 21, 2018</text:p>
          </table:table-cell>
          <table:table-cell office:value-type="float" office:value="28.6">
            <text:p>28.6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22">
            <text:p>Aug 22, 2018</text:p>
          </table:table-cell>
          <table:table-cell office:value-type="float" office:value="28.6">
            <text:p>28.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23">
            <text:p>Aug 23, 2018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24">
            <text:p>Aug 24, 2018</text:p>
          </table:table-cell>
          <table:table-cell office:value-type="float" office:value="26.5">
            <text:p>26.5</text:p>
          </table:table-cell>
          <table:table-cell office:value-type="float" office:value="87">
            <text:p>8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25">
            <text:p>Aug 25, 2018</text:p>
          </table:table-cell>
          <table:table-cell office:value-type="float" office:value="22.7">
            <text:p>22.7</text:p>
          </table:table-cell>
          <table:table-cell office:value-type="float" office:value="94">
            <text:p>94</text:p>
          </table:table-cell>
          <table:table-cell office:value-type="float" office:value="52.6">
            <text:p>5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26">
            <text:p>Aug 26, 2018</text:p>
          </table:table-cell>
          <table:table-cell office:value-type="float" office:value="25.8">
            <text:p>25.8</text:p>
          </table:table-cell>
          <table:table-cell office:value-type="float" office:value="84">
            <text:p>84</text:p>
          </table:table-cell>
          <table:table-cell office:value-type="float" office:value="12.6">
            <text:p>12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27">
            <text:p>Aug 27, 2018</text:p>
          </table:table-cell>
          <table:table-cell office:value-type="float" office:value="27.5">
            <text:p>27.5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28">
            <text:p>Aug 28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29">
            <text:p>Aug 29, 2018</text:p>
          </table:table-cell>
          <table:table-cell office:value-type="float" office:value="26.6">
            <text:p>26.6</text:p>
          </table:table-cell>
          <table:table-cell office:value-type="float" office:value="87">
            <text:p>87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8-30">
            <text:p>Aug 30, 2018</text:p>
          </table:table-cell>
          <table:table-cell office:value-type="float" office:value="27.5">
            <text:p>27.5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8-31">
            <text:p>Aug 31, 2018</text:p>
          </table:table-cell>
          <table:table-cell office:value-type="float" office:value="24.9">
            <text:p>24.9</text:p>
          </table:table-cell>
          <table:table-cell office:value-type="float" office:value="94">
            <text:p>9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01">
            <text:p>Sep 1, 2018</text:p>
          </table:table-cell>
          <table:table-cell office:value-type="float" office:value="25.9">
            <text:p>25.9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2">
            <text:p>Sep 2, 2018</text:p>
          </table:table-cell>
          <table:table-cell office:value-type="float" office:value="26.8">
            <text:p>26.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3">
            <text:p>Sep 3, 2018</text:p>
          </table:table-cell>
          <table:table-cell office:value-type="float" office:value="27.2">
            <text:p>27.2</text:p>
          </table:table-cell>
          <table:table-cell office:value-type="float" office:value="82">
            <text:p>82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4">
            <text:p>Sep 4, 2018</text:p>
          </table:table-cell>
          <table:table-cell office:value-type="float" office:value="27.4">
            <text:p>27.4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05">
            <text:p>Sep 5, 2018</text:p>
          </table:table-cell>
          <table:table-cell office:value-type="float" office:value="26.9">
            <text:p>26.9</text:p>
          </table:table-cell>
          <table:table-cell office:value-type="float" office:value="79">
            <text:p>79</text:p>
          </table:table-cell>
          <table:table-cell office:value-type="float" office:value="20.8">
            <text:p>20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6">
            <text:p>Sep 6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07">
            <text:p>Sep 7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8">
            <text:p>Sep 8, 2018</text:p>
          </table:table-cell>
          <table:table-cell office:value-type="float" office:value="25.7">
            <text:p>25.7</text:p>
          </table:table-cell>
          <table:table-cell office:value-type="float" office:value="89">
            <text:p>89</text:p>
          </table:table-cell>
          <table:table-cell office:value-type="float" office:value="36.7">
            <text:p>3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09">
            <text:p>Sep 9, 2018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10">
            <text:p>Sep 10, 2018</text:p>
          </table:table-cell>
          <table:table-cell office:value-type="float" office:value="25.8">
            <text:p>25.8</text:p>
          </table:table-cell>
          <table:table-cell office:value-type="float" office:value="83">
            <text:p>83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11">
            <text:p>Sep 11, 2018</text:p>
          </table:table-cell>
          <table:table-cell office:value-type="float" office:value="24.7">
            <text:p>24.7</text:p>
          </table:table-cell>
          <table:table-cell office:value-type="float" office:value="95">
            <text:p>95</text:p>
          </table:table-cell>
          <table:table-cell office:value-type="float" office:value="1.6">
            <text:p>1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12">
            <text:p>Sep 12, 2018</text:p>
          </table:table-cell>
          <table:table-cell office:value-type="float" office:value="26.4">
            <text:p>26.4</text:p>
          </table:table-cell>
          <table:table-cell office:value-type="float" office:value="82">
            <text:p>82</text:p>
          </table:table-cell>
          <table:table-cell office:value-type="float" office:value="22.4">
            <text:p>22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13">
            <text:p>Sep 13, 2018</text:p>
          </table:table-cell>
          <table:table-cell office:value-type="float" office:value="26.8">
            <text:p>26.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14">
            <text:p>Sep 14, 2018</text:p>
          </table:table-cell>
          <table:table-cell office:value-type="float" office:value="26.8">
            <text:p>26.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15">
            <text:p>Sep 15, 2018</text:p>
          </table:table-cell>
          <table:table-cell office:value-type="float" office:value="26.6">
            <text:p>26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16">
            <text:p>Sep 16, 2018</text:p>
          </table:table-cell>
          <table:table-cell office:value-type="float" office:value="26.1">
            <text:p>26.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17">
            <text:p>Sep 17, 2018</text:p>
          </table:table-cell>
          <table:table-cell office:value-type="float" office:value="26.5">
            <text:p>26.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18">
            <text:p>Sep 18, 201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19">
            <text:p>Sep 19, 2018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4.3">
            <text:p>4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20">
            <text:p>Sep 20, 2018</text:p>
          </table:table-cell>
          <table:table-cell office:value-type="float" office:value="26.3">
            <text:p>26.3</text:p>
          </table:table-cell>
          <table:table-cell office:value-type="float" office:value="87">
            <text:p>87</text:p>
          </table:table-cell>
          <table:table-cell office:value-type="float" office:value="27.6">
            <text:p>27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21">
            <text:p>Sep 21, 2018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22">
            <text:p>Sep 22, 2018</text:p>
          </table:table-cell>
          <table:table-cell office:value-type="float" office:value="26.7">
            <text:p>26.7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23">
            <text:p>Sep 23, 2018</text:p>
          </table:table-cell>
          <table:table-cell office:value-type="float" office:value="27.6">
            <text:p>27.6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24">
            <text:p>Sep 24, 2018</text:p>
          </table:table-cell>
          <table:table-cell office:value-type="float" office:value="27.5">
            <text:p>27.5</text:p>
          </table:table-cell>
          <table:table-cell office:value-type="float" office:value="79">
            <text:p>79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25">
            <text:p>Sep 25, 2018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26">
            <text:p>Sep 26, 2018</text:p>
          </table:table-cell>
          <table:table-cell office:value-type="float" office:value="27.5">
            <text:p>27.5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27">
            <text:p>Sep 27, 2018</text:p>
          </table:table-cell>
          <table:table-cell office:value-type="float" office:value="27.7">
            <text:p>27.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09-28">
            <text:p>Sep 28, 2018</text:p>
          </table:table-cell>
          <table:table-cell office:value-type="float" office:value="27.7">
            <text:p>27.7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29">
            <text:p>Sep 29, 2018</text:p>
          </table:table-cell>
          <table:table-cell office:value-type="float" office:value="27.6">
            <text:p>27.6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09-30">
            <text:p>Sep 30, 2018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01">
            <text:p>Oct 1, 2018</text:p>
          </table:table-cell>
          <table:table-cell office:value-type="float" office:value="28.5">
            <text:p>28.5</text:p>
          </table:table-cell>
          <table:table-cell office:value-type="float" office:value="77">
            <text:p>77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02">
            <text:p>Oct 2, 2018</text:p>
          </table:table-cell>
          <table:table-cell office:value-type="float" office:value="27.9">
            <text:p>27.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03">
            <text:p>Oct 3, 2018</text:p>
          </table:table-cell>
          <table:table-cell office:value-type="float" office:value="28.3">
            <text:p>28.3</text:p>
          </table:table-cell>
          <table:table-cell office:value-type="float" office:value="80">
            <text:p>80</text:p>
          </table:table-cell>
          <table:table-cell office:value-type="float" office:value="3.3">
            <text:p>3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04">
            <text:p>Oct 4, 2018</text:p>
          </table:table-cell>
          <table:table-cell office:value-type="float" office:value="28.4">
            <text:p>28.4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05">
            <text:p>Oct 5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06">
            <text:p>Oct 6, 2018</text:p>
          </table:table-cell>
          <table:table-cell office:value-type="float" office:value="28.5">
            <text:p>28.5</text:p>
          </table:table-cell>
          <table:table-cell office:value-type="float" office:value="78">
            <text:p>7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07">
            <text:p>Oct 7, 2018</text:p>
          </table:table-cell>
          <table:table-cell office:value-type="float" office:value="27.4">
            <text:p>27.4</text:p>
          </table:table-cell>
          <table:table-cell office:value-type="float" office:value="83">
            <text:p>83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08">
            <text:p>Oct 8, 2018</text:p>
          </table:table-cell>
          <table:table-cell office:value-type="float" office:value="25.8">
            <text:p>25.8</text:p>
          </table:table-cell>
          <table:table-cell office:value-type="float" office:value="91">
            <text:p>91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09">
            <text:p>Oct 9, 2018</text:p>
          </table:table-cell>
          <table:table-cell office:value-type="float" office:value="26.5">
            <text:p>26.5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0">
            <text:p>Oct 10, 2018</text:p>
          </table:table-cell>
          <table:table-cell office:value-type="float" office:value="26.4">
            <text:p>26.4</text:p>
          </table:table-cell>
          <table:table-cell office:value-type="float" office:value="86">
            <text:p>86</text:p>
          </table:table-cell>
          <table:table-cell office:value-type="float" office:value="1.3">
            <text:p>1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1">
            <text:p>Oct 11, 2018</text:p>
          </table:table-cell>
          <table:table-cell office:value-type="float" office:value="24.9">
            <text:p>24.9</text:p>
          </table:table-cell>
          <table:table-cell office:value-type="float" office:value="96">
            <text:p>96</text:p>
          </table:table-cell>
          <table:table-cell office:value-type="float" office:value="3.6">
            <text:p>3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2">
            <text:p>Oct 12, 2018</text:p>
          </table:table-cell>
          <table:table-cell office:value-type="float" office:value="26.3">
            <text:p>26.3</text:p>
          </table:table-cell>
          <table:table-cell office:value-type="float" office:value="89">
            <text:p>89</text:p>
          </table:table-cell>
          <table:table-cell office:value-type="float" office:value="5.3">
            <text:p>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3">
            <text:p>Oct 13, 2018</text:p>
          </table:table-cell>
          <table:table-cell office:value-type="float" office:value="25.6">
            <text:p>25.6</text:p>
          </table:table-cell>
          <table:table-cell office:value-type="float" office:value="91">
            <text:p>91</text:p>
          </table:table-cell>
          <table:table-cell office:value-type="float" office:value="6.8">
            <text:p>6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4">
            <text:p>Oct 14, 201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2.4">
            <text:p>2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5">
            <text:p>Oct 15, 2018</text:p>
          </table:table-cell>
          <table:table-cell office:value-type="float" office:value="27.8">
            <text:p>27.8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6">
            <text:p>Oct 16, 2018</text:p>
          </table:table-cell>
          <table:table-cell office:value-type="float" office:value="28.2">
            <text:p>28.2</text:p>
          </table:table-cell>
          <table:table-cell office:value-type="float" office:value="80">
            <text:p>80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7">
            <text:p>Oct 17, 2018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8">
            <text:p>Oct 18, 2018</text:p>
          </table:table-cell>
          <table:table-cell office:value-type="float" office:value="25.3">
            <text:p>25.3</text:p>
          </table:table-cell>
          <table:table-cell office:value-type="float" office:value="93">
            <text:p>93</text:p>
          </table:table-cell>
          <table:table-cell office:value-type="float" office:value="5.3">
            <text:p>5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19">
            <text:p>Oct 19, 2018</text:p>
          </table:table-cell>
          <table:table-cell office:value-type="float" office:value="27.1">
            <text:p>27.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0">
            <text:p>Oct 20, 2018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1">
            <text:p>Oct 21, 2018</text:p>
          </table:table-cell>
          <table:table-cell office:value-type="float" office:value="26.4">
            <text:p>26.4</text:p>
          </table:table-cell>
          <table:table-cell office:value-type="float" office:value="85">
            <text:p>85</text:p>
          </table:table-cell>
          <table:table-cell office:value-type="float" office:value="2.1">
            <text:p>2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2">
            <text:p>Oct 22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office:value-type="float" office:value="13.9">
            <text:p>13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3">
            <text:p>Oct 23, 2018</text:p>
          </table:table-cell>
          <table:table-cell office:value-type="float" office:value="27.3">
            <text:p>27.3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4">
            <text:p>Oct 24, 2018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25">
            <text:p>Oct 25, 2018</text:p>
          </table:table-cell>
          <table:table-cell office:value-type="float" office:value="26.4">
            <text:p>26.4</text:p>
          </table:table-cell>
          <table:table-cell office:value-type="float" office:value="84">
            <text:p>84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6">
            <text:p>Oct 26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office:value-type="float" office:value="3.7">
            <text:p>3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7">
            <text:p>Oct 27, 2018</text:p>
          </table:table-cell>
          <table:table-cell office:value-type="float" office:value="26.5">
            <text:p>26.5</text:p>
          </table:table-cell>
          <table:table-cell office:value-type="float" office:value="89">
            <text:p>89</text:p>
          </table:table-cell>
          <table:table-cell office:value-type="float" office:value="4.2">
            <text:p>4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28">
            <text:p>Oct 28, 2018</text:p>
          </table:table-cell>
          <table:table-cell office:value-type="float" office:value="25.8">
            <text:p>25.8</text:p>
          </table:table-cell>
          <table:table-cell office:value-type="float" office:value="92">
            <text:p>9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0-29">
            <text:p>Oct 29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40.9">
            <text:p>40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30">
            <text:p>Oct 30, 2018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0-31">
            <text:p>Oct 31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9.1">
            <text:p>9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1">
            <text:p>Nov 1, 2018</text:p>
          </table:table-cell>
          <table:table-cell office:value-type="float" office:value="26.3">
            <text:p>26.3</text:p>
          </table:table-cell>
          <table:table-cell office:value-type="float" office:value="90">
            <text:p>90</text:p>
          </table:table-cell>
          <table:table-cell office:value-type="float" office:value="20.2">
            <text:p>20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2">
            <text:p>Nov 2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1-03">
            <text:p>Nov 3, 2018</text:p>
          </table:table-cell>
          <table:table-cell office:value-type="float" office:value="27.3">
            <text:p>27.3</text:p>
          </table:table-cell>
          <table:table-cell office:value-type="float" office:value="85">
            <text:p>85</text:p>
          </table:table-cell>
          <table:table-cell office:value-type="float" office:value="40.3">
            <text:p>4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4">
            <text:p>Nov 4, 2018</text:p>
          </table:table-cell>
          <table:table-cell office:value-type="float" office:value="26.6">
            <text:p>26.6</text:p>
          </table:table-cell>
          <table:table-cell office:value-type="float" office:value="86">
            <text:p>86</text:p>
          </table:table-cell>
          <table:table-cell office:value-type="float" office:value="2.2">
            <text:p>2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5">
            <text:p>Nov 5, 2018</text:p>
          </table:table-cell>
          <table:table-cell office:value-type="float" office:value="26.3">
            <text:p>26.3</text:p>
          </table:table-cell>
          <table:table-cell office:value-type="float" office:value="88">
            <text:p>88</text:p>
          </table:table-cell>
          <table:table-cell office:value-type="float" office:value="10.8">
            <text:p>10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6">
            <text:p>Nov 6, 201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8.7">
            <text:p>18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7">
            <text:p>Nov 7, 2018</text:p>
          </table:table-cell>
          <table:table-cell office:value-type="float" office:value="26.4">
            <text:p>26.4</text:p>
          </table:table-cell>
          <table:table-cell office:value-type="float" office:value="91">
            <text:p>91</text:p>
          </table:table-cell>
          <table:table-cell office:value-type="float" office:value="39.6">
            <text:p>39.6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8">
            <text:p>Nov 8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office:value-type="float" office:value="1.1">
            <text:p>1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09">
            <text:p>Nov 9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office:value-type="float" office:value="8.5">
            <text:p>8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0">
            <text:p>Nov 10, 2018</text:p>
          </table:table-cell>
          <table:table-cell office:value-type="float" office:value="28.2">
            <text:p>28.2</text:p>
          </table:table-cell>
          <table:table-cell office:value-type="float" office:value="82">
            <text:p>82</text:p>
          </table:table-cell>
          <table:table-cell office:value-type="float" office:value="1.4">
            <text:p>1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1">
            <text:p>Nov 11, 2018</text:p>
          </table:table-cell>
          <table:table-cell office:value-type="float" office:value="26.6">
            <text:p>26.6</text:p>
          </table:table-cell>
          <table:table-cell office:value-type="float" office:value="94">
            <text:p>94</text:p>
          </table:table-cell>
          <table:table-cell office:value-type="float" office:value="16.2">
            <text:p>1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2">
            <text:p>Nov 12, 2018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office:value-type="float" office:value="48.9">
            <text:p>48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3">
            <text:p>Nov 13, 2018</text:p>
          </table:table-cell>
          <table:table-cell office:value-type="float" office:value="26.6">
            <text:p>26.6</text:p>
          </table:table-cell>
          <table:table-cell office:value-type="float" office:value="90">
            <text:p>90</text:p>
          </table:table-cell>
          <table:table-cell office:value-type="float" office:value="7.8">
            <text:p>7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4">
            <text:p>Nov 14, 2018</text:p>
          </table:table-cell>
          <table:table-cell office:value-type="float" office:value="28.3">
            <text:p>28.3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1-15">
            <text:p>Nov 15, 2018</text:p>
          </table:table-cell>
          <table:table-cell office:value-type="float" office:value="26.4">
            <text:p>26.4</text:p>
          </table:table-cell>
          <table:table-cell office:value-type="float" office:value="92">
            <text:p>92</text:p>
          </table:table-cell>
          <table:table-cell office:value-type="float" office:value="66.2">
            <text:p>66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6">
            <text:p>Nov 16, 2018</text:p>
          </table:table-cell>
          <table:table-cell office:value-type="float" office:value="28.5">
            <text:p>28.5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7">
            <text:p>Nov 17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8">
            <text:p>Nov 18, 2018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5.1">
            <text:p>15.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19">
            <text:p>Nov 19, 2018</text:p>
          </table:table-cell>
          <table:table-cell office:value-type="float" office:value="26.9">
            <text:p>26.9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0">
            <text:p>Nov 20, 201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1">
            <text:p>Nov 21, 2018</text:p>
          </table:table-cell>
          <table:table-cell office:value-type="float" office:value="26.1">
            <text:p>26.1</text:p>
          </table:table-cell>
          <table:table-cell office:value-type="float" office:value="86">
            <text:p>86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2">
            <text:p>Nov 22, 2018</text:p>
          </table:table-cell>
          <table:table-cell office:value-type="float" office:value="26.9">
            <text:p>26.9</text:p>
          </table:table-cell>
          <table:table-cell office:value-type="float" office:value="86">
            <text:p>86</text:p>
          </table:table-cell>
          <table:table-cell office:value-type="float" office:value="3.4">
            <text:p>3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3">
            <text:p>Nov 23, 2018</text:p>
          </table:table-cell>
          <table:table-cell office:value-type="float" office:value="26.9">
            <text:p>26.9</text:p>
          </table:table-cell>
          <table:table-cell office:value-type="float" office:value="87">
            <text:p>87</text:p>
          </table:table-cell>
          <table:table-cell office:value-type="float" office:value="20.9">
            <text:p>20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4">
            <text:p>Nov 24, 2018</text:p>
          </table:table-cell>
          <table:table-cell office:value-type="float" office:value="26.8">
            <text:p>26.8</text:p>
          </table:table-cell>
          <table:table-cell office:value-type="float" office:value="85">
            <text:p>85</text:p>
          </table:table-cell>
          <table:table-cell office:value-type="float" office:value="6.4">
            <text:p>6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5">
            <text:p>Nov 25, 2018</text:p>
          </table:table-cell>
          <table:table-cell office:value-type="float" office:value="27.5">
            <text:p>27.5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1-26">
            <text:p>Nov 26, 2018</text:p>
          </table:table-cell>
          <table:table-cell office:value-type="float" office:value="26.9">
            <text:p>26.9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27">
            <text:p>Nov 27, 2018</text:p>
          </table:table-cell>
          <table:table-cell office:value-type="float" office:value="27.7">
            <text:p>27.7</text:p>
          </table:table-cell>
          <table:table-cell office:value-type="float" office:value="85">
            <text:p>85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1-28">
            <text:p>Nov 28, 2018</text:p>
          </table:table-cell>
          <table:table-cell office:value-type="float" office:value="27.5">
            <text:p>27.5</text:p>
          </table:table-cell>
          <table:table-cell office:value-type="float" office:value="88">
            <text:p>88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1-29">
            <text:p>Nov 29, 2018</text:p>
          </table:table-cell>
          <table:table-cell office:value-type="float" office:value="27.4">
            <text:p>27.4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1-30">
            <text:p>Nov 30, 2018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1">
            <text:p>Dec 1, 2018</text:p>
          </table:table-cell>
          <table:table-cell office:value-type="float" office:value="26.1">
            <text:p>26.1</text:p>
          </table:table-cell>
          <table:table-cell office:value-type="float" office:value="87">
            <text:p>87</text:p>
          </table:table-cell>
          <table:table-cell office:value-type="float" office:value="28.3">
            <text:p>28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2">
            <text:p>Dec 2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office:value-type="float" office:value="22.8">
            <text:p>22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3">
            <text:p>Dec 3, 2018</text:p>
          </table:table-cell>
          <table:table-cell office:value-type="float" office:value="27.3">
            <text:p>27.3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4">
            <text:p>Dec 4, 2018</text:p>
          </table:table-cell>
          <table:table-cell office:value-type="float" office:value="25.9">
            <text:p>25.9</text:p>
          </table:table-cell>
          <table:table-cell office:value-type="float" office:value="91">
            <text:p>91</text:p>
          </table:table-cell>
          <table:table-cell office:value-type="float" office:value="80.3">
            <text:p>80.3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5">
            <text:p>Dec 5, 2018</text:p>
          </table:table-cell>
          <table:table-cell office:value-type="float" office:value="26.7">
            <text:p>26.7</text:p>
          </table:table-cell>
          <table:table-cell office:value-type="float" office:value="91">
            <text:p>91</text:p>
          </table:table-cell>
          <table:table-cell office:value-type="float" office:value="18.2">
            <text:p>18.2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6">
            <text:p>Dec 6, 2018</text:p>
          </table:table-cell>
          <table:table-cell office:value-type="float" office:value="25.3">
            <text:p>25.3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7">
            <text:p>Dec 7, 2018</text:p>
          </table:table-cell>
          <table:table-cell office:value-type="float" office:value="26.4">
            <text:p>26.4</text:p>
          </table:table-cell>
          <table:table-cell office:value-type="float" office:value="89">
            <text:p>89</text:p>
          </table:table-cell>
          <table:table-cell office:value-type="float" office:value="4.9">
            <text:p>4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8">
            <text:p>Dec 8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office:value-type="float" office:value="5.4">
            <text:p>5.4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09">
            <text:p>Dec 9, 2018</text:p>
          </table:table-cell>
          <table:table-cell office:value-type="float" office:value="26.7">
            <text:p>26.7</text:p>
          </table:table-cell>
          <table:table-cell office:value-type="float" office:value="87">
            <text:p>87</text:p>
          </table:table-cell>
          <table:table-cell office:value-type="float" office:value="35.8">
            <text:p>35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0">
            <text:p>Dec 10, 2018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1">
            <text:p>Dec 11, 2018</text:p>
          </table:table-cell>
          <table:table-cell office:value-type="float" office:value="27.2">
            <text:p>27.2</text:p>
          </table:table-cell>
          <table:table-cell office:value-type="float" office:value="87">
            <text:p>87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2">
            <text:p>Dec 12, 2018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1.7">
            <text:p>1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3">
            <text:p>Dec 13, 2018</text:p>
          </table:table-cell>
          <table:table-cell office:value-type="float" office:value="26.7">
            <text:p>26.7</text:p>
          </table:table-cell>
          <table:table-cell office:value-type="float" office:value="86">
            <text:p>86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4">
            <text:p>Dec 14, 2018</text:p>
          </table:table-cell>
          <table:table-cell office:value-type="float" office:value="26.9">
            <text:p>26.9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15">
            <text:p>Dec 15, 2018</text:p>
          </table:table-cell>
          <table:table-cell office:value-type="float" office:value="27.8">
            <text:p>27.8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16">
            <text:p>Dec 16, 2018</text:p>
          </table:table-cell>
          <table:table-cell office:value-type="float" office:value="27.3">
            <text:p>27.3</text:p>
          </table:table-cell>
          <table:table-cell office:value-type="float" office:value="84">
            <text:p>84</text:p>
          </table:table-cell>
          <table:table-cell office:value-type="float" office:value="11.5">
            <text:p>11.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7">
            <text:p>Dec 17, 2018</text:p>
          </table:table-cell>
          <table:table-cell office:value-type="float" office:value="26.4">
            <text:p>26.4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18">
            <text:p>Dec 18, 2018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19">
            <text:p>Dec 19, 2018</text:p>
          </table:table-cell>
          <table:table-cell office:value-type="float" office:value="27.4">
            <text:p>27.4</text:p>
          </table:table-cell>
          <table:table-cell office:value-type="float" office:value="85">
            <text:p>85</text:p>
          </table:table-cell>
          <table:table-cell office:value-type="float" office:value="6.7">
            <text:p>6.7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0">
            <text:p>Dec 20, 2018</text:p>
          </table:table-cell>
          <table:table-cell office:value-type="float" office:value="26.4">
            <text:p>26.4</text:p>
          </table:table-cell>
          <table:table-cell office:value-type="float" office:value="88">
            <text:p>88</text:p>
          </table:table-cell>
          <table:table-cell office:value-type="float" office:value="12.9">
            <text:p>12.9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1">
            <text:p>Dec 21, 2018</text:p>
          </table:table-cell>
          <table:table-cell office:value-type="float" office:value="26.8">
            <text:p>26.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2">
            <text:p>Dec 22, 2018</text:p>
          </table:table-cell>
          <table:table-cell office:value-type="float" office:value="26.8">
            <text:p>26.8</text:p>
          </table:table-cell>
          <table:table-cell office:value-type="float" office:value="83">
            <text:p>83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3">
            <text:p>Dec 23, 2018</text:p>
          </table:table-cell>
          <table:table-cell office:value-type="float" office:value="26.6">
            <text:p>26.6</text:p>
          </table:table-cell>
          <table:table-cell office:value-type="float" office:value="88">
            <text:p>88</text:p>
          </table:table-cell>
          <table:table-cell office:value-type="float" office:value="0.8">
            <text:p>0.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4">
            <text:p>Dec 24, 2018</text:p>
          </table:table-cell>
          <table:table-cell office:value-type="float" office:value="27.1">
            <text:p>27.1</text:p>
          </table:table-cell>
          <table:table-cell office:value-type="float" office:value="88">
            <text:p>88</text:p>
          </table:table-cell>
          <table:table-cell office:value-type="float" office:value="8888">
            <text:p>8888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5">
            <text:p>Dec 25, 2018</text:p>
          </table:table-cell>
          <table:table-cell office:value-type="float" office:value="27.2">
            <text:p>27.2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26">
            <text:p>Dec 26, 2018</text:p>
          </table:table-cell>
          <table:table-cell office:value-type="float" office:value="26.7">
            <text:p>26.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27">
            <text:p>Dec 27, 201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28">
            <text:p>Dec 28, 2018</text:p>
          </table:table-cell>
          <table:table-cell office:value-type="float" office:value="27.7">
            <text:p>27.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3" office:value-type="date" office:date-value="2018-12-29">
            <text:p>Dec 29, 2018</text:p>
          </table:table-cell>
          <table:table-cell office:value-type="float" office:value="26.6">
            <text:p>26.6</text:p>
          </table:table-cell>
          <table:table-cell office:value-type="float" office:value="86">
            <text:p>86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30">
            <text:p>Dec 30, 2018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11"/>
        </table:table-row>
        <table:table-row table:style-name="ro2">
          <table:table-cell table:style-name="ce3" office:value-type="date" office:date-value="2018-12-31">
            <text:p>Dec 31, 201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</table:table-row>
        <table:table-row table:style-name="ro4">
          <table:table-cell table:number-columns-repeated="14"/>
        </table:table-row>
        <table:table-row table:style-name="ro4">
          <table:table-cell table:style-name="Default" office:value-type="string">
            <text:p>Filter</text:p>
          </table:table-cell>
          <table:table-cell table:number-columns-repeated="13"/>
        </table:table-row>
        <table:table-row table:style-name="ro4">
          <table:table-cell table:style-name="Default"/>
          <table:table-cell table:number-columns-repeated="13"/>
        </table:table-row>
        <table:table-row table:style-name="ro4">
          <table:table-cell table:style-name="ce4"/>
          <table:table-cell table:style-name="ce11" office:value-type="string">
            <text:p>Date</text:p>
          </table:table-cell>
          <table:table-cell table:style-name="ce18" table:number-columns-repeated="11"/>
          <table:table-cell table:style-name="ce31"/>
        </table:table-row>
        <table:table-row table:style-name="ro4">
          <table:table-cell table:style-name="ce5" office:value-type="string">
            <text:p>Data</text:p>
          </table:table-cell>
          <table:table-cell table:style-name="ce12" office:value-type="string">
            <text:p>Jan</text:p>
          </table:table-cell>
          <table:table-cell table:style-name="ce19" office:value-type="string">
            <text:p>Feb</text:p>
          </table:table-cell>
          <table:table-cell table:style-name="ce19" office:value-type="string">
            <text:p>Mar</text:p>
          </table:table-cell>
          <table:table-cell table:style-name="ce19" office:value-type="string">
            <text:p>Apr</text:p>
          </table:table-cell>
          <table:table-cell table:style-name="ce19" office:value-type="string">
            <text:p>May</text:p>
          </table:table-cell>
          <table:table-cell table:style-name="ce19" office:value-type="string">
            <text:p>Jun</text:p>
          </table:table-cell>
          <table:table-cell table:style-name="ce19" office:value-type="string">
            <text:p>Jul</text:p>
          </table:table-cell>
          <table:table-cell table:style-name="ce19" office:value-type="string">
            <text:p>Aug</text:p>
          </table:table-cell>
          <table:table-cell table:style-name="ce19" office:value-type="string">
            <text:p>Sep</text:p>
          </table:table-cell>
          <table:table-cell table:style-name="ce19" office:value-type="string">
            <text:p>Oc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c</text:p>
          </table:table-cell>
          <table:table-cell table:style-name="ce32" office:value-type="string">
            <text:p>Total Result</text:p>
          </table:table-cell>
        </table:table-row>
        <table:table-row table:style-name="ro4">
          <table:table-cell table:style-name="ce6" office:value-type="string">
            <text:p>Sum - Tavg</text:p>
          </table:table-cell>
          <table:table-cell table:style-name="ce13" office:value-type="float" office:value="1661.8">
            <text:p>1661.8</text:p>
          </table:table-cell>
          <table:table-cell table:style-name="ce20" office:value-type="float" office:value="1470.1">
            <text:p>1470.1</text:p>
          </table:table-cell>
          <table:table-cell table:style-name="ce20" office:value-type="float" office:value="1649.4">
            <text:p>1649.4</text:p>
          </table:table-cell>
          <table:table-cell table:style-name="ce20" office:value-type="float" office:value="1619.7">
            <text:p>1619.7</text:p>
          </table:table-cell>
          <table:table-cell table:style-name="ce20" office:value-type="float" office:value="1688">
            <text:p>1688</text:p>
          </table:table-cell>
          <table:table-cell table:style-name="ce20" office:value-type="float" office:value="1637.1">
            <text:p>1637.1</text:p>
          </table:table-cell>
          <table:table-cell table:style-name="ce20" office:value-type="float" office:value="1689.3">
            <text:p>1689.3</text:p>
          </table:table-cell>
          <table:table-cell table:style-name="ce20" office:value-type="float" office:value="1690.8">
            <text:p>1690.8</text:p>
          </table:table-cell>
          <table:table-cell table:style-name="ce20" office:value-type="float" office:value="1612">
            <text:p>1612</text:p>
          </table:table-cell>
          <table:table-cell table:style-name="ce20" office:value-type="float" office:value="1673.8">
            <text:p>1673.8</text:p>
          </table:table-cell>
          <table:table-cell table:style-name="ce20" office:value-type="float" office:value="1623.3">
            <text:p>1623.3</text:p>
          </table:table-cell>
          <table:table-cell table:style-name="ce26" office:value-type="float" office:value="1638.8">
            <text:p>1638.8</text:p>
          </table:table-cell>
          <table:table-cell table:style-name="ce33" office:value-type="float" office:value="19654.1">
            <text:p>19654.1</text:p>
          </table:table-cell>
        </table:table-row>
        <table:table-row table:style-name="ro4">
          <table:table-cell table:style-name="ce7" office:value-type="string">
            <text:p>Count - Tavg</text:p>
          </table:table-cell>
          <table:table-cell table:style-name="ce14" office:value-type="float" office:value="62">
            <text:p>62</text:p>
          </table:table-cell>
          <table:table-cell table:style-name="Pivot_20_Table_20_Value" office:value-type="float" office:value="56">
            <text:p>56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number-columns-repeated="2"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ce27" office:value-type="float" office:value="61">
            <text:p>61</text:p>
          </table:table-cell>
          <table:table-cell table:style-name="ce34" office:value-type="float" office:value="729">
            <text:p>729</text:p>
          </table:table-cell>
        </table:table-row>
        <table:table-row table:style-name="ro4">
          <table:table-cell table:style-name="ce7" office:value-type="string">
            <text:p>Average - Tavg</text:p>
          </table:table-cell>
          <table:table-cell table:style-name="ce14" office:value-type="float" office:value="26.8032258064516">
            <text:p>26.8032258065</text:p>
          </table:table-cell>
          <table:table-cell table:style-name="Pivot_20_Table_20_Value" office:value-type="float" office:value="26.2517857142857">
            <text:p>26.2517857143</text:p>
          </table:table-cell>
          <table:table-cell table:style-name="Pivot_20_Table_20_Value" office:value-type="float" office:value="26.6032258064516">
            <text:p>26.6032258065</text:p>
          </table:table-cell>
          <table:table-cell table:style-name="Pivot_20_Table_20_Value" office:value-type="float" office:value="26.995">
            <text:p>26.995</text:p>
          </table:table-cell>
          <table:table-cell table:style-name="Pivot_20_Table_20_Value" office:value-type="float" office:value="27.2258064516129">
            <text:p>27.2258064516</text:p>
          </table:table-cell>
          <table:table-cell table:style-name="Pivot_20_Table_20_Value" office:value-type="float" office:value="27.285">
            <text:p>27.285</text:p>
          </table:table-cell>
          <table:table-cell table:style-name="Pivot_20_Table_20_Value" office:value-type="float" office:value="27.2467741935484">
            <text:p>27.2467741935</text:p>
          </table:table-cell>
          <table:table-cell table:style-name="Pivot_20_Table_20_Value" office:value-type="float" office:value="27.2709677419355">
            <text:p>27.2709677419</text:p>
          </table:table-cell>
          <table:table-cell table:style-name="Pivot_20_Table_20_Value" office:value-type="float" office:value="26.8666666666667">
            <text:p>26.8666666667</text:p>
          </table:table-cell>
          <table:table-cell table:style-name="Pivot_20_Table_20_Value" office:value-type="float" office:value="26.9967741935484">
            <text:p>26.9967741935</text:p>
          </table:table-cell>
          <table:table-cell table:style-name="Pivot_20_Table_20_Value" office:value-type="float" office:value="27.055">
            <text:p>27.055</text:p>
          </table:table-cell>
          <table:table-cell table:style-name="ce27" office:value-type="float" office:value="26.8655737704918">
            <text:p>26.8655737705</text:p>
          </table:table-cell>
          <table:table-cell table:style-name="ce34" office:value-type="float" office:value="26.9603566529492">
            <text:p>26.9603566529</text:p>
          </table:table-cell>
        </table:table-row>
        <table:table-row table:style-name="ro4">
          <table:table-cell table:style-name="ce7" office:value-type="string">
            <text:p>Max - Tavg</text:p>
          </table:table-cell>
          <table:table-cell table:style-name="ce14" office:value-type="float" office:value="28.4">
            <text:p>28.4</text:p>
          </table:table-cell>
          <table:table-cell table:style-name="Pivot_20_Table_20_Value" office:value-type="float" office:value="28.5">
            <text:p>28.5</text:p>
          </table:table-cell>
          <table:table-cell table:style-name="Pivot_20_Table_20_Value" office:value-type="float" office:value="28.4">
            <text:p>28.4</text:p>
          </table:table-cell>
          <table:table-cell table:style-name="Pivot_20_Table_20_Value" office:value-type="float" office:value="29">
            <text:p>29</text:p>
          </table:table-cell>
          <table:table-cell table:style-name="Pivot_20_Table_20_Value" office:value-type="float" office:value="29.3">
            <text:p>29.3</text:p>
          </table:table-cell>
          <table:table-cell table:style-name="Pivot_20_Table_20_Value" office:value-type="float" office:value="28.9">
            <text:p>28.9</text:p>
          </table:table-cell>
          <table:table-cell table:style-name="Pivot_20_Table_20_Value" office:value-type="float" office:value="28.7">
            <text:p>28.7</text:p>
          </table:table-cell>
          <table:table-cell table:style-name="Pivot_20_Table_20_Value" office:value-type="float" office:value="29.1">
            <text:p>29.1</text:p>
          </table:table-cell>
          <table:table-cell table:style-name="Pivot_20_Table_20_Value" office:value-type="float" office:value="28.6">
            <text:p>28.6</text:p>
          </table:table-cell>
          <table:table-cell table:style-name="Pivot_20_Table_20_Value" office:value-type="float" office:value="29.9">
            <text:p>29.9</text:p>
          </table:table-cell>
          <table:table-cell table:style-name="Pivot_20_Table_20_Value" office:value-type="float" office:value="28.5">
            <text:p>28.5</text:p>
          </table:table-cell>
          <table:table-cell table:style-name="ce27" office:value-type="float" office:value="28.3">
            <text:p>28.3</text:p>
          </table:table-cell>
          <table:table-cell table:style-name="ce34" office:value-type="float" office:value="29.9">
            <text:p>29.9</text:p>
          </table:table-cell>
        </table:table-row>
        <table:table-row table:style-name="ro4">
          <table:table-cell table:style-name="ce7" office:value-type="string">
            <text:p>Min - Tavg</text:p>
          </table:table-cell>
          <table:table-cell table:style-name="ce14" office:value-type="float" office:value="24.8">
            <text:p>24.8</text:p>
          </table:table-cell>
          <table:table-cell table:style-name="Pivot_20_Table_20_Value" office:value-type="float" office:value="23.9">
            <text:p>23.9</text:p>
          </table:table-cell>
          <table:table-cell table:style-name="Pivot_20_Table_20_Value" office:value-type="float" office:value="24.5">
            <text:p>24.5</text:p>
          </table:table-cell>
          <table:table-cell table:style-name="Pivot_20_Table_20_Value" office:value-type="float" office:value="25.3">
            <text:p>25.3</text:p>
          </table:table-cell>
          <table:table-cell table:style-name="Pivot_20_Table_20_Value" office:value-type="float" office:value="24.4">
            <text:p>24.4</text:p>
          </table:table-cell>
          <table:table-cell table:style-name="Pivot_20_Table_20_Value" office:value-type="float" office:value="25.6">
            <text:p>25.6</text:p>
          </table:table-cell>
          <table:table-cell table:style-name="Pivot_20_Table_20_Value" office:value-type="float" office:value="24.7">
            <text:p>24.7</text:p>
          </table:table-cell>
          <table:table-cell table:style-name="Pivot_20_Table_20_Value" office:value-type="float" office:value="22.7">
            <text:p>22.7</text:p>
          </table:table-cell>
          <table:table-cell table:style-name="Pivot_20_Table_20_Value" office:value-type="float" office:value="24">
            <text:p>24</text:p>
          </table:table-cell>
          <table:table-cell table:style-name="Pivot_20_Table_20_Value" office:value-type="float" office:value="24.6">
            <text:p>24.6</text:p>
          </table:table-cell>
          <table:table-cell table:style-name="Pivot_20_Table_20_Value" office:value-type="float" office:value="25.4">
            <text:p>25.4</text:p>
          </table:table-cell>
          <table:table-cell table:style-name="ce27" office:value-type="float" office:value="24.9">
            <text:p>24.9</text:p>
          </table:table-cell>
          <table:table-cell table:style-name="ce34" office:value-type="float" office:value="22.7">
            <text:p>22.7</text:p>
          </table:table-cell>
        </table:table-row>
        <table:table-row table:style-name="ro4">
          <table:table-cell table:style-name="ce7" office:value-type="string">
            <text:p>Count - Tavg</text:p>
          </table:table-cell>
          <table:table-cell table:style-name="ce14" office:value-type="float" office:value="62">
            <text:p>62</text:p>
          </table:table-cell>
          <table:table-cell table:style-name="Pivot_20_Table_20_Value" office:value-type="float" office:value="56">
            <text:p>56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number-columns-repeated="2"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ce27" office:value-type="float" office:value="61">
            <text:p>61</text:p>
          </table:table-cell>
          <table:table-cell table:style-name="ce34" office:value-type="float" office:value="729">
            <text:p>729</text:p>
          </table:table-cell>
        </table:table-row>
        <table:table-row table:style-name="ro4">
          <table:table-cell table:style-name="ce7" office:value-type="string">
            <text:p>StDev - Tavg</text:p>
          </table:table-cell>
          <table:table-cell table:style-name="ce14" office:value-type="float" office:value="0.817827538422248">
            <text:p>0.8178275384</text:p>
          </table:table-cell>
          <table:table-cell table:style-name="Pivot_20_Table_20_Value" office:value-type="float" office:value="0.966529136357802">
            <text:p>0.9665291364</text:p>
          </table:table-cell>
          <table:table-cell table:style-name="Pivot_20_Table_20_Value" office:value-type="float" office:value="0.851222407787677">
            <text:p>0.8512224078</text:p>
          </table:table-cell>
          <table:table-cell table:style-name="Pivot_20_Table_20_Value" office:value-type="float" office:value="0.757208298144883">
            <text:p>0.7572082981</text:p>
          </table:table-cell>
          <table:table-cell table:style-name="Pivot_20_Table_20_Value" office:value-type="float" office:value="0.852563248722724">
            <text:p>0.8525632487</text:p>
          </table:table-cell>
          <table:table-cell table:style-name="Pivot_20_Table_20_Value" office:value-type="float" office:value="0.936966797523243">
            <text:p>0.9369667975</text:p>
          </table:table-cell>
          <table:table-cell table:style-name="Pivot_20_Table_20_Value" office:value-type="float" office:value="0.852329064048373">
            <text:p>0.852329064</text:p>
          </table:table-cell>
          <table:table-cell table:style-name="Pivot_20_Table_20_Value" office:value-type="float" office:value="1.14653964017097">
            <text:p>1.1465396402</text:p>
          </table:table-cell>
          <table:table-cell table:style-name="Pivot_20_Table_20_Value" office:value-type="float" office:value="0.96650105731238">
            <text:p>0.9665010573</text:p>
          </table:table-cell>
          <table:table-cell table:style-name="Pivot_20_Table_20_Value" office:value-type="float" office:value="1.11281178971226">
            <text:p>1.1128117897</text:p>
          </table:table-cell>
          <table:table-cell table:style-name="Pivot_20_Table_20_Value" office:value-type="float" office:value="0.70720864516548">
            <text:p>0.7072086452</text:p>
          </table:table-cell>
          <table:table-cell table:style-name="ce27" office:value-type="float" office:value="0.778435449240162">
            <text:p>0.7784354492</text:p>
          </table:table-cell>
          <table:table-cell table:style-name="ce34" office:value-type="float" office:value="0.943779742469114">
            <text:p>0.9437797425</text:p>
          </table:table-cell>
        </table:table-row>
        <table:table-row table:style-name="ro4">
          <table:table-cell table:style-name="ce7" office:value-type="string">
            <text:p>StDev - Tavg</text:p>
          </table:table-cell>
          <table:table-cell table:style-name="ce14" office:value-type="float" office:value="0.811205344103307">
            <text:p>0.8112053441</text:p>
          </table:table-cell>
          <table:table-cell table:style-name="Pivot_20_Table_20_Value" office:value-type="float" office:value="0.957860538504681">
            <text:p>0.9578605385</text:p>
          </table:table-cell>
          <table:table-cell table:style-name="Pivot_20_Table_20_Value" office:value-type="float" office:value="0.844329805217847">
            <text:p>0.8443298052</text:p>
          </table:table-cell>
          <table:table-cell table:style-name="Pivot_20_Table_20_Value" office:value-type="float" office:value="0.750871715630004">
            <text:p>0.7508717156</text:p>
          </table:table-cell>
          <table:table-cell table:style-name="Pivot_20_Table_20_Value" office:value-type="float" office:value="0.845659788962587">
            <text:p>0.845659789</text:p>
          </table:table-cell>
          <table:table-cell table:style-name="Pivot_20_Table_20_Value" office:value-type="float" office:value="0.92912593333732">
            <text:p>0.9291259333</text:p>
          </table:table-cell>
          <table:table-cell table:style-name="Pivot_20_Table_20_Value" office:value-type="float" office:value="0.845427500551626">
            <text:p>0.8454275006</text:p>
          </table:table-cell>
          <table:table-cell table:style-name="Pivot_20_Table_20_Value" office:value-type="float" office:value="1.13725576559488">
            <text:p>1.1372557656</text:p>
          </table:table-cell>
          <table:table-cell table:style-name="Pivot_20_Table_20_Value" office:value-type="float" office:value="0.958413040163886">
            <text:p>0.9584130402</text:p>
          </table:table-cell>
          <table:table-cell table:style-name="Pivot_20_Table_20_Value" office:value-type="float" office:value="1.10380101963462">
            <text:p>1.1038010196</text:p>
          </table:table-cell>
          <table:table-cell table:style-name="Pivot_20_Table_20_Value" office:value-type="float" office:value="0.701290477144467">
            <text:p>0.7012904771</text:p>
          </table:table-cell>
          <table:table-cell table:style-name="ce27" office:value-type="float" office:value="0.772028464161654">
            <text:p>0.7720284642</text:p>
          </table:table-cell>
          <table:table-cell table:style-name="ce34" office:value-type="float" office:value="0.943132209121892">
            <text:p>0.9431322091</text:p>
          </table:table-cell>
        </table:table-row>
        <table:table-row table:style-name="ro4">
          <table:table-cell table:style-name="ce7" office:value-type="string">
            <text:p>Var - Tavg</text:p>
          </table:table-cell>
          <table:table-cell table:style-name="ce14" office:value-type="float" office:value="0.668841882601794">
            <text:p>0.6688418826</text:p>
          </table:table-cell>
          <table:table-cell table:style-name="Pivot_20_Table_20_Value" office:value-type="float" office:value="0.934178571428559">
            <text:p>0.9341785714</text:p>
          </table:table-cell>
          <table:table-cell table:style-name="Pivot_20_Table_20_Value" office:value-type="float" office:value="0.72457958751985">
            <text:p>0.7245795875</text:p>
          </table:table-cell>
          <table:table-cell table:style-name="Pivot_20_Table_20_Value" office:value-type="float" office:value="0.57336440677947">
            <text:p>0.5733644068</text:p>
          </table:table-cell>
          <table:table-cell table:style-name="Pivot_20_Table_20_Value" office:value-type="float" office:value="0.726864093072645">
            <text:p>0.7268640931</text:p>
          </table:table-cell>
          <table:table-cell table:style-name="Pivot_20_Table_20_Value" office:value-type="float" office:value="0.877906779660962">
            <text:p>0.8779067797</text:p>
          </table:table-cell>
          <table:table-cell table:style-name="Pivot_20_Table_20_Value" office:value-type="float" office:value="0.726464833421575">
            <text:p>0.7264648334</text:p>
          </table:table-cell>
          <table:table-cell table:style-name="Pivot_20_Table_20_Value" office:value-type="float" office:value="1.31455314648338">
            <text:p>1.3145531465</text:p>
          </table:table-cell>
          <table:table-cell table:style-name="Pivot_20_Table_20_Value" office:value-type="float" office:value="0.934124293785949">
            <text:p>0.9341242938</text:p>
          </table:table-cell>
          <table:table-cell table:style-name="Pivot_20_Table_20_Value" office:value-type="float" office:value="1.23835007932259">
            <text:p>1.2383500793</text:p>
          </table:table-cell>
          <table:table-cell table:style-name="Pivot_20_Table_20_Value" office:value-type="float" office:value="0.500144067796794">
            <text:p>0.5001440678</text:p>
          </table:table-cell>
          <table:table-cell table:style-name="ce27" office:value-type="float" office:value="0.605961748633733">
            <text:p>0.6059617486</text:p>
          </table:table-cell>
          <table:table-cell table:style-name="ce34" office:value-type="float" office:value="0.890720202295067">
            <text:p>0.8907202023</text:p>
          </table:table-cell>
        </table:table-row>
        <table:table-row table:style-name="ro4">
          <table:table-cell table:style-name="ce7" office:value-type="string">
            <text:p>Var - Tavg</text:p>
          </table:table-cell>
          <table:table-cell table:style-name="ce14" office:value-type="float" office:value="0.658054110301765">
            <text:p>0.6580541103</text:p>
          </table:table-cell>
          <table:table-cell table:style-name="Pivot_20_Table_20_Value" office:value-type="float" office:value="0.917496811224477">
            <text:p>0.9174968112</text:p>
          </table:table-cell>
          <table:table-cell table:style-name="Pivot_20_Table_20_Value" office:value-type="float" office:value="0.712892819979207">
            <text:p>0.71289282</text:p>
          </table:table-cell>
          <table:table-cell table:style-name="Pivot_20_Table_20_Value" office:value-type="float" office:value="0.563808333333145">
            <text:p>0.5638083333</text:p>
          </table:table-cell>
          <table:table-cell table:style-name="Pivot_20_Table_20_Value" office:value-type="float" office:value="0.715140478668247">
            <text:p>0.7151404787</text:p>
          </table:table-cell>
          <table:table-cell table:style-name="Pivot_20_Table_20_Value" office:value-type="float" office:value="0.863274999999946">
            <text:p>0.863275</text:p>
          </table:table-cell>
          <table:table-cell table:style-name="Pivot_20_Table_20_Value" office:value-type="float" office:value="0.714747658688969">
            <text:p>0.7147476587</text:p>
          </table:table-cell>
          <table:table-cell table:style-name="Pivot_20_Table_20_Value" office:value-type="float" office:value="1.29335067637881">
            <text:p>1.2933506764</text:p>
          </table:table-cell>
          <table:table-cell table:style-name="Pivot_20_Table_20_Value" office:value-type="float" office:value="0.918555555556183">
            <text:p>0.9185555556</text:p>
          </table:table-cell>
          <table:table-cell table:style-name="Pivot_20_Table_20_Value" office:value-type="float" office:value="1.21837669094642">
            <text:p>1.2183766909</text:p>
          </table:table-cell>
          <table:table-cell table:style-name="Pivot_20_Table_20_Value" office:value-type="float" office:value="0.491808333333514">
            <text:p>0.4918083333</text:p>
          </table:table-cell>
          <table:table-cell table:style-name="ce27" office:value-type="float" office:value="0.596027949475802">
            <text:p>0.5960279495</text:p>
          </table:table-cell>
          <table:table-cell table:style-name="ce34" office:value-type="float" office:value="0.88949836388314">
            <text:p>0.8894983639</text:p>
          </table:table-cell>
        </table:table-row>
        <table:table-row table:style-name="ro4">
          <table:table-cell table:style-name="ce7" office:value-type="string">
            <text:p>Sum - RH_avg</text:p>
          </table:table-cell>
          <table:table-cell table:style-name="ce14" office:value-type="float" office:value="5249">
            <text:p>5249</text:p>
          </table:table-cell>
          <table:table-cell table:style-name="Pivot_20_Table_20_Value" office:value-type="float" office:value="4850">
            <text:p>4850</text:p>
          </table:table-cell>
          <table:table-cell table:style-name="Pivot_20_Table_20_Value" office:value-type="float" office:value="5374">
            <text:p>5374</text:p>
          </table:table-cell>
          <table:table-cell table:style-name="Pivot_20_Table_20_Value" office:value-type="float" office:value="5251">
            <text:p>5251</text:p>
          </table:table-cell>
          <table:table-cell table:style-name="Pivot_20_Table_20_Value" office:value-type="float" office:value="5376">
            <text:p>5376</text:p>
          </table:table-cell>
          <table:table-cell table:style-name="Pivot_20_Table_20_Value" office:value-type="float" office:value="5129">
            <text:p>5129</text:p>
          </table:table-cell>
          <table:table-cell table:style-name="Pivot_20_Table_20_Value" office:value-type="float" office:value="5162">
            <text:p>5162</text:p>
          </table:table-cell>
          <table:table-cell table:style-name="Pivot_20_Table_20_Value" office:value-type="float" office:value="5032">
            <text:p>5032</text:p>
          </table:table-cell>
          <table:table-cell table:style-name="Pivot_20_Table_20_Value" office:value-type="float" office:value="5034">
            <text:p>5034</text:p>
          </table:table-cell>
          <table:table-cell table:style-name="Pivot_20_Table_20_Value" office:value-type="float" office:value="5322">
            <text:p>5322</text:p>
          </table:table-cell>
          <table:table-cell table:style-name="Pivot_20_Table_20_Value" office:value-type="float" office:value="5146">
            <text:p>5146</text:p>
          </table:table-cell>
          <table:table-cell table:style-name="ce27" office:value-type="float" office:value="5287">
            <text:p>5287</text:p>
          </table:table-cell>
          <table:table-cell table:style-name="ce34" office:value-type="float" office:value="62212">
            <text:p>62212</text:p>
          </table:table-cell>
        </table:table-row>
        <table:table-row table:style-name="ro4">
          <table:table-cell table:style-name="ce7" office:value-type="string">
            <text:p>Count - RH_avg</text:p>
          </table:table-cell>
          <table:table-cell table:style-name="ce14" office:value-type="float" office:value="62">
            <text:p>62</text:p>
          </table:table-cell>
          <table:table-cell table:style-name="Pivot_20_Table_20_Value" office:value-type="float" office:value="56">
            <text:p>56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1">
            <text:p>61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59">
            <text:p>59</text:p>
          </table:table-cell>
          <table:table-cell table:style-name="ce27" office:value-type="float" office:value="61">
            <text:p>61</text:p>
          </table:table-cell>
          <table:table-cell table:style-name="ce34" office:value-type="float" office:value="727">
            <text:p>727</text:p>
          </table:table-cell>
        </table:table-row>
        <table:table-row table:style-name="ro4">
          <table:table-cell table:style-name="ce7" office:value-type="string">
            <text:p>Average - RH_avg</text:p>
          </table:table-cell>
          <table:table-cell table:style-name="ce14" office:value-type="float" office:value="84.6612903225806">
            <text:p>84.6612903226</text:p>
          </table:table-cell>
          <table:table-cell table:style-name="Pivot_20_Table_20_Value" office:value-type="float" office:value="86.6071428571429">
            <text:p>86.6071428571</text:p>
          </table:table-cell>
          <table:table-cell table:style-name="Pivot_20_Table_20_Value" office:value-type="float" office:value="86.6774193548387">
            <text:p>86.6774193548</text:p>
          </table:table-cell>
          <table:table-cell table:style-name="Pivot_20_Table_20_Value" office:value-type="float" office:value="87.5166666666667">
            <text:p>87.5166666667</text:p>
          </table:table-cell>
          <table:table-cell table:style-name="Pivot_20_Table_20_Value" office:value-type="float" office:value="86.7096774193548">
            <text:p>86.7096774194</text:p>
          </table:table-cell>
          <table:table-cell table:style-name="Pivot_20_Table_20_Value" office:value-type="float" office:value="85.4833333333333">
            <text:p>85.4833333333</text:p>
          </table:table-cell>
          <table:table-cell table:style-name="Pivot_20_Table_20_Value" office:value-type="float" office:value="83.258064516129">
            <text:p>83.2580645161</text:p>
          </table:table-cell>
          <table:table-cell table:style-name="Pivot_20_Table_20_Value" office:value-type="float" office:value="82.4918032786885">
            <text:p>82.4918032787</text:p>
          </table:table-cell>
          <table:table-cell table:style-name="Pivot_20_Table_20_Value" office:value-type="float" office:value="83.9">
            <text:p>83.9</text:p>
          </table:table-cell>
          <table:table-cell table:style-name="Pivot_20_Table_20_Value" office:value-type="float" office:value="85.8387096774194">
            <text:p>85.8387096774</text:p>
          </table:table-cell>
          <table:table-cell table:style-name="Pivot_20_Table_20_Value" office:value-type="float" office:value="87.2203389830509">
            <text:p>87.2203389831</text:p>
          </table:table-cell>
          <table:table-cell table:style-name="ce27" office:value-type="float" office:value="86.672131147541">
            <text:p>86.6721311475</text:p>
          </table:table-cell>
          <table:table-cell table:style-name="ce34" office:value-type="float" office:value="85.5735900962861">
            <text:p>85.5735900963</text:p>
          </table:table-cell>
        </table:table-row>
        <table:table-row table:style-name="ro4">
          <table:table-cell table:style-name="ce7" office:value-type="string">
            <text:p>Max - RH_avg</text:p>
          </table:table-cell>
          <table:table-cell table:style-name="ce14" office:value-type="float" office:value="93">
            <text:p>93</text:p>
          </table:table-cell>
          <table:table-cell table:number-columns-repeated="2" table:style-name="Pivot_20_Table_20_Value" office:value-type="float" office:value="95">
            <text:p>95</text:p>
          </table:table-cell>
          <table:table-cell table:style-name="Pivot_20_Table_20_Value" office:value-type="float" office:value="93">
            <text:p>93</text:p>
          </table:table-cell>
          <table:table-cell table:style-name="Pivot_20_Table_20_Value" office:value-type="float" office:value="94">
            <text:p>94</text:p>
          </table:table-cell>
          <table:table-cell table:style-name="Pivot_20_Table_20_Value" office:value-type="float" office:value="91">
            <text:p>91</text:p>
          </table:table-cell>
          <table:table-cell table:style-name="Pivot_20_Table_20_Value" office:value-type="float" office:value="93">
            <text:p>93</text:p>
          </table:table-cell>
          <table:table-cell table:style-name="Pivot_20_Table_20_Value" office:value-type="float" office:value="94">
            <text:p>94</text:p>
          </table:table-cell>
          <table:table-cell table:style-name="Pivot_20_Table_20_Value" office:value-type="float" office:value="95">
            <text:p>95</text:p>
          </table:table-cell>
          <table:table-cell table:number-columns-repeated="2" table:style-name="Pivot_20_Table_20_Value" office:value-type="float" office:value="96">
            <text:p>96</text:p>
          </table:table-cell>
          <table:table-cell table:style-name="ce27" office:value-type="float" office:value="95">
            <text:p>95</text:p>
          </table:table-cell>
          <table:table-cell table:style-name="ce34" office:value-type="float" office:value="96">
            <text:p>96</text:p>
          </table:table-cell>
        </table:table-row>
        <table:table-row table:style-name="ro4">
          <table:table-cell table:style-name="ce7" office:value-type="string">
            <text:p>Min - RH_avg</text:p>
          </table:table-cell>
          <table:table-cell table:style-name="ce14" office:value-type="float" office:value="73">
            <text:p>73</text:p>
          </table:table-cell>
          <table:table-cell table:style-name="Pivot_20_Table_20_Value" office:value-type="float" office:value="78">
            <text:p>78</text:p>
          </table:table-cell>
          <table:table-cell table:style-name="Pivot_20_Table_20_Value" office:value-type="float" office:value="75">
            <text:p>75</text:p>
          </table:table-cell>
          <table:table-cell table:style-name="Pivot_20_Table_20_Value" office:value-type="float" office:value="82">
            <text:p>82</text:p>
          </table:table-cell>
          <table:table-cell table:style-name="Pivot_20_Table_20_Value" office:value-type="float" office:value="79">
            <text:p>79</text:p>
          </table:table-cell>
          <table:table-cell table:style-name="Pivot_20_Table_20_Value" office:value-type="float" office:value="80">
            <text:p>80</text:p>
          </table:table-cell>
          <table:table-cell table:style-name="Pivot_20_Table_20_Value" office:value-type="float" office:value="75">
            <text:p>75</text:p>
          </table:table-cell>
          <table:table-cell table:style-name="Pivot_20_Table_20_Value" office:value-type="float" office:value="73">
            <text:p>73</text:p>
          </table:table-cell>
          <table:table-cell table:style-name="Pivot_20_Table_20_Value" office:value-type="float" office:value="76">
            <text:p>76</text:p>
          </table:table-cell>
          <table:table-cell table:style-name="Pivot_20_Table_20_Value" office:value-type="float" office:value="73">
            <text:p>73</text:p>
          </table:table-cell>
          <table:table-cell table:style-name="Pivot_20_Table_20_Value" office:value-type="float" office:value="82">
            <text:p>82</text:p>
          </table:table-cell>
          <table:table-cell table:style-name="ce27" office:value-type="float" office:value="79">
            <text:p>79</text:p>
          </table:table-cell>
          <table:table-cell table:style-name="ce34" office:value-type="float" office:value="73">
            <text:p>73</text:p>
          </table:table-cell>
        </table:table-row>
        <table:table-row table:style-name="ro4">
          <table:table-cell table:style-name="ce7" office:value-type="string">
            <text:p>Count - RH_avg</text:p>
          </table:table-cell>
          <table:table-cell table:style-name="ce14" office:value-type="float" office:value="62">
            <text:p>62</text:p>
          </table:table-cell>
          <table:table-cell table:style-name="Pivot_20_Table_20_Value" office:value-type="float" office:value="56">
            <text:p>56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61">
            <text:p>61</text:p>
          </table:table-cell>
          <table:table-cell table:style-name="Pivot_20_Table_20_Value" office:value-type="float" office:value="60">
            <text:p>60</text:p>
          </table:table-cell>
          <table:table-cell table:style-name="Pivot_20_Table_20_Value" office:value-type="float" office:value="62">
            <text:p>62</text:p>
          </table:table-cell>
          <table:table-cell table:style-name="Pivot_20_Table_20_Value" office:value-type="float" office:value="59">
            <text:p>59</text:p>
          </table:table-cell>
          <table:table-cell table:style-name="ce27" office:value-type="float" office:value="61">
            <text:p>61</text:p>
          </table:table-cell>
          <table:table-cell table:style-name="ce34" office:value-type="float" office:value="727">
            <text:p>727</text:p>
          </table:table-cell>
        </table:table-row>
        <table:table-row table:style-name="ro4">
          <table:table-cell table:style-name="ce7" office:value-type="string">
            <text:p>StDev - RH_avg</text:p>
          </table:table-cell>
          <table:table-cell table:style-name="ce14" office:value-type="float" office:value="3.68845584282838">
            <text:p>3.6884558428</text:p>
          </table:table-cell>
          <table:table-cell table:style-name="Pivot_20_Table_20_Value" office:value-type="float" office:value="3.90653797639793">
            <text:p>3.9065379764</text:p>
          </table:table-cell>
          <table:table-cell table:style-name="Pivot_20_Table_20_Value" office:value-type="float" office:value="3.55183717665317">
            <text:p>3.5518371767</text:p>
          </table:table-cell>
          <table:table-cell table:style-name="Pivot_20_Table_20_Value" office:value-type="float" office:value="2.8313718700776">
            <text:p>2.8313718701</text:p>
          </table:table-cell>
          <table:table-cell table:style-name="Pivot_20_Table_20_Value" office:value-type="float" office:value="3.29125566139456">
            <text:p>3.2912556614</text:p>
          </table:table-cell>
          <table:table-cell table:style-name="Pivot_20_Table_20_Value" office:value-type="float" office:value="2.28103207882591">
            <text:p>2.2810320788</text:p>
          </table:table-cell>
          <table:table-cell table:style-name="Pivot_20_Table_20_Value" office:value-type="float" office:value="3.85786607060436">
            <text:p>3.8578660706</text:p>
          </table:table-cell>
          <table:table-cell table:style-name="Pivot_20_Table_20_Value" office:value-type="float" office:value="4.66770090022797">
            <text:p>4.6677009002</text:p>
          </table:table-cell>
          <table:table-cell table:style-name="Pivot_20_Table_20_Value" office:value-type="float" office:value="4.30490457383563">
            <text:p>4.3049045738</text:p>
          </table:table-cell>
          <table:table-cell table:style-name="Pivot_20_Table_20_Value" office:value-type="float" office:value="4.71896608704961">
            <text:p>4.718966087</text:p>
          </table:table-cell>
          <table:table-cell table:style-name="Pivot_20_Table_20_Value" office:value-type="float" office:value="2.5735243284874">
            <text:p>2.5735243285</text:p>
          </table:table-cell>
          <table:table-cell table:style-name="ce27" office:value-type="float" office:value="3.08069965795333">
            <text:p>3.080699658</text:p>
          </table:table-cell>
          <table:table-cell table:style-name="ce34" office:value-type="float" office:value="3.94727875190577">
            <text:p>3.9472787519</text:p>
          </table:table-cell>
        </table:table-row>
        <table:table-row table:style-name="ro4">
          <table:table-cell table:style-name="ce7" office:value-type="string">
            <text:p>StDev - RH_avg</text:p>
          </table:table-cell>
          <table:table-cell table:style-name="ce14" office:value-type="float" office:value="3.65858931207403">
            <text:p>3.6585893121</text:p>
          </table:table-cell>
          <table:table-cell table:style-name="Pivot_20_Table_20_Value" office:value-type="float" office:value="3.87150105361778">
            <text:p>3.8715010536</text:p>
          </table:table-cell>
          <table:table-cell table:style-name="Pivot_20_Table_20_Value" office:value-type="float" office:value="3.52307688812288">
            <text:p>3.5230768881</text:p>
          </table:table-cell>
          <table:table-cell table:style-name="Pivot_20_Table_20_Value" office:value-type="float" office:value="2.80767796507285">
            <text:p>2.8076779651</text:p>
          </table:table-cell>
          <table:table-cell table:style-name="Pivot_20_Table_20_Value" office:value-type="float" office:value="3.26460537937407">
            <text:p>3.2646053794</text:p>
          </table:table-cell>
          <table:table-cell table:style-name="Pivot_20_Table_20_Value" office:value-type="float" office:value="2.26194360868899">
            <text:p>2.2619436087</text:p>
          </table:table-cell>
          <table:table-cell table:style-name="Pivot_20_Table_20_Value" office:value-type="float" office:value="3.82662777453857">
            <text:p>3.8266277745</text:p>
          </table:table-cell>
          <table:table-cell table:style-name="Pivot_20_Table_20_Value" office:value-type="float" office:value="4.62928295555717">
            <text:p>4.6292829556</text:p>
          </table:table-cell>
          <table:table-cell table:style-name="Pivot_20_Table_20_Value" office:value-type="float" office:value="4.26887963443966">
            <text:p>4.2688796344</text:p>
          </table:table-cell>
          <table:table-cell table:style-name="Pivot_20_Table_20_Value" office:value-type="float" office:value="4.68075520646075">
            <text:p>4.6807552065</text:p>
          </table:table-cell>
          <table:table-cell table:style-name="Pivot_20_Table_20_Value" office:value-type="float" office:value="2.55162159546567">
            <text:p>2.5516215955</text:p>
          </table:table-cell>
          <table:table-cell table:style-name="ce27" office:value-type="float" office:value="3.05534367402539">
            <text:p>3.055343674</text:p>
          </table:table-cell>
          <table:table-cell table:style-name="ce34" office:value-type="float" office:value="3.94456304552863">
            <text:p>3.9445630455</text:p>
          </table:table-cell>
        </table:table-row>
        <table:table-row table:style-name="ro4">
          <table:table-cell table:style-name="ce7" office:value-type="string">
            <text:p>Var - RH_avg</text:p>
          </table:table-cell>
          <table:table-cell table:style-name="ce14" office:value-type="float" office:value="13.6047065044948">
            <text:p>13.6047065045</text:p>
          </table:table-cell>
          <table:table-cell table:style-name="Pivot_20_Table_20_Value" office:value-type="float" office:value="15.2610389610393">
            <text:p>15.261038961</text:p>
          </table:table-cell>
          <table:table-cell table:style-name="Pivot_20_Table_20_Value" office:value-type="float" office:value="12.6155473294555">
            <text:p>12.6155473295</text:p>
          </table:table-cell>
          <table:table-cell table:style-name="Pivot_20_Table_20_Value" office:value-type="float" office:value="8.01666666666673">
            <text:p>8.0166666667</text:p>
          </table:table-cell>
          <table:table-cell table:style-name="Pivot_20_Table_20_Value" office:value-type="float" office:value="10.8323638286617">
            <text:p>10.8323638287</text:p>
          </table:table-cell>
          <table:table-cell table:style-name="Pivot_20_Table_20_Value" office:value-type="float" office:value="5.20310734463283">
            <text:p>5.2031073446</text:p>
          </table:table-cell>
          <table:table-cell table:style-name="Pivot_20_Table_20_Value" office:value-type="float" office:value="14.8831306187203">
            <text:p>14.8831306187</text:p>
          </table:table-cell>
          <table:table-cell table:style-name="Pivot_20_Table_20_Value" office:value-type="float" office:value="21.787431693989">
            <text:p>21.787431694</text:p>
          </table:table-cell>
          <table:table-cell table:style-name="Pivot_20_Table_20_Value" office:value-type="float" office:value="18.5322033898309">
            <text:p>18.5322033898</text:p>
          </table:table-cell>
          <table:table-cell table:style-name="Pivot_20_Table_20_Value" office:value-type="float" office:value="22.2686409307243">
            <text:p>22.2686409307</text:p>
          </table:table-cell>
          <table:table-cell table:style-name="Pivot_20_Table_20_Value" office:value-type="float" office:value="6.62302746931653">
            <text:p>6.6230274693</text:p>
          </table:table-cell>
          <table:table-cell table:style-name="ce27" office:value-type="float" office:value="9.49071038251374">
            <text:p>9.4907103825</text:p>
          </table:table-cell>
          <table:table-cell table:style-name="ce34" office:value-type="float" office:value="15.5810095452468">
            <text:p>15.5810095452</text:p>
          </table:table-cell>
        </table:table-row>
        <table:table-row table:style-name="ro4">
          <table:table-cell table:style-name="ce7" office:value-type="string">
            <text:p>Var - RH_avg</text:p>
          </table:table-cell>
          <table:table-cell table:style-name="ce14" office:value-type="float" office:value="13.3852757544223">
            <text:p>13.3852757544</text:p>
          </table:table-cell>
          <table:table-cell table:style-name="Pivot_20_Table_20_Value" office:value-type="float" office:value="14.9885204081636">
            <text:p>14.9885204082</text:p>
          </table:table-cell>
          <table:table-cell table:style-name="Pivot_20_Table_20_Value" office:value-type="float" office:value="12.4120707596256">
            <text:p>12.4120707596</text:p>
          </table:table-cell>
          <table:table-cell table:style-name="Pivot_20_Table_20_Value" office:value-type="float" office:value="7.88305555555562">
            <text:p>7.8830555556</text:p>
          </table:table-cell>
          <table:table-cell table:style-name="Pivot_20_Table_20_Value" office:value-type="float" office:value="10.6576482830381">
            <text:p>10.657648283</text:p>
          </table:table-cell>
          <table:table-cell table:style-name="Pivot_20_Table_20_Value" office:value-type="float" office:value="5.11638888888895">
            <text:p>5.1163888889</text:p>
          </table:table-cell>
          <table:table-cell table:style-name="Pivot_20_Table_20_Value" office:value-type="float" office:value="14.64308012487">
            <text:p>14.6430801249</text:p>
          </table:table-cell>
          <table:table-cell table:style-name="Pivot_20_Table_20_Value" office:value-type="float" office:value="21.4302606826121">
            <text:p>21.4302606826</text:p>
          </table:table-cell>
          <table:table-cell table:style-name="Pivot_20_Table_20_Value" office:value-type="float" office:value="18.2233333333337">
            <text:p>18.2233333333</text:p>
          </table:table-cell>
          <table:table-cell table:style-name="Pivot_20_Table_20_Value" office:value-type="float" office:value="21.9094693028094">
            <text:p>21.9094693028</text:p>
          </table:table-cell>
          <table:table-cell table:style-name="Pivot_20_Table_20_Value" office:value-type="float" office:value="6.51077276644676">
            <text:p>6.5107727664</text:p>
          </table:table-cell>
          <table:table-cell table:style-name="ce27" office:value-type="float" office:value="9.33512496640696">
            <text:p>9.3351249664</text:p>
          </table:table-cell>
          <table:table-cell table:style-name="ce34" office:value-type="float" office:value="15.5595776201501">
            <text:p>15.5595776202</text:p>
          </table:table-cell>
        </table:table-row>
        <table:table-row table:style-name="ro4">
          <table:table-cell table:style-name="ce7" office:value-type="string">
            <text:p>Sum - RR</text:p>
          </table:table-cell>
          <table:table-cell table:style-name="ce14" office:value-type="float" office:value="44799.6">
            <text:p>44799.6</text:p>
          </table:table-cell>
          <table:table-cell table:style-name="Pivot_20_Table_20_Value" office:value-type="float" office:value="71394.9">
            <text:p>71394.9</text:p>
          </table:table-cell>
          <table:table-cell table:style-name="Pivot_20_Table_20_Value" office:value-type="float" office:value="45166.9">
            <text:p>45166.9</text:p>
          </table:table-cell>
          <table:table-cell table:style-name="Pivot_20_Table_20_Value" office:value-type="float" office:value="63074.3">
            <text:p>63074.3</text:p>
          </table:table-cell>
          <table:table-cell table:style-name="Pivot_20_Table_20_Value" office:value-type="float" office:value="36223.1">
            <text:p>36223.1</text:p>
          </table:table-cell>
          <table:table-cell table:style-name="Pivot_20_Table_20_Value" office:value-type="float" office:value="44762">
            <text:p>44762</text:p>
          </table:table-cell>
          <table:table-cell table:style-name="Pivot_20_Table_20_Value" office:value-type="float" office:value="17948.8">
            <text:p>17948.8</text:p>
          </table:table-cell>
          <table:table-cell table:style-name="Pivot_20_Table_20_Value" office:value-type="float" office:value="26886.9">
            <text:p>26886.9</text:p>
          </table:table-cell>
          <table:table-cell table:style-name="Pivot_20_Table_20_Value" office:value-type="float" office:value="18085.4">
            <text:p>18085.4</text:p>
          </table:table-cell>
          <table:table-cell table:style-name="Pivot_20_Table_20_Value" office:value-type="float" office:value="44803">
            <text:p>44803</text:p>
          </table:table-cell>
          <table:table-cell table:style-name="Pivot_20_Table_20_Value" office:value-type="float" office:value="27385.9">
            <text:p>27385.9</text:p>
          </table:table-cell>
          <table:table-cell table:style-name="ce27" office:value-type="float" office:value="80562.3">
            <text:p>80562.3</text:p>
          </table:table-cell>
          <table:table-cell table:style-name="ce34" office:value-type="float" office:value="521093.1">
            <text:p>521093.1</text:p>
          </table:table-cell>
        </table:table-row>
        <table:table-row table:style-name="ro4">
          <table:table-cell table:style-name="ce7" office:value-type="string">
            <text:p>Count - RR</text:p>
          </table:table-cell>
          <table:table-cell table:style-name="ce14" office:value-type="float" office:value="39">
            <text:p>39</text:p>
          </table:table-cell>
          <table:table-cell table:style-name="Pivot_20_Table_20_Value" office:value-type="float" office:value="40">
            <text:p>40</text:p>
          </table:table-cell>
          <table:table-cell table:style-name="Pivot_20_Table_20_Value" office:value-type="float" office:value="49">
            <text:p>49</text:p>
          </table:table-cell>
          <table:table-cell table:number-columns-repeated="2" table:style-name="Pivot_20_Table_20_Value" office:value-type="float" office:value="46">
            <text:p>46</text:p>
          </table:table-cell>
          <table:table-cell table:style-name="Pivot_20_Table_20_Value" office:value-type="float" office:value="37">
            <text:p>37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29">
            <text:p>29</text:p>
          </table:table-cell>
          <table:table-cell table:style-name="Pivot_20_Table_20_Value" office:value-type="float" office:value="38">
            <text:p>38</text:p>
          </table:table-cell>
          <table:table-cell table:style-name="Pivot_20_Table_20_Value" office:value-type="float" office:value="46">
            <text:p>46</text:p>
          </table:table-cell>
          <table:table-cell table:style-name="Pivot_20_Table_20_Value" office:value-type="float" office:value="47">
            <text:p>47</text:p>
          </table:table-cell>
          <table:table-cell table:style-name="ce27" office:value-type="float" office:value="49">
            <text:p>49</text:p>
          </table:table-cell>
          <table:table-cell table:style-name="ce34" office:value-type="float" office:value="497">
            <text:p>497</text:p>
          </table:table-cell>
        </table:table-row>
        <table:table-row table:style-name="ro4">
          <table:table-cell table:style-name="ce7" office:value-type="string">
            <text:p>Average - RR</text:p>
          </table:table-cell>
          <table:table-cell table:style-name="ce14" office:value-type="float" office:value="1148.70769230769">
            <text:p>1148.7076923077</text:p>
          </table:table-cell>
          <table:table-cell table:style-name="Pivot_20_Table_20_Value" office:value-type="float" office:value="1784.8725">
            <text:p>1784.8725</text:p>
          </table:table-cell>
          <table:table-cell table:style-name="Pivot_20_Table_20_Value" office:value-type="float" office:value="921.773469387755">
            <text:p>921.7734693878</text:p>
          </table:table-cell>
          <table:table-cell table:style-name="Pivot_20_Table_20_Value" office:value-type="float" office:value="1371.18043478261">
            <text:p>1371.1804347826</text:p>
          </table:table-cell>
          <table:table-cell table:style-name="Pivot_20_Table_20_Value" office:value-type="float" office:value="787.458695652174">
            <text:p>787.4586956522</text:p>
          </table:table-cell>
          <table:table-cell table:style-name="Pivot_20_Table_20_Value" office:value-type="float" office:value="1209.78378378378">
            <text:p>1209.7837837838</text:p>
          </table:table-cell>
          <table:table-cell table:style-name="Pivot_20_Table_20_Value" office:value-type="float" office:value="578.993548387097">
            <text:p>578.9935483871</text:p>
          </table:table-cell>
          <table:table-cell table:style-name="Pivot_20_Table_20_Value" office:value-type="float" office:value="927.134482758621">
            <text:p>927.1344827586</text:p>
          </table:table-cell>
          <table:table-cell table:style-name="Pivot_20_Table_20_Value" office:value-type="float" office:value="475.931578947368">
            <text:p>475.9315789474</text:p>
          </table:table-cell>
          <table:table-cell table:style-name="Pivot_20_Table_20_Value" office:value-type="float" office:value="973.978260869565">
            <text:p>973.9782608696</text:p>
          </table:table-cell>
          <table:table-cell table:style-name="Pivot_20_Table_20_Value" office:value-type="float" office:value="582.678723404255">
            <text:p>582.6787234043</text:p>
          </table:table-cell>
          <table:table-cell table:style-name="ce27" office:value-type="float" office:value="1644.12857142857">
            <text:p>1644.1285714286</text:p>
          </table:table-cell>
          <table:table-cell table:style-name="ce34" office:value-type="float" office:value="1048.47706237425">
            <text:p>1048.4770623743</text:p>
          </table:table-cell>
        </table:table-row>
        <table:table-row table:style-name="ro4">
          <table:table-cell table:style-name="ce7" office:value-type="string">
            <text:p>Max - RR</text:p>
          </table:table-cell>
          <table:table-cell table:style-name="ce14" office:value-type="float" office:value="8888">
            <text:p>8888</text:p>
          </table:table-cell>
          <table:table-cell table:number-columns-repeated="10" table:style-name="Pivot_20_Table_20_Value" office:value-type="float" office:value="8888">
            <text:p>8888</text:p>
          </table:table-cell>
          <table:table-cell table:style-name="ce27" office:value-type="float" office:value="8888">
            <text:p>8888</text:p>
          </table:table-cell>
          <table:table-cell table:style-name="ce34" office:value-type="float" office:value="8888">
            <text:p>8888</text:p>
          </table:table-cell>
        </table:table-row>
        <table:table-row table:style-name="ro4">
          <table:table-cell table:style-name="ce7" office:value-type="string">
            <text:p>Min - RR</text:p>
          </table:table-cell>
          <table:table-cell table:style-name="ce14" office:value-type="float" office:value="0">
            <text:p>0</text:p>
          </table:table-cell>
          <table:table-cell table:number-columns-repeated="10" table:style-name="Pivot_20_Table_20_Value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4" office:value-type="float" office:value="0">
            <text:p>0</text:p>
          </table:table-cell>
        </table:table-row>
        <table:table-row table:style-name="ro4">
          <table:table-cell table:style-name="ce7" office:value-type="string">
            <text:p>Count - RR</text:p>
          </table:table-cell>
          <table:table-cell table:style-name="ce14" office:value-type="float" office:value="39">
            <text:p>39</text:p>
          </table:table-cell>
          <table:table-cell table:style-name="Pivot_20_Table_20_Value" office:value-type="float" office:value="40">
            <text:p>40</text:p>
          </table:table-cell>
          <table:table-cell table:style-name="Pivot_20_Table_20_Value" office:value-type="float" office:value="49">
            <text:p>49</text:p>
          </table:table-cell>
          <table:table-cell table:number-columns-repeated="2" table:style-name="Pivot_20_Table_20_Value" office:value-type="float" office:value="46">
            <text:p>46</text:p>
          </table:table-cell>
          <table:table-cell table:style-name="Pivot_20_Table_20_Value" office:value-type="float" office:value="37">
            <text:p>37</text:p>
          </table:table-cell>
          <table:table-cell table:style-name="Pivot_20_Table_20_Value" office:value-type="float" office:value="31">
            <text:p>31</text:p>
          </table:table-cell>
          <table:table-cell table:style-name="Pivot_20_Table_20_Value" office:value-type="float" office:value="29">
            <text:p>29</text:p>
          </table:table-cell>
          <table:table-cell table:style-name="Pivot_20_Table_20_Value" office:value-type="float" office:value="38">
            <text:p>38</text:p>
          </table:table-cell>
          <table:table-cell table:style-name="Pivot_20_Table_20_Value" office:value-type="float" office:value="46">
            <text:p>46</text:p>
          </table:table-cell>
          <table:table-cell table:style-name="Pivot_20_Table_20_Value" office:value-type="float" office:value="47">
            <text:p>47</text:p>
          </table:table-cell>
          <table:table-cell table:style-name="ce27" office:value-type="float" office:value="49">
            <text:p>49</text:p>
          </table:table-cell>
          <table:table-cell table:style-name="ce34" office:value-type="float" office:value="497">
            <text:p>497</text:p>
          </table:table-cell>
        </table:table-row>
        <table:table-row table:style-name="ro4">
          <table:table-cell table:style-name="ce7" office:value-type="string">
            <text:p>StDev - RR</text:p>
          </table:table-cell>
          <table:table-cell table:style-name="ce14" office:value-type="float" office:value="3006.72633452543">
            <text:p>3006.7263345254</text:p>
          </table:table-cell>
          <table:table-cell table:style-name="Pivot_20_Table_20_Value" office:value-type="float" office:value="3596.82311470207">
            <text:p>3596.8231147021</text:p>
          </table:table-cell>
          <table:table-cell table:style-name="Pivot_20_Table_20_Value" office:value-type="float" office:value="2713.30179814615">
            <text:p>2713.3017981462</text:p>
          </table:table-cell>
          <table:table-cell table:style-name="Pivot_20_Table_20_Value" office:value-type="float" office:value="3219.84599635998">
            <text:p>3219.84599636</text:p>
          </table:table-cell>
          <table:table-cell table:style-name="Pivot_20_Table_20_Value" office:value-type="float" office:value="2527.6079226174">
            <text:p>2527.6079226174</text:p>
          </table:table-cell>
          <table:table-cell table:style-name="Pivot_20_Table_20_Value" office:value-type="float" office:value="3077.01427194118">
            <text:p>3077.0142719412</text:p>
          </table:table-cell>
          <table:table-cell table:style-name="Pivot_20_Table_20_Value" office:value-type="float" office:value="2218.2044725311">
            <text:p>2218.2044725311</text:p>
          </table:table-cell>
          <table:table-cell table:style-name="Pivot_20_Table_20_Value" office:value-type="float" office:value="2752.07153318522">
            <text:p>2752.0715331852</text:p>
          </table:table-cell>
          <table:table-cell table:style-name="Pivot_20_Table_20_Value" office:value-type="float" office:value="2009.38837300568">
            <text:p>2009.3883730057</text:p>
          </table:table-cell>
          <table:table-cell table:style-name="Pivot_20_Table_20_Value" office:value-type="float" office:value="2794.26917822994">
            <text:p>2794.2691782299</text:p>
          </table:table-cell>
          <table:table-cell table:style-name="Pivot_20_Table_20_Value" office:value-type="float" office:value="2192.17884157532">
            <text:p>2192.1788415753</text:p>
          </table:table-cell>
          <table:table-cell table:style-name="ce27" office:value-type="float" office:value="3471.73020487144">
            <text:p>3471.7302048714</text:p>
          </table:table-cell>
          <table:table-cell table:style-name="ce34" office:value-type="float" office:value="2852.44692211881">
            <text:p>2852.4469221188</text:p>
          </table:table-cell>
        </table:table-row>
        <table:table-row table:style-name="ro4">
          <table:table-cell table:style-name="ce7" office:value-type="string">
            <text:p>StDev - RR</text:p>
          </table:table-cell>
          <table:table-cell table:style-name="ce14" office:value-type="float" office:value="2967.92824023284">
            <text:p>2967.9282402328</text:p>
          </table:table-cell>
          <table:table-cell table:style-name="Pivot_20_Table_20_Value" office:value-type="float" office:value="3551.5782555779">
            <text:p>3551.5782555779</text:p>
          </table:table-cell>
          <table:table-cell table:style-name="Pivot_20_Table_20_Value" office:value-type="float" office:value="2685.47232608979">
            <text:p>2685.4723260898</text:p>
          </table:table-cell>
          <table:table-cell table:style-name="Pivot_20_Table_20_Value" office:value-type="float" office:value="3184.65536601206">
            <text:p>3184.6553660121</text:p>
          </table:table-cell>
          <table:table-cell table:style-name="Pivot_20_Table_20_Value" office:value-type="float" office:value="2499.98296286161">
            <text:p>2499.9829628616</text:p>
          </table:table-cell>
          <table:table-cell table:style-name="Pivot_20_Table_20_Value" office:value-type="float" office:value="3035.14818138757">
            <text:p>3035.1481813876</text:p>
          </table:table-cell>
          <table:table-cell table:style-name="Pivot_20_Table_20_Value" office:value-type="float" office:value="2182.13370320612">
            <text:p>2182.1337032061</text:p>
          </table:table-cell>
          <table:table-cell table:style-name="Pivot_20_Table_20_Value" office:value-type="float" office:value="2704.20576819553">
            <text:p>2704.2057681955</text:p>
          </table:table-cell>
          <table:table-cell table:style-name="Pivot_20_Table_20_Value" office:value-type="float" office:value="1982.77278233568">
            <text:p>1982.7727823357</text:p>
          </table:table-cell>
          <table:table-cell table:style-name="Pivot_20_Table_20_Value" office:value-type="float" office:value="2763.72980030477">
            <text:p>2763.7298003048</text:p>
          </table:table-cell>
          <table:table-cell table:style-name="Pivot_20_Table_20_Value" office:value-type="float" office:value="2168.73240444747">
            <text:p>2168.7324044475</text:p>
          </table:table-cell>
          <table:table-cell table:style-name="ce27" office:value-type="float" office:value="3436.12177429076">
            <text:p>3436.1217742908</text:p>
          </table:table-cell>
          <table:table-cell table:style-name="ce34" office:value-type="float" office:value="2849.57581225977">
            <text:p>2849.5758122598</text:p>
          </table:table-cell>
        </table:table-row>
        <table:table-row table:style-name="ro4">
          <table:table-cell table:style-name="ce7" office:value-type="string">
            <text:p>Var - RR</text:p>
          </table:table-cell>
          <table:table-cell table:style-name="ce14" office:value-type="float" office:value="9040403.25072875">
            <text:p>9040403.25072875</text:p>
          </table:table-cell>
          <table:table-cell table:style-name="Pivot_20_Table_20_Value" office:value-type="float" office:value="12937136.5184551">
            <text:p>12937136.5184551</text:p>
          </table:table-cell>
          <table:table-cell table:style-name="Pivot_20_Table_20_Value" office:value-type="float" office:value="7362006.64782313">
            <text:p>7362006.64782313</text:p>
          </table:table-cell>
          <table:table-cell table:style-name="Pivot_20_Table_20_Value" office:value-type="float" office:value="10367408.2402754">
            <text:p>10367408.2402754</text:p>
          </table:table-cell>
          <table:table-cell table:style-name="Pivot_20_Table_20_Value" office:value-type="float" office:value="6388801.81047826">
            <text:p>6388801.81047826</text:p>
          </table:table-cell>
          <table:table-cell table:style-name="Pivot_20_Table_20_Value" office:value-type="float" office:value="9468016.82972973">
            <text:p>9468016.82972973</text:p>
          </table:table-cell>
          <table:table-cell table:style-name="Pivot_20_Table_20_Value" office:value-type="float" office:value="4920431.08195699">
            <text:p>4920431.08195699</text:p>
          </table:table-cell>
          <table:table-cell table:style-name="Pivot_20_Table_20_Value" office:value-type="float" office:value="7573897.72376847">
            <text:p>7573897.72376847</text:p>
          </table:table-cell>
          <table:table-cell table:style-name="Pivot_20_Table_20_Value" office:value-type="float" office:value="4037641.63357041">
            <text:p>4037641.63357041</text:p>
          </table:table-cell>
          <table:table-cell table:style-name="Pivot_20_Table_20_Value" office:value-type="float" office:value="7807940.2404058">
            <text:p>7807940.2404058</text:p>
          </table:table-cell>
          <table:table-cell table:style-name="Pivot_20_Table_20_Value" office:value-type="float" office:value="4805648.07345051">
            <text:p>4805648.07345051</text:p>
          </table:table-cell>
          <table:table-cell table:style-name="ce27" office:value-type="float" office:value="12052910.6154167">
            <text:p>12052910.6154167</text:p>
          </table:table-cell>
          <table:table-cell table:style-name="ce34" office:value-type="float" office:value="8136453.44350506">
            <text:p>8136453.44350506</text:p>
          </table:table-cell>
        </table:table-row>
        <table:table-row table:style-name="ro4">
          <table:table-cell table:style-name="ce7" office:value-type="string">
            <text:p>Var - RR</text:p>
          </table:table-cell>
          <table:table-cell table:style-name="ce15" office:value-type="float" office:value="8808598.0391716">
            <text:p>8808598.0391716</text:p>
          </table:table-cell>
          <table:table-cell table:style-name="ce21" office:value-type="float" office:value="12613708.1054937">
            <text:p>12613708.1054937</text:p>
          </table:table-cell>
          <table:table-cell table:style-name="ce21" office:value-type="float" office:value="7211761.61419409">
            <text:p>7211761.61419409</text:p>
          </table:table-cell>
          <table:table-cell table:style-name="ce21" office:value-type="float" office:value="10142029.8002694">
            <text:p>10142029.8002694</text:p>
          </table:table-cell>
          <table:table-cell table:style-name="ce21" office:value-type="float" office:value="6249914.8145983">
            <text:p>6249914.8145983</text:p>
          </table:table-cell>
          <table:table-cell table:style-name="ce21" office:value-type="float" office:value="9212124.48298028">
            <text:p>9212124.48298028</text:p>
          </table:table-cell>
          <table:table-cell table:style-name="ce21" office:value-type="float" office:value="4761707.49866805">
            <text:p>4761707.49866805</text:p>
          </table:table-cell>
          <table:table-cell table:style-name="ce21" office:value-type="float" office:value="7312728.83674197">
            <text:p>7312728.83674197</text:p>
          </table:table-cell>
          <table:table-cell table:style-name="ce21" office:value-type="float" office:value="3931387.90637119">
            <text:p>3931387.90637119</text:p>
          </table:table-cell>
          <table:table-cell table:style-name="ce21" office:value-type="float" office:value="7638202.40909263">
            <text:p>7638202.40909263</text:p>
          </table:table-cell>
          <table:table-cell table:style-name="ce21" office:value-type="float" office:value="4703400.2421005">
            <text:p>4703400.2421005</text:p>
          </table:table-cell>
          <table:table-cell table:style-name="ce28" office:value-type="float" office:value="11806932.8477551">
            <text:p>11806932.8477551</text:p>
          </table:table-cell>
          <table:table-cell table:style-name="ce35" office:value-type="float" office:value="8120082.30981592">
            <text:p>8120082.30981592</text:p>
          </table:table-cell>
        </table:table-row>
        <table:table-row table:style-name="ro4">
          <table:table-cell table:style-name="ce8" office:value-type="string">
            <text:p>Total Sum - Tavg</text:p>
          </table:table-cell>
          <table:table-cell table:style-name="Pivot_20_Table_20_Result" office:value-type="float" office:value="1661.8">
            <text:p>1661.8</text:p>
          </table:table-cell>
          <table:table-cell table:style-name="Pivot_20_Table_20_Result" office:value-type="float" office:value="1470.1">
            <text:p>1470.1</text:p>
          </table:table-cell>
          <table:table-cell table:style-name="Pivot_20_Table_20_Result" office:value-type="float" office:value="1649.4">
            <text:p>1649.4</text:p>
          </table:table-cell>
          <table:table-cell table:style-name="Pivot_20_Table_20_Result" office:value-type="float" office:value="1619.7">
            <text:p>1619.7</text:p>
          </table:table-cell>
          <table:table-cell table:style-name="Pivot_20_Table_20_Result" office:value-type="float" office:value="1688">
            <text:p>1688</text:p>
          </table:table-cell>
          <table:table-cell table:style-name="Pivot_20_Table_20_Result" office:value-type="float" office:value="1637.1">
            <text:p>1637.1</text:p>
          </table:table-cell>
          <table:table-cell table:style-name="Pivot_20_Table_20_Result" office:value-type="float" office:value="1689.3">
            <text:p>1689.3</text:p>
          </table:table-cell>
          <table:table-cell table:style-name="Pivot_20_Table_20_Result" office:value-type="float" office:value="1690.8">
            <text:p>1690.8</text:p>
          </table:table-cell>
          <table:table-cell table:style-name="Pivot_20_Table_20_Result" office:value-type="float" office:value="1612">
            <text:p>1612</text:p>
          </table:table-cell>
          <table:table-cell table:style-name="Pivot_20_Table_20_Result" office:value-type="float" office:value="1673.8">
            <text:p>1673.8</text:p>
          </table:table-cell>
          <table:table-cell table:style-name="Pivot_20_Table_20_Result" office:value-type="float" office:value="1623.3">
            <text:p>1623.3</text:p>
          </table:table-cell>
          <table:table-cell table:style-name="Pivot_20_Table_20_Result" office:value-type="float" office:value="1638.8">
            <text:p>1638.8</text:p>
          </table:table-cell>
          <table:table-cell table:style-name="ce36" office:value-type="float" office:value="19654.1">
            <text:p>19654.1</text:p>
          </table:table-cell>
        </table:table-row>
        <table:table-row table:style-name="ro4">
          <table:table-cell table:style-name="ce8" office:value-type="string">
            <text:p>Total Count - Tavg</text:p>
          </table:table-cell>
          <table:table-cell table:style-name="ce16" office:value-type="float" office:value="62">
            <text:p>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number-columns-repeated="2"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9" office:value-type="float" office:value="61">
            <text:p>61</text:p>
          </table:table-cell>
          <table:table-cell table:style-name="ce36" office:value-type="float" office:value="729">
            <text:p>729</text:p>
          </table:table-cell>
        </table:table-row>
        <table:table-row table:style-name="ro4">
          <table:table-cell table:style-name="ce8" office:value-type="string">
            <text:p>Total Average - Tavg</text:p>
          </table:table-cell>
          <table:table-cell table:style-name="Pivot_20_Table_20_Result" office:value-type="float" office:value="26.8032258064516">
            <text:p>26.8032258065</text:p>
          </table:table-cell>
          <table:table-cell table:style-name="Pivot_20_Table_20_Result" office:value-type="float" office:value="26.2517857142857">
            <text:p>26.2517857143</text:p>
          </table:table-cell>
          <table:table-cell table:style-name="Pivot_20_Table_20_Result" office:value-type="float" office:value="26.6032258064516">
            <text:p>26.6032258065</text:p>
          </table:table-cell>
          <table:table-cell table:style-name="Pivot_20_Table_20_Result" office:value-type="float" office:value="26.995">
            <text:p>26.995</text:p>
          </table:table-cell>
          <table:table-cell table:style-name="Pivot_20_Table_20_Result" office:value-type="float" office:value="27.2258064516129">
            <text:p>27.2258064516</text:p>
          </table:table-cell>
          <table:table-cell table:style-name="Pivot_20_Table_20_Result" office:value-type="float" office:value="27.285">
            <text:p>27.285</text:p>
          </table:table-cell>
          <table:table-cell table:style-name="Pivot_20_Table_20_Result" office:value-type="float" office:value="27.2467741935484">
            <text:p>27.2467741935</text:p>
          </table:table-cell>
          <table:table-cell table:style-name="Pivot_20_Table_20_Result" office:value-type="float" office:value="27.2709677419355">
            <text:p>27.2709677419</text:p>
          </table:table-cell>
          <table:table-cell table:style-name="Pivot_20_Table_20_Result" office:value-type="float" office:value="26.8666666666667">
            <text:p>26.8666666667</text:p>
          </table:table-cell>
          <table:table-cell table:style-name="Pivot_20_Table_20_Result" office:value-type="float" office:value="26.9967741935484">
            <text:p>26.9967741935</text:p>
          </table:table-cell>
          <table:table-cell table:style-name="Pivot_20_Table_20_Result" office:value-type="float" office:value="27.055">
            <text:p>27.055</text:p>
          </table:table-cell>
          <table:table-cell table:style-name="Pivot_20_Table_20_Result" office:value-type="float" office:value="26.8655737704918">
            <text:p>26.8655737705</text:p>
          </table:table-cell>
          <table:table-cell table:style-name="ce36" office:value-type="float" office:value="26.9603566529492">
            <text:p>26.9603566529</text:p>
          </table:table-cell>
        </table:table-row>
        <table:table-row table:style-name="ro4">
          <table:table-cell table:style-name="ce8" office:value-type="string">
            <text:p>Total Max - Tavg</text:p>
          </table:table-cell>
          <table:table-cell table:style-name="ce16" office:value-type="float" office:value="28.4">
            <text:p>28.4</text:p>
          </table:table-cell>
          <table:table-cell table:style-name="ce22" office:value-type="float" office:value="28.5">
            <text:p>28.5</text:p>
          </table:table-cell>
          <table:table-cell table:style-name="ce22" office:value-type="float" office:value="28.4">
            <text:p>28.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.3">
            <text:p>29.3</text:p>
          </table:table-cell>
          <table:table-cell table:style-name="ce22" office:value-type="float" office:value="28.9">
            <text:p>28.9</text:p>
          </table:table-cell>
          <table:table-cell table:style-name="ce22" office:value-type="float" office:value="28.7">
            <text:p>28.7</text:p>
          </table:table-cell>
          <table:table-cell table:style-name="ce22" office:value-type="float" office:value="29.1">
            <text:p>29.1</text:p>
          </table:table-cell>
          <table:table-cell table:style-name="ce22" office:value-type="float" office:value="28.6">
            <text:p>28.6</text:p>
          </table:table-cell>
          <table:table-cell table:style-name="ce22" office:value-type="float" office:value="29.9">
            <text:p>29.9</text:p>
          </table:table-cell>
          <table:table-cell table:style-name="ce22" office:value-type="float" office:value="28.5">
            <text:p>28.5</text:p>
          </table:table-cell>
          <table:table-cell table:style-name="ce29" office:value-type="float" office:value="28.3">
            <text:p>28.3</text:p>
          </table:table-cell>
          <table:table-cell table:style-name="ce36" office:value-type="float" office:value="29.9">
            <text:p>29.9</text:p>
          </table:table-cell>
        </table:table-row>
        <table:table-row table:style-name="ro4">
          <table:table-cell table:style-name="ce8" office:value-type="string">
            <text:p>Total Min - Tavg</text:p>
          </table:table-cell>
          <table:table-cell table:style-name="Pivot_20_Table_20_Result" office:value-type="float" office:value="24.8">
            <text:p>24.8</text:p>
          </table:table-cell>
          <table:table-cell table:style-name="Pivot_20_Table_20_Result" office:value-type="float" office:value="23.9">
            <text:p>23.9</text:p>
          </table:table-cell>
          <table:table-cell table:style-name="Pivot_20_Table_20_Result" office:value-type="float" office:value="24.5">
            <text:p>24.5</text:p>
          </table:table-cell>
          <table:table-cell table:style-name="Pivot_20_Table_20_Result" office:value-type="float" office:value="25.3">
            <text:p>25.3</text:p>
          </table:table-cell>
          <table:table-cell table:style-name="Pivot_20_Table_20_Result" office:value-type="float" office:value="24.4">
            <text:p>24.4</text:p>
          </table:table-cell>
          <table:table-cell table:style-name="Pivot_20_Table_20_Result" office:value-type="float" office:value="25.6">
            <text:p>25.6</text:p>
          </table:table-cell>
          <table:table-cell table:style-name="Pivot_20_Table_20_Result" office:value-type="float" office:value="24.7">
            <text:p>24.7</text:p>
          </table:table-cell>
          <table:table-cell table:style-name="Pivot_20_Table_20_Result" office:value-type="float" office:value="22.7">
            <text:p>22.7</text:p>
          </table:table-cell>
          <table:table-cell table:style-name="Pivot_20_Table_20_Result" office:value-type="float" office:value="24">
            <text:p>24</text:p>
          </table:table-cell>
          <table:table-cell table:style-name="Pivot_20_Table_20_Result" office:value-type="float" office:value="24.6">
            <text:p>24.6</text:p>
          </table:table-cell>
          <table:table-cell table:style-name="Pivot_20_Table_20_Result" office:value-type="float" office:value="25.4">
            <text:p>25.4</text:p>
          </table:table-cell>
          <table:table-cell table:style-name="Pivot_20_Table_20_Result" office:value-type="float" office:value="24.9">
            <text:p>24.9</text:p>
          </table:table-cell>
          <table:table-cell table:style-name="ce36" office:value-type="float" office:value="22.7">
            <text:p>22.7</text:p>
          </table:table-cell>
        </table:table-row>
        <table:table-row table:style-name="ro4">
          <table:table-cell table:style-name="ce8" office:value-type="string">
            <text:p>Total Count - Tavg</text:p>
          </table:table-cell>
          <table:table-cell table:style-name="ce16" office:value-type="float" office:value="62">
            <text:p>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number-columns-repeated="2"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9" office:value-type="float" office:value="61">
            <text:p>61</text:p>
          </table:table-cell>
          <table:table-cell table:style-name="ce36" office:value-type="float" office:value="729">
            <text:p>729</text:p>
          </table:table-cell>
        </table:table-row>
        <table:table-row table:style-name="ro4">
          <table:table-cell table:style-name="ce8" office:value-type="string">
            <text:p>Total StDev - Tavg</text:p>
          </table:table-cell>
          <table:table-cell table:style-name="Pivot_20_Table_20_Result" office:value-type="float" office:value="0.817827538422248">
            <text:p>0.8178275384</text:p>
          </table:table-cell>
          <table:table-cell table:style-name="Pivot_20_Table_20_Result" office:value-type="float" office:value="0.966529136357802">
            <text:p>0.9665291364</text:p>
          </table:table-cell>
          <table:table-cell table:style-name="Pivot_20_Table_20_Result" office:value-type="float" office:value="0.851222407787677">
            <text:p>0.8512224078</text:p>
          </table:table-cell>
          <table:table-cell table:style-name="Pivot_20_Table_20_Result" office:value-type="float" office:value="0.757208298144883">
            <text:p>0.7572082981</text:p>
          </table:table-cell>
          <table:table-cell table:style-name="Pivot_20_Table_20_Result" office:value-type="float" office:value="0.852563248722724">
            <text:p>0.8525632487</text:p>
          </table:table-cell>
          <table:table-cell table:style-name="Pivot_20_Table_20_Result" office:value-type="float" office:value="0.936966797523243">
            <text:p>0.9369667975</text:p>
          </table:table-cell>
          <table:table-cell table:style-name="Pivot_20_Table_20_Result" office:value-type="float" office:value="0.852329064048373">
            <text:p>0.852329064</text:p>
          </table:table-cell>
          <table:table-cell table:style-name="Pivot_20_Table_20_Result" office:value-type="float" office:value="1.14653964017097">
            <text:p>1.1465396402</text:p>
          </table:table-cell>
          <table:table-cell table:style-name="Pivot_20_Table_20_Result" office:value-type="float" office:value="0.96650105731238">
            <text:p>0.9665010573</text:p>
          </table:table-cell>
          <table:table-cell table:style-name="Pivot_20_Table_20_Result" office:value-type="float" office:value="1.11281178971226">
            <text:p>1.1128117897</text:p>
          </table:table-cell>
          <table:table-cell table:style-name="Pivot_20_Table_20_Result" office:value-type="float" office:value="0.70720864516548">
            <text:p>0.7072086452</text:p>
          </table:table-cell>
          <table:table-cell table:style-name="Pivot_20_Table_20_Result" office:value-type="float" office:value="0.778435449240162">
            <text:p>0.7784354492</text:p>
          </table:table-cell>
          <table:table-cell table:style-name="ce36" office:value-type="float" office:value="0.943779742469114">
            <text:p>0.9437797425</text:p>
          </table:table-cell>
        </table:table-row>
        <table:table-row table:style-name="ro4">
          <table:table-cell table:style-name="ce8" office:value-type="string">
            <text:p>Total StDev - Tavg</text:p>
          </table:table-cell>
          <table:table-cell table:style-name="ce16" office:value-type="float" office:value="0.811205344103307">
            <text:p>0.8112053441</text:p>
          </table:table-cell>
          <table:table-cell table:style-name="ce22" office:value-type="float" office:value="0.957860538504681">
            <text:p>0.9578605385</text:p>
          </table:table-cell>
          <table:table-cell table:style-name="ce22" office:value-type="float" office:value="0.844329805217847">
            <text:p>0.8443298052</text:p>
          </table:table-cell>
          <table:table-cell table:style-name="ce22" office:value-type="float" office:value="0.750871715630004">
            <text:p>0.7508717156</text:p>
          </table:table-cell>
          <table:table-cell table:style-name="ce22" office:value-type="float" office:value="0.845659788962587">
            <text:p>0.845659789</text:p>
          </table:table-cell>
          <table:table-cell table:style-name="ce22" office:value-type="float" office:value="0.92912593333732">
            <text:p>0.9291259333</text:p>
          </table:table-cell>
          <table:table-cell table:style-name="ce22" office:value-type="float" office:value="0.845427500551626">
            <text:p>0.8454275006</text:p>
          </table:table-cell>
          <table:table-cell table:style-name="ce22" office:value-type="float" office:value="1.13725576559488">
            <text:p>1.1372557656</text:p>
          </table:table-cell>
          <table:table-cell table:style-name="ce22" office:value-type="float" office:value="0.958413040163886">
            <text:p>0.9584130402</text:p>
          </table:table-cell>
          <table:table-cell table:style-name="ce22" office:value-type="float" office:value="1.10380101963462">
            <text:p>1.1038010196</text:p>
          </table:table-cell>
          <table:table-cell table:style-name="ce22" office:value-type="float" office:value="0.701290477144467">
            <text:p>0.7012904771</text:p>
          </table:table-cell>
          <table:table-cell table:style-name="ce29" office:value-type="float" office:value="0.772028464161654">
            <text:p>0.7720284642</text:p>
          </table:table-cell>
          <table:table-cell table:style-name="ce36" office:value-type="float" office:value="0.943132209121892">
            <text:p>0.9431322091</text:p>
          </table:table-cell>
        </table:table-row>
        <table:table-row table:style-name="ro4">
          <table:table-cell table:style-name="ce8" office:value-type="string">
            <text:p>Total Var - Tavg</text:p>
          </table:table-cell>
          <table:table-cell table:style-name="Pivot_20_Table_20_Result" office:value-type="float" office:value="0.668841882601794">
            <text:p>0.6688418826</text:p>
          </table:table-cell>
          <table:table-cell table:style-name="Pivot_20_Table_20_Result" office:value-type="float" office:value="0.934178571428559">
            <text:p>0.9341785714</text:p>
          </table:table-cell>
          <table:table-cell table:style-name="Pivot_20_Table_20_Result" office:value-type="float" office:value="0.72457958751985">
            <text:p>0.7245795875</text:p>
          </table:table-cell>
          <table:table-cell table:style-name="Pivot_20_Table_20_Result" office:value-type="float" office:value="0.57336440677947">
            <text:p>0.5733644068</text:p>
          </table:table-cell>
          <table:table-cell table:style-name="Pivot_20_Table_20_Result" office:value-type="float" office:value="0.726864093072645">
            <text:p>0.7268640931</text:p>
          </table:table-cell>
          <table:table-cell table:style-name="Pivot_20_Table_20_Result" office:value-type="float" office:value="0.877906779660962">
            <text:p>0.8779067797</text:p>
          </table:table-cell>
          <table:table-cell table:style-name="Pivot_20_Table_20_Result" office:value-type="float" office:value="0.726464833421575">
            <text:p>0.7264648334</text:p>
          </table:table-cell>
          <table:table-cell table:style-name="Pivot_20_Table_20_Result" office:value-type="float" office:value="1.31455314648338">
            <text:p>1.3145531465</text:p>
          </table:table-cell>
          <table:table-cell table:style-name="Pivot_20_Table_20_Result" office:value-type="float" office:value="0.934124293785949">
            <text:p>0.9341242938</text:p>
          </table:table-cell>
          <table:table-cell table:style-name="Pivot_20_Table_20_Result" office:value-type="float" office:value="1.23835007932259">
            <text:p>1.2383500793</text:p>
          </table:table-cell>
          <table:table-cell table:style-name="Pivot_20_Table_20_Result" office:value-type="float" office:value="0.500144067796794">
            <text:p>0.5001440678</text:p>
          </table:table-cell>
          <table:table-cell table:style-name="Pivot_20_Table_20_Result" office:value-type="float" office:value="0.605961748633733">
            <text:p>0.6059617486</text:p>
          </table:table-cell>
          <table:table-cell table:style-name="ce36" office:value-type="float" office:value="0.890720202295067">
            <text:p>0.8907202023</text:p>
          </table:table-cell>
        </table:table-row>
        <table:table-row table:style-name="ro4">
          <table:table-cell table:style-name="ce8" office:value-type="string">
            <text:p>Total Var - Tavg</text:p>
          </table:table-cell>
          <table:table-cell table:style-name="ce16" office:value-type="float" office:value="0.658054110301765">
            <text:p>0.6580541103</text:p>
          </table:table-cell>
          <table:table-cell table:style-name="ce22" office:value-type="float" office:value="0.917496811224477">
            <text:p>0.9174968112</text:p>
          </table:table-cell>
          <table:table-cell table:style-name="ce22" office:value-type="float" office:value="0.712892819979207">
            <text:p>0.71289282</text:p>
          </table:table-cell>
          <table:table-cell table:style-name="ce22" office:value-type="float" office:value="0.563808333333145">
            <text:p>0.5638083333</text:p>
          </table:table-cell>
          <table:table-cell table:style-name="ce22" office:value-type="float" office:value="0.715140478668247">
            <text:p>0.7151404787</text:p>
          </table:table-cell>
          <table:table-cell table:style-name="ce22" office:value-type="float" office:value="0.863274999999946">
            <text:p>0.863275</text:p>
          </table:table-cell>
          <table:table-cell table:style-name="ce22" office:value-type="float" office:value="0.714747658688969">
            <text:p>0.7147476587</text:p>
          </table:table-cell>
          <table:table-cell table:style-name="ce22" office:value-type="float" office:value="1.29335067637881">
            <text:p>1.2933506764</text:p>
          </table:table-cell>
          <table:table-cell table:style-name="ce22" office:value-type="float" office:value="0.918555555556183">
            <text:p>0.9185555556</text:p>
          </table:table-cell>
          <table:table-cell table:style-name="ce22" office:value-type="float" office:value="1.21837669094642">
            <text:p>1.2183766909</text:p>
          </table:table-cell>
          <table:table-cell table:style-name="ce22" office:value-type="float" office:value="0.491808333333514">
            <text:p>0.4918083333</text:p>
          </table:table-cell>
          <table:table-cell table:style-name="ce29" office:value-type="float" office:value="0.596027949475802">
            <text:p>0.5960279495</text:p>
          </table:table-cell>
          <table:table-cell table:style-name="ce36" office:value-type="float" office:value="0.88949836388314">
            <text:p>0.8894983639</text:p>
          </table:table-cell>
        </table:table-row>
        <table:table-row table:style-name="ro4">
          <table:table-cell table:style-name="ce8" office:value-type="string">
            <text:p>Total Sum - RH_avg</text:p>
          </table:table-cell>
          <table:table-cell table:style-name="Pivot_20_Table_20_Result" office:value-type="float" office:value="5249">
            <text:p>5249</text:p>
          </table:table-cell>
          <table:table-cell table:style-name="Pivot_20_Table_20_Result" office:value-type="float" office:value="4850">
            <text:p>4850</text:p>
          </table:table-cell>
          <table:table-cell table:style-name="Pivot_20_Table_20_Result" office:value-type="float" office:value="5374">
            <text:p>5374</text:p>
          </table:table-cell>
          <table:table-cell table:style-name="Pivot_20_Table_20_Result" office:value-type="float" office:value="5251">
            <text:p>5251</text:p>
          </table:table-cell>
          <table:table-cell table:style-name="Pivot_20_Table_20_Result" office:value-type="float" office:value="5376">
            <text:p>5376</text:p>
          </table:table-cell>
          <table:table-cell table:style-name="Pivot_20_Table_20_Result" office:value-type="float" office:value="5129">
            <text:p>5129</text:p>
          </table:table-cell>
          <table:table-cell table:style-name="Pivot_20_Table_20_Result" office:value-type="float" office:value="5162">
            <text:p>5162</text:p>
          </table:table-cell>
          <table:table-cell table:style-name="Pivot_20_Table_20_Result" office:value-type="float" office:value="5032">
            <text:p>5032</text:p>
          </table:table-cell>
          <table:table-cell table:style-name="Pivot_20_Table_20_Result" office:value-type="float" office:value="5034">
            <text:p>5034</text:p>
          </table:table-cell>
          <table:table-cell table:style-name="Pivot_20_Table_20_Result" office:value-type="float" office:value="5322">
            <text:p>5322</text:p>
          </table:table-cell>
          <table:table-cell table:style-name="Pivot_20_Table_20_Result" office:value-type="float" office:value="5146">
            <text:p>5146</text:p>
          </table:table-cell>
          <table:table-cell table:style-name="Pivot_20_Table_20_Result" office:value-type="float" office:value="5287">
            <text:p>5287</text:p>
          </table:table-cell>
          <table:table-cell table:style-name="ce36" office:value-type="float" office:value="62212">
            <text:p>62212</text:p>
          </table:table-cell>
        </table:table-row>
        <table:table-row table:style-name="ro4">
          <table:table-cell table:style-name="ce8" office:value-type="string">
            <text:p>Total Count - RH_avg</text:p>
          </table:table-cell>
          <table:table-cell table:style-name="ce16" office:value-type="float" office:value="62">
            <text:p>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9">
            <text:p>59</text:p>
          </table:table-cell>
          <table:table-cell table:style-name="ce29" office:value-type="float" office:value="61">
            <text:p>61</text:p>
          </table:table-cell>
          <table:table-cell table:style-name="ce36" office:value-type="float" office:value="727">
            <text:p>727</text:p>
          </table:table-cell>
        </table:table-row>
        <table:table-row table:style-name="ro4">
          <table:table-cell table:style-name="ce8" office:value-type="string">
            <text:p>Total Average - RH_avg</text:p>
          </table:table-cell>
          <table:table-cell table:style-name="Pivot_20_Table_20_Result" office:value-type="float" office:value="84.6612903225806">
            <text:p>84.6612903226</text:p>
          </table:table-cell>
          <table:table-cell table:style-name="Pivot_20_Table_20_Result" office:value-type="float" office:value="86.6071428571429">
            <text:p>86.6071428571</text:p>
          </table:table-cell>
          <table:table-cell table:style-name="Pivot_20_Table_20_Result" office:value-type="float" office:value="86.6774193548387">
            <text:p>86.6774193548</text:p>
          </table:table-cell>
          <table:table-cell table:style-name="Pivot_20_Table_20_Result" office:value-type="float" office:value="87.5166666666667">
            <text:p>87.5166666667</text:p>
          </table:table-cell>
          <table:table-cell table:style-name="Pivot_20_Table_20_Result" office:value-type="float" office:value="86.7096774193548">
            <text:p>86.7096774194</text:p>
          </table:table-cell>
          <table:table-cell table:style-name="Pivot_20_Table_20_Result" office:value-type="float" office:value="85.4833333333333">
            <text:p>85.4833333333</text:p>
          </table:table-cell>
          <table:table-cell table:style-name="Pivot_20_Table_20_Result" office:value-type="float" office:value="83.258064516129">
            <text:p>83.2580645161</text:p>
          </table:table-cell>
          <table:table-cell table:style-name="Pivot_20_Table_20_Result" office:value-type="float" office:value="82.4918032786885">
            <text:p>82.4918032787</text:p>
          </table:table-cell>
          <table:table-cell table:style-name="Pivot_20_Table_20_Result" office:value-type="float" office:value="83.9">
            <text:p>83.9</text:p>
          </table:table-cell>
          <table:table-cell table:style-name="Pivot_20_Table_20_Result" office:value-type="float" office:value="85.8387096774194">
            <text:p>85.8387096774</text:p>
          </table:table-cell>
          <table:table-cell table:style-name="Pivot_20_Table_20_Result" office:value-type="float" office:value="87.2203389830509">
            <text:p>87.2203389831</text:p>
          </table:table-cell>
          <table:table-cell table:style-name="Pivot_20_Table_20_Result" office:value-type="float" office:value="86.672131147541">
            <text:p>86.6721311475</text:p>
          </table:table-cell>
          <table:table-cell table:style-name="ce36" office:value-type="float" office:value="85.5735900962861">
            <text:p>85.5735900963</text:p>
          </table:table-cell>
        </table:table-row>
        <table:table-row table:style-name="ro4">
          <table:table-cell table:style-name="ce8" office:value-type="string">
            <text:p>Total Max - RH_avg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22" office:value-type="float" office:value="95">
            <text:p>9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5">
            <text:p>95</text:p>
          </table:table-cell>
          <table:table-cell table:number-columns-repeated="2" table:style-name="ce22" office:value-type="float" office:value="96">
            <text:p>96</text:p>
          </table:table-cell>
          <table:table-cell table:style-name="ce29" office:value-type="float" office:value="95">
            <text:p>95</text:p>
          </table:table-cell>
          <table:table-cell table:style-name="ce36" office:value-type="float" office:value="96">
            <text:p>96</text:p>
          </table:table-cell>
        </table:table-row>
        <table:table-row table:style-name="ro4">
          <table:table-cell table:style-name="ce8" office:value-type="string">
            <text:p>Total Min - RH_avg</text:p>
          </table:table-cell>
          <table:table-cell table:style-name="Pivot_20_Table_20_Result" office:value-type="float" office:value="73">
            <text:p>73</text:p>
          </table:table-cell>
          <table:table-cell table:style-name="Pivot_20_Table_20_Result" office:value-type="float" office:value="78">
            <text:p>78</text:p>
          </table:table-cell>
          <table:table-cell table:style-name="Pivot_20_Table_20_Result" office:value-type="float" office:value="75">
            <text:p>75</text:p>
          </table:table-cell>
          <table:table-cell table:style-name="Pivot_20_Table_20_Result" office:value-type="float" office:value="82">
            <text:p>82</text:p>
          </table:table-cell>
          <table:table-cell table:style-name="Pivot_20_Table_20_Result" office:value-type="float" office:value="79">
            <text:p>79</text:p>
          </table:table-cell>
          <table:table-cell table:style-name="Pivot_20_Table_20_Result" office:value-type="float" office:value="80">
            <text:p>80</text:p>
          </table:table-cell>
          <table:table-cell table:style-name="Pivot_20_Table_20_Result" office:value-type="float" office:value="75">
            <text:p>75</text:p>
          </table:table-cell>
          <table:table-cell table:style-name="Pivot_20_Table_20_Result" office:value-type="float" office:value="73">
            <text:p>73</text:p>
          </table:table-cell>
          <table:table-cell table:style-name="Pivot_20_Table_20_Result" office:value-type="float" office:value="76">
            <text:p>76</text:p>
          </table:table-cell>
          <table:table-cell table:style-name="Pivot_20_Table_20_Result" office:value-type="float" office:value="73">
            <text:p>73</text:p>
          </table:table-cell>
          <table:table-cell table:style-name="Pivot_20_Table_20_Result" office:value-type="float" office:value="82">
            <text:p>82</text:p>
          </table:table-cell>
          <table:table-cell table:style-name="Pivot_20_Table_20_Result" office:value-type="float" office:value="79">
            <text:p>79</text:p>
          </table:table-cell>
          <table:table-cell table:style-name="ce36" office:value-type="float" office:value="73">
            <text:p>73</text:p>
          </table:table-cell>
        </table:table-row>
        <table:table-row table:style-name="ro4">
          <table:table-cell table:style-name="ce8" office:value-type="string">
            <text:p>Total Count - RH_avg</text:p>
          </table:table-cell>
          <table:table-cell table:style-name="ce16" office:value-type="float" office:value="62">
            <text:p>6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9">
            <text:p>59</text:p>
          </table:table-cell>
          <table:table-cell table:style-name="ce29" office:value-type="float" office:value="61">
            <text:p>61</text:p>
          </table:table-cell>
          <table:table-cell table:style-name="ce36" office:value-type="float" office:value="727">
            <text:p>727</text:p>
          </table:table-cell>
        </table:table-row>
        <table:table-row table:style-name="ro4">
          <table:table-cell table:style-name="ce8" office:value-type="string">
            <text:p>Total StDev - RH_avg</text:p>
          </table:table-cell>
          <table:table-cell table:style-name="Pivot_20_Table_20_Result" office:value-type="float" office:value="3.68845584282838">
            <text:p>3.6884558428</text:p>
          </table:table-cell>
          <table:table-cell table:style-name="Pivot_20_Table_20_Result" office:value-type="float" office:value="3.90653797639793">
            <text:p>3.9065379764</text:p>
          </table:table-cell>
          <table:table-cell table:style-name="Pivot_20_Table_20_Result" office:value-type="float" office:value="3.55183717665317">
            <text:p>3.5518371767</text:p>
          </table:table-cell>
          <table:table-cell table:style-name="Pivot_20_Table_20_Result" office:value-type="float" office:value="2.8313718700776">
            <text:p>2.8313718701</text:p>
          </table:table-cell>
          <table:table-cell table:style-name="Pivot_20_Table_20_Result" office:value-type="float" office:value="3.29125566139456">
            <text:p>3.2912556614</text:p>
          </table:table-cell>
          <table:table-cell table:style-name="Pivot_20_Table_20_Result" office:value-type="float" office:value="2.28103207882591">
            <text:p>2.2810320788</text:p>
          </table:table-cell>
          <table:table-cell table:style-name="Pivot_20_Table_20_Result" office:value-type="float" office:value="3.85786607060436">
            <text:p>3.8578660706</text:p>
          </table:table-cell>
          <table:table-cell table:style-name="Pivot_20_Table_20_Result" office:value-type="float" office:value="4.66770090022797">
            <text:p>4.6677009002</text:p>
          </table:table-cell>
          <table:table-cell table:style-name="Pivot_20_Table_20_Result" office:value-type="float" office:value="4.30490457383563">
            <text:p>4.3049045738</text:p>
          </table:table-cell>
          <table:table-cell table:style-name="Pivot_20_Table_20_Result" office:value-type="float" office:value="4.71896608704961">
            <text:p>4.718966087</text:p>
          </table:table-cell>
          <table:table-cell table:style-name="Pivot_20_Table_20_Result" office:value-type="float" office:value="2.5735243284874">
            <text:p>2.5735243285</text:p>
          </table:table-cell>
          <table:table-cell table:style-name="Pivot_20_Table_20_Result" office:value-type="float" office:value="3.08069965795333">
            <text:p>3.080699658</text:p>
          </table:table-cell>
          <table:table-cell table:style-name="ce36" office:value-type="float" office:value="3.94727875190577">
            <text:p>3.9472787519</text:p>
          </table:table-cell>
        </table:table-row>
        <table:table-row table:style-name="ro4">
          <table:table-cell table:style-name="ce8" office:value-type="string">
            <text:p>Total StDev - RH_avg</text:p>
          </table:table-cell>
          <table:table-cell table:style-name="ce16" office:value-type="float" office:value="3.65858931207403">
            <text:p>3.6585893121</text:p>
          </table:table-cell>
          <table:table-cell table:style-name="ce22" office:value-type="float" office:value="3.87150105361778">
            <text:p>3.8715010536</text:p>
          </table:table-cell>
          <table:table-cell table:style-name="ce22" office:value-type="float" office:value="3.52307688812288">
            <text:p>3.5230768881</text:p>
          </table:table-cell>
          <table:table-cell table:style-name="ce22" office:value-type="float" office:value="2.80767796507285">
            <text:p>2.8076779651</text:p>
          </table:table-cell>
          <table:table-cell table:style-name="ce22" office:value-type="float" office:value="3.26460537937407">
            <text:p>3.2646053794</text:p>
          </table:table-cell>
          <table:table-cell table:style-name="ce22" office:value-type="float" office:value="2.26194360868899">
            <text:p>2.2619436087</text:p>
          </table:table-cell>
          <table:table-cell table:style-name="ce22" office:value-type="float" office:value="3.82662777453857">
            <text:p>3.8266277745</text:p>
          </table:table-cell>
          <table:table-cell table:style-name="ce22" office:value-type="float" office:value="4.62928295555717">
            <text:p>4.6292829556</text:p>
          </table:table-cell>
          <table:table-cell table:style-name="ce22" office:value-type="float" office:value="4.26887963443966">
            <text:p>4.2688796344</text:p>
          </table:table-cell>
          <table:table-cell table:style-name="ce22" office:value-type="float" office:value="4.68075520646075">
            <text:p>4.6807552065</text:p>
          </table:table-cell>
          <table:table-cell table:style-name="ce22" office:value-type="float" office:value="2.55162159546567">
            <text:p>2.5516215955</text:p>
          </table:table-cell>
          <table:table-cell table:style-name="ce29" office:value-type="float" office:value="3.05534367402539">
            <text:p>3.055343674</text:p>
          </table:table-cell>
          <table:table-cell table:style-name="ce36" office:value-type="float" office:value="3.94456304552863">
            <text:p>3.9445630455</text:p>
          </table:table-cell>
        </table:table-row>
        <table:table-row table:style-name="ro4">
          <table:table-cell table:style-name="ce8" office:value-type="string">
            <text:p>Total Var - RH_avg</text:p>
          </table:table-cell>
          <table:table-cell table:style-name="Pivot_20_Table_20_Result" office:value-type="float" office:value="13.6047065044948">
            <text:p>13.6047065045</text:p>
          </table:table-cell>
          <table:table-cell table:style-name="Pivot_20_Table_20_Result" office:value-type="float" office:value="15.2610389610393">
            <text:p>15.261038961</text:p>
          </table:table-cell>
          <table:table-cell table:style-name="Pivot_20_Table_20_Result" office:value-type="float" office:value="12.6155473294555">
            <text:p>12.6155473295</text:p>
          </table:table-cell>
          <table:table-cell table:style-name="Pivot_20_Table_20_Result" office:value-type="float" office:value="8.01666666666673">
            <text:p>8.0166666667</text:p>
          </table:table-cell>
          <table:table-cell table:style-name="Pivot_20_Table_20_Result" office:value-type="float" office:value="10.8323638286617">
            <text:p>10.8323638287</text:p>
          </table:table-cell>
          <table:table-cell table:style-name="Pivot_20_Table_20_Result" office:value-type="float" office:value="5.20310734463283">
            <text:p>5.2031073446</text:p>
          </table:table-cell>
          <table:table-cell table:style-name="Pivot_20_Table_20_Result" office:value-type="float" office:value="14.8831306187203">
            <text:p>14.8831306187</text:p>
          </table:table-cell>
          <table:table-cell table:style-name="Pivot_20_Table_20_Result" office:value-type="float" office:value="21.787431693989">
            <text:p>21.787431694</text:p>
          </table:table-cell>
          <table:table-cell table:style-name="Pivot_20_Table_20_Result" office:value-type="float" office:value="18.5322033898309">
            <text:p>18.5322033898</text:p>
          </table:table-cell>
          <table:table-cell table:style-name="Pivot_20_Table_20_Result" office:value-type="float" office:value="22.2686409307243">
            <text:p>22.2686409307</text:p>
          </table:table-cell>
          <table:table-cell table:style-name="Pivot_20_Table_20_Result" office:value-type="float" office:value="6.62302746931653">
            <text:p>6.6230274693</text:p>
          </table:table-cell>
          <table:table-cell table:style-name="Pivot_20_Table_20_Result" office:value-type="float" office:value="9.49071038251374">
            <text:p>9.4907103825</text:p>
          </table:table-cell>
          <table:table-cell table:style-name="ce36" office:value-type="float" office:value="15.5810095452468">
            <text:p>15.5810095452</text:p>
          </table:table-cell>
        </table:table-row>
        <table:table-row table:style-name="ro4">
          <table:table-cell table:style-name="ce8" office:value-type="string">
            <text:p>Total Var - RH_avg</text:p>
          </table:table-cell>
          <table:table-cell table:style-name="ce16" office:value-type="float" office:value="13.3852757544223">
            <text:p>13.3852757544</text:p>
          </table:table-cell>
          <table:table-cell table:style-name="ce22" office:value-type="float" office:value="14.9885204081636">
            <text:p>14.9885204082</text:p>
          </table:table-cell>
          <table:table-cell table:style-name="ce22" office:value-type="float" office:value="12.4120707596256">
            <text:p>12.4120707596</text:p>
          </table:table-cell>
          <table:table-cell table:style-name="ce22" office:value-type="float" office:value="7.88305555555562">
            <text:p>7.8830555556</text:p>
          </table:table-cell>
          <table:table-cell table:style-name="ce22" office:value-type="float" office:value="10.6576482830381">
            <text:p>10.657648283</text:p>
          </table:table-cell>
          <table:table-cell table:style-name="ce22" office:value-type="float" office:value="5.11638888888895">
            <text:p>5.1163888889</text:p>
          </table:table-cell>
          <table:table-cell table:style-name="ce22" office:value-type="float" office:value="14.64308012487">
            <text:p>14.6430801249</text:p>
          </table:table-cell>
          <table:table-cell table:style-name="ce22" office:value-type="float" office:value="21.4302606826121">
            <text:p>21.4302606826</text:p>
          </table:table-cell>
          <table:table-cell table:style-name="ce22" office:value-type="float" office:value="18.2233333333337">
            <text:p>18.2233333333</text:p>
          </table:table-cell>
          <table:table-cell table:style-name="ce22" office:value-type="float" office:value="21.9094693028094">
            <text:p>21.9094693028</text:p>
          </table:table-cell>
          <table:table-cell table:style-name="ce22" office:value-type="float" office:value="6.51077276644676">
            <text:p>6.5107727664</text:p>
          </table:table-cell>
          <table:table-cell table:style-name="ce29" office:value-type="float" office:value="9.33512496640696">
            <text:p>9.3351249664</text:p>
          </table:table-cell>
          <table:table-cell table:style-name="ce36" office:value-type="float" office:value="15.5595776201501">
            <text:p>15.5595776202</text:p>
          </table:table-cell>
        </table:table-row>
        <table:table-row table:style-name="ro4">
          <table:table-cell table:style-name="ce8" office:value-type="string">
            <text:p>Total Sum - RR</text:p>
          </table:table-cell>
          <table:table-cell table:style-name="Pivot_20_Table_20_Result" office:value-type="float" office:value="44799.6">
            <text:p>44799.6</text:p>
          </table:table-cell>
          <table:table-cell table:style-name="Pivot_20_Table_20_Result" office:value-type="float" office:value="71394.9">
            <text:p>71394.9</text:p>
          </table:table-cell>
          <table:table-cell table:style-name="Pivot_20_Table_20_Result" office:value-type="float" office:value="45166.9">
            <text:p>45166.9</text:p>
          </table:table-cell>
          <table:table-cell table:style-name="Pivot_20_Table_20_Result" office:value-type="float" office:value="63074.3">
            <text:p>63074.3</text:p>
          </table:table-cell>
          <table:table-cell table:style-name="Pivot_20_Table_20_Result" office:value-type="float" office:value="36223.1">
            <text:p>36223.1</text:p>
          </table:table-cell>
          <table:table-cell table:style-name="Pivot_20_Table_20_Result" office:value-type="float" office:value="44762">
            <text:p>44762</text:p>
          </table:table-cell>
          <table:table-cell table:style-name="Pivot_20_Table_20_Result" office:value-type="float" office:value="17948.8">
            <text:p>17948.8</text:p>
          </table:table-cell>
          <table:table-cell table:style-name="Pivot_20_Table_20_Result" office:value-type="float" office:value="26886.9">
            <text:p>26886.9</text:p>
          </table:table-cell>
          <table:table-cell table:style-name="Pivot_20_Table_20_Result" office:value-type="float" office:value="18085.4">
            <text:p>18085.4</text:p>
          </table:table-cell>
          <table:table-cell table:style-name="Pivot_20_Table_20_Result" office:value-type="float" office:value="44803">
            <text:p>44803</text:p>
          </table:table-cell>
          <table:table-cell table:style-name="Pivot_20_Table_20_Result" office:value-type="float" office:value="27385.9">
            <text:p>27385.9</text:p>
          </table:table-cell>
          <table:table-cell table:style-name="Pivot_20_Table_20_Result" office:value-type="float" office:value="80562.3">
            <text:p>80562.3</text:p>
          </table:table-cell>
          <table:table-cell table:style-name="ce36" office:value-type="float" office:value="521093.1">
            <text:p>521093.1</text:p>
          </table:table-cell>
        </table:table-row>
        <table:table-row table:style-name="ro4">
          <table:table-cell table:style-name="ce8" office:value-type="string">
            <text:p>Total Count - RR</text:p>
          </table:table-cell>
          <table:table-cell table:style-name="ce16" office:value-type="float" office:value="39">
            <text:p>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9">
            <text:p>49</text:p>
          </table:table-cell>
          <table:table-cell table:number-columns-repeated="2" table:style-name="ce22" office:value-type="float" office:value="46">
            <text:p>4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7">
            <text:p>47</text:p>
          </table:table-cell>
          <table:table-cell table:style-name="ce29" office:value-type="float" office:value="49">
            <text:p>49</text:p>
          </table:table-cell>
          <table:table-cell table:style-name="ce36" office:value-type="float" office:value="497">
            <text:p>497</text:p>
          </table:table-cell>
        </table:table-row>
        <table:table-row table:style-name="ro4">
          <table:table-cell table:style-name="ce8" office:value-type="string">
            <text:p>Total Average - RR</text:p>
          </table:table-cell>
          <table:table-cell table:style-name="Pivot_20_Table_20_Result" office:value-type="float" office:value="1148.70769230769">
            <text:p>1148.7076923077</text:p>
          </table:table-cell>
          <table:table-cell table:style-name="Pivot_20_Table_20_Result" office:value-type="float" office:value="1784.8725">
            <text:p>1784.8725</text:p>
          </table:table-cell>
          <table:table-cell table:style-name="Pivot_20_Table_20_Result" office:value-type="float" office:value="921.773469387755">
            <text:p>921.7734693878</text:p>
          </table:table-cell>
          <table:table-cell table:style-name="Pivot_20_Table_20_Result" office:value-type="float" office:value="1371.18043478261">
            <text:p>1371.1804347826</text:p>
          </table:table-cell>
          <table:table-cell table:style-name="Pivot_20_Table_20_Result" office:value-type="float" office:value="787.458695652174">
            <text:p>787.4586956522</text:p>
          </table:table-cell>
          <table:table-cell table:style-name="Pivot_20_Table_20_Result" office:value-type="float" office:value="1209.78378378378">
            <text:p>1209.7837837838</text:p>
          </table:table-cell>
          <table:table-cell table:style-name="Pivot_20_Table_20_Result" office:value-type="float" office:value="578.993548387097">
            <text:p>578.9935483871</text:p>
          </table:table-cell>
          <table:table-cell table:style-name="Pivot_20_Table_20_Result" office:value-type="float" office:value="927.134482758621">
            <text:p>927.1344827586</text:p>
          </table:table-cell>
          <table:table-cell table:style-name="Pivot_20_Table_20_Result" office:value-type="float" office:value="475.931578947368">
            <text:p>475.9315789474</text:p>
          </table:table-cell>
          <table:table-cell table:style-name="Pivot_20_Table_20_Result" office:value-type="float" office:value="973.978260869565">
            <text:p>973.9782608696</text:p>
          </table:table-cell>
          <table:table-cell table:style-name="Pivot_20_Table_20_Result" office:value-type="float" office:value="582.678723404255">
            <text:p>582.6787234043</text:p>
          </table:table-cell>
          <table:table-cell table:style-name="Pivot_20_Table_20_Result" office:value-type="float" office:value="1644.12857142857">
            <text:p>1644.1285714286</text:p>
          </table:table-cell>
          <table:table-cell table:style-name="ce36" office:value-type="float" office:value="1048.47706237425">
            <text:p>1048.4770623743</text:p>
          </table:table-cell>
        </table:table-row>
        <table:table-row table:style-name="ro4">
          <table:table-cell table:style-name="ce8" office:value-type="string">
            <text:p>Total Max - RR</text:p>
          </table:table-cell>
          <table:table-cell table:style-name="ce16" office:value-type="float" office:value="8888">
            <text:p>8888</text:p>
          </table:table-cell>
          <table:table-cell table:number-columns-repeated="10" table:style-name="ce22" office:value-type="float" office:value="8888">
            <text:p>8888</text:p>
          </table:table-cell>
          <table:table-cell table:style-name="ce29" office:value-type="float" office:value="8888">
            <text:p>8888</text:p>
          </table:table-cell>
          <table:table-cell table:style-name="ce36" office:value-type="float" office:value="8888">
            <text:p>8888</text:p>
          </table:table-cell>
        </table:table-row>
        <table:table-row table:style-name="ro4">
          <table:table-cell table:style-name="ce8" office:value-type="string">
            <text:p>Total Min - RR</text:p>
          </table:table-cell>
          <table:table-cell table:number-columns-repeated="12" table:style-name="Pivot_20_Table_20_Result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4">
          <table:table-cell table:style-name="ce8" office:value-type="string">
            <text:p>Total Count - RR</text:p>
          </table:table-cell>
          <table:table-cell table:style-name="ce16" office:value-type="float" office:value="39">
            <text:p>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9">
            <text:p>49</text:p>
          </table:table-cell>
          <table:table-cell table:number-columns-repeated="2" table:style-name="ce22" office:value-type="float" office:value="46">
            <text:p>4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7">
            <text:p>47</text:p>
          </table:table-cell>
          <table:table-cell table:style-name="ce29" office:value-type="float" office:value="49">
            <text:p>49</text:p>
          </table:table-cell>
          <table:table-cell table:style-name="ce36" office:value-type="float" office:value="497">
            <text:p>497</text:p>
          </table:table-cell>
        </table:table-row>
        <table:table-row table:style-name="ro4">
          <table:table-cell table:style-name="ce8" office:value-type="string">
            <text:p>Total StDev - RR</text:p>
          </table:table-cell>
          <table:table-cell table:style-name="Pivot_20_Table_20_Result" office:value-type="float" office:value="3006.72633452543">
            <text:p>3006.7263345254</text:p>
          </table:table-cell>
          <table:table-cell table:style-name="Pivot_20_Table_20_Result" office:value-type="float" office:value="3596.82311470207">
            <text:p>3596.8231147021</text:p>
          </table:table-cell>
          <table:table-cell table:style-name="Pivot_20_Table_20_Result" office:value-type="float" office:value="2713.30179814615">
            <text:p>2713.3017981462</text:p>
          </table:table-cell>
          <table:table-cell table:style-name="Pivot_20_Table_20_Result" office:value-type="float" office:value="3219.84599635998">
            <text:p>3219.84599636</text:p>
          </table:table-cell>
          <table:table-cell table:style-name="Pivot_20_Table_20_Result" office:value-type="float" office:value="2527.6079226174">
            <text:p>2527.6079226174</text:p>
          </table:table-cell>
          <table:table-cell table:style-name="Pivot_20_Table_20_Result" office:value-type="float" office:value="3077.01427194118">
            <text:p>3077.0142719412</text:p>
          </table:table-cell>
          <table:table-cell table:style-name="Pivot_20_Table_20_Result" office:value-type="float" office:value="2218.2044725311">
            <text:p>2218.2044725311</text:p>
          </table:table-cell>
          <table:table-cell table:style-name="Pivot_20_Table_20_Result" office:value-type="float" office:value="2752.07153318522">
            <text:p>2752.0715331852</text:p>
          </table:table-cell>
          <table:table-cell table:style-name="Pivot_20_Table_20_Result" office:value-type="float" office:value="2009.38837300568">
            <text:p>2009.3883730057</text:p>
          </table:table-cell>
          <table:table-cell table:style-name="Pivot_20_Table_20_Result" office:value-type="float" office:value="2794.26917822994">
            <text:p>2794.2691782299</text:p>
          </table:table-cell>
          <table:table-cell table:style-name="Pivot_20_Table_20_Result" office:value-type="float" office:value="2192.17884157532">
            <text:p>2192.1788415753</text:p>
          </table:table-cell>
          <table:table-cell table:style-name="Pivot_20_Table_20_Result" office:value-type="float" office:value="3471.73020487144">
            <text:p>3471.7302048714</text:p>
          </table:table-cell>
          <table:table-cell table:style-name="ce36" office:value-type="float" office:value="2852.44692211881">
            <text:p>2852.4469221188</text:p>
          </table:table-cell>
        </table:table-row>
        <table:table-row table:style-name="ro4">
          <table:table-cell table:style-name="ce8" office:value-type="string">
            <text:p>Total StDev - RR</text:p>
          </table:table-cell>
          <table:table-cell table:style-name="ce16" office:value-type="float" office:value="2967.92824023284">
            <text:p>2967.9282402328</text:p>
          </table:table-cell>
          <table:table-cell table:style-name="ce22" office:value-type="float" office:value="3551.5782555779">
            <text:p>3551.5782555779</text:p>
          </table:table-cell>
          <table:table-cell table:style-name="ce22" office:value-type="float" office:value="2685.47232608979">
            <text:p>2685.4723260898</text:p>
          </table:table-cell>
          <table:table-cell table:style-name="ce22" office:value-type="float" office:value="3184.65536601206">
            <text:p>3184.6553660121</text:p>
          </table:table-cell>
          <table:table-cell table:style-name="ce22" office:value-type="float" office:value="2499.98296286161">
            <text:p>2499.9829628616</text:p>
          </table:table-cell>
          <table:table-cell table:style-name="ce22" office:value-type="float" office:value="3035.14818138757">
            <text:p>3035.1481813876</text:p>
          </table:table-cell>
          <table:table-cell table:style-name="ce22" office:value-type="float" office:value="2182.13370320612">
            <text:p>2182.1337032061</text:p>
          </table:table-cell>
          <table:table-cell table:style-name="ce22" office:value-type="float" office:value="2704.20576819553">
            <text:p>2704.2057681955</text:p>
          </table:table-cell>
          <table:table-cell table:style-name="ce22" office:value-type="float" office:value="1982.77278233568">
            <text:p>1982.7727823357</text:p>
          </table:table-cell>
          <table:table-cell table:style-name="ce22" office:value-type="float" office:value="2763.72980030477">
            <text:p>2763.7298003048</text:p>
          </table:table-cell>
          <table:table-cell table:style-name="ce22" office:value-type="float" office:value="2168.73240444747">
            <text:p>2168.7324044475</text:p>
          </table:table-cell>
          <table:table-cell table:style-name="ce29" office:value-type="float" office:value="3436.12177429076">
            <text:p>3436.1217742908</text:p>
          </table:table-cell>
          <table:table-cell table:style-name="ce36" office:value-type="float" office:value="2849.57581225977">
            <text:p>2849.5758122598</text:p>
          </table:table-cell>
        </table:table-row>
        <table:table-row table:style-name="ro4">
          <table:table-cell table:style-name="ce8" office:value-type="string">
            <text:p>Total Var - RR</text:p>
          </table:table-cell>
          <table:table-cell table:style-name="Pivot_20_Table_20_Result" office:value-type="float" office:value="9040403.25072875">
            <text:p>9040403.25072875</text:p>
          </table:table-cell>
          <table:table-cell table:style-name="Pivot_20_Table_20_Result" office:value-type="float" office:value="12937136.5184551">
            <text:p>12937136.5184551</text:p>
          </table:table-cell>
          <table:table-cell table:style-name="Pivot_20_Table_20_Result" office:value-type="float" office:value="7362006.64782313">
            <text:p>7362006.64782313</text:p>
          </table:table-cell>
          <table:table-cell table:style-name="Pivot_20_Table_20_Result" office:value-type="float" office:value="10367408.2402754">
            <text:p>10367408.2402754</text:p>
          </table:table-cell>
          <table:table-cell table:style-name="Pivot_20_Table_20_Result" office:value-type="float" office:value="6388801.81047826">
            <text:p>6388801.81047826</text:p>
          </table:table-cell>
          <table:table-cell table:style-name="Pivot_20_Table_20_Result" office:value-type="float" office:value="9468016.82972973">
            <text:p>9468016.82972973</text:p>
          </table:table-cell>
          <table:table-cell table:style-name="Pivot_20_Table_20_Result" office:value-type="float" office:value="4920431.08195699">
            <text:p>4920431.08195699</text:p>
          </table:table-cell>
          <table:table-cell table:style-name="Pivot_20_Table_20_Result" office:value-type="float" office:value="7573897.72376847">
            <text:p>7573897.72376847</text:p>
          </table:table-cell>
          <table:table-cell table:style-name="Pivot_20_Table_20_Result" office:value-type="float" office:value="4037641.63357041">
            <text:p>4037641.63357041</text:p>
          </table:table-cell>
          <table:table-cell table:style-name="Pivot_20_Table_20_Result" office:value-type="float" office:value="7807940.2404058">
            <text:p>7807940.2404058</text:p>
          </table:table-cell>
          <table:table-cell table:style-name="Pivot_20_Table_20_Result" office:value-type="float" office:value="4805648.07345051">
            <text:p>4805648.07345051</text:p>
          </table:table-cell>
          <table:table-cell table:style-name="Pivot_20_Table_20_Result" office:value-type="float" office:value="12052910.6154167">
            <text:p>12052910.6154167</text:p>
          </table:table-cell>
          <table:table-cell table:style-name="ce36" office:value-type="float" office:value="8136453.44350506">
            <text:p>8136453.44350506</text:p>
          </table:table-cell>
        </table:table-row>
        <table:table-row table:style-name="ro4">
          <table:table-cell table:style-name="ce9" office:value-type="string">
            <text:p>Total Var - RR</text:p>
          </table:table-cell>
          <table:table-cell table:style-name="ce17" office:value-type="float" office:value="8808598.0391716">
            <text:p>8808598.0391716</text:p>
          </table:table-cell>
          <table:table-cell table:style-name="ce23" office:value-type="float" office:value="12613708.1054937">
            <text:p>12613708.1054937</text:p>
          </table:table-cell>
          <table:table-cell table:style-name="ce23" office:value-type="float" office:value="7211761.61419409">
            <text:p>7211761.61419409</text:p>
          </table:table-cell>
          <table:table-cell table:style-name="ce23" office:value-type="float" office:value="10142029.8002694">
            <text:p>10142029.8002694</text:p>
          </table:table-cell>
          <table:table-cell table:style-name="ce23" office:value-type="float" office:value="6249914.8145983">
            <text:p>6249914.8145983</text:p>
          </table:table-cell>
          <table:table-cell table:style-name="ce23" office:value-type="float" office:value="9212124.48298028">
            <text:p>9212124.48298028</text:p>
          </table:table-cell>
          <table:table-cell table:style-name="ce23" office:value-type="float" office:value="4761707.49866805">
            <text:p>4761707.49866805</text:p>
          </table:table-cell>
          <table:table-cell table:style-name="ce23" office:value-type="float" office:value="7312728.83674197">
            <text:p>7312728.83674197</text:p>
          </table:table-cell>
          <table:table-cell table:style-name="ce23" office:value-type="float" office:value="3931387.90637119">
            <text:p>3931387.90637119</text:p>
          </table:table-cell>
          <table:table-cell table:style-name="ce23" office:value-type="float" office:value="7638202.40909263">
            <text:p>7638202.40909263</text:p>
          </table:table-cell>
          <table:table-cell table:style-name="ce23" office:value-type="float" office:value="4703400.2421005">
            <text:p>4703400.2421005</text:p>
          </table:table-cell>
          <table:table-cell table:style-name="ce30" office:value-type="float" office:value="11806932.8477551">
            <text:p>11806932.8477551</text:p>
          </table:table-cell>
          <table:table-cell table:style-name="ce37" office:value-type="float" office:value="8120082.30981592">
            <text:p>8120082.30981592</text:p>
          </table:table-cell>
        </table:table-row>
        <table:table-row table:style-name="ro4" table:number-rows-repeated="1047779">
          <table:table-cell table:number-columns-repeated="14"/>
        </table:table-row>
        <table:table-row table:style-name="ro4">
          <table:table-cell table:number-columns-repeated="14"/>
        </table:table-row>
      </table:table>
      <table:database-ranges>
        <table:database-range table:target-range-address="ALL.A1:ALL.D366"/>
      </table:database-ranges>
      <table:data-pilot-tables>
        <table:data-pilot-table table:name="Pivot1" table:application-data="" table:target-range-address="ALL.A733:ALL.N796" table:buttons="ALL.A733 ALL.A736 ALL.B735">
          <table:source-cell-range table:cell-range-address="ALL.A1:ALL.D731"/>
          <table:data-pilot-field table:source-field-name="Date" table:orientation="column" table:used-hierarchy="0" table:function="auto">
            <table:data-pilot-level table:show-empty="false">
              <table:data-pilot-members>
                <table:data-pilot-member table:name="Jan 1, 2017" table:display="true" table:show-details="true"/>
                <table:data-pilot-member table:name="Jan 2, 2017" table:display="true" table:show-details="true"/>
                <table:data-pilot-member table:name="Jan 3, 2017" table:display="true" table:show-details="true"/>
                <table:data-pilot-member table:name="Jan 4, 2017" table:display="true" table:show-details="true"/>
                <table:data-pilot-member table:name="Jan 5, 2017" table:display="true" table:show-details="true"/>
                <table:data-pilot-member table:name="Jan 6, 2017" table:display="true" table:show-details="true"/>
                <table:data-pilot-member table:name="Jan 7, 2017" table:display="true" table:show-details="true"/>
                <table:data-pilot-member table:name="Jan 8, 2017" table:display="true" table:show-details="true"/>
                <table:data-pilot-member table:name="Jan 9, 2017" table:display="true" table:show-details="true"/>
                <table:data-pilot-member table:name="Jan 10, 2017" table:display="true" table:show-details="true"/>
                <table:data-pilot-member table:name="Jan 11, 2017" table:display="true" table:show-details="true"/>
                <table:data-pilot-member table:name="Jan 12, 2017" table:display="true" table:show-details="true"/>
                <table:data-pilot-member table:name="Jan 13, 2017" table:display="true" table:show-details="true"/>
                <table:data-pilot-member table:name="Jan 14, 2017" table:display="true" table:show-details="true"/>
                <table:data-pilot-member table:name="Jan 15, 2017" table:display="true" table:show-details="true"/>
                <table:data-pilot-member table:name="Jan 16, 2017" table:display="true" table:show-details="true"/>
                <table:data-pilot-member table:name="Jan 17, 2017" table:display="true" table:show-details="true"/>
                <table:data-pilot-member table:name="Jan 18, 2017" table:display="true" table:show-details="true"/>
                <table:data-pilot-member table:name="Jan 19, 2017" table:display="true" table:show-details="true"/>
                <table:data-pilot-member table:name="Jan 20, 2017" table:display="true" table:show-details="true"/>
                <table:data-pilot-member table:name="Jan 21, 2017" table:display="true" table:show-details="true"/>
                <table:data-pilot-member table:name="Jan 22, 2017" table:display="true" table:show-details="true"/>
                <table:data-pilot-member table:name="Jan 23, 2017" table:display="true" table:show-details="true"/>
                <table:data-pilot-member table:name="Jan 24, 2017" table:display="true" table:show-details="true"/>
                <table:data-pilot-member table:name="Jan 25, 2017" table:display="true" table:show-details="true"/>
                <table:data-pilot-member table:name="Jan 26, 2017" table:display="true" table:show-details="true"/>
                <table:data-pilot-member table:name="Jan 27, 2017" table:display="true" table:show-details="true"/>
                <table:data-pilot-member table:name="Jan 28, 2017" table:display="true" table:show-details="true"/>
                <table:data-pilot-member table:name="Jan 29, 2017" table:display="true" table:show-details="true"/>
                <table:data-pilot-member table:name="Jan 30, 2017" table:display="true" table:show-details="true"/>
                <table:data-pilot-member table:name="Jan 31, 2017" table:display="true" table:show-details="true"/>
                <table:data-pilot-member table:name="Feb 1, 2017" table:display="true" table:show-details="true"/>
                <table:data-pilot-member table:name="Feb 2, 2017" table:display="true" table:show-details="true"/>
                <table:data-pilot-member table:name="Feb 3, 2017" table:display="true" table:show-details="true"/>
                <table:data-pilot-member table:name="Feb 4, 2017" table:display="true" table:show-details="true"/>
                <table:data-pilot-member table:name="Feb 5, 2017" table:display="true" table:show-details="true"/>
                <table:data-pilot-member table:name="Feb 6, 2017" table:display="true" table:show-details="true"/>
                <table:data-pilot-member table:name="Feb 7, 2017" table:display="true" table:show-details="true"/>
                <table:data-pilot-member table:name="Feb 8, 2017" table:display="true" table:show-details="true"/>
                <table:data-pilot-member table:name="Feb 9, 2017" table:display="true" table:show-details="true"/>
                <table:data-pilot-member table:name="Feb 10, 2017" table:display="true" table:show-details="true"/>
                <table:data-pilot-member table:name="Feb 11, 2017" table:display="true" table:show-details="true"/>
                <table:data-pilot-member table:name="Feb 12, 2017" table:display="true" table:show-details="true"/>
                <table:data-pilot-member table:name="Feb 13, 2017" table:display="true" table:show-details="true"/>
                <table:data-pilot-member table:name="Feb 14, 2017" table:display="true" table:show-details="true"/>
                <table:data-pilot-member table:name="Feb 15, 2017" table:display="true" table:show-details="true"/>
                <table:data-pilot-member table:name="Feb 16, 2017" table:display="true" table:show-details="true"/>
                <table:data-pilot-member table:name="Feb 17, 2017" table:display="true" table:show-details="true"/>
                <table:data-pilot-member table:name="Feb 18, 2017" table:display="true" table:show-details="true"/>
                <table:data-pilot-member table:name="Feb 19, 2017" table:display="true" table:show-details="true"/>
                <table:data-pilot-member table:name="Feb 20, 2017" table:display="true" table:show-details="true"/>
                <table:data-pilot-member table:name="Feb 21, 2017" table:display="true" table:show-details="true"/>
                <table:data-pilot-member table:name="Feb 22, 2017" table:display="true" table:show-details="true"/>
                <table:data-pilot-member table:name="Feb 23, 2017" table:display="true" table:show-details="true"/>
                <table:data-pilot-member table:name="Feb 24, 2017" table:display="true" table:show-details="true"/>
                <table:data-pilot-member table:name="Feb 25, 2017" table:display="true" table:show-details="true"/>
                <table:data-pilot-member table:name="Feb 26, 2017" table:display="true" table:show-details="true"/>
                <table:data-pilot-member table:name="Feb 27, 2017" table:display="true" table:show-details="true"/>
                <table:data-pilot-member table:name="Feb 28, 2017" table:display="true" table:show-details="true"/>
                <table:data-pilot-member table:name="Mar 1, 2017" table:display="true" table:show-details="true"/>
                <table:data-pilot-member table:name="Mar 2, 2017" table:display="true" table:show-details="true"/>
                <table:data-pilot-member table:name="Mar 3, 2017" table:display="true" table:show-details="true"/>
                <table:data-pilot-member table:name="Mar 4, 2017" table:display="true" table:show-details="true"/>
                <table:data-pilot-member table:name="Mar 5, 2017" table:display="true" table:show-details="true"/>
                <table:data-pilot-member table:name="Mar 6, 2017" table:display="true" table:show-details="true"/>
                <table:data-pilot-member table:name="Mar 7, 2017" table:display="true" table:show-details="true"/>
                <table:data-pilot-member table:name="Mar 8, 2017" table:display="true" table:show-details="true"/>
                <table:data-pilot-member table:name="Mar 9, 2017" table:display="true" table:show-details="true"/>
                <table:data-pilot-member table:name="Mar 10, 2017" table:display="true" table:show-details="true"/>
                <table:data-pilot-member table:name="Mar 11, 2017" table:display="true" table:show-details="true"/>
                <table:data-pilot-member table:name="Mar 12, 2017" table:display="true" table:show-details="true"/>
                <table:data-pilot-member table:name="Mar 13, 2017" table:display="true" table:show-details="true"/>
                <table:data-pilot-member table:name="Mar 14, 2017" table:display="true" table:show-details="true"/>
                <table:data-pilot-member table:name="Mar 15, 2017" table:display="true" table:show-details="true"/>
                <table:data-pilot-member table:name="Mar 16, 2017" table:display="true" table:show-details="true"/>
                <table:data-pilot-member table:name="Mar 17, 2017" table:display="true" table:show-details="true"/>
                <table:data-pilot-member table:name="Mar 18, 2017" table:display="true" table:show-details="true"/>
                <table:data-pilot-member table:name="Mar 19, 2017" table:display="true" table:show-details="true"/>
                <table:data-pilot-member table:name="Mar 20, 2017" table:display="true" table:show-details="true"/>
                <table:data-pilot-member table:name="Mar 21, 2017" table:display="true" table:show-details="true"/>
                <table:data-pilot-member table:name="Mar 22, 2017" table:display="true" table:show-details="true"/>
                <table:data-pilot-member table:name="Mar 23, 2017" table:display="true" table:show-details="true"/>
                <table:data-pilot-member table:name="Mar 24, 2017" table:display="true" table:show-details="true"/>
                <table:data-pilot-member table:name="Mar 25, 2017" table:display="true" table:show-details="true"/>
                <table:data-pilot-member table:name="Mar 26, 2017" table:display="true" table:show-details="true"/>
                <table:data-pilot-member table:name="Mar 27, 2017" table:display="true" table:show-details="true"/>
                <table:data-pilot-member table:name="Mar 28, 2017" table:display="true" table:show-details="true"/>
                <table:data-pilot-member table:name="Mar 29, 2017" table:display="true" table:show-details="true"/>
                <table:data-pilot-member table:name="Mar 30, 2017" table:display="true" table:show-details="true"/>
                <table:data-pilot-member table:name="Mar 31, 2017" table:display="true" table:show-details="true"/>
                <table:data-pilot-member table:name="Apr 1, 2017" table:display="true" table:show-details="true"/>
                <table:data-pilot-member table:name="Apr 2, 2017" table:display="true" table:show-details="true"/>
                <table:data-pilot-member table:name="Apr 3, 2017" table:display="true" table:show-details="true"/>
                <table:data-pilot-member table:name="Apr 4, 2017" table:display="true" table:show-details="true"/>
                <table:data-pilot-member table:name="Apr 5, 2017" table:display="true" table:show-details="true"/>
                <table:data-pilot-member table:name="Apr 6, 2017" table:display="true" table:show-details="true"/>
                <table:data-pilot-member table:name="Apr 7, 2017" table:display="true" table:show-details="true"/>
                <table:data-pilot-member table:name="Apr 8, 2017" table:display="true" table:show-details="true"/>
                <table:data-pilot-member table:name="Apr 9, 2017" table:display="true" table:show-details="true"/>
                <table:data-pilot-member table:name="Apr 10, 2017" table:display="true" table:show-details="true"/>
                <table:data-pilot-member table:name="Apr 11, 2017" table:display="true" table:show-details="true"/>
                <table:data-pilot-member table:name="Apr 12, 2017" table:display="true" table:show-details="true"/>
                <table:data-pilot-member table:name="Apr 13, 2017" table:display="true" table:show-details="true"/>
                <table:data-pilot-member table:name="Apr 14, 2017" table:display="true" table:show-details="true"/>
                <table:data-pilot-member table:name="Apr 15, 2017" table:display="true" table:show-details="true"/>
                <table:data-pilot-member table:name="Apr 16, 2017" table:display="true" table:show-details="true"/>
                <table:data-pilot-member table:name="Apr 17, 2017" table:display="true" table:show-details="true"/>
                <table:data-pilot-member table:name="Apr 18, 2017" table:display="true" table:show-details="true"/>
                <table:data-pilot-member table:name="Apr 19, 2017" table:display="true" table:show-details="true"/>
                <table:data-pilot-member table:name="Apr 20, 2017" table:display="true" table:show-details="true"/>
                <table:data-pilot-member table:name="Apr 21, 2017" table:display="true" table:show-details="true"/>
                <table:data-pilot-member table:name="Apr 22, 2017" table:display="true" table:show-details="true"/>
                <table:data-pilot-member table:name="Apr 23, 2017" table:display="true" table:show-details="true"/>
                <table:data-pilot-member table:name="Apr 24, 2017" table:display="true" table:show-details="true"/>
                <table:data-pilot-member table:name="Apr 25, 2017" table:display="true" table:show-details="true"/>
                <table:data-pilot-member table:name="Apr 26, 2017" table:display="true" table:show-details="true"/>
                <table:data-pilot-member table:name="Apr 27, 2017" table:display="true" table:show-details="true"/>
                <table:data-pilot-member table:name="Apr 28, 2017" table:display="true" table:show-details="true"/>
                <table:data-pilot-member table:name="Apr 29, 2017" table:display="true" table:show-details="true"/>
                <table:data-pilot-member table:name="Apr 30, 2017" table:display="true" table:show-details="true"/>
                <table:data-pilot-member table:name="May 1, 2017" table:display="true" table:show-details="true"/>
                <table:data-pilot-member table:name="May 2, 2017" table:display="true" table:show-details="true"/>
                <table:data-pilot-member table:name="May 3, 2017" table:display="true" table:show-details="true"/>
                <table:data-pilot-member table:name="May 4, 2017" table:display="true" table:show-details="true"/>
                <table:data-pilot-member table:name="May 5, 2017" table:display="true" table:show-details="true"/>
                <table:data-pilot-member table:name="May 6, 2017" table:display="true" table:show-details="true"/>
                <table:data-pilot-member table:name="May 7, 2017" table:display="true" table:show-details="true"/>
                <table:data-pilot-member table:name="May 8, 2017" table:display="true" table:show-details="true"/>
                <table:data-pilot-member table:name="May 9, 2017" table:display="true" table:show-details="true"/>
                <table:data-pilot-member table:name="May 10, 2017" table:display="true" table:show-details="true"/>
                <table:data-pilot-member table:name="May 11, 2017" table:display="true" table:show-details="true"/>
                <table:data-pilot-member table:name="May 12, 2017" table:display="true" table:show-details="true"/>
                <table:data-pilot-member table:name="May 13, 2017" table:display="true" table:show-details="true"/>
                <table:data-pilot-member table:name="May 14, 2017" table:display="true" table:show-details="true"/>
                <table:data-pilot-member table:name="May 15, 2017" table:display="true" table:show-details="true"/>
                <table:data-pilot-member table:name="May 16, 2017" table:display="true" table:show-details="true"/>
                <table:data-pilot-member table:name="May 17, 2017" table:display="true" table:show-details="true"/>
                <table:data-pilot-member table:name="May 18, 2017" table:display="true" table:show-details="true"/>
                <table:data-pilot-member table:name="May 19, 2017" table:display="true" table:show-details="true"/>
                <table:data-pilot-member table:name="May 20, 2017" table:display="true" table:show-details="true"/>
                <table:data-pilot-member table:name="May 21, 2017" table:display="true" table:show-details="true"/>
                <table:data-pilot-member table:name="May 22, 2017" table:display="true" table:show-details="true"/>
                <table:data-pilot-member table:name="May 23, 2017" table:display="true" table:show-details="true"/>
                <table:data-pilot-member table:name="May 24, 2017" table:display="true" table:show-details="true"/>
                <table:data-pilot-member table:name="May 25, 2017" table:display="true" table:show-details="true"/>
                <table:data-pilot-member table:name="May 26, 2017" table:display="true" table:show-details="true"/>
                <table:data-pilot-member table:name="May 27, 2017" table:display="true" table:show-details="true"/>
                <table:data-pilot-member table:name="May 28, 2017" table:display="true" table:show-details="true"/>
                <table:data-pilot-member table:name="May 29, 2017" table:display="true" table:show-details="true"/>
                <table:data-pilot-member table:name="May 30, 2017" table:display="true" table:show-details="true"/>
                <table:data-pilot-member table:name="May 31, 2017" table:display="true" table:show-details="true"/>
                <table:data-pilot-member table:name="Jun 1, 2017" table:display="true" table:show-details="true"/>
                <table:data-pilot-member table:name="Jun 2, 2017" table:display="true" table:show-details="true"/>
                <table:data-pilot-member table:name="Jun 3, 2017" table:display="true" table:show-details="true"/>
                <table:data-pilot-member table:name="Jun 4, 2017" table:display="true" table:show-details="true"/>
                <table:data-pilot-member table:name="Jun 5, 2017" table:display="true" table:show-details="true"/>
                <table:data-pilot-member table:name="Jun 6, 2017" table:display="true" table:show-details="true"/>
                <table:data-pilot-member table:name="Jun 7, 2017" table:display="true" table:show-details="true"/>
                <table:data-pilot-member table:name="Jun 8, 2017" table:display="true" table:show-details="true"/>
                <table:data-pilot-member table:name="Jun 9, 2017" table:display="true" table:show-details="true"/>
                <table:data-pilot-member table:name="Jun 10, 2017" table:display="true" table:show-details="true"/>
                <table:data-pilot-member table:name="Jun 11, 2017" table:display="true" table:show-details="true"/>
                <table:data-pilot-member table:name="Jun 12, 2017" table:display="true" table:show-details="true"/>
                <table:data-pilot-member table:name="Jun 13, 2017" table:display="true" table:show-details="true"/>
                <table:data-pilot-member table:name="Jun 14, 2017" table:display="true" table:show-details="true"/>
                <table:data-pilot-member table:name="Jun 15, 2017" table:display="true" table:show-details="true"/>
                <table:data-pilot-member table:name="Jun 16, 2017" table:display="true" table:show-details="true"/>
                <table:data-pilot-member table:name="Jun 17, 2017" table:display="true" table:show-details="true"/>
                <table:data-pilot-member table:name="Jun 18, 2017" table:display="true" table:show-details="true"/>
                <table:data-pilot-member table:name="Jun 19, 2017" table:display="true" table:show-details="true"/>
                <table:data-pilot-member table:name="Jun 20, 2017" table:display="true" table:show-details="true"/>
                <table:data-pilot-member table:name="Jun 21, 2017" table:display="true" table:show-details="true"/>
                <table:data-pilot-member table:name="Jun 22, 2017" table:display="true" table:show-details="true"/>
                <table:data-pilot-member table:name="Jun 23, 2017" table:display="true" table:show-details="true"/>
                <table:data-pilot-member table:name="Jun 24, 2017" table:display="true" table:show-details="true"/>
                <table:data-pilot-member table:name="Jun 25, 2017" table:display="true" table:show-details="true"/>
                <table:data-pilot-member table:name="Jun 26, 2017" table:display="true" table:show-details="true"/>
                <table:data-pilot-member table:name="Jun 27, 2017" table:display="true" table:show-details="true"/>
                <table:data-pilot-member table:name="Jun 28, 2017" table:display="true" table:show-details="true"/>
                <table:data-pilot-member table:name="Jun 29, 2017" table:display="true" table:show-details="true"/>
                <table:data-pilot-member table:name="Jun 30, 2017" table:display="true" table:show-details="true"/>
                <table:data-pilot-member table:name="Jul 1, 2017" table:display="true" table:show-details="true"/>
                <table:data-pilot-member table:name="Jul 2, 2017" table:display="true" table:show-details="true"/>
                <table:data-pilot-member table:name="Jul 3, 2017" table:display="true" table:show-details="true"/>
                <table:data-pilot-member table:name="Jul 4, 2017" table:display="true" table:show-details="true"/>
                <table:data-pilot-member table:name="Jul 5, 2017" table:display="true" table:show-details="true"/>
                <table:data-pilot-member table:name="Jul 6, 2017" table:display="true" table:show-details="true"/>
                <table:data-pilot-member table:name="Jul 7, 2017" table:display="true" table:show-details="true"/>
                <table:data-pilot-member table:name="Jul 8, 2017" table:display="true" table:show-details="true"/>
                <table:data-pilot-member table:name="Jul 9, 2017" table:display="true" table:show-details="true"/>
                <table:data-pilot-member table:name="Jul 10, 2017" table:display="true" table:show-details="true"/>
                <table:data-pilot-member table:name="Jul 11, 2017" table:display="true" table:show-details="true"/>
                <table:data-pilot-member table:name="Jul 12, 2017" table:display="true" table:show-details="true"/>
                <table:data-pilot-member table:name="Jul 13, 2017" table:display="true" table:show-details="true"/>
                <table:data-pilot-member table:name="Jul 14, 2017" table:display="true" table:show-details="true"/>
                <table:data-pilot-member table:name="Jul 15, 2017" table:display="true" table:show-details="true"/>
                <table:data-pilot-member table:name="Jul 16, 2017" table:display="true" table:show-details="true"/>
                <table:data-pilot-member table:name="Jul 17, 2017" table:display="true" table:show-details="true"/>
                <table:data-pilot-member table:name="Jul 18, 2017" table:display="true" table:show-details="true"/>
                <table:data-pilot-member table:name="Jul 19, 2017" table:display="true" table:show-details="true"/>
                <table:data-pilot-member table:name="Jul 20, 2017" table:display="true" table:show-details="true"/>
                <table:data-pilot-member table:name="Jul 21, 2017" table:display="true" table:show-details="true"/>
                <table:data-pilot-member table:name="Jul 22, 2017" table:display="true" table:show-details="true"/>
                <table:data-pilot-member table:name="Jul 23, 2017" table:display="true" table:show-details="true"/>
                <table:data-pilot-member table:name="Jul 24, 2017" table:display="true" table:show-details="true"/>
                <table:data-pilot-member table:name="Jul 25, 2017" table:display="true" table:show-details="true"/>
                <table:data-pilot-member table:name="Jul 26, 2017" table:display="true" table:show-details="true"/>
                <table:data-pilot-member table:name="Jul 27, 2017" table:display="true" table:show-details="true"/>
                <table:data-pilot-member table:name="Jul 28, 2017" table:display="true" table:show-details="true"/>
                <table:data-pilot-member table:name="Jul 29, 2017" table:display="true" table:show-details="true"/>
                <table:data-pilot-member table:name="Jul 30, 2017" table:display="true" table:show-details="true"/>
                <table:data-pilot-member table:name="Jul 31, 2017" table:display="true" table:show-details="true"/>
                <table:data-pilot-member table:name="Aug 1, 2017" table:display="true" table:show-details="true"/>
                <table:data-pilot-member table:name="Aug 2, 2017" table:display="true" table:show-details="true"/>
                <table:data-pilot-member table:name="Aug 3, 2017" table:display="true" table:show-details="true"/>
                <table:data-pilot-member table:name="Aug 4, 2017" table:display="true" table:show-details="true"/>
                <table:data-pilot-member table:name="Aug 5, 2017" table:display="true" table:show-details="true"/>
                <table:data-pilot-member table:name="Aug 6, 2017" table:display="true" table:show-details="true"/>
                <table:data-pilot-member table:name="Aug 7, 2017" table:display="true" table:show-details="true"/>
                <table:data-pilot-member table:name="Aug 8, 2017" table:display="true" table:show-details="true"/>
                <table:data-pilot-member table:name="Aug 9, 2017" table:display="true" table:show-details="true"/>
                <table:data-pilot-member table:name="Aug 10, 2017" table:display="true" table:show-details="true"/>
                <table:data-pilot-member table:name="Aug 11, 2017" table:display="true" table:show-details="true"/>
                <table:data-pilot-member table:name="Aug 12, 2017" table:display="true" table:show-details="true"/>
                <table:data-pilot-member table:name="Aug 13, 2017" table:display="true" table:show-details="true"/>
                <table:data-pilot-member table:name="Aug 14, 2017" table:display="true" table:show-details="true"/>
                <table:data-pilot-member table:name="Aug 15, 2017" table:display="true" table:show-details="true"/>
                <table:data-pilot-member table:name="Aug 16, 2017" table:display="true" table:show-details="true"/>
                <table:data-pilot-member table:name="Aug 17, 2017" table:display="true" table:show-details="true"/>
                <table:data-pilot-member table:name="Aug 18, 2017" table:display="true" table:show-details="true"/>
                <table:data-pilot-member table:name="Aug 19, 2017" table:display="true" table:show-details="true"/>
                <table:data-pilot-member table:name="Aug 20, 2017" table:display="true" table:show-details="true"/>
                <table:data-pilot-member table:name="Aug 21, 2017" table:display="true" table:show-details="true"/>
                <table:data-pilot-member table:name="Aug 22, 2017" table:display="true" table:show-details="true"/>
                <table:data-pilot-member table:name="Aug 23, 2017" table:display="true" table:show-details="true"/>
                <table:data-pilot-member table:name="Aug 24, 2017" table:display="true" table:show-details="true"/>
                <table:data-pilot-member table:name="Aug 25, 2017" table:display="true" table:show-details="true"/>
                <table:data-pilot-member table:name="Aug 26, 2017" table:display="true" table:show-details="true"/>
                <table:data-pilot-member table:name="Aug 27, 2017" table:display="true" table:show-details="true"/>
                <table:data-pilot-member table:name="Aug 28, 2017" table:display="true" table:show-details="true"/>
                <table:data-pilot-member table:name="Aug 29, 2017" table:display="true" table:show-details="true"/>
                <table:data-pilot-member table:name="Aug 30, 2017" table:display="true" table:show-details="true"/>
                <table:data-pilot-member table:name="Aug 31, 2017" table:display="true" table:show-details="true"/>
                <table:data-pilot-member table:name="Sep 1, 2017" table:display="true" table:show-details="true"/>
                <table:data-pilot-member table:name="Sep 2, 2017" table:display="true" table:show-details="true"/>
                <table:data-pilot-member table:name="Sep 3, 2017" table:display="true" table:show-details="true"/>
                <table:data-pilot-member table:name="Sep 4, 2017" table:display="true" table:show-details="true"/>
                <table:data-pilot-member table:name="Sep 5, 2017" table:display="true" table:show-details="true"/>
                <table:data-pilot-member table:name="Sep 6, 2017" table:display="true" table:show-details="true"/>
                <table:data-pilot-member table:name="Sep 7, 2017" table:display="true" table:show-details="true"/>
                <table:data-pilot-member table:name="Sep 8, 2017" table:display="true" table:show-details="true"/>
                <table:data-pilot-member table:name="Sep 9, 2017" table:display="true" table:show-details="true"/>
                <table:data-pilot-member table:name="Sep 10, 2017" table:display="true" table:show-details="true"/>
                <table:data-pilot-member table:name="Sep 11, 2017" table:display="true" table:show-details="true"/>
                <table:data-pilot-member table:name="Sep 12, 2017" table:display="true" table:show-details="true"/>
                <table:data-pilot-member table:name="Sep 13, 2017" table:display="true" table:show-details="true"/>
                <table:data-pilot-member table:name="Sep 14, 2017" table:display="true" table:show-details="true"/>
                <table:data-pilot-member table:name="Sep 15, 2017" table:display="true" table:show-details="true"/>
                <table:data-pilot-member table:name="Sep 16, 2017" table:display="true" table:show-details="true"/>
                <table:data-pilot-member table:name="Sep 17, 2017" table:display="true" table:show-details="true"/>
                <table:data-pilot-member table:name="Sep 18, 2017" table:display="true" table:show-details="true"/>
                <table:data-pilot-member table:name="Sep 19, 2017" table:display="true" table:show-details="true"/>
                <table:data-pilot-member table:name="Sep 20, 2017" table:display="true" table:show-details="true"/>
                <table:data-pilot-member table:name="Sep 21, 2017" table:display="true" table:show-details="true"/>
                <table:data-pilot-member table:name="Sep 22, 2017" table:display="true" table:show-details="true"/>
                <table:data-pilot-member table:name="Sep 23, 2017" table:display="true" table:show-details="true"/>
                <table:data-pilot-member table:name="Sep 24, 2017" table:display="true" table:show-details="true"/>
                <table:data-pilot-member table:name="Sep 25, 2017" table:display="true" table:show-details="true"/>
                <table:data-pilot-member table:name="Sep 26, 2017" table:display="true" table:show-details="true"/>
                <table:data-pilot-member table:name="Sep 27, 2017" table:display="true" table:show-details="true"/>
                <table:data-pilot-member table:name="Sep 28, 2017" table:display="true" table:show-details="true"/>
                <table:data-pilot-member table:name="Sep 29, 2017" table:display="true" table:show-details="true"/>
                <table:data-pilot-member table:name="Sep 30, 2017" table:display="true" table:show-details="true"/>
                <table:data-pilot-member table:name="Oct 1, 2017" table:display="true" table:show-details="true"/>
                <table:data-pilot-member table:name="Oct 2, 2017" table:display="true" table:show-details="true"/>
                <table:data-pilot-member table:name="Oct 3, 2017" table:display="true" table:show-details="true"/>
                <table:data-pilot-member table:name="Oct 4, 2017" table:display="true" table:show-details="true"/>
                <table:data-pilot-member table:name="Oct 5, 2017" table:display="true" table:show-details="true"/>
                <table:data-pilot-member table:name="Oct 6, 2017" table:display="true" table:show-details="true"/>
                <table:data-pilot-member table:name="Oct 7, 2017" table:display="true" table:show-details="true"/>
                <table:data-pilot-member table:name="Oct 8, 2017" table:display="true" table:show-details="true"/>
                <table:data-pilot-member table:name="Oct 9, 2017" table:display="true" table:show-details="true"/>
                <table:data-pilot-member table:name="Oct 10, 2017" table:display="true" table:show-details="true"/>
                <table:data-pilot-member table:name="Oct 11, 2017" table:display="true" table:show-details="true"/>
                <table:data-pilot-member table:name="Oct 12, 2017" table:display="true" table:show-details="true"/>
                <table:data-pilot-member table:name="Oct 13, 2017" table:display="true" table:show-details="true"/>
                <table:data-pilot-member table:name="Oct 14, 2017" table:display="true" table:show-details="true"/>
                <table:data-pilot-member table:name="Oct 15, 2017" table:display="true" table:show-details="true"/>
                <table:data-pilot-member table:name="Oct 16, 2017" table:display="true" table:show-details="true"/>
                <table:data-pilot-member table:name="Oct 17, 2017" table:display="true" table:show-details="true"/>
                <table:data-pilot-member table:name="Oct 18, 2017" table:display="true" table:show-details="true"/>
                <table:data-pilot-member table:name="Oct 19, 2017" table:display="true" table:show-details="true"/>
                <table:data-pilot-member table:name="Oct 20, 2017" table:display="true" table:show-details="true"/>
                <table:data-pilot-member table:name="Oct 21, 2017" table:display="true" table:show-details="true"/>
                <table:data-pilot-member table:name="Oct 22, 2017" table:display="true" table:show-details="true"/>
                <table:data-pilot-member table:name="Oct 23, 2017" table:display="true" table:show-details="true"/>
                <table:data-pilot-member table:name="Oct 24, 2017" table:display="true" table:show-details="true"/>
                <table:data-pilot-member table:name="Oct 25, 2017" table:display="true" table:show-details="true"/>
                <table:data-pilot-member table:name="Oct 26, 2017" table:display="true" table:show-details="true"/>
                <table:data-pilot-member table:name="Oct 27, 2017" table:display="true" table:show-details="true"/>
                <table:data-pilot-member table:name="Oct 28, 2017" table:display="true" table:show-details="true"/>
                <table:data-pilot-member table:name="Oct 29, 2017" table:display="true" table:show-details="true"/>
                <table:data-pilot-member table:name="Oct 30, 2017" table:display="true" table:show-details="true"/>
                <table:data-pilot-member table:name="Oct 31, 2017" table:display="true" table:show-details="true"/>
                <table:data-pilot-member table:name="Nov 1, 2017" table:display="true" table:show-details="true"/>
                <table:data-pilot-member table:name="Nov 2, 2017" table:display="true" table:show-details="true"/>
                <table:data-pilot-member table:name="Nov 3, 2017" table:display="true" table:show-details="true"/>
                <table:data-pilot-member table:name="Nov 4, 2017" table:display="true" table:show-details="true"/>
                <table:data-pilot-member table:name="Nov 5, 2017" table:display="true" table:show-details="true"/>
                <table:data-pilot-member table:name="Nov 6, 2017" table:display="true" table:show-details="true"/>
                <table:data-pilot-member table:name="Nov 7, 2017" table:display="true" table:show-details="true"/>
                <table:data-pilot-member table:name="Nov 8, 2017" table:display="true" table:show-details="true"/>
                <table:data-pilot-member table:name="Nov 9, 2017" table:display="true" table:show-details="true"/>
                <table:data-pilot-member table:name="Nov 10, 2017" table:display="true" table:show-details="true"/>
                <table:data-pilot-member table:name="Nov 11, 2017" table:display="true" table:show-details="true"/>
                <table:data-pilot-member table:name="Nov 12, 2017" table:display="true" table:show-details="true"/>
                <table:data-pilot-member table:name="Nov 13, 2017" table:display="true" table:show-details="true"/>
                <table:data-pilot-member table:name="Nov 14, 2017" table:display="true" table:show-details="true"/>
                <table:data-pilot-member table:name="Nov 15, 2017" table:display="true" table:show-details="true"/>
                <table:data-pilot-member table:name="Nov 16, 2017" table:display="true" table:show-details="true"/>
                <table:data-pilot-member table:name="Nov 17, 2017" table:display="true" table:show-details="true"/>
                <table:data-pilot-member table:name="Nov 18, 2017" table:display="true" table:show-details="true"/>
                <table:data-pilot-member table:name="Nov 19, 2017" table:display="true" table:show-details="true"/>
                <table:data-pilot-member table:name="Nov 20, 2017" table:display="true" table:show-details="true"/>
                <table:data-pilot-member table:name="Nov 21, 2017" table:display="true" table:show-details="true"/>
                <table:data-pilot-member table:name="Nov 22, 2017" table:display="true" table:show-details="true"/>
                <table:data-pilot-member table:name="Nov 23, 2017" table:display="true" table:show-details="true"/>
                <table:data-pilot-member table:name="Nov 24, 2017" table:display="true" table:show-details="true"/>
                <table:data-pilot-member table:name="Nov 25, 2017" table:display="true" table:show-details="true"/>
                <table:data-pilot-member table:name="Nov 26, 2017" table:display="true" table:show-details="true"/>
                <table:data-pilot-member table:name="Nov 27, 2017" table:display="true" table:show-details="true"/>
                <table:data-pilot-member table:name="Nov 28, 2017" table:display="true" table:show-details="true"/>
                <table:data-pilot-member table:name="Nov 29, 2017" table:display="true" table:show-details="true"/>
                <table:data-pilot-member table:name="Nov 30, 2017" table:display="true" table:show-details="true"/>
                <table:data-pilot-member table:name="Dec 1, 2017" table:display="true" table:show-details="true"/>
                <table:data-pilot-member table:name="Dec 2, 2017" table:display="true" table:show-details="true"/>
                <table:data-pilot-member table:name="Dec 3, 2017" table:display="true" table:show-details="true"/>
                <table:data-pilot-member table:name="Dec 4, 2017" table:display="true" table:show-details="true"/>
                <table:data-pilot-member table:name="Dec 5, 2017" table:display="true" table:show-details="true"/>
                <table:data-pilot-member table:name="Dec 6, 2017" table:display="true" table:show-details="true"/>
                <table:data-pilot-member table:name="Dec 7, 2017" table:display="true" table:show-details="true"/>
                <table:data-pilot-member table:name="Dec 8, 2017" table:display="true" table:show-details="true"/>
                <table:data-pilot-member table:name="Dec 9, 2017" table:display="true" table:show-details="true"/>
                <table:data-pilot-member table:name="Dec 10, 2017" table:display="true" table:show-details="true"/>
                <table:data-pilot-member table:name="Dec 11, 2017" table:display="true" table:show-details="true"/>
                <table:data-pilot-member table:name="Dec 12, 2017" table:display="true" table:show-details="true"/>
                <table:data-pilot-member table:name="Dec 13, 2017" table:display="true" table:show-details="true"/>
                <table:data-pilot-member table:name="Dec 14, 2017" table:display="true" table:show-details="true"/>
                <table:data-pilot-member table:name="Dec 15, 2017" table:display="true" table:show-details="true"/>
                <table:data-pilot-member table:name="Dec 16, 2017" table:display="true" table:show-details="true"/>
                <table:data-pilot-member table:name="Dec 17, 2017" table:display="true" table:show-details="true"/>
                <table:data-pilot-member table:name="Dec 18, 2017" table:display="true" table:show-details="true"/>
                <table:data-pilot-member table:name="Dec 19, 2017" table:display="true" table:show-details="true"/>
                <table:data-pilot-member table:name="Dec 20, 2017" table:display="true" table:show-details="true"/>
                <table:data-pilot-member table:name="Dec 21, 2017" table:display="true" table:show-details="true"/>
                <table:data-pilot-member table:name="Dec 22, 2017" table:display="true" table:show-details="true"/>
                <table:data-pilot-member table:name="Dec 23, 2017" table:display="true" table:show-details="true"/>
                <table:data-pilot-member table:name="Dec 24, 2017" table:display="true" table:show-details="true"/>
                <table:data-pilot-member table:name="Dec 25, 2017" table:display="true" table:show-details="true"/>
                <table:data-pilot-member table:name="Dec 26, 2017" table:display="true" table:show-details="true"/>
                <table:data-pilot-member table:name="Dec 27, 2017" table:display="true" table:show-details="true"/>
                <table:data-pilot-member table:name="Dec 28, 2017" table:display="true" table:show-details="true"/>
                <table:data-pilot-member table:name="Dec 29, 2017" table:display="true" table:show-details="true"/>
                <table:data-pilot-member table:name="Dec 30, 2017" table:display="true" table:show-details="true"/>
                <table:data-pilot-member table:name="Dec 31, 2017" table:display="true" table:show-details="true"/>
                <table:data-pilot-member table:name="Jan 1, 2018" table:display="true" table:show-details="true"/>
                <table:data-pilot-member table:name="Jan 2, 2018" table:display="true" table:show-details="true"/>
                <table:data-pilot-member table:name="Jan 3, 2018" table:display="true" table:show-details="true"/>
                <table:data-pilot-member table:name="Jan 4, 2018" table:display="true" table:show-details="true"/>
                <table:data-pilot-member table:name="Jan 5, 2018" table:display="true" table:show-details="true"/>
                <table:data-pilot-member table:name="Jan 6, 2018" table:display="true" table:show-details="true"/>
                <table:data-pilot-member table:name="Jan 7, 2018" table:display="true" table:show-details="true"/>
                <table:data-pilot-member table:name="Jan 8, 2018" table:display="true" table:show-details="true"/>
                <table:data-pilot-member table:name="Jan 9, 2018" table:display="true" table:show-details="true"/>
                <table:data-pilot-member table:name="Jan 10, 2018" table:display="true" table:show-details="true"/>
                <table:data-pilot-member table:name="Jan 11, 2018" table:display="true" table:show-details="true"/>
                <table:data-pilot-member table:name="Jan 12, 2018" table:display="true" table:show-details="true"/>
                <table:data-pilot-member table:name="Jan 13, 2018" table:display="true" table:show-details="true"/>
                <table:data-pilot-member table:name="Jan 14, 2018" table:display="true" table:show-details="true"/>
                <table:data-pilot-member table:name="Jan 15, 2018" table:display="true" table:show-details="true"/>
                <table:data-pilot-member table:name="Jan 16, 2018" table:display="true" table:show-details="true"/>
                <table:data-pilot-member table:name="Jan 17, 2018" table:display="true" table:show-details="true"/>
                <table:data-pilot-member table:name="Jan 18, 2018" table:display="true" table:show-details="true"/>
                <table:data-pilot-member table:name="Jan 19, 2018" table:display="true" table:show-details="true"/>
                <table:data-pilot-member table:name="Jan 20, 2018" table:display="true" table:show-details="true"/>
                <table:data-pilot-member table:name="Jan 21, 2018" table:display="true" table:show-details="true"/>
                <table:data-pilot-member table:name="Jan 22, 2018" table:display="true" table:show-details="true"/>
                <table:data-pilot-member table:name="Jan 23, 2018" table:display="true" table:show-details="true"/>
                <table:data-pilot-member table:name="Jan 24, 2018" table:display="true" table:show-details="true"/>
                <table:data-pilot-member table:name="Jan 25, 2018" table:display="true" table:show-details="true"/>
                <table:data-pilot-member table:name="Jan 26, 2018" table:display="true" table:show-details="true"/>
                <table:data-pilot-member table:name="Jan 27, 2018" table:display="true" table:show-details="true"/>
                <table:data-pilot-member table:name="Jan 28, 2018" table:display="true" table:show-details="true"/>
                <table:data-pilot-member table:name="Jan 29, 2018" table:display="true" table:show-details="true"/>
                <table:data-pilot-member table:name="Jan 30, 2018" table:display="true" table:show-details="true"/>
                <table:data-pilot-member table:name="Jan 31, 2018" table:display="true" table:show-details="true"/>
                <table:data-pilot-member table:name="Feb 1, 2018" table:display="true" table:show-details="true"/>
                <table:data-pilot-member table:name="Feb 2, 2018" table:display="true" table:show-details="true"/>
                <table:data-pilot-member table:name="Feb 3, 2018" table:display="true" table:show-details="true"/>
                <table:data-pilot-member table:name="Feb 4, 2018" table:display="true" table:show-details="true"/>
                <table:data-pilot-member table:name="Feb 5, 2018" table:display="true" table:show-details="true"/>
                <table:data-pilot-member table:name="Feb 6, 2018" table:display="true" table:show-details="true"/>
                <table:data-pilot-member table:name="Feb 7, 2018" table:display="true" table:show-details="true"/>
                <table:data-pilot-member table:name="Feb 8, 2018" table:display="true" table:show-details="true"/>
                <table:data-pilot-member table:name="Feb 9, 2018" table:display="true" table:show-details="true"/>
                <table:data-pilot-member table:name="Feb 10, 2018" table:display="true" table:show-details="true"/>
                <table:data-pilot-member table:name="Feb 11, 2018" table:display="true" table:show-details="true"/>
                <table:data-pilot-member table:name="Feb 12, 2018" table:display="true" table:show-details="true"/>
                <table:data-pilot-member table:name="Feb 13, 2018" table:display="true" table:show-details="true"/>
                <table:data-pilot-member table:name="Feb 14, 2018" table:display="true" table:show-details="true"/>
                <table:data-pilot-member table:name="Feb 15, 2018" table:display="true" table:show-details="true"/>
                <table:data-pilot-member table:name="Feb 16, 2018" table:display="true" table:show-details="true"/>
                <table:data-pilot-member table:name="Feb 17, 2018" table:display="true" table:show-details="true"/>
                <table:data-pilot-member table:name="Feb 18, 2018" table:display="true" table:show-details="true"/>
                <table:data-pilot-member table:name="Feb 19, 2018" table:display="true" table:show-details="true"/>
                <table:data-pilot-member table:name="Feb 20, 2018" table:display="true" table:show-details="true"/>
                <table:data-pilot-member table:name="Feb 21, 2018" table:display="true" table:show-details="true"/>
                <table:data-pilot-member table:name="Feb 22, 2018" table:display="true" table:show-details="true"/>
                <table:data-pilot-member table:name="Feb 23, 2018" table:display="true" table:show-details="true"/>
                <table:data-pilot-member table:name="Feb 24, 2018" table:display="true" table:show-details="true"/>
                <table:data-pilot-member table:name="Feb 25, 2018" table:display="true" table:show-details="true"/>
                <table:data-pilot-member table:name="Feb 26, 2018" table:display="true" table:show-details="true"/>
                <table:data-pilot-member table:name="Feb 27, 2018" table:display="true" table:show-details="true"/>
                <table:data-pilot-member table:name="Feb 28, 2018" table:display="true" table:show-details="true"/>
                <table:data-pilot-member table:name="Mar 1, 2018" table:display="true" table:show-details="true"/>
                <table:data-pilot-member table:name="Mar 2, 2018" table:display="true" table:show-details="true"/>
                <table:data-pilot-member table:name="Mar 3, 2018" table:display="true" table:show-details="true"/>
                <table:data-pilot-member table:name="Mar 4, 2018" table:display="true" table:show-details="true"/>
                <table:data-pilot-member table:name="Mar 5, 2018" table:display="true" table:show-details="true"/>
                <table:data-pilot-member table:name="Mar 6, 2018" table:display="true" table:show-details="true"/>
                <table:data-pilot-member table:name="Mar 7, 2018" table:display="true" table:show-details="true"/>
                <table:data-pilot-member table:name="Mar 8, 2018" table:display="true" table:show-details="true"/>
                <table:data-pilot-member table:name="Mar 9, 2018" table:display="true" table:show-details="true"/>
                <table:data-pilot-member table:name="Mar 10, 2018" table:display="true" table:show-details="true"/>
                <table:data-pilot-member table:name="Mar 11, 2018" table:display="true" table:show-details="true"/>
                <table:data-pilot-member table:name="Mar 12, 2018" table:display="true" table:show-details="true"/>
                <table:data-pilot-member table:name="Mar 13, 2018" table:display="true" table:show-details="true"/>
                <table:data-pilot-member table:name="Mar 14, 2018" table:display="true" table:show-details="true"/>
                <table:data-pilot-member table:name="Mar 15, 2018" table:display="true" table:show-details="true"/>
                <table:data-pilot-member table:name="Mar 16, 2018" table:display="true" table:show-details="true"/>
                <table:data-pilot-member table:name="Mar 17, 2018" table:display="true" table:show-details="true"/>
                <table:data-pilot-member table:name="Mar 18, 2018" table:display="true" table:show-details="true"/>
                <table:data-pilot-member table:name="Mar 19, 2018" table:display="true" table:show-details="true"/>
                <table:data-pilot-member table:name="Mar 20, 2018" table:display="true" table:show-details="true"/>
                <table:data-pilot-member table:name="Mar 21, 2018" table:display="true" table:show-details="true"/>
                <table:data-pilot-member table:name="Mar 22, 2018" table:display="true" table:show-details="true"/>
                <table:data-pilot-member table:name="Mar 23, 2018" table:display="true" table:show-details="true"/>
                <table:data-pilot-member table:name="Mar 24, 2018" table:display="true" table:show-details="true"/>
                <table:data-pilot-member table:name="Mar 25, 2018" table:display="true" table:show-details="true"/>
                <table:data-pilot-member table:name="Mar 26, 2018" table:display="true" table:show-details="true"/>
                <table:data-pilot-member table:name="Mar 27, 2018" table:display="true" table:show-details="true"/>
                <table:data-pilot-member table:name="Mar 28, 2018" table:display="true" table:show-details="true"/>
                <table:data-pilot-member table:name="Mar 29, 2018" table:display="true" table:show-details="true"/>
                <table:data-pilot-member table:name="Mar 30, 2018" table:display="true" table:show-details="true"/>
                <table:data-pilot-member table:name="Mar 31, 2018" table:display="true" table:show-details="true"/>
                <table:data-pilot-member table:name="Apr 1, 2018" table:display="true" table:show-details="true"/>
                <table:data-pilot-member table:name="Apr 2, 2018" table:display="true" table:show-details="true"/>
                <table:data-pilot-member table:name="Apr 3, 2018" table:display="true" table:show-details="true"/>
                <table:data-pilot-member table:name="Apr 4, 2018" table:display="true" table:show-details="true"/>
                <table:data-pilot-member table:name="Apr 5, 2018" table:display="true" table:show-details="true"/>
                <table:data-pilot-member table:name="Apr 6, 2018" table:display="true" table:show-details="true"/>
                <table:data-pilot-member table:name="Apr 7, 2018" table:display="true" table:show-details="true"/>
                <table:data-pilot-member table:name="Apr 8, 2018" table:display="true" table:show-details="true"/>
                <table:data-pilot-member table:name="Apr 9, 2018" table:display="true" table:show-details="true"/>
                <table:data-pilot-member table:name="Apr 10, 2018" table:display="true" table:show-details="true"/>
                <table:data-pilot-member table:name="Apr 11, 2018" table:display="true" table:show-details="true"/>
                <table:data-pilot-member table:name="Apr 12, 2018" table:display="true" table:show-details="true"/>
                <table:data-pilot-member table:name="Apr 13, 2018" table:display="true" table:show-details="true"/>
                <table:data-pilot-member table:name="Apr 14, 2018" table:display="true" table:show-details="true"/>
                <table:data-pilot-member table:name="Apr 15, 2018" table:display="true" table:show-details="true"/>
                <table:data-pilot-member table:name="Apr 16, 2018" table:display="true" table:show-details="true"/>
                <table:data-pilot-member table:name="Apr 17, 2018" table:display="true" table:show-details="true"/>
                <table:data-pilot-member table:name="Apr 18, 2018" table:display="true" table:show-details="true"/>
                <table:data-pilot-member table:name="Apr 19, 2018" table:display="true" table:show-details="true"/>
                <table:data-pilot-member table:name="Apr 20, 2018" table:display="true" table:show-details="true"/>
                <table:data-pilot-member table:name="Apr 21, 2018" table:display="true" table:show-details="true"/>
                <table:data-pilot-member table:name="Apr 22, 2018" table:display="true" table:show-details="true"/>
                <table:data-pilot-member table:name="Apr 23, 2018" table:display="true" table:show-details="true"/>
                <table:data-pilot-member table:name="Apr 24, 2018" table:display="true" table:show-details="true"/>
                <table:data-pilot-member table:name="Apr 25, 2018" table:display="true" table:show-details="true"/>
                <table:data-pilot-member table:name="Apr 26, 2018" table:display="true" table:show-details="true"/>
                <table:data-pilot-member table:name="Apr 27, 2018" table:display="true" table:show-details="true"/>
                <table:data-pilot-member table:name="Apr 28, 2018" table:display="true" table:show-details="true"/>
                <table:data-pilot-member table:name="Apr 29, 2018" table:display="true" table:show-details="true"/>
                <table:data-pilot-member table:name="Apr 30, 2018" table:display="true" table:show-details="true"/>
                <table:data-pilot-member table:name="May 1, 2018" table:display="true" table:show-details="true"/>
                <table:data-pilot-member table:name="May 2, 2018" table:display="true" table:show-details="true"/>
                <table:data-pilot-member table:name="May 3, 2018" table:display="true" table:show-details="true"/>
                <table:data-pilot-member table:name="May 4, 2018" table:display="true" table:show-details="true"/>
                <table:data-pilot-member table:name="May 5, 2018" table:display="true" table:show-details="true"/>
                <table:data-pilot-member table:name="May 6, 2018" table:display="true" table:show-details="true"/>
                <table:data-pilot-member table:name="May 7, 2018" table:display="true" table:show-details="true"/>
                <table:data-pilot-member table:name="May 8, 2018" table:display="true" table:show-details="true"/>
                <table:data-pilot-member table:name="May 9, 2018" table:display="true" table:show-details="true"/>
                <table:data-pilot-member table:name="May 10, 2018" table:display="true" table:show-details="true"/>
                <table:data-pilot-member table:name="May 11, 2018" table:display="true" table:show-details="true"/>
                <table:data-pilot-member table:name="May 12, 2018" table:display="true" table:show-details="true"/>
                <table:data-pilot-member table:name="May 13, 2018" table:display="true" table:show-details="true"/>
                <table:data-pilot-member table:name="May 14, 2018" table:display="true" table:show-details="true"/>
                <table:data-pilot-member table:name="May 15, 2018" table:display="true" table:show-details="true"/>
                <table:data-pilot-member table:name="May 16, 2018" table:display="true" table:show-details="true"/>
                <table:data-pilot-member table:name="May 17, 2018" table:display="true" table:show-details="true"/>
                <table:data-pilot-member table:name="May 18, 2018" table:display="true" table:show-details="true"/>
                <table:data-pilot-member table:name="May 19, 2018" table:display="true" table:show-details="true"/>
                <table:data-pilot-member table:name="May 20, 2018" table:display="true" table:show-details="true"/>
                <table:data-pilot-member table:name="May 21, 2018" table:display="true" table:show-details="true"/>
                <table:data-pilot-member table:name="May 22, 2018" table:display="true" table:show-details="true"/>
                <table:data-pilot-member table:name="May 23, 2018" table:display="true" table:show-details="true"/>
                <table:data-pilot-member table:name="May 24, 2018" table:display="true" table:show-details="true"/>
                <table:data-pilot-member table:name="May 25, 2018" table:display="true" table:show-details="true"/>
                <table:data-pilot-member table:name="May 26, 2018" table:display="true" table:show-details="true"/>
                <table:data-pilot-member table:name="May 27, 2018" table:display="true" table:show-details="true"/>
                <table:data-pilot-member table:name="May 28, 2018" table:display="true" table:show-details="true"/>
                <table:data-pilot-member table:name="May 29, 2018" table:display="true" table:show-details="true"/>
                <table:data-pilot-member table:name="May 30, 2018" table:display="true" table:show-details="true"/>
                <table:data-pilot-member table:name="May 31, 2018" table:display="true" table:show-details="true"/>
                <table:data-pilot-member table:name="Jun 1, 2018" table:display="true" table:show-details="true"/>
                <table:data-pilot-member table:name="Jun 2, 2018" table:display="true" table:show-details="true"/>
                <table:data-pilot-member table:name="Jun 3, 2018" table:display="true" table:show-details="true"/>
                <table:data-pilot-member table:name="Jun 4, 2018" table:display="true" table:show-details="true"/>
                <table:data-pilot-member table:name="Jun 5, 2018" table:display="true" table:show-details="true"/>
                <table:data-pilot-member table:name="Jun 6, 2018" table:display="true" table:show-details="true"/>
                <table:data-pilot-member table:name="Jun 7, 2018" table:display="true" table:show-details="true"/>
                <table:data-pilot-member table:name="Jun 8, 2018" table:display="true" table:show-details="true"/>
                <table:data-pilot-member table:name="Jun 9, 2018" table:display="true" table:show-details="true"/>
                <table:data-pilot-member table:name="Jun 10, 2018" table:display="true" table:show-details="true"/>
                <table:data-pilot-member table:name="Jun 11, 2018" table:display="true" table:show-details="true"/>
                <table:data-pilot-member table:name="Jun 12, 2018" table:display="true" table:show-details="true"/>
                <table:data-pilot-member table:name="Jun 13, 2018" table:display="true" table:show-details="true"/>
                <table:data-pilot-member table:name="Jun 14, 2018" table:display="true" table:show-details="true"/>
                <table:data-pilot-member table:name="Jun 15, 2018" table:display="true" table:show-details="true"/>
                <table:data-pilot-member table:name="Jun 16, 2018" table:display="true" table:show-details="true"/>
                <table:data-pilot-member table:name="Jun 17, 2018" table:display="true" table:show-details="true"/>
                <table:data-pilot-member table:name="Jun 18, 2018" table:display="true" table:show-details="true"/>
                <table:data-pilot-member table:name="Jun 19, 2018" table:display="true" table:show-details="true"/>
                <table:data-pilot-member table:name="Jun 20, 2018" table:display="true" table:show-details="true"/>
                <table:data-pilot-member table:name="Jun 21, 2018" table:display="true" table:show-details="true"/>
                <table:data-pilot-member table:name="Jun 22, 2018" table:display="true" table:show-details="true"/>
                <table:data-pilot-member table:name="Jun 23, 2018" table:display="true" table:show-details="true"/>
                <table:data-pilot-member table:name="Jun 24, 2018" table:display="true" table:show-details="true"/>
                <table:data-pilot-member table:name="Jun 25, 2018" table:display="true" table:show-details="true"/>
                <table:data-pilot-member table:name="Jun 26, 2018" table:display="true" table:show-details="true"/>
                <table:data-pilot-member table:name="Jun 27, 2018" table:display="true" table:show-details="true"/>
                <table:data-pilot-member table:name="Jun 28, 2018" table:display="true" table:show-details="true"/>
                <table:data-pilot-member table:name="Jun 29, 2018" table:display="true" table:show-details="true"/>
                <table:data-pilot-member table:name="Jun 30, 2018" table:display="true" table:show-details="true"/>
                <table:data-pilot-member table:name="Jul 1, 2018" table:display="true" table:show-details="true"/>
                <table:data-pilot-member table:name="Jul 2, 2018" table:display="true" table:show-details="true"/>
                <table:data-pilot-member table:name="Jul 3, 2018" table:display="true" table:show-details="true"/>
                <table:data-pilot-member table:name="Jul 4, 2018" table:display="true" table:show-details="true"/>
                <table:data-pilot-member table:name="Jul 5, 2018" table:display="true" table:show-details="true"/>
                <table:data-pilot-member table:name="Jul 6, 2018" table:display="true" table:show-details="true"/>
                <table:data-pilot-member table:name="Jul 7, 2018" table:display="true" table:show-details="true"/>
                <table:data-pilot-member table:name="Jul 8, 2018" table:display="true" table:show-details="true"/>
                <table:data-pilot-member table:name="Jul 9, 2018" table:display="true" table:show-details="true"/>
                <table:data-pilot-member table:name="Jul 10, 2018" table:display="true" table:show-details="true"/>
                <table:data-pilot-member table:name="Jul 11, 2018" table:display="true" table:show-details="true"/>
                <table:data-pilot-member table:name="Jul 12, 2018" table:display="true" table:show-details="true"/>
                <table:data-pilot-member table:name="Jul 13, 2018" table:display="true" table:show-details="true"/>
                <table:data-pilot-member table:name="Jul 14, 2018" table:display="true" table:show-details="true"/>
                <table:data-pilot-member table:name="Jul 15, 2018" table:display="true" table:show-details="true"/>
                <table:data-pilot-member table:name="Jul 16, 2018" table:display="true" table:show-details="true"/>
                <table:data-pilot-member table:name="Jul 17, 2018" table:display="true" table:show-details="true"/>
                <table:data-pilot-member table:name="Jul 18, 2018" table:display="true" table:show-details="true"/>
                <table:data-pilot-member table:name="Jul 19, 2018" table:display="true" table:show-details="true"/>
                <table:data-pilot-member table:name="Jul 20, 2018" table:display="true" table:show-details="true"/>
                <table:data-pilot-member table:name="Jul 21, 2018" table:display="true" table:show-details="true"/>
                <table:data-pilot-member table:name="Jul 22, 2018" table:display="true" table:show-details="true"/>
                <table:data-pilot-member table:name="Jul 23, 2018" table:display="true" table:show-details="true"/>
                <table:data-pilot-member table:name="Jul 24, 2018" table:display="true" table:show-details="true"/>
                <table:data-pilot-member table:name="Jul 25, 2018" table:display="true" table:show-details="true"/>
                <table:data-pilot-member table:name="Jul 26, 2018" table:display="true" table:show-details="true"/>
                <table:data-pilot-member table:name="Jul 27, 2018" table:display="true" table:show-details="true"/>
                <table:data-pilot-member table:name="Jul 28, 2018" table:display="true" table:show-details="true"/>
                <table:data-pilot-member table:name="Jul 29, 2018" table:display="true" table:show-details="true"/>
                <table:data-pilot-member table:name="Jul 30, 2018" table:display="true" table:show-details="true"/>
                <table:data-pilot-member table:name="Jul 31, 2018" table:display="true" table:show-details="true"/>
                <table:data-pilot-member table:name="Aug 1, 2018" table:display="true" table:show-details="true"/>
                <table:data-pilot-member table:name="Aug 2, 2018" table:display="true" table:show-details="true"/>
                <table:data-pilot-member table:name="Aug 3, 2018" table:display="true" table:show-details="true"/>
                <table:data-pilot-member table:name="Aug 4, 2018" table:display="true" table:show-details="true"/>
                <table:data-pilot-member table:name="Aug 5, 2018" table:display="true" table:show-details="true"/>
                <table:data-pilot-member table:name="Aug 6, 2018" table:display="true" table:show-details="true"/>
                <table:data-pilot-member table:name="Aug 7, 2018" table:display="true" table:show-details="true"/>
                <table:data-pilot-member table:name="Aug 8, 2018" table:display="true" table:show-details="true"/>
                <table:data-pilot-member table:name="Aug 9, 2018" table:display="true" table:show-details="true"/>
                <table:data-pilot-member table:name="Aug 10, 2018" table:display="true" table:show-details="true"/>
                <table:data-pilot-member table:name="Aug 11, 2018" table:display="true" table:show-details="true"/>
                <table:data-pilot-member table:name="Aug 12, 2018" table:display="true" table:show-details="true"/>
                <table:data-pilot-member table:name="Aug 13, 2018" table:display="true" table:show-details="true"/>
                <table:data-pilot-member table:name="Aug 14, 2018" table:display="true" table:show-details="true"/>
                <table:data-pilot-member table:name="Aug 15, 2018" table:display="true" table:show-details="true"/>
                <table:data-pilot-member table:name="Aug 16, 2018" table:display="true" table:show-details="true"/>
                <table:data-pilot-member table:name="Aug 17, 2018" table:display="true" table:show-details="true"/>
                <table:data-pilot-member table:name="Aug 18, 2018" table:display="true" table:show-details="true"/>
                <table:data-pilot-member table:name="Aug 19, 2018" table:display="true" table:show-details="true"/>
                <table:data-pilot-member table:name="Aug 20, 2018" table:display="true" table:show-details="true"/>
                <table:data-pilot-member table:name="Aug 21, 2018" table:display="true" table:show-details="true"/>
                <table:data-pilot-member table:name="Aug 22, 2018" table:display="true" table:show-details="true"/>
                <table:data-pilot-member table:name="Aug 23, 2018" table:display="true" table:show-details="true"/>
                <table:data-pilot-member table:name="Aug 24, 2018" table:display="true" table:show-details="true"/>
                <table:data-pilot-member table:name="Aug 25, 2018" table:display="true" table:show-details="true"/>
                <table:data-pilot-member table:name="Aug 26, 2018" table:display="true" table:show-details="true"/>
                <table:data-pilot-member table:name="Aug 27, 2018" table:display="true" table:show-details="true"/>
                <table:data-pilot-member table:name="Aug 28, 2018" table:display="true" table:show-details="true"/>
                <table:data-pilot-member table:name="Aug 29, 2018" table:display="true" table:show-details="true"/>
                <table:data-pilot-member table:name="Aug 30, 2018" table:display="true" table:show-details="true"/>
                <table:data-pilot-member table:name="Aug 31, 2018" table:display="true" table:show-details="true"/>
                <table:data-pilot-member table:name="Sep 1, 2018" table:display="true" table:show-details="true"/>
                <table:data-pilot-member table:name="Sep 2, 2018" table:display="true" table:show-details="true"/>
                <table:data-pilot-member table:name="Sep 3, 2018" table:display="true" table:show-details="true"/>
                <table:data-pilot-member table:name="Sep 4, 2018" table:display="true" table:show-details="true"/>
                <table:data-pilot-member table:name="Sep 5, 2018" table:display="true" table:show-details="true"/>
                <table:data-pilot-member table:name="Sep 6, 2018" table:display="true" table:show-details="true"/>
                <table:data-pilot-member table:name="Sep 7, 2018" table:display="true" table:show-details="true"/>
                <table:data-pilot-member table:name="Sep 8, 2018" table:display="true" table:show-details="true"/>
                <table:data-pilot-member table:name="Sep 9, 2018" table:display="true" table:show-details="true"/>
                <table:data-pilot-member table:name="Sep 10, 2018" table:display="true" table:show-details="true"/>
                <table:data-pilot-member table:name="Sep 11, 2018" table:display="true" table:show-details="true"/>
                <table:data-pilot-member table:name="Sep 12, 2018" table:display="true" table:show-details="true"/>
                <table:data-pilot-member table:name="Sep 13, 2018" table:display="true" table:show-details="true"/>
                <table:data-pilot-member table:name="Sep 14, 2018" table:display="true" table:show-details="true"/>
                <table:data-pilot-member table:name="Sep 15, 2018" table:display="true" table:show-details="true"/>
                <table:data-pilot-member table:name="Sep 16, 2018" table:display="true" table:show-details="true"/>
                <table:data-pilot-member table:name="Sep 17, 2018" table:display="true" table:show-details="true"/>
                <table:data-pilot-member table:name="Sep 18, 2018" table:display="true" table:show-details="true"/>
                <table:data-pilot-member table:name="Sep 19, 2018" table:display="true" table:show-details="true"/>
                <table:data-pilot-member table:name="Sep 20, 2018" table:display="true" table:show-details="true"/>
                <table:data-pilot-member table:name="Sep 21, 2018" table:display="true" table:show-details="true"/>
                <table:data-pilot-member table:name="Sep 22, 2018" table:display="true" table:show-details="true"/>
                <table:data-pilot-member table:name="Sep 23, 2018" table:display="true" table:show-details="true"/>
                <table:data-pilot-member table:name="Sep 24, 2018" table:display="true" table:show-details="true"/>
                <table:data-pilot-member table:name="Sep 25, 2018" table:display="true" table:show-details="true"/>
                <table:data-pilot-member table:name="Sep 26, 2018" table:display="true" table:show-details="true"/>
                <table:data-pilot-member table:name="Sep 27, 2018" table:display="true" table:show-details="true"/>
                <table:data-pilot-member table:name="Sep 28, 2018" table:display="true" table:show-details="true"/>
                <table:data-pilot-member table:name="Sep 29, 2018" table:display="true" table:show-details="true"/>
                <table:data-pilot-member table:name="Sep 30, 2018" table:display="true" table:show-details="true"/>
                <table:data-pilot-member table:name="Oct 1, 2018" table:display="true" table:show-details="true"/>
                <table:data-pilot-member table:name="Oct 2, 2018" table:display="true" table:show-details="true"/>
                <table:data-pilot-member table:name="Oct 3, 2018" table:display="true" table:show-details="true"/>
                <table:data-pilot-member table:name="Oct 4, 2018" table:display="true" table:show-details="true"/>
                <table:data-pilot-member table:name="Oct 5, 2018" table:display="true" table:show-details="true"/>
                <table:data-pilot-member table:name="Oct 6, 2018" table:display="true" table:show-details="true"/>
                <table:data-pilot-member table:name="Oct 7, 2018" table:display="true" table:show-details="true"/>
                <table:data-pilot-member table:name="Oct 8, 2018" table:display="true" table:show-details="true"/>
                <table:data-pilot-member table:name="Oct 9, 2018" table:display="true" table:show-details="true"/>
                <table:data-pilot-member table:name="Oct 10, 2018" table:display="true" table:show-details="true"/>
                <table:data-pilot-member table:name="Oct 11, 2018" table:display="true" table:show-details="true"/>
                <table:data-pilot-member table:name="Oct 12, 2018" table:display="true" table:show-details="true"/>
                <table:data-pilot-member table:name="Oct 13, 2018" table:display="true" table:show-details="true"/>
                <table:data-pilot-member table:name="Oct 14, 2018" table:display="true" table:show-details="true"/>
                <table:data-pilot-member table:name="Oct 15, 2018" table:display="true" table:show-details="true"/>
                <table:data-pilot-member table:name="Oct 16, 2018" table:display="true" table:show-details="true"/>
                <table:data-pilot-member table:name="Oct 17, 2018" table:display="true" table:show-details="true"/>
                <table:data-pilot-member table:name="Oct 18, 2018" table:display="true" table:show-details="true"/>
                <table:data-pilot-member table:name="Oct 19, 2018" table:display="true" table:show-details="true"/>
                <table:data-pilot-member table:name="Oct 20, 2018" table:display="true" table:show-details="true"/>
                <table:data-pilot-member table:name="Oct 21, 2018" table:display="true" table:show-details="true"/>
                <table:data-pilot-member table:name="Oct 22, 2018" table:display="true" table:show-details="true"/>
                <table:data-pilot-member table:name="Oct 23, 2018" table:display="true" table:show-details="true"/>
                <table:data-pilot-member table:name="Oct 24, 2018" table:display="true" table:show-details="true"/>
                <table:data-pilot-member table:name="Oct 25, 2018" table:display="true" table:show-details="true"/>
                <table:data-pilot-member table:name="Oct 26, 2018" table:display="true" table:show-details="true"/>
                <table:data-pilot-member table:name="Oct 27, 2018" table:display="true" table:show-details="true"/>
                <table:data-pilot-member table:name="Oct 28, 2018" table:display="true" table:show-details="true"/>
                <table:data-pilot-member table:name="Oct 29, 2018" table:display="true" table:show-details="true"/>
                <table:data-pilot-member table:name="Oct 30, 2018" table:display="true" table:show-details="true"/>
                <table:data-pilot-member table:name="Oct 31, 2018" table:display="true" table:show-details="true"/>
                <table:data-pilot-member table:name="Nov 1, 2018" table:display="true" table:show-details="true"/>
                <table:data-pilot-member table:name="Nov 2, 2018" table:display="true" table:show-details="true"/>
                <table:data-pilot-member table:name="Nov 3, 2018" table:display="true" table:show-details="true"/>
                <table:data-pilot-member table:name="Nov 4, 2018" table:display="true" table:show-details="true"/>
                <table:data-pilot-member table:name="Nov 5, 2018" table:display="true" table:show-details="true"/>
                <table:data-pilot-member table:name="Nov 6, 2018" table:display="true" table:show-details="true"/>
                <table:data-pilot-member table:name="Nov 7, 2018" table:display="true" table:show-details="true"/>
                <table:data-pilot-member table:name="Nov 8, 2018" table:display="true" table:show-details="true"/>
                <table:data-pilot-member table:name="Nov 9, 2018" table:display="true" table:show-details="true"/>
                <table:data-pilot-member table:name="Nov 10, 2018" table:display="true" table:show-details="true"/>
                <table:data-pilot-member table:name="Nov 11, 2018" table:display="true" table:show-details="true"/>
                <table:data-pilot-member table:name="Nov 12, 2018" table:display="true" table:show-details="true"/>
                <table:data-pilot-member table:name="Nov 13, 2018" table:display="true" table:show-details="true"/>
                <table:data-pilot-member table:name="Nov 14, 2018" table:display="true" table:show-details="true"/>
                <table:data-pilot-member table:name="Nov 15, 2018" table:display="true" table:show-details="true"/>
                <table:data-pilot-member table:name="Nov 16, 2018" table:display="true" table:show-details="true"/>
                <table:data-pilot-member table:name="Nov 17, 2018" table:display="true" table:show-details="true"/>
                <table:data-pilot-member table:name="Nov 18, 2018" table:display="true" table:show-details="true"/>
                <table:data-pilot-member table:name="Nov 19, 2018" table:display="true" table:show-details="true"/>
                <table:data-pilot-member table:name="Nov 20, 2018" table:display="true" table:show-details="true"/>
                <table:data-pilot-member table:name="Nov 21, 2018" table:display="true" table:show-details="true"/>
                <table:data-pilot-member table:name="Nov 22, 2018" table:display="true" table:show-details="true"/>
                <table:data-pilot-member table:name="Nov 23, 2018" table:display="true" table:show-details="true"/>
                <table:data-pilot-member table:name="Nov 24, 2018" table:display="true" table:show-details="true"/>
                <table:data-pilot-member table:name="Nov 25, 2018" table:display="true" table:show-details="true"/>
                <table:data-pilot-member table:name="Nov 26, 2018" table:display="true" table:show-details="true"/>
                <table:data-pilot-member table:name="Nov 27, 2018" table:display="true" table:show-details="true"/>
                <table:data-pilot-member table:name="Nov 28, 2018" table:display="true" table:show-details="true"/>
                <table:data-pilot-member table:name="Nov 29, 2018" table:display="true" table:show-details="true"/>
                <table:data-pilot-member table:name="Nov 30, 2018" table:display="true" table:show-details="true"/>
                <table:data-pilot-member table:name="Dec 1, 2018" table:display="true" table:show-details="true"/>
                <table:data-pilot-member table:name="Dec 2, 2018" table:display="true" table:show-details="true"/>
                <table:data-pilot-member table:name="Dec 3, 2018" table:display="true" table:show-details="true"/>
                <table:data-pilot-member table:name="Dec 4, 2018" table:display="true" table:show-details="true"/>
                <table:data-pilot-member table:name="Dec 5, 2018" table:display="true" table:show-details="true"/>
                <table:data-pilot-member table:name="Dec 6, 2018" table:display="true" table:show-details="true"/>
                <table:data-pilot-member table:name="Dec 7, 2018" table:display="true" table:show-details="true"/>
                <table:data-pilot-member table:name="Dec 8, 2018" table:display="true" table:show-details="true"/>
                <table:data-pilot-member table:name="Dec 9, 2018" table:display="true" table:show-details="true"/>
                <table:data-pilot-member table:name="Dec 10, 2018" table:display="true" table:show-details="true"/>
                <table:data-pilot-member table:name="Dec 11, 2018" table:display="true" table:show-details="true"/>
                <table:data-pilot-member table:name="Dec 12, 2018" table:display="true" table:show-details="true"/>
                <table:data-pilot-member table:name="Dec 13, 2018" table:display="true" table:show-details="true"/>
                <table:data-pilot-member table:name="Dec 14, 2018" table:display="true" table:show-details="true"/>
                <table:data-pilot-member table:name="Dec 15, 2018" table:display="true" table:show-details="true"/>
                <table:data-pilot-member table:name="Dec 16, 2018" table:display="true" table:show-details="true"/>
                <table:data-pilot-member table:name="Dec 17, 2018" table:display="true" table:show-details="true"/>
                <table:data-pilot-member table:name="Dec 18, 2018" table:display="true" table:show-details="true"/>
                <table:data-pilot-member table:name="Dec 19, 2018" table:display="true" table:show-details="true"/>
                <table:data-pilot-member table:name="Dec 20, 2018" table:display="true" table:show-details="true"/>
                <table:data-pilot-member table:name="Dec 21, 2018" table:display="true" table:show-details="true"/>
                <table:data-pilot-member table:name="Dec 22, 2018" table:display="true" table:show-details="true"/>
                <table:data-pilot-member table:name="Dec 23, 2018" table:display="true" table:show-details="true"/>
                <table:data-pilot-member table:name="Dec 24, 2018" table:display="true" table:show-details="true"/>
                <table:data-pilot-member table:name="Dec 25, 2018" table:display="true" table:show-details="true"/>
                <table:data-pilot-member table:name="Dec 26, 2018" table:display="true" table:show-details="true"/>
                <table:data-pilot-member table:name="Dec 27, 2018" table:display="true" table:show-details="true"/>
                <table:data-pilot-member table:name="Dec 28, 2018" table:display="true" table:show-details="true"/>
                <table:data-pilot-member table:name="Dec 29, 2018" table:display="true" table:show-details="true"/>
                <table:data-pilot-member table:name="Dec 30, 2018" table:display="true" table:show-details="true"/>
                <table:data-pilot-member table:name="Dec 31, 20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grouped-by="months" table:start="auto" table:end="auto" table:step="0"/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vg" table:orientation="data" table:used-hierarchy="0" table:function="sum">
            <table:data-pilot-level table:show-empty="false">
              <table:data-pilot-members>
                <table:data-pilot-member table:name="22.7" table:display="true" table:show-details="true"/>
                <table:data-pilot-member table:name="23.9" table:display="true" table:show-details="true"/>
                <table:data-pilot-member table:name="24" table:display="true" table:show-details="true"/>
                <table:data-pilot-member table:name="24.2" table:display="true" table:show-details="true"/>
                <table:data-pilot-member table:name="24.4" table:display="true" table:show-details="true"/>
                <table:data-pilot-member table:name="24.5" table:display="true" table:show-details="true"/>
                <table:data-pilot-member table:name="24.6" table:display="true" table:show-details="true"/>
                <table:data-pilot-member table:name="24.7" table:display="true" table:show-details="true"/>
                <table:data-pilot-member table:name="24.8" table:display="true" table:show-details="true"/>
                <table:data-pilot-member table:name="24.9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5.2" table:display="true" table:show-details="true"/>
                <table:data-pilot-member table:name="25.3" table:display="true" table:show-details="true"/>
                <table:data-pilot-member table:name="25.4" table:display="true" table:show-details="true"/>
                <table:data-pilot-member table:name="25.5" table:display="true" table:show-details="true"/>
                <table:data-pilot-member table:name="25.6" table:display="true" table:show-details="true"/>
                <table:data-pilot-member table:name="25.7" table:display="true" table:show-details="true"/>
                <table:data-pilot-member table:name="25.8" table:display="true" table:show-details="true"/>
                <table:data-pilot-member table:name="25.9" table:display="true" table:show-details="true"/>
                <table:data-pilot-member table:name="26" table:display="true" table:show-details="true"/>
                <table:data-pilot-member table:name="26.1" table:display="true" table:show-details="true"/>
                <table:data-pilot-member table:name="26.2" table:display="true" table:show-details="true"/>
                <table:data-pilot-member table:name="26.3" table:display="true" table:show-details="true"/>
                <table:data-pilot-member table:name="26.4" table:display="true" table:show-details="true"/>
                <table:data-pilot-member table:name="26.5" table:display="true" table:show-details="true"/>
                <table:data-pilot-member table:name="26.6" table:display="true" table:show-details="true"/>
                <table:data-pilot-member table:name="26.7" table:display="true" table:show-details="true"/>
                <table:data-pilot-member table:name="26.8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1" table:display="true" table:show-details="true"/>
                <table:data-pilot-member table:name="27.2" table:display="true" table:show-details="true"/>
                <table:data-pilot-member table:name="27.3" table:display="true" table:show-details="true"/>
                <table:data-pilot-member table:name="27.4" table:display="true" table:show-details="true"/>
                <table:data-pilot-member table:name="27.5" table:display="true" table:show-details="true"/>
                <table:data-pilot-member table:name="27.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7.9" table:display="true" table:show-details="true"/>
                <table:data-pilot-member table:name="28" table:display="true" table:show-details="true"/>
                <table:data-pilot-member table:name="28.1" table:display="true" table:show-details="true"/>
                <table:data-pilot-member table:name="28.2" table:display="true" table:show-details="true"/>
                <table:data-pilot-member table:name="28.3" table:display="true" table:show-details="true"/>
                <table:data-pilot-member table:name="28.4" table:display="true" table:show-details="true"/>
                <table:data-pilot-member table:name="28.5" table:display="true" table:show-details="true"/>
                <table:data-pilot-member table:name="28.6" table:display="true" table:show-details="true"/>
                <table:data-pilot-member table:name="28.7" table:display="true" table:show-details="true"/>
                <table:data-pilot-member table:name="28.8" table:display="true" table:show-details="true"/>
                <table:data-pilot-member table:name="28.9" table:display="true" table:show-details="true"/>
                <table:data-pilot-member table:name="29" table:display="true" table:show-details="true"/>
                <table:data-pilot-member table:name="29.1" table:display="true" table:show-details="true"/>
                <table:data-pilot-member table:name="29.2" table:display="true" table:show-details="true"/>
                <table:data-pilot-member table:name="29.3" table:display="true" table:show-details="true"/>
                <table:data-pilot-member table:name="29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vg" table:orientation="data" table:used-hierarchy="-1" table:function="count">
            <table:data-pilot-level/>
          </table:data-pilot-field>
          <table:data-pilot-field table:source-field-name="Tavg" table:orientation="data" table:used-hierarchy="-1" table:function="average">
            <table:data-pilot-level/>
          </table:data-pilot-field>
          <table:data-pilot-field table:source-field-name="Tavg" table:orientation="data" table:used-hierarchy="-1" table:function="max">
            <table:data-pilot-level/>
          </table:data-pilot-field>
          <table:data-pilot-field table:source-field-name="Tavg" table:orientation="data" table:used-hierarchy="-1" table:function="min">
            <table:data-pilot-level/>
          </table:data-pilot-field>
          <table:data-pilot-field table:source-field-name="Tavg" table:orientation="data" table:used-hierarchy="-1" table:function="countnums">
            <table:data-pilot-level/>
          </table:data-pilot-field>
          <table:data-pilot-field table:source-field-name="Tavg" table:orientation="data" table:used-hierarchy="-1" table:function="stdev">
            <table:data-pilot-level/>
          </table:data-pilot-field>
          <table:data-pilot-field table:source-field-name="Tavg" table:orientation="data" table:used-hierarchy="-1" table:function="stdevp">
            <table:data-pilot-level/>
          </table:data-pilot-field>
          <table:data-pilot-field table:source-field-name="Tavg" table:orientation="data" table:used-hierarchy="-1" table:function="var">
            <table:data-pilot-level/>
          </table:data-pilot-field>
          <table:data-pilot-field table:source-field-name="Tavg" table:orientation="data" table:used-hierarchy="-1" table:function="varp">
            <table:data-pilot-level/>
          </table:data-pilot-field>
          <table:data-pilot-field table:source-field-name="RH_avg" table:orientation="data" table:used-hierarchy="0" table:function="sum">
            <table:data-pilot-level table:show-empty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H_avg" table:orientation="data" table:used-hierarchy="-1" table:function="count">
            <table:data-pilot-level/>
          </table:data-pilot-field>
          <table:data-pilot-field table:source-field-name="RH_avg" table:orientation="data" table:used-hierarchy="-1" table:function="average">
            <table:data-pilot-level/>
          </table:data-pilot-field>
          <table:data-pilot-field table:source-field-name="RH_avg" table:orientation="data" table:used-hierarchy="-1" table:function="max">
            <table:data-pilot-level/>
          </table:data-pilot-field>
          <table:data-pilot-field table:source-field-name="RH_avg" table:orientation="data" table:used-hierarchy="-1" table:function="min">
            <table:data-pilot-level/>
          </table:data-pilot-field>
          <table:data-pilot-field table:source-field-name="RH_avg" table:orientation="data" table:used-hierarchy="-1" table:function="countnums">
            <table:data-pilot-level/>
          </table:data-pilot-field>
          <table:data-pilot-field table:source-field-name="RH_avg" table:orientation="data" table:used-hierarchy="-1" table:function="stdev">
            <table:data-pilot-level/>
          </table:data-pilot-field>
          <table:data-pilot-field table:source-field-name="RH_avg" table:orientation="data" table:used-hierarchy="-1" table:function="stdevp">
            <table:data-pilot-level/>
          </table:data-pilot-field>
          <table:data-pilot-field table:source-field-name="RH_avg" table:orientation="data" table:used-hierarchy="-1" table:function="var">
            <table:data-pilot-level/>
          </table:data-pilot-field>
          <table:data-pilot-field table:source-field-name="RH_avg" table:orientation="data" table:used-hierarchy="-1" table:function="varp">
            <table:data-pilot-level/>
          </table:data-pilot-field>
          <table:data-pilot-field table:source-field-name="R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7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8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8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2" table:display="true" table:show-details="true"/>
                <table:data-pilot-member table:name="6.4" table:display="true" table:show-details="true"/>
                <table:data-pilot-member table:name="6.6" table:display="true" table:show-details="true"/>
                <table:data-pilot-member table:name="6.7" table:display="true" table:show-details="true"/>
                <table:data-pilot-member table:name="6.8" table:display="true" table:show-details="true"/>
                <table:data-pilot-member table:name="7.1" table:display="true" table:show-details="true"/>
                <table:data-pilot-member table:name="7.3" table:display="true" table:show-details="true"/>
                <table:data-pilot-member table:name="7.4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8.2" table:display="true" table:show-details="true"/>
                <table:data-pilot-member table:name="8.4" table:display="true" table:show-details="true"/>
                <table:data-pilot-member table:name="8.5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9.8" table:display="true" table:show-details="true"/>
                <table:data-pilot-member table:name="10" table:display="true" table:show-details="true"/>
                <table:data-pilot-member table:name="10.2" table:display="true" table:show-details="true"/>
                <table:data-pilot-member table:name="10.6" table:display="true" table:show-details="true"/>
                <table:data-pilot-member table:name="10.8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5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6" table:display="true" table:show-details="true"/>
                <table:data-pilot-member table:name="12.9" table:display="true" table:show-details="true"/>
                <table:data-pilot-member table:name="13.1" table:display="true" table:show-details="true"/>
                <table:data-pilot-member table:name="13.4" table:display="true" table:show-details="true"/>
                <table:data-pilot-member table:name="13.6" table:display="true" table:show-details="true"/>
                <table:data-pilot-member table:name="13.9" table:display="true" table:show-details="true"/>
                <table:data-pilot-member table:name="14" table:display="true" table:show-details="true"/>
                <table:data-pilot-member table:name="14.2" table:display="true" table:show-details="true"/>
                <table:data-pilot-member table:name="14.9" table:display="true" table:show-details="true"/>
                <table:data-pilot-member table:name="15.1" table:display="true" table:show-details="true"/>
                <table:data-pilot-member table:name="15.2" table:display="true" table:show-details="true"/>
                <table:data-pilot-member table:name="15.3" table:display="true" table:show-details="true"/>
                <table:data-pilot-member table:name="16" table:display="true" table:show-details="true"/>
                <table:data-pilot-member table:name="16.1" table:display="true" table:show-details="true"/>
                <table:data-pilot-member table:name="16.2" table:display="true" table:show-details="true"/>
                <table:data-pilot-member table:name="16.6" table:display="true" table:show-details="true"/>
                <table:data-pilot-member table:name="16.7" table:display="true" table:show-details="true"/>
                <table:data-pilot-member table:name="16.9" table:display="true" table:show-details="true"/>
                <table:data-pilot-member table:name="17" table:display="true" table:show-details="true"/>
                <table:data-pilot-member table:name="17.1" table:display="true" table:show-details="true"/>
                <table:data-pilot-member table:name="17.4" table:display="true" table:show-details="true"/>
                <table:data-pilot-member table:name="17.7" table:display="true" table:show-details="true"/>
                <table:data-pilot-member table:name="18" table:display="true" table:show-details="true"/>
                <table:data-pilot-member table:name="18.2" table:display="true" table:show-details="true"/>
                <table:data-pilot-member table:name="18.4" table:display="true" table:show-details="true"/>
                <table:data-pilot-member table:name="18.7" table:display="true" table:show-details="true"/>
                <table:data-pilot-member table:name="18.8" table:display="true" table:show-details="true"/>
                <table:data-pilot-member table:name="19.2" table:display="true" table:show-details="true"/>
                <table:data-pilot-member table:name="19.7" table:display="true" table:show-details="true"/>
                <table:data-pilot-member table:name="19.8" table:display="true" table:show-details="true"/>
                <table:data-pilot-member table:name="20.2" table:display="true" table:show-details="true"/>
                <table:data-pilot-member table:name="20.6" table:display="true" table:show-details="true"/>
                <table:data-pilot-member table:name="20.8" table:display="true" table:show-details="true"/>
                <table:data-pilot-member table:name="20.9" table:display="true" table:show-details="true"/>
                <table:data-pilot-member table:name="21.4" table:display="true" table:show-details="true"/>
                <table:data-pilot-member table:name="21.6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3" table:display="true" table:show-details="true"/>
                <table:data-pilot-member table:name="22.4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3.4" table:display="true" table:show-details="true"/>
                <table:data-pilot-member table:name="23.8" table:display="true" table:show-details="true"/>
                <table:data-pilot-member table:name="24.1" table:display="true" table:show-details="true"/>
                <table:data-pilot-member table:name="24.8" table:display="true" table:show-details="true"/>
                <table:data-pilot-member table:name="25.3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7.4" table:display="true" table:show-details="true"/>
                <table:data-pilot-member table:name="27.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8.2" table:display="true" table:show-details="true"/>
                <table:data-pilot-member table:name="28.3" table:display="true" table:show-details="true"/>
                <table:data-pilot-member table:name="29" table:display="true" table:show-details="true"/>
                <table:data-pilot-member table:name="29.1" table:display="true" table:show-details="true"/>
                <table:data-pilot-member table:name="31.4" table:display="true" table:show-details="true"/>
                <table:data-pilot-member table:name="32" table:display="true" table:show-details="true"/>
                <table:data-pilot-member table:name="32.8" table:display="true" table:show-details="true"/>
                <table:data-pilot-member table:name="33" table:display="true" table:show-details="true"/>
                <table:data-pilot-member table:name="34.3" table:display="true" table:show-details="true"/>
                <table:data-pilot-member table:name="34.9" table:display="true" table:show-details="true"/>
                <table:data-pilot-member table:name="35.6" table:display="true" table:show-details="true"/>
                <table:data-pilot-member table:name="35.8" table:display="true" table:show-details="true"/>
                <table:data-pilot-member table:name="36.7" table:display="true" table:show-details="true"/>
                <table:data-pilot-member table:name="36.9" table:display="true" table:show-details="true"/>
                <table:data-pilot-member table:name="37" table:display="true" table:show-details="true"/>
                <table:data-pilot-member table:name="37.4" table:display="true" table:show-details="true"/>
                <table:data-pilot-member table:name="37.5" table:display="true" table:show-details="true"/>
                <table:data-pilot-member table:name="39.6" table:display="true" table:show-details="true"/>
                <table:data-pilot-member table:name="40" table:display="true" table:show-details="true"/>
                <table:data-pilot-member table:name="40.3" table:display="true" table:show-details="true"/>
                <table:data-pilot-member table:name="40.9" table:display="true" table:show-details="true"/>
                <table:data-pilot-member table:name="41.2" table:display="true" table:show-details="true"/>
                <table:data-pilot-member table:name="41.3" table:display="true" table:show-details="true"/>
                <table:data-pilot-member table:name="43.3" table:display="true" table:show-details="true"/>
                <table:data-pilot-member table:name="43.6" table:display="true" table:show-details="true"/>
                <table:data-pilot-member table:name="44" table:display="true" table:show-details="true"/>
                <table:data-pilot-member table:name="44.2" table:display="true" table:show-details="true"/>
                <table:data-pilot-member table:name="44.8" table:display="true" table:show-details="true"/>
                <table:data-pilot-member table:name="45" table:display="true" table:show-details="true"/>
                <table:data-pilot-member table:name="48.3" table:display="true" table:show-details="true"/>
                <table:data-pilot-member table:name="48.9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0.5" table:display="true" table:show-details="true"/>
                <table:data-pilot-member table:name="52.6" table:display="true" table:show-details="true"/>
                <table:data-pilot-member table:name="53.1" table:display="true" table:show-details="true"/>
                <table:data-pilot-member table:name="53.4" table:display="true" table:show-details="true"/>
                <table:data-pilot-member table:name="55.4" table:display="true" table:show-details="true"/>
                <table:data-pilot-member table:name="59.8" table:display="true" table:show-details="true"/>
                <table:data-pilot-member table:name="60.5" table:display="true" table:show-details="true"/>
                <table:data-pilot-member table:name="60.9" table:display="true" table:show-details="true"/>
                <table:data-pilot-member table:name="61" table:display="true" table:show-details="true"/>
                <table:data-pilot-member table:name="63.4" table:display="true" table:show-details="true"/>
                <table:data-pilot-member table:name="63.8" table:display="true" table:show-details="true"/>
                <table:data-pilot-member table:name="64.8" table:display="true" table:show-details="true"/>
                <table:data-pilot-member table:name="65" table:display="true" table:show-details="true"/>
                <table:data-pilot-member table:name="65.1" table:display="true" table:show-details="true"/>
                <table:data-pilot-member table:name="66.2" table:display="true" table:show-details="true"/>
                <table:data-pilot-member table:name="68.6" table:display="true" table:show-details="true"/>
                <table:data-pilot-member table:name="69.3" table:display="true" table:show-details="true"/>
                <table:data-pilot-member table:name="70.2" table:display="true" table:show-details="true"/>
                <table:data-pilot-member table:name="74.8" table:display="true" table:show-details="true"/>
                <table:data-pilot-member table:name="75.1" table:display="true" table:show-details="true"/>
                <table:data-pilot-member table:name="76.2" table:display="true" table:show-details="true"/>
                <table:data-pilot-member table:name="80.3" table:display="true" table:show-details="true"/>
                <table:data-pilot-member table:name="81.7" table:display="true" table:show-details="true"/>
                <table:data-pilot-member table:name="82" table:display="true" table:show-details="true"/>
                <table:data-pilot-member table:name="85" table:display="true" table:show-details="true"/>
                <table:data-pilot-member table:name="98.4" table:display="true" table:show-details="true"/>
                <table:data-pilot-member table:name="103.8" table:display="true" table:show-details="true"/>
                <table:data-pilot-member table:name="105" table:display="true" table:show-details="true"/>
                <table:data-pilot-member table:name="88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R" table:orientation="data" table:used-hierarchy="-1" table:function="count">
            <table:data-pilot-level/>
          </table:data-pilot-field>
          <table:data-pilot-field table:source-field-name="RR" table:orientation="data" table:used-hierarchy="-1" table:function="average">
            <table:data-pilot-level/>
          </table:data-pilot-field>
          <table:data-pilot-field table:source-field-name="RR" table:orientation="data" table:used-hierarchy="-1" table:function="max">
            <table:data-pilot-level/>
          </table:data-pilot-field>
          <table:data-pilot-field table:source-field-name="RR" table:orientation="data" table:used-hierarchy="-1" table:function="min">
            <table:data-pilot-level/>
          </table:data-pilot-field>
          <table:data-pilot-field table:source-field-name="RR" table:orientation="data" table:used-hierarchy="-1" table:function="countnums">
            <table:data-pilot-level/>
          </table:data-pilot-field>
          <table:data-pilot-field table:source-field-name="RR" table:orientation="data" table:used-hierarchy="-1" table:function="stdev">
            <table:data-pilot-level/>
          </table:data-pilot-field>
          <table:data-pilot-field table:source-field-name="RR" table:orientation="data" table:used-hierarchy="-1" table:function="stdevp">
            <table:data-pilot-level/>
          </table:data-pilot-field>
          <table:data-pilot-field table:source-field-name="RR" table:orientation="data" table:used-hierarchy="-1" table:function="var">
            <table:data-pilot-level/>
          </table:data-pilot-field>
          <table:data-pilot-field table:source-field-name="RR" table:orientation="data" table:used-hierarchy="-1" table:function="varp">
            <table:data-pilot-level/>
          </table:data-pilot-field>
        </table:data-pilot-table>
        <table:data-pilot-table table:name="Pivot3" table:application-data="" table:target-range-address="'2018'.A368:'2018'.N395" table:buttons="'2018'.A368 '2018'.A371 '2018'.B370">
          <table:source-cell-range table:cell-range-address="'2018'.A1:'2018'.D366"/>
          <table:data-pilot-field table:source-field-name="Date" table:orientation="column" table:used-hierarchy="0" table:function="auto">
            <table:data-pilot-level table:show-empty="false">
              <table:data-pilot-members>
                <table:data-pilot-member table:name="&lt;01/01/2018" table:display="true" table:show-details="true"/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  <table:data-pilot-member table:name="Dec" table:display="true" table:show-details="true"/>
                <table:data-pilot-member table:name="&gt;01/01/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grouped-by="months" table:start="auto" table:end="auto" table:step="0"/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vg" table:orientation="data" table:used-hierarchy="0" table:function="sum">
            <table:data-pilot-level table:show-empty="false">
              <table:data-pilot-members>
                <table:data-pilot-member table:name="22.7" table:display="true" table:show-details="true"/>
                <table:data-pilot-member table:name="24" table:display="true" table:show-details="true"/>
                <table:data-pilot-member table:name="24.5" table:display="true" table:show-details="true"/>
                <table:data-pilot-member table:name="24.7" table:display="true" table:show-details="true"/>
                <table:data-pilot-member table:name="24.8" table:display="true" table:show-details="true"/>
                <table:data-pilot-member table:name="24.9" table:display="true" table:show-details="true"/>
                <table:data-pilot-member table:name="25" table:display="true" table:show-details="true"/>
                <table:data-pilot-member table:name="25.2" table:display="true" table:show-details="true"/>
                <table:data-pilot-member table:name="25.3" table:display="true" table:show-details="true"/>
                <table:data-pilot-member table:name="25.4" table:display="true" table:show-details="true"/>
                <table:data-pilot-member table:name="25.5" table:display="true" table:show-details="true"/>
                <table:data-pilot-member table:name="25.6" table:display="true" table:show-details="true"/>
                <table:data-pilot-member table:name="25.7" table:display="true" table:show-details="true"/>
                <table:data-pilot-member table:name="25.8" table:display="true" table:show-details="true"/>
                <table:data-pilot-member table:name="25.9" table:display="true" table:show-details="true"/>
                <table:data-pilot-member table:name="26" table:display="true" table:show-details="true"/>
                <table:data-pilot-member table:name="26.1" table:display="true" table:show-details="true"/>
                <table:data-pilot-member table:name="26.2" table:display="true" table:show-details="true"/>
                <table:data-pilot-member table:name="26.3" table:display="true" table:show-details="true"/>
                <table:data-pilot-member table:name="26.4" table:display="true" table:show-details="true"/>
                <table:data-pilot-member table:name="26.5" table:display="true" table:show-details="true"/>
                <table:data-pilot-member table:name="26.6" table:display="true" table:show-details="true"/>
                <table:data-pilot-member table:name="26.7" table:display="true" table:show-details="true"/>
                <table:data-pilot-member table:name="26.8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1" table:display="true" table:show-details="true"/>
                <table:data-pilot-member table:name="27.2" table:display="true" table:show-details="true"/>
                <table:data-pilot-member table:name="27.3" table:display="true" table:show-details="true"/>
                <table:data-pilot-member table:name="27.4" table:display="true" table:show-details="true"/>
                <table:data-pilot-member table:name="27.5" table:display="true" table:show-details="true"/>
                <table:data-pilot-member table:name="27.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7.9" table:display="true" table:show-details="true"/>
                <table:data-pilot-member table:name="28" table:display="true" table:show-details="true"/>
                <table:data-pilot-member table:name="28.1" table:display="true" table:show-details="true"/>
                <table:data-pilot-member table:name="28.2" table:display="true" table:show-details="true"/>
                <table:data-pilot-member table:name="28.3" table:display="true" table:show-details="true"/>
                <table:data-pilot-member table:name="28.4" table:display="true" table:show-details="true"/>
                <table:data-pilot-member table:name="28.5" table:display="true" table:show-details="true"/>
                <table:data-pilot-member table:name="28.6" table:display="true" table:show-details="true"/>
                <table:data-pilot-member table:name="28.7" table:display="true" table:show-details="true"/>
                <table:data-pilot-member table:name="28.8" table:display="true" table:show-details="true"/>
                <table:data-pilot-member table:name="28.9" table:display="true" table:show-details="true"/>
                <table:data-pilot-member table:name="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vg" table:orientation="data" table:used-hierarchy="-1" table:function="average">
            <table:data-pilot-level/>
          </table:data-pilot-field>
          <table:data-pilot-field table:source-field-name="Tavg" table:orientation="data" table:used-hierarchy="-1" table:function="countnums">
            <table:data-pilot-level/>
          </table:data-pilot-field>
          <table:data-pilot-field table:source-field-name="Tavg" table:orientation="data" table:used-hierarchy="-1" table:function="stdev">
            <table:data-pilot-level/>
          </table:data-pilot-field>
          <table:data-pilot-field table:source-field-name="RH_avg" table:orientation="data" table:used-hierarchy="0" table:function="sum">
            <table:data-pilot-level table:show-empty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H_avg" table:orientation="data" table:used-hierarchy="-1" table:function="average">
            <table:data-pilot-level/>
          </table:data-pilot-field>
          <table:data-pilot-field table:source-field-name="RH_avg" table:orientation="data" table:used-hierarchy="-1" table:function="countnums">
            <table:data-pilot-level/>
          </table:data-pilot-field>
          <table:data-pilot-field table:source-field-name="RH_avg" table:orientation="data" table:used-hierarchy="-1" table:function="stdev">
            <table:data-pilot-level/>
          </table:data-pilot-field>
          <table:data-pilot-field table:source-field-name="R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7" table:display="true" table:show-details="true"/>
                <table:data-pilot-member table:name="3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7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3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.2" table:display="true" table:show-details="true"/>
                <table:data-pilot-member table:name="6.4" table:display="true" table:show-details="true"/>
                <table:data-pilot-member table:name="6.6" table:display="true" table:show-details="true"/>
                <table:data-pilot-member table:name="6.7" table:display="true" table:show-details="true"/>
                <table:data-pilot-member table:name="6.8" table:display="true" table:show-details="true"/>
                <table:data-pilot-member table:name="7.1" table:display="true" table:show-details="true"/>
                <table:data-pilot-member table:name="7.3" table:display="true" table:show-details="true"/>
                <table:data-pilot-member table:name="7.4" table:display="true" table:show-details="true"/>
                <table:data-pilot-member table:name="7.8" table:display="true" table:show-details="true"/>
                <table:data-pilot-member table:name="8.5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3" table:display="true" table:show-details="true"/>
                <table:data-pilot-member table:name="9.7" table:display="true" table:show-details="true"/>
                <table:data-pilot-member table:name="9.8" table:display="true" table:show-details="true"/>
                <table:data-pilot-member table:name="10" table:display="true" table:show-details="true"/>
                <table:data-pilot-member table:name="10.2" table:display="true" table:show-details="true"/>
                <table:data-pilot-member table:name="10.6" table:display="true" table:show-details="true"/>
                <table:data-pilot-member table:name="10.8" table:display="true" table:show-details="true"/>
                <table:data-pilot-member table:name="11.2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3" table:display="true" table:show-details="true"/>
                <table:data-pilot-member table:name="12.6" table:display="true" table:show-details="true"/>
                <table:data-pilot-member table:name="12.9" table:display="true" table:show-details="true"/>
                <table:data-pilot-member table:name="13.4" table:display="true" table:show-details="true"/>
                <table:data-pilot-member table:name="13.9" table:display="true" table:show-details="true"/>
                <table:data-pilot-member table:name="14.2" table:display="true" table:show-details="true"/>
                <table:data-pilot-member table:name="14.9" table:display="true" table:show-details="true"/>
                <table:data-pilot-member table:name="15.1" table:display="true" table:show-details="true"/>
                <table:data-pilot-member table:name="15.2" table:display="true" table:show-details="true"/>
                <table:data-pilot-member table:name="16.2" table:display="true" table:show-details="true"/>
                <table:data-pilot-member table:name="17" table:display="true" table:show-details="true"/>
                <table:data-pilot-member table:name="17.1" table:display="true" table:show-details="true"/>
                <table:data-pilot-member table:name="18" table:display="true" table:show-details="true"/>
                <table:data-pilot-member table:name="18.2" table:display="true" table:show-details="true"/>
                <table:data-pilot-member table:name="18.4" table:display="true" table:show-details="true"/>
                <table:data-pilot-member table:name="18.7" table:display="true" table:show-details="true"/>
                <table:data-pilot-member table:name="18.8" table:display="true" table:show-details="true"/>
                <table:data-pilot-member table:name="19.8" table:display="true" table:show-details="true"/>
                <table:data-pilot-member table:name="20.2" table:display="true" table:show-details="true"/>
                <table:data-pilot-member table:name="20.6" table:display="true" table:show-details="true"/>
                <table:data-pilot-member table:name="20.8" table:display="true" table:show-details="true"/>
                <table:data-pilot-member table:name="20.9" table:display="true" table:show-details="true"/>
                <table:data-pilot-member table:name="21.4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3" table:display="true" table:show-details="true"/>
                <table:data-pilot-member table:name="22.4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3.4" table:display="true" table:show-details="true"/>
                <table:data-pilot-member table:name="24.1" table:display="true" table:show-details="true"/>
                <table:data-pilot-member table:name="25.3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7.4" table:display="true" table:show-details="true"/>
                <table:data-pilot-member table:name="27.6" table:display="true" table:show-details="true"/>
                <table:data-pilot-member table:name="28.3" table:display="true" table:show-details="true"/>
                <table:data-pilot-member table:name="29" table:display="true" table:show-details="true"/>
                <table:data-pilot-member table:name="29.1" table:display="true" table:show-details="true"/>
                <table:data-pilot-member table:name="31.4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.3" table:display="true" table:show-details="true"/>
                <table:data-pilot-member table:name="35.6" table:display="true" table:show-details="true"/>
                <table:data-pilot-member table:name="35.8" table:display="true" table:show-details="true"/>
                <table:data-pilot-member table:name="36.7" table:display="true" table:show-details="true"/>
                <table:data-pilot-member table:name="37" table:display="true" table:show-details="true"/>
                <table:data-pilot-member table:name="39.6" table:display="true" table:show-details="true"/>
                <table:data-pilot-member table:name="40.3" table:display="true" table:show-details="true"/>
                <table:data-pilot-member table:name="40.9" table:display="true" table:show-details="true"/>
                <table:data-pilot-member table:name="41.2" table:display="true" table:show-details="true"/>
                <table:data-pilot-member table:name="43.3" table:display="true" table:show-details="true"/>
                <table:data-pilot-member table:name="44" table:display="true" table:show-details="true"/>
                <table:data-pilot-member table:name="44.2" table:display="true" table:show-details="true"/>
                <table:data-pilot-member table:name="48.3" table:display="true" table:show-details="true"/>
                <table:data-pilot-member table:name="48.9" table:display="true" table:show-details="true"/>
                <table:data-pilot-member table:name="49" table:display="true" table:show-details="true"/>
                <table:data-pilot-member table:name="52.6" table:display="true" table:show-details="true"/>
                <table:data-pilot-member table:name="65" table:display="true" table:show-details="true"/>
                <table:data-pilot-member table:name="65.1" table:display="true" table:show-details="true"/>
                <table:data-pilot-member table:name="66.2" table:display="true" table:show-details="true"/>
                <table:data-pilot-member table:name="70.2" table:display="true" table:show-details="true"/>
                <table:data-pilot-member table:name="74.8" table:display="true" table:show-details="true"/>
                <table:data-pilot-member table:name="80.3" table:display="true" table:show-details="true"/>
                <table:data-pilot-member table:name="81.7" table:display="true" table:show-details="true"/>
                <table:data-pilot-member table:name="85" table:display="true" table:show-details="true"/>
                <table:data-pilot-member table:name="88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R" table:orientation="data" table:used-hierarchy="-1" table:function="average">
            <table:data-pilot-level/>
          </table:data-pilot-field>
          <table:data-pilot-field table:source-field-name="RR" table:orientation="data" table:used-hierarchy="-1" table:function="countnums">
            <table:data-pilot-level/>
          </table:data-pilot-field>
          <table:data-pilot-field table:source-field-name="RR" table:orientation="data" table:used-hierarchy="-1" table:function="stdev">
            <table:data-pilot-level/>
          </table:data-pilot-field>
        </table:data-pilot-table>
        <table:data-pilot-table table:name="Pivot2" table:application-data="" table:target-range-address="'2017'.A368:'2017'.N395" table:buttons="'2017'.A368 '2017'.A371 '2017'.B370">
          <table:source-cell-range table:cell-range-address="'2017'.A1:'2017'.D366"/>
          <table:data-pilot-field table:source-field-name="Date" table:orientation="column" table:used-hierarchy="0" table:function="auto">
            <table:data-pilot-level table:show-empty="false">
              <table:data-pilot-members>
                <table:data-pilot-member table:name="Jan 1, 2017" table:display="true" table:show-details="true"/>
                <table:data-pilot-member table:name="Jan 2, 2017" table:display="true" table:show-details="true"/>
                <table:data-pilot-member table:name="Jan 3, 2017" table:display="true" table:show-details="true"/>
                <table:data-pilot-member table:name="Jan 4, 2017" table:display="true" table:show-details="true"/>
                <table:data-pilot-member table:name="Jan 5, 2017" table:display="true" table:show-details="true"/>
                <table:data-pilot-member table:name="Jan 6, 2017" table:display="true" table:show-details="true"/>
                <table:data-pilot-member table:name="Jan 7, 2017" table:display="true" table:show-details="true"/>
                <table:data-pilot-member table:name="Jan 8, 2017" table:display="true" table:show-details="true"/>
                <table:data-pilot-member table:name="Jan 9, 2017" table:display="true" table:show-details="true"/>
                <table:data-pilot-member table:name="Jan 10, 2017" table:display="true" table:show-details="true"/>
                <table:data-pilot-member table:name="Jan 11, 2017" table:display="true" table:show-details="true"/>
                <table:data-pilot-member table:name="Jan 12, 2017" table:display="true" table:show-details="true"/>
                <table:data-pilot-member table:name="Jan 13, 2017" table:display="true" table:show-details="true"/>
                <table:data-pilot-member table:name="Jan 14, 2017" table:display="true" table:show-details="true"/>
                <table:data-pilot-member table:name="Jan 15, 2017" table:display="true" table:show-details="true"/>
                <table:data-pilot-member table:name="Jan 16, 2017" table:display="true" table:show-details="true"/>
                <table:data-pilot-member table:name="Jan 17, 2017" table:display="true" table:show-details="true"/>
                <table:data-pilot-member table:name="Jan 18, 2017" table:display="true" table:show-details="true"/>
                <table:data-pilot-member table:name="Jan 19, 2017" table:display="true" table:show-details="true"/>
                <table:data-pilot-member table:name="Jan 20, 2017" table:display="true" table:show-details="true"/>
                <table:data-pilot-member table:name="Jan 21, 2017" table:display="true" table:show-details="true"/>
                <table:data-pilot-member table:name="Jan 22, 2017" table:display="true" table:show-details="true"/>
                <table:data-pilot-member table:name="Jan 23, 2017" table:display="true" table:show-details="true"/>
                <table:data-pilot-member table:name="Jan 24, 2017" table:display="true" table:show-details="true"/>
                <table:data-pilot-member table:name="Jan 25, 2017" table:display="true" table:show-details="true"/>
                <table:data-pilot-member table:name="Jan 26, 2017" table:display="true" table:show-details="true"/>
                <table:data-pilot-member table:name="Jan 27, 2017" table:display="true" table:show-details="true"/>
                <table:data-pilot-member table:name="Jan 28, 2017" table:display="true" table:show-details="true"/>
                <table:data-pilot-member table:name="Jan 29, 2017" table:display="true" table:show-details="true"/>
                <table:data-pilot-member table:name="Jan 30, 2017" table:display="true" table:show-details="true"/>
                <table:data-pilot-member table:name="Jan 31, 2017" table:display="true" table:show-details="true"/>
                <table:data-pilot-member table:name="Feb 1, 2017" table:display="true" table:show-details="true"/>
                <table:data-pilot-member table:name="Feb 2, 2017" table:display="true" table:show-details="true"/>
                <table:data-pilot-member table:name="Feb 3, 2017" table:display="true" table:show-details="true"/>
                <table:data-pilot-member table:name="Feb 4, 2017" table:display="true" table:show-details="true"/>
                <table:data-pilot-member table:name="Feb 5, 2017" table:display="true" table:show-details="true"/>
                <table:data-pilot-member table:name="Feb 6, 2017" table:display="true" table:show-details="true"/>
                <table:data-pilot-member table:name="Feb 7, 2017" table:display="true" table:show-details="true"/>
                <table:data-pilot-member table:name="Feb 8, 2017" table:display="true" table:show-details="true"/>
                <table:data-pilot-member table:name="Feb 9, 2017" table:display="true" table:show-details="true"/>
                <table:data-pilot-member table:name="Feb 10, 2017" table:display="true" table:show-details="true"/>
                <table:data-pilot-member table:name="Feb 11, 2017" table:display="true" table:show-details="true"/>
                <table:data-pilot-member table:name="Feb 12, 2017" table:display="true" table:show-details="true"/>
                <table:data-pilot-member table:name="Feb 13, 2017" table:display="true" table:show-details="true"/>
                <table:data-pilot-member table:name="Feb 14, 2017" table:display="true" table:show-details="true"/>
                <table:data-pilot-member table:name="Feb 15, 2017" table:display="true" table:show-details="true"/>
                <table:data-pilot-member table:name="Feb 16, 2017" table:display="true" table:show-details="true"/>
                <table:data-pilot-member table:name="Feb 17, 2017" table:display="true" table:show-details="true"/>
                <table:data-pilot-member table:name="Feb 18, 2017" table:display="true" table:show-details="true"/>
                <table:data-pilot-member table:name="Feb 19, 2017" table:display="true" table:show-details="true"/>
                <table:data-pilot-member table:name="Feb 20, 2017" table:display="true" table:show-details="true"/>
                <table:data-pilot-member table:name="Feb 21, 2017" table:display="true" table:show-details="true"/>
                <table:data-pilot-member table:name="Feb 22, 2017" table:display="true" table:show-details="true"/>
                <table:data-pilot-member table:name="Feb 23, 2017" table:display="true" table:show-details="true"/>
                <table:data-pilot-member table:name="Feb 24, 2017" table:display="true" table:show-details="true"/>
                <table:data-pilot-member table:name="Feb 25, 2017" table:display="true" table:show-details="true"/>
                <table:data-pilot-member table:name="Feb 26, 2017" table:display="true" table:show-details="true"/>
                <table:data-pilot-member table:name="Feb 27, 2017" table:display="true" table:show-details="true"/>
                <table:data-pilot-member table:name="Feb 28, 2017" table:display="true" table:show-details="true"/>
                <table:data-pilot-member table:name="Mar 1, 2017" table:display="true" table:show-details="true"/>
                <table:data-pilot-member table:name="Mar 2, 2017" table:display="true" table:show-details="true"/>
                <table:data-pilot-member table:name="Mar 3, 2017" table:display="true" table:show-details="true"/>
                <table:data-pilot-member table:name="Mar 4, 2017" table:display="true" table:show-details="true"/>
                <table:data-pilot-member table:name="Mar 5, 2017" table:display="true" table:show-details="true"/>
                <table:data-pilot-member table:name="Mar 6, 2017" table:display="true" table:show-details="true"/>
                <table:data-pilot-member table:name="Mar 7, 2017" table:display="true" table:show-details="true"/>
                <table:data-pilot-member table:name="Mar 8, 2017" table:display="true" table:show-details="true"/>
                <table:data-pilot-member table:name="Mar 9, 2017" table:display="true" table:show-details="true"/>
                <table:data-pilot-member table:name="Mar 10, 2017" table:display="true" table:show-details="true"/>
                <table:data-pilot-member table:name="Mar 11, 2017" table:display="true" table:show-details="true"/>
                <table:data-pilot-member table:name="Mar 12, 2017" table:display="true" table:show-details="true"/>
                <table:data-pilot-member table:name="Mar 13, 2017" table:display="true" table:show-details="true"/>
                <table:data-pilot-member table:name="Mar 14, 2017" table:display="true" table:show-details="true"/>
                <table:data-pilot-member table:name="Mar 15, 2017" table:display="true" table:show-details="true"/>
                <table:data-pilot-member table:name="Mar 16, 2017" table:display="true" table:show-details="true"/>
                <table:data-pilot-member table:name="Mar 17, 2017" table:display="true" table:show-details="true"/>
                <table:data-pilot-member table:name="Mar 18, 2017" table:display="true" table:show-details="true"/>
                <table:data-pilot-member table:name="Mar 19, 2017" table:display="true" table:show-details="true"/>
                <table:data-pilot-member table:name="Mar 20, 2017" table:display="true" table:show-details="true"/>
                <table:data-pilot-member table:name="Mar 21, 2017" table:display="true" table:show-details="true"/>
                <table:data-pilot-member table:name="Mar 22, 2017" table:display="true" table:show-details="true"/>
                <table:data-pilot-member table:name="Mar 23, 2017" table:display="true" table:show-details="true"/>
                <table:data-pilot-member table:name="Mar 24, 2017" table:display="true" table:show-details="true"/>
                <table:data-pilot-member table:name="Mar 25, 2017" table:display="true" table:show-details="true"/>
                <table:data-pilot-member table:name="Mar 26, 2017" table:display="true" table:show-details="true"/>
                <table:data-pilot-member table:name="Mar 27, 2017" table:display="true" table:show-details="true"/>
                <table:data-pilot-member table:name="Mar 28, 2017" table:display="true" table:show-details="true"/>
                <table:data-pilot-member table:name="Mar 29, 2017" table:display="true" table:show-details="true"/>
                <table:data-pilot-member table:name="Mar 30, 2017" table:display="true" table:show-details="true"/>
                <table:data-pilot-member table:name="Mar 31, 2017" table:display="true" table:show-details="true"/>
                <table:data-pilot-member table:name="Apr 1, 2017" table:display="true" table:show-details="true"/>
                <table:data-pilot-member table:name="Apr 2, 2017" table:display="true" table:show-details="true"/>
                <table:data-pilot-member table:name="Apr 3, 2017" table:display="true" table:show-details="true"/>
                <table:data-pilot-member table:name="Apr 4, 2017" table:display="true" table:show-details="true"/>
                <table:data-pilot-member table:name="Apr 5, 2017" table:display="true" table:show-details="true"/>
                <table:data-pilot-member table:name="Apr 6, 2017" table:display="true" table:show-details="true"/>
                <table:data-pilot-member table:name="Apr 7, 2017" table:display="true" table:show-details="true"/>
                <table:data-pilot-member table:name="Apr 8, 2017" table:display="true" table:show-details="true"/>
                <table:data-pilot-member table:name="Apr 9, 2017" table:display="true" table:show-details="true"/>
                <table:data-pilot-member table:name="Apr 10, 2017" table:display="true" table:show-details="true"/>
                <table:data-pilot-member table:name="Apr 11, 2017" table:display="true" table:show-details="true"/>
                <table:data-pilot-member table:name="Apr 12, 2017" table:display="true" table:show-details="true"/>
                <table:data-pilot-member table:name="Apr 13, 2017" table:display="true" table:show-details="true"/>
                <table:data-pilot-member table:name="Apr 14, 2017" table:display="true" table:show-details="true"/>
                <table:data-pilot-member table:name="Apr 15, 2017" table:display="true" table:show-details="true"/>
                <table:data-pilot-member table:name="Apr 16, 2017" table:display="true" table:show-details="true"/>
                <table:data-pilot-member table:name="Apr 17, 2017" table:display="true" table:show-details="true"/>
                <table:data-pilot-member table:name="Apr 18, 2017" table:display="true" table:show-details="true"/>
                <table:data-pilot-member table:name="Apr 19, 2017" table:display="true" table:show-details="true"/>
                <table:data-pilot-member table:name="Apr 20, 2017" table:display="true" table:show-details="true"/>
                <table:data-pilot-member table:name="Apr 21, 2017" table:display="true" table:show-details="true"/>
                <table:data-pilot-member table:name="Apr 22, 2017" table:display="true" table:show-details="true"/>
                <table:data-pilot-member table:name="Apr 23, 2017" table:display="true" table:show-details="true"/>
                <table:data-pilot-member table:name="Apr 24, 2017" table:display="true" table:show-details="true"/>
                <table:data-pilot-member table:name="Apr 25, 2017" table:display="true" table:show-details="true"/>
                <table:data-pilot-member table:name="Apr 26, 2017" table:display="true" table:show-details="true"/>
                <table:data-pilot-member table:name="Apr 27, 2017" table:display="true" table:show-details="true"/>
                <table:data-pilot-member table:name="Apr 28, 2017" table:display="true" table:show-details="true"/>
                <table:data-pilot-member table:name="Apr 29, 2017" table:display="true" table:show-details="true"/>
                <table:data-pilot-member table:name="Apr 30, 2017" table:display="true" table:show-details="true"/>
                <table:data-pilot-member table:name="May 1, 2017" table:display="true" table:show-details="true"/>
                <table:data-pilot-member table:name="May 2, 2017" table:display="true" table:show-details="true"/>
                <table:data-pilot-member table:name="May 3, 2017" table:display="true" table:show-details="true"/>
                <table:data-pilot-member table:name="May 4, 2017" table:display="true" table:show-details="true"/>
                <table:data-pilot-member table:name="May 5, 2017" table:display="true" table:show-details="true"/>
                <table:data-pilot-member table:name="May 6, 2017" table:display="true" table:show-details="true"/>
                <table:data-pilot-member table:name="May 7, 2017" table:display="true" table:show-details="true"/>
                <table:data-pilot-member table:name="May 8, 2017" table:display="true" table:show-details="true"/>
                <table:data-pilot-member table:name="May 9, 2017" table:display="true" table:show-details="true"/>
                <table:data-pilot-member table:name="May 10, 2017" table:display="true" table:show-details="true"/>
                <table:data-pilot-member table:name="May 11, 2017" table:display="true" table:show-details="true"/>
                <table:data-pilot-member table:name="May 12, 2017" table:display="true" table:show-details="true"/>
                <table:data-pilot-member table:name="May 13, 2017" table:display="true" table:show-details="true"/>
                <table:data-pilot-member table:name="May 14, 2017" table:display="true" table:show-details="true"/>
                <table:data-pilot-member table:name="May 15, 2017" table:display="true" table:show-details="true"/>
                <table:data-pilot-member table:name="May 16, 2017" table:display="true" table:show-details="true"/>
                <table:data-pilot-member table:name="May 17, 2017" table:display="true" table:show-details="true"/>
                <table:data-pilot-member table:name="May 18, 2017" table:display="true" table:show-details="true"/>
                <table:data-pilot-member table:name="May 19, 2017" table:display="true" table:show-details="true"/>
                <table:data-pilot-member table:name="May 20, 2017" table:display="true" table:show-details="true"/>
                <table:data-pilot-member table:name="May 21, 2017" table:display="true" table:show-details="true"/>
                <table:data-pilot-member table:name="May 22, 2017" table:display="true" table:show-details="true"/>
                <table:data-pilot-member table:name="May 23, 2017" table:display="true" table:show-details="true"/>
                <table:data-pilot-member table:name="May 24, 2017" table:display="true" table:show-details="true"/>
                <table:data-pilot-member table:name="May 25, 2017" table:display="true" table:show-details="true"/>
                <table:data-pilot-member table:name="May 26, 2017" table:display="true" table:show-details="true"/>
                <table:data-pilot-member table:name="May 27, 2017" table:display="true" table:show-details="true"/>
                <table:data-pilot-member table:name="May 28, 2017" table:display="true" table:show-details="true"/>
                <table:data-pilot-member table:name="May 29, 2017" table:display="true" table:show-details="true"/>
                <table:data-pilot-member table:name="May 30, 2017" table:display="true" table:show-details="true"/>
                <table:data-pilot-member table:name="May 31, 2017" table:display="true" table:show-details="true"/>
                <table:data-pilot-member table:name="Jun 1, 2017" table:display="true" table:show-details="true"/>
                <table:data-pilot-member table:name="Jun 2, 2017" table:display="true" table:show-details="true"/>
                <table:data-pilot-member table:name="Jun 3, 2017" table:display="true" table:show-details="true"/>
                <table:data-pilot-member table:name="Jun 4, 2017" table:display="true" table:show-details="true"/>
                <table:data-pilot-member table:name="Jun 5, 2017" table:display="true" table:show-details="true"/>
                <table:data-pilot-member table:name="Jun 6, 2017" table:display="true" table:show-details="true"/>
                <table:data-pilot-member table:name="Jun 7, 2017" table:display="true" table:show-details="true"/>
                <table:data-pilot-member table:name="Jun 8, 2017" table:display="true" table:show-details="true"/>
                <table:data-pilot-member table:name="Jun 9, 2017" table:display="true" table:show-details="true"/>
                <table:data-pilot-member table:name="Jun 10, 2017" table:display="true" table:show-details="true"/>
                <table:data-pilot-member table:name="Jun 11, 2017" table:display="true" table:show-details="true"/>
                <table:data-pilot-member table:name="Jun 12, 2017" table:display="true" table:show-details="true"/>
                <table:data-pilot-member table:name="Jun 13, 2017" table:display="true" table:show-details="true"/>
                <table:data-pilot-member table:name="Jun 14, 2017" table:display="true" table:show-details="true"/>
                <table:data-pilot-member table:name="Jun 15, 2017" table:display="true" table:show-details="true"/>
                <table:data-pilot-member table:name="Jun 16, 2017" table:display="true" table:show-details="true"/>
                <table:data-pilot-member table:name="Jun 17, 2017" table:display="true" table:show-details="true"/>
                <table:data-pilot-member table:name="Jun 18, 2017" table:display="true" table:show-details="true"/>
                <table:data-pilot-member table:name="Jun 19, 2017" table:display="true" table:show-details="true"/>
                <table:data-pilot-member table:name="Jun 20, 2017" table:display="true" table:show-details="true"/>
                <table:data-pilot-member table:name="Jun 21, 2017" table:display="true" table:show-details="true"/>
                <table:data-pilot-member table:name="Jun 22, 2017" table:display="true" table:show-details="true"/>
                <table:data-pilot-member table:name="Jun 23, 2017" table:display="true" table:show-details="true"/>
                <table:data-pilot-member table:name="Jun 24, 2017" table:display="true" table:show-details="true"/>
                <table:data-pilot-member table:name="Jun 25, 2017" table:display="true" table:show-details="true"/>
                <table:data-pilot-member table:name="Jun 26, 2017" table:display="true" table:show-details="true"/>
                <table:data-pilot-member table:name="Jun 27, 2017" table:display="true" table:show-details="true"/>
                <table:data-pilot-member table:name="Jun 28, 2017" table:display="true" table:show-details="true"/>
                <table:data-pilot-member table:name="Jun 29, 2017" table:display="true" table:show-details="true"/>
                <table:data-pilot-member table:name="Jun 30, 2017" table:display="true" table:show-details="true"/>
                <table:data-pilot-member table:name="Jul 1, 2017" table:display="true" table:show-details="true"/>
                <table:data-pilot-member table:name="Jul 2, 2017" table:display="true" table:show-details="true"/>
                <table:data-pilot-member table:name="Jul 3, 2017" table:display="true" table:show-details="true"/>
                <table:data-pilot-member table:name="Jul 4, 2017" table:display="true" table:show-details="true"/>
                <table:data-pilot-member table:name="Jul 5, 2017" table:display="true" table:show-details="true"/>
                <table:data-pilot-member table:name="Jul 6, 2017" table:display="true" table:show-details="true"/>
                <table:data-pilot-member table:name="Jul 7, 2017" table:display="true" table:show-details="true"/>
                <table:data-pilot-member table:name="Jul 8, 2017" table:display="true" table:show-details="true"/>
                <table:data-pilot-member table:name="Jul 9, 2017" table:display="true" table:show-details="true"/>
                <table:data-pilot-member table:name="Jul 10, 2017" table:display="true" table:show-details="true"/>
                <table:data-pilot-member table:name="Jul 11, 2017" table:display="true" table:show-details="true"/>
                <table:data-pilot-member table:name="Jul 12, 2017" table:display="true" table:show-details="true"/>
                <table:data-pilot-member table:name="Jul 13, 2017" table:display="true" table:show-details="true"/>
                <table:data-pilot-member table:name="Jul 14, 2017" table:display="true" table:show-details="true"/>
                <table:data-pilot-member table:name="Jul 15, 2017" table:display="true" table:show-details="true"/>
                <table:data-pilot-member table:name="Jul 16, 2017" table:display="true" table:show-details="true"/>
                <table:data-pilot-member table:name="Jul 17, 2017" table:display="true" table:show-details="true"/>
                <table:data-pilot-member table:name="Jul 18, 2017" table:display="true" table:show-details="true"/>
                <table:data-pilot-member table:name="Jul 19, 2017" table:display="true" table:show-details="true"/>
                <table:data-pilot-member table:name="Jul 20, 2017" table:display="true" table:show-details="true"/>
                <table:data-pilot-member table:name="Jul 21, 2017" table:display="true" table:show-details="true"/>
                <table:data-pilot-member table:name="Jul 22, 2017" table:display="true" table:show-details="true"/>
                <table:data-pilot-member table:name="Jul 23, 2017" table:display="true" table:show-details="true"/>
                <table:data-pilot-member table:name="Jul 24, 2017" table:display="true" table:show-details="true"/>
                <table:data-pilot-member table:name="Jul 25, 2017" table:display="true" table:show-details="true"/>
                <table:data-pilot-member table:name="Jul 26, 2017" table:display="true" table:show-details="true"/>
                <table:data-pilot-member table:name="Jul 27, 2017" table:display="true" table:show-details="true"/>
                <table:data-pilot-member table:name="Jul 28, 2017" table:display="true" table:show-details="true"/>
                <table:data-pilot-member table:name="Jul 29, 2017" table:display="true" table:show-details="true"/>
                <table:data-pilot-member table:name="Jul 30, 2017" table:display="true" table:show-details="true"/>
                <table:data-pilot-member table:name="Jul 31, 2017" table:display="true" table:show-details="true"/>
                <table:data-pilot-member table:name="Aug 1, 2017" table:display="true" table:show-details="true"/>
                <table:data-pilot-member table:name="Aug 2, 2017" table:display="true" table:show-details="true"/>
                <table:data-pilot-member table:name="Aug 3, 2017" table:display="true" table:show-details="true"/>
                <table:data-pilot-member table:name="Aug 4, 2017" table:display="true" table:show-details="true"/>
                <table:data-pilot-member table:name="Aug 5, 2017" table:display="true" table:show-details="true"/>
                <table:data-pilot-member table:name="Aug 6, 2017" table:display="true" table:show-details="true"/>
                <table:data-pilot-member table:name="Aug 7, 2017" table:display="true" table:show-details="true"/>
                <table:data-pilot-member table:name="Aug 8, 2017" table:display="true" table:show-details="true"/>
                <table:data-pilot-member table:name="Aug 9, 2017" table:display="true" table:show-details="true"/>
                <table:data-pilot-member table:name="Aug 10, 2017" table:display="true" table:show-details="true"/>
                <table:data-pilot-member table:name="Aug 11, 2017" table:display="true" table:show-details="true"/>
                <table:data-pilot-member table:name="Aug 12, 2017" table:display="true" table:show-details="true"/>
                <table:data-pilot-member table:name="Aug 13, 2017" table:display="true" table:show-details="true"/>
                <table:data-pilot-member table:name="Aug 14, 2017" table:display="true" table:show-details="true"/>
                <table:data-pilot-member table:name="Aug 15, 2017" table:display="true" table:show-details="true"/>
                <table:data-pilot-member table:name="Aug 16, 2017" table:display="true" table:show-details="true"/>
                <table:data-pilot-member table:name="Aug 17, 2017" table:display="true" table:show-details="true"/>
                <table:data-pilot-member table:name="Aug 18, 2017" table:display="true" table:show-details="true"/>
                <table:data-pilot-member table:name="Aug 19, 2017" table:display="true" table:show-details="true"/>
                <table:data-pilot-member table:name="Aug 20, 2017" table:display="true" table:show-details="true"/>
                <table:data-pilot-member table:name="Aug 21, 2017" table:display="true" table:show-details="true"/>
                <table:data-pilot-member table:name="Aug 22, 2017" table:display="true" table:show-details="true"/>
                <table:data-pilot-member table:name="Aug 23, 2017" table:display="true" table:show-details="true"/>
                <table:data-pilot-member table:name="Aug 24, 2017" table:display="true" table:show-details="true"/>
                <table:data-pilot-member table:name="Aug 25, 2017" table:display="true" table:show-details="true"/>
                <table:data-pilot-member table:name="Aug 26, 2017" table:display="true" table:show-details="true"/>
                <table:data-pilot-member table:name="Aug 27, 2017" table:display="true" table:show-details="true"/>
                <table:data-pilot-member table:name="Aug 28, 2017" table:display="true" table:show-details="true"/>
                <table:data-pilot-member table:name="Aug 29, 2017" table:display="true" table:show-details="true"/>
                <table:data-pilot-member table:name="Aug 30, 2017" table:display="true" table:show-details="true"/>
                <table:data-pilot-member table:name="Aug 31, 2017" table:display="true" table:show-details="true"/>
                <table:data-pilot-member table:name="Sep 1, 2017" table:display="true" table:show-details="true"/>
                <table:data-pilot-member table:name="Sep 2, 2017" table:display="true" table:show-details="true"/>
                <table:data-pilot-member table:name="Sep 3, 2017" table:display="true" table:show-details="true"/>
                <table:data-pilot-member table:name="Sep 4, 2017" table:display="true" table:show-details="true"/>
                <table:data-pilot-member table:name="Sep 5, 2017" table:display="true" table:show-details="true"/>
                <table:data-pilot-member table:name="Sep 6, 2017" table:display="true" table:show-details="true"/>
                <table:data-pilot-member table:name="Sep 7, 2017" table:display="true" table:show-details="true"/>
                <table:data-pilot-member table:name="Sep 8, 2017" table:display="true" table:show-details="true"/>
                <table:data-pilot-member table:name="Sep 9, 2017" table:display="true" table:show-details="true"/>
                <table:data-pilot-member table:name="Sep 10, 2017" table:display="true" table:show-details="true"/>
                <table:data-pilot-member table:name="Sep 11, 2017" table:display="true" table:show-details="true"/>
                <table:data-pilot-member table:name="Sep 12, 2017" table:display="true" table:show-details="true"/>
                <table:data-pilot-member table:name="Sep 13, 2017" table:display="true" table:show-details="true"/>
                <table:data-pilot-member table:name="Sep 14, 2017" table:display="true" table:show-details="true"/>
                <table:data-pilot-member table:name="Sep 15, 2017" table:display="true" table:show-details="true"/>
                <table:data-pilot-member table:name="Sep 16, 2017" table:display="true" table:show-details="true"/>
                <table:data-pilot-member table:name="Sep 17, 2017" table:display="true" table:show-details="true"/>
                <table:data-pilot-member table:name="Sep 18, 2017" table:display="true" table:show-details="true"/>
                <table:data-pilot-member table:name="Sep 19, 2017" table:display="true" table:show-details="true"/>
                <table:data-pilot-member table:name="Sep 20, 2017" table:display="true" table:show-details="true"/>
                <table:data-pilot-member table:name="Sep 21, 2017" table:display="true" table:show-details="true"/>
                <table:data-pilot-member table:name="Sep 22, 2017" table:display="true" table:show-details="true"/>
                <table:data-pilot-member table:name="Sep 23, 2017" table:display="true" table:show-details="true"/>
                <table:data-pilot-member table:name="Sep 24, 2017" table:display="true" table:show-details="true"/>
                <table:data-pilot-member table:name="Sep 25, 2017" table:display="true" table:show-details="true"/>
                <table:data-pilot-member table:name="Sep 26, 2017" table:display="true" table:show-details="true"/>
                <table:data-pilot-member table:name="Sep 27, 2017" table:display="true" table:show-details="true"/>
                <table:data-pilot-member table:name="Sep 28, 2017" table:display="true" table:show-details="true"/>
                <table:data-pilot-member table:name="Sep 29, 2017" table:display="true" table:show-details="true"/>
                <table:data-pilot-member table:name="Sep 30, 2017" table:display="true" table:show-details="true"/>
                <table:data-pilot-member table:name="Oct 1, 2017" table:display="true" table:show-details="true"/>
                <table:data-pilot-member table:name="Oct 2, 2017" table:display="true" table:show-details="true"/>
                <table:data-pilot-member table:name="Oct 3, 2017" table:display="true" table:show-details="true"/>
                <table:data-pilot-member table:name="Oct 4, 2017" table:display="true" table:show-details="true"/>
                <table:data-pilot-member table:name="Oct 5, 2017" table:display="true" table:show-details="true"/>
                <table:data-pilot-member table:name="Oct 6, 2017" table:display="true" table:show-details="true"/>
                <table:data-pilot-member table:name="Oct 7, 2017" table:display="true" table:show-details="true"/>
                <table:data-pilot-member table:name="Oct 8, 2017" table:display="true" table:show-details="true"/>
                <table:data-pilot-member table:name="Oct 9, 2017" table:display="true" table:show-details="true"/>
                <table:data-pilot-member table:name="Oct 10, 2017" table:display="true" table:show-details="true"/>
                <table:data-pilot-member table:name="Oct 11, 2017" table:display="true" table:show-details="true"/>
                <table:data-pilot-member table:name="Oct 12, 2017" table:display="true" table:show-details="true"/>
                <table:data-pilot-member table:name="Oct 13, 2017" table:display="true" table:show-details="true"/>
                <table:data-pilot-member table:name="Oct 14, 2017" table:display="true" table:show-details="true"/>
                <table:data-pilot-member table:name="Oct 15, 2017" table:display="true" table:show-details="true"/>
                <table:data-pilot-member table:name="Oct 16, 2017" table:display="true" table:show-details="true"/>
                <table:data-pilot-member table:name="Oct 17, 2017" table:display="true" table:show-details="true"/>
                <table:data-pilot-member table:name="Oct 18, 2017" table:display="true" table:show-details="true"/>
                <table:data-pilot-member table:name="Oct 19, 2017" table:display="true" table:show-details="true"/>
                <table:data-pilot-member table:name="Oct 20, 2017" table:display="true" table:show-details="true"/>
                <table:data-pilot-member table:name="Oct 21, 2017" table:display="true" table:show-details="true"/>
                <table:data-pilot-member table:name="Oct 22, 2017" table:display="true" table:show-details="true"/>
                <table:data-pilot-member table:name="Oct 23, 2017" table:display="true" table:show-details="true"/>
                <table:data-pilot-member table:name="Oct 24, 2017" table:display="true" table:show-details="true"/>
                <table:data-pilot-member table:name="Oct 25, 2017" table:display="true" table:show-details="true"/>
                <table:data-pilot-member table:name="Oct 26, 2017" table:display="true" table:show-details="true"/>
                <table:data-pilot-member table:name="Oct 27, 2017" table:display="true" table:show-details="true"/>
                <table:data-pilot-member table:name="Oct 28, 2017" table:display="true" table:show-details="true"/>
                <table:data-pilot-member table:name="Oct 29, 2017" table:display="true" table:show-details="true"/>
                <table:data-pilot-member table:name="Oct 30, 2017" table:display="true" table:show-details="true"/>
                <table:data-pilot-member table:name="Oct 31, 2017" table:display="true" table:show-details="true"/>
                <table:data-pilot-member table:name="Nov 1, 2017" table:display="true" table:show-details="true"/>
                <table:data-pilot-member table:name="Nov 2, 2017" table:display="true" table:show-details="true"/>
                <table:data-pilot-member table:name="Nov 3, 2017" table:display="true" table:show-details="true"/>
                <table:data-pilot-member table:name="Nov 4, 2017" table:display="true" table:show-details="true"/>
                <table:data-pilot-member table:name="Nov 5, 2017" table:display="true" table:show-details="true"/>
                <table:data-pilot-member table:name="Nov 6, 2017" table:display="true" table:show-details="true"/>
                <table:data-pilot-member table:name="Nov 7, 2017" table:display="true" table:show-details="true"/>
                <table:data-pilot-member table:name="Nov 8, 2017" table:display="true" table:show-details="true"/>
                <table:data-pilot-member table:name="Nov 9, 2017" table:display="true" table:show-details="true"/>
                <table:data-pilot-member table:name="Nov 10, 2017" table:display="true" table:show-details="true"/>
                <table:data-pilot-member table:name="Nov 11, 2017" table:display="true" table:show-details="true"/>
                <table:data-pilot-member table:name="Nov 12, 2017" table:display="true" table:show-details="true"/>
                <table:data-pilot-member table:name="Nov 13, 2017" table:display="true" table:show-details="true"/>
                <table:data-pilot-member table:name="Nov 14, 2017" table:display="true" table:show-details="true"/>
                <table:data-pilot-member table:name="Nov 15, 2017" table:display="true" table:show-details="true"/>
                <table:data-pilot-member table:name="Nov 16, 2017" table:display="true" table:show-details="true"/>
                <table:data-pilot-member table:name="Nov 17, 2017" table:display="true" table:show-details="true"/>
                <table:data-pilot-member table:name="Nov 18, 2017" table:display="true" table:show-details="true"/>
                <table:data-pilot-member table:name="Nov 19, 2017" table:display="true" table:show-details="true"/>
                <table:data-pilot-member table:name="Nov 20, 2017" table:display="true" table:show-details="true"/>
                <table:data-pilot-member table:name="Nov 21, 2017" table:display="true" table:show-details="true"/>
                <table:data-pilot-member table:name="Nov 22, 2017" table:display="true" table:show-details="true"/>
                <table:data-pilot-member table:name="Nov 23, 2017" table:display="true" table:show-details="true"/>
                <table:data-pilot-member table:name="Nov 24, 2017" table:display="true" table:show-details="true"/>
                <table:data-pilot-member table:name="Nov 25, 2017" table:display="true" table:show-details="true"/>
                <table:data-pilot-member table:name="Nov 26, 2017" table:display="true" table:show-details="true"/>
                <table:data-pilot-member table:name="Nov 27, 2017" table:display="true" table:show-details="true"/>
                <table:data-pilot-member table:name="Nov 28, 2017" table:display="true" table:show-details="true"/>
                <table:data-pilot-member table:name="Nov 29, 2017" table:display="true" table:show-details="true"/>
                <table:data-pilot-member table:name="Nov 30, 2017" table:display="true" table:show-details="true"/>
                <table:data-pilot-member table:name="Dec 1, 2017" table:display="true" table:show-details="true"/>
                <table:data-pilot-member table:name="Dec 2, 2017" table:display="true" table:show-details="true"/>
                <table:data-pilot-member table:name="Dec 3, 2017" table:display="true" table:show-details="true"/>
                <table:data-pilot-member table:name="Dec 4, 2017" table:display="true" table:show-details="true"/>
                <table:data-pilot-member table:name="Dec 5, 2017" table:display="true" table:show-details="true"/>
                <table:data-pilot-member table:name="Dec 6, 2017" table:display="true" table:show-details="true"/>
                <table:data-pilot-member table:name="Dec 7, 2017" table:display="true" table:show-details="true"/>
                <table:data-pilot-member table:name="Dec 8, 2017" table:display="true" table:show-details="true"/>
                <table:data-pilot-member table:name="Dec 9, 2017" table:display="true" table:show-details="true"/>
                <table:data-pilot-member table:name="Dec 10, 2017" table:display="true" table:show-details="true"/>
                <table:data-pilot-member table:name="Dec 11, 2017" table:display="true" table:show-details="true"/>
                <table:data-pilot-member table:name="Dec 12, 2017" table:display="true" table:show-details="true"/>
                <table:data-pilot-member table:name="Dec 13, 2017" table:display="true" table:show-details="true"/>
                <table:data-pilot-member table:name="Dec 14, 2017" table:display="true" table:show-details="true"/>
                <table:data-pilot-member table:name="Dec 15, 2017" table:display="true" table:show-details="true"/>
                <table:data-pilot-member table:name="Dec 16, 2017" table:display="true" table:show-details="true"/>
                <table:data-pilot-member table:name="Dec 17, 2017" table:display="true" table:show-details="true"/>
                <table:data-pilot-member table:name="Dec 18, 2017" table:display="true" table:show-details="true"/>
                <table:data-pilot-member table:name="Dec 19, 2017" table:display="true" table:show-details="true"/>
                <table:data-pilot-member table:name="Dec 20, 2017" table:display="true" table:show-details="true"/>
                <table:data-pilot-member table:name="Dec 21, 2017" table:display="true" table:show-details="true"/>
                <table:data-pilot-member table:name="Dec 22, 2017" table:display="true" table:show-details="true"/>
                <table:data-pilot-member table:name="Dec 23, 2017" table:display="true" table:show-details="true"/>
                <table:data-pilot-member table:name="Dec 24, 2017" table:display="true" table:show-details="true"/>
                <table:data-pilot-member table:name="Dec 25, 2017" table:display="true" table:show-details="true"/>
                <table:data-pilot-member table:name="Dec 26, 2017" table:display="true" table:show-details="true"/>
                <table:data-pilot-member table:name="Dec 27, 2017" table:display="true" table:show-details="true"/>
                <table:data-pilot-member table:name="Dec 28, 2017" table:display="true" table:show-details="true"/>
                <table:data-pilot-member table:name="Dec 29, 2017" table:display="true" table:show-details="true"/>
                <table:data-pilot-member table:name="Dec 30, 2017" table:display="true" table:show-details="true"/>
                <table:data-pilot-member table:name="Dec 31, 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grouped-by="months" table:start="auto" table:end="auto" table:step="0"/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vg" table:orientation="data" table:used-hierarchy="0" table:function="sum">
            <table:data-pilot-level table:show-empty="false">
              <table:data-pilot-members>
                <table:data-pilot-member table:name="23.9" table:display="true" table:show-details="true"/>
                <table:data-pilot-member table:name="24" table:display="true" table:show-details="true"/>
                <table:data-pilot-member table:name="24.2" table:display="true" table:show-details="true"/>
                <table:data-pilot-member table:name="24.4" table:display="true" table:show-details="true"/>
                <table:data-pilot-member table:name="24.6" table:display="true" table:show-details="true"/>
                <table:data-pilot-member table:name="24.9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5.2" table:display="true" table:show-details="true"/>
                <table:data-pilot-member table:name="25.3" table:display="true" table:show-details="true"/>
                <table:data-pilot-member table:name="25.4" table:display="true" table:show-details="true"/>
                <table:data-pilot-member table:name="25.5" table:display="true" table:show-details="true"/>
                <table:data-pilot-member table:name="25.6" table:display="true" table:show-details="true"/>
                <table:data-pilot-member table:name="25.7" table:display="true" table:show-details="true"/>
                <table:data-pilot-member table:name="25.8" table:display="true" table:show-details="true"/>
                <table:data-pilot-member table:name="25.9" table:display="true" table:show-details="true"/>
                <table:data-pilot-member table:name="26" table:display="true" table:show-details="true"/>
                <table:data-pilot-member table:name="26.1" table:display="true" table:show-details="true"/>
                <table:data-pilot-member table:name="26.2" table:display="true" table:show-details="true"/>
                <table:data-pilot-member table:name="26.3" table:display="true" table:show-details="true"/>
                <table:data-pilot-member table:name="26.4" table:display="true" table:show-details="true"/>
                <table:data-pilot-member table:name="26.5" table:display="true" table:show-details="true"/>
                <table:data-pilot-member table:name="26.6" table:display="true" table:show-details="true"/>
                <table:data-pilot-member table:name="26.7" table:display="true" table:show-details="true"/>
                <table:data-pilot-member table:name="26.8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1" table:display="true" table:show-details="true"/>
                <table:data-pilot-member table:name="27.2" table:display="true" table:show-details="true"/>
                <table:data-pilot-member table:name="27.3" table:display="true" table:show-details="true"/>
                <table:data-pilot-member table:name="27.4" table:display="true" table:show-details="true"/>
                <table:data-pilot-member table:name="27.5" table:display="true" table:show-details="true"/>
                <table:data-pilot-member table:name="27.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7.9" table:display="true" table:show-details="true"/>
                <table:data-pilot-member table:name="28" table:display="true" table:show-details="true"/>
                <table:data-pilot-member table:name="28.1" table:display="true" table:show-details="true"/>
                <table:data-pilot-member table:name="28.2" table:display="true" table:show-details="true"/>
                <table:data-pilot-member table:name="28.3" table:display="true" table:show-details="true"/>
                <table:data-pilot-member table:name="28.4" table:display="true" table:show-details="true"/>
                <table:data-pilot-member table:name="28.5" table:display="true" table:show-details="true"/>
                <table:data-pilot-member table:name="28.6" table:display="true" table:show-details="true"/>
                <table:data-pilot-member table:name="28.7" table:display="true" table:show-details="true"/>
                <table:data-pilot-member table:name="28.8" table:display="true" table:show-details="true"/>
                <table:data-pilot-member table:name="28.9" table:display="true" table:show-details="true"/>
                <table:data-pilot-member table:name="29.1" table:display="true" table:show-details="true"/>
                <table:data-pilot-member table:name="29.2" table:display="true" table:show-details="true"/>
                <table:data-pilot-member table:name="29.3" table:display="true" table:show-details="true"/>
                <table:data-pilot-member table:name="29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vg" table:orientation="data" table:used-hierarchy="-1" table:function="average">
            <table:data-pilot-level/>
          </table:data-pilot-field>
          <table:data-pilot-field table:source-field-name="Tavg" table:orientation="data" table:used-hierarchy="-1" table:function="countnums">
            <table:data-pilot-level/>
          </table:data-pilot-field>
          <table:data-pilot-field table:source-field-name="Tavg" table:orientation="data" table:used-hierarchy="-1" table:function="stdev">
            <table:data-pilot-level/>
          </table:data-pilot-field>
          <table:data-pilot-field table:source-field-name="RH_avg" table:orientation="data" table:used-hierarchy="0" table:function="sum">
            <table:data-pilot-level table:show-empty="false">
              <table:data-pilot-members>
                <table:data-pilot-member table:name="73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H_avg" table:orientation="data" table:used-hierarchy="-1" table:function="average">
            <table:data-pilot-level/>
          </table:data-pilot-field>
          <table:data-pilot-field table:source-field-name="RH_avg" table:orientation="data" table:used-hierarchy="-1" table:function="countnums">
            <table:data-pilot-level/>
          </table:data-pilot-field>
          <table:data-pilot-field table:source-field-name="RH_avg" table:orientation="data" table:used-hierarchy="-1" table:function="stdev">
            <table:data-pilot-level/>
          </table:data-pilot-field>
          <table:data-pilot-field table:source-field-name="R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7" table:display="true" table:show-details="true"/>
                <table:data-pilot-member table:name="4.2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8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4" table:display="true" table:show-details="true"/>
                <table:data-pilot-member table:name="5.8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2" table:display="true" table:show-details="true"/>
                <table:data-pilot-member table:name="6.6" table:display="true" table:show-details="true"/>
                <table:data-pilot-member table:name="6.7" table:display="true" table:show-details="true"/>
                <table:data-pilot-member table:name="7.3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8.2" table:display="true" table:show-details="true"/>
                <table:data-pilot-member table:name="8.4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10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12.6" table:display="true" table:show-details="true"/>
                <table:data-pilot-member table:name="13.1" table:display="true" table:show-details="true"/>
                <table:data-pilot-member table:name="13.6" table:display="true" table:show-details="true"/>
                <table:data-pilot-member table:name="13.9" table:display="true" table:show-details="true"/>
                <table:data-pilot-member table:name="14" table:display="true" table:show-details="true"/>
                <table:data-pilot-member table:name="15.3" table:display="true" table:show-details="true"/>
                <table:data-pilot-member table:name="16" table:display="true" table:show-details="true"/>
                <table:data-pilot-member table:name="16.1" table:display="true" table:show-details="true"/>
                <table:data-pilot-member table:name="16.6" table:display="true" table:show-details="true"/>
                <table:data-pilot-member table:name="16.7" table:display="true" table:show-details="true"/>
                <table:data-pilot-member table:name="16.9" table:display="true" table:show-details="true"/>
                <table:data-pilot-member table:name="17.4" table:display="true" table:show-details="true"/>
                <table:data-pilot-member table:name="17.7" table:display="true" table:show-details="true"/>
                <table:data-pilot-member table:name="19.2" table:display="true" table:show-details="true"/>
                <table:data-pilot-member table:name="19.7" table:display="true" table:show-details="true"/>
                <table:data-pilot-member table:name="21.6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.4" table:display="true" table:show-details="true"/>
                <table:data-pilot-member table:name="23.8" table:display="true" table:show-details="true"/>
                <table:data-pilot-member table:name="24.8" table:display="true" table:show-details="true"/>
                <table:data-pilot-member table:name="2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8.2" table:display="true" table:show-details="true"/>
                <table:data-pilot-member table:name="29" table:display="true" table:show-details="true"/>
                <table:data-pilot-member table:name="32.8" table:display="true" table:show-details="true"/>
                <table:data-pilot-member table:name="34.9" table:display="true" table:show-details="true"/>
                <table:data-pilot-member table:name="36.7" table:display="true" table:show-details="true"/>
                <table:data-pilot-member table:name="36.9" table:display="true" table:show-details="true"/>
                <table:data-pilot-member table:name="37.4" table:display="true" table:show-details="true"/>
                <table:data-pilot-member table:name="37.5" table:display="true" table:show-details="true"/>
                <table:data-pilot-member table:name="40" table:display="true" table:show-details="true"/>
                <table:data-pilot-member table:name="41.3" table:display="true" table:show-details="true"/>
                <table:data-pilot-member table:name="43.6" table:display="true" table:show-details="true"/>
                <table:data-pilot-member table:name="44.8" table:display="true" table:show-details="true"/>
                <table:data-pilot-member table:name="45" table:display="true" table:show-details="true"/>
                <table:data-pilot-member table:name="48.3" table:display="true" table:show-details="true"/>
                <table:data-pilot-member table:name="50" table:display="true" table:show-details="true"/>
                <table:data-pilot-member table:name="50.5" table:display="true" table:show-details="true"/>
                <table:data-pilot-member table:name="53.1" table:display="true" table:show-details="true"/>
                <table:data-pilot-member table:name="53.4" table:display="true" table:show-details="true"/>
                <table:data-pilot-member table:name="55.4" table:display="true" table:show-details="true"/>
                <table:data-pilot-member table:name="59.8" table:display="true" table:show-details="true"/>
                <table:data-pilot-member table:name="60.5" table:display="true" table:show-details="true"/>
                <table:data-pilot-member table:name="60.9" table:display="true" table:show-details="true"/>
                <table:data-pilot-member table:name="61" table:display="true" table:show-details="true"/>
                <table:data-pilot-member table:name="63.4" table:display="true" table:show-details="true"/>
                <table:data-pilot-member table:name="63.8" table:display="true" table:show-details="true"/>
                <table:data-pilot-member table:name="64.8" table:display="true" table:show-details="true"/>
                <table:data-pilot-member table:name="68.6" table:display="true" table:show-details="true"/>
                <table:data-pilot-member table:name="69.3" table:display="true" table:show-details="true"/>
                <table:data-pilot-member table:name="75.1" table:display="true" table:show-details="true"/>
                <table:data-pilot-member table:name="76.2" table:display="true" table:show-details="true"/>
                <table:data-pilot-member table:name="82" table:display="true" table:show-details="true"/>
                <table:data-pilot-member table:name="98.4" table:display="true" table:show-details="true"/>
                <table:data-pilot-member table:name="103.8" table:display="true" table:show-details="true"/>
                <table:data-pilot-member table:name="105" table:display="true" table:show-details="true"/>
                <table:data-pilot-member table:name="88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R" table:orientation="data" table:used-hierarchy="-1" table:function="average">
            <table:data-pilot-level/>
          </table:data-pilot-field>
          <table:data-pilot-field table:source-field-name="RR" table:orientation="data" table:used-hierarchy="-1" table:function="countnums">
            <table:data-pilot-level/>
          </table:data-pilot-field>
          <table:data-pilot-field table:source-field-name="RR" table:orientation="data" table:used-hierarchy="-1" table:function="stdev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6">
      <number:day number:style="long"/>
      <number:text>-</number:text>
      <number:month number:style="long"/>
      <number:text>-</number:text>
      <number:year number:style="long"/>
    </number:date-style>
    <number:date-style style:name="N117">
      <number:month number:style="long"/>
      <number:text>-</number:text>
      <number:day number:style="long"/>
      <number:text>-</number:text>
      <number:year number:style="long"/>
    </number:date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125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1/26/2020</text:date>, <text:time>16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4:43:31.93</meta:creation-date>
    <dc:date>2020-01-26T16:33:44.22</dc:date>
    <meta:editing-duration>PT1H50M</meta:editing-duration>
    <meta:editing-cycles>26</meta:editing-cycles>
    <meta:generator>OpenOffice/4.1.7$Win32 OpenOffice.org_project/417m1$Build-9800</meta:generator>
    <meta:document-statistic meta:table-count="4" meta:cell-count="7704" meta:object-count="0"/>
  </office:meta>
</office:document-meta>
</file>